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0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0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0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1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1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1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1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1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1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1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1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1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1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2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2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2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2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3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3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3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3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3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4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5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5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7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7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7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39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06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07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08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09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10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1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2" style:family="paragraph" style:parent-style-name="Text_20_body">
      <style:paragraph-properties fo:text-align="start" style:justify-single-word="false"/>
      <style:text-properties officeooo:paragraph-rsid="00152b8b"/>
    </style:style>
    <style:style style:name="P413" style:family="paragraph" style:parent-style-name="Text_20_body">
      <style:paragraph-properties fo:text-align="center" style:justify-single-word="false"/>
      <style:text-properties officeooo:paragraph-rsid="001305cd"/>
    </style:style>
    <style:style style:name="P41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1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1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1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2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2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2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2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2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2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2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2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2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29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3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31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32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33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34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35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36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37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38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39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40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41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42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43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44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45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46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47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48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49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50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51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52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53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54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55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56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57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58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59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60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61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62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63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64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65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66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67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68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69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70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71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72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73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74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75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76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77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78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79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80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81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82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83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84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85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86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87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88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89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90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91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92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93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94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95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96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97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98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99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00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01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02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03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04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05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06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24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25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26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27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28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29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30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31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32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33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34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35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36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37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38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39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40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41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42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43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44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47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48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49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50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51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52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53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54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55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56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57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58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59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60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61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62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63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64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65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66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67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68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69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70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71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72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73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74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75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76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77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78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79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80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81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82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83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84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85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86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87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88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89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90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91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92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93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94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95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96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97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98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99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00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01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02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03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04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05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06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07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08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09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10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11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12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13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14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15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16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17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18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19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20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21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22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23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24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25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26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27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28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29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30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31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32" style:family="paragraph" style:parent-style-name="Table_20_Contents">
      <style:paragraph-properties fo:text-align="center" style:justify-single-word="false"/>
      <style:text-properties officeooo:rsid="0535a840"/>
    </style:style>
    <style:style style:name="P633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34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35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36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37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38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39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40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41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42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43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44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45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46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47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48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49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50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51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52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53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54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55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56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57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58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59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60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61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62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63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64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65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66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67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68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69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70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71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72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73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74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75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76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77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78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79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80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81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82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83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84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85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86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87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88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89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90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91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92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93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94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95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96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97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98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99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00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01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02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03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04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05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06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07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08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09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10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11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12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13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14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15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16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17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18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19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21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22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23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24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25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26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27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29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30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31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32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33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34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35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36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37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57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58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59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60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61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62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63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64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65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66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67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68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69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70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71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72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73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74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75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76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77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78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79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80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81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82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83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84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85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86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87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88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89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90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91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92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93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94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95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96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97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98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99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00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01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02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03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04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05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06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07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08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09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10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11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12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13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14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15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16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17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18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19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20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21" style:family="paragraph" style:parent-style-name="Table_20_Contents">
      <style:paragraph-properties fo:text-align="center" style:justify-single-word="false"/>
      <style:text-properties officeooo:rsid="0a1173ea"/>
    </style:style>
    <style:style style:name="P822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23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24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25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26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27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28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29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30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31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32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33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34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35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36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37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38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39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40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41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42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43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44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45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46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47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48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49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50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51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52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53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54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55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56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57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58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59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60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61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62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63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64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65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66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67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68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69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70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71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72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73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74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75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76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77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78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79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80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81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82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83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84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85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86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87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88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89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90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91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92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93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94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95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96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97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98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99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00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01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02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03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04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05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06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07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08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09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10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11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12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13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14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15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16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17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18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19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20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21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22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23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24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25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26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27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28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29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30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31" style:family="paragraph" style:parent-style-name="Table_20_Contents">
      <style:paragraph-properties fo:text-align="center" style:justify-single-word="false"/>
      <style:text-properties officeooo:rsid="0bf8aca0"/>
    </style:style>
    <style:style style:name="P932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33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34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35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36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37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38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39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40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41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42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43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44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45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46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47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48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49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50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51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52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53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54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55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56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57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58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59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60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61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62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63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64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65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66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67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68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69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70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71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72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73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74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75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76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77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78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79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80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81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82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83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84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85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86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87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88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89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90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91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92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93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94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95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96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97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98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99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00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01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02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03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04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05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06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07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08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09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10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11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12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13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14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15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16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17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18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19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20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21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22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23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24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25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26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27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28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29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30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31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32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33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34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35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36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37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38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39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40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41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42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43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44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45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46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47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48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49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50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51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52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53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54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55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56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57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58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59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60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61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62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63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64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65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66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67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68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69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70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71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72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73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74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75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76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77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78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79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80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81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82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83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84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85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86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87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88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89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90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91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92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93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94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95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96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97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98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99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00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01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02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03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04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05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06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07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08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09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10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11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12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13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14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15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16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17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18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19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20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21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22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23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24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25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26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27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28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29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30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31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32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33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34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35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36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37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38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39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40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41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42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43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44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45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46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47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48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49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50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51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52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53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54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55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56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57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58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59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60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61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62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63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64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65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66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67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68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69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70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71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72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73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74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75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76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77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78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79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80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81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82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83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84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85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86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87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88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89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90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91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92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93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94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95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96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97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98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99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00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01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02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03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04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05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06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07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08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09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10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11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12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13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14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15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16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17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18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19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20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21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22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23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24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25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26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27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28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29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30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31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32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33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34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35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36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37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38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39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40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41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42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43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44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45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46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47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48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49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50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51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52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53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54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55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56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57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58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59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60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61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62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63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64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65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66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67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68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69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70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71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72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73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74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75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76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77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78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79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80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81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82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83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84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85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86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87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88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89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90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91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92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93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94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95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96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97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98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99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00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01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02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03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04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05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06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07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08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09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10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11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12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13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14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15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16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17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18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19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20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21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22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23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24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25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26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27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28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29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30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31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32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33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34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35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36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37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38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39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40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41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42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43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44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45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46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47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48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49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50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51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52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53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54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55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56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57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58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59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60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61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62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63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64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65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66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67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68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69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70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71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72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73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74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75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76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77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78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79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80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81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82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83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84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85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386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387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388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89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90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91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92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93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94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95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396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397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398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399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00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401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402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403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404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405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406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407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408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09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0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1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2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13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14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15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16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17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18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19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0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1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2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23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24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25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26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27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28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29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0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1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2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33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34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35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8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8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8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8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8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8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8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8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9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491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49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493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494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49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496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497" style:family="paragraph" style:parent-style-name="Standard">
      <style:paragraph-properties fo:text-align="center" style:justify-single-word="false"/>
      <style:text-properties officeooo:paragraph-rsid="02e48904"/>
    </style:style>
    <style:style style:name="P1498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499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00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01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02" style:family="paragraph" style:parent-style-name="Heading_20_1">
      <style:paragraph-properties fo:text-align="center" style:justify-single-word="false"/>
      <style:text-properties officeooo:paragraph-rsid="001305cd"/>
    </style:style>
    <style:style style:name="P150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0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05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06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07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08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09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10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11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12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13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14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15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16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17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18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19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20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21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22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23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24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25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26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27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28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29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30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31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32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33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34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35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36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37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38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39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40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41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42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43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44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45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46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47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48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49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50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51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52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53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54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55" style:family="paragraph" style:parent-style-name="Standard" style:list-style-name="L94">
      <style:paragraph-properties fo:text-align="end" style:justify-single-word="false" style:writing-mode="rl-tb"/>
      <style:text-properties officeooo:paragraph-rsid="143d3eae"/>
    </style:style>
    <style:style style:name="P1556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57" style:family="paragraph" style:parent-style-name="Standard" style:list-style-name="L99">
      <style:paragraph-properties fo:text-align="end" style:justify-single-word="false" style:writing-mode="rl-tb"/>
      <style:text-properties officeooo:paragraph-rsid="15744bab"/>
    </style:style>
    <style:style style:name="P1558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59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60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6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6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6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6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6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6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6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6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6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7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7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7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7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7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7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76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7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78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7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80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8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8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8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8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8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8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58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58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58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59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59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59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59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59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59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59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59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59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59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0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0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0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0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0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0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0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0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0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0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1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1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1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1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1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1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16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1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1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1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2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2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2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23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2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2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2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2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2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2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3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3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3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3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3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3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3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3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3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3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4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4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4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4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4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4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4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4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4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4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5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51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5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5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5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5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5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5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5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5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60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6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62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6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64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6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66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6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68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6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7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71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7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73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74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75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76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77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78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79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80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81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82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83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84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85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86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687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688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689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690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691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692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693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694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695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696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697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698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699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00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01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02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03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04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05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06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07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08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09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10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11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12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13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14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15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16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17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18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19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20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21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22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23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24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25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26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27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28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29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30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31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32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33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34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35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36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37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38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39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40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41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42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43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44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45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46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47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48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49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50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51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52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53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54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5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5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5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5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5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60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61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62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63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64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65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66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67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68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69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70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71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72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73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74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75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76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77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78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79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80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81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82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83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84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85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86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787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788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789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790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791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792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793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794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795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796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797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798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799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00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01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02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03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04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05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06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07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08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09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10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11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12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13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14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15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16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1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1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1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2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2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2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2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2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2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2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27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28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29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30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31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32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33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34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35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3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3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3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3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4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41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42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43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44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45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46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47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48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49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50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51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52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53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54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55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56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57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58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59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60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61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62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63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64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65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66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67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68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6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7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7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7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73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74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75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76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77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78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79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80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81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82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83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84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85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86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887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888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889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890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891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89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89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89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895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896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897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898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899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00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01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02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03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04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05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06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07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08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09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10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11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12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13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14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15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16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17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18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19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20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21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22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23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24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25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26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27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2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29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30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31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32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33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34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35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36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37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38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39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40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41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42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43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44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45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46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47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48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49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50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51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52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53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54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55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56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57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58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59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60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61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62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63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64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65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66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67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68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69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70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71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72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73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74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75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76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77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78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79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81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82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83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84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85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86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98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98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98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99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991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992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993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994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995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996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997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998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999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00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01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02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03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04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05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06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07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08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09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10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11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12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13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14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15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16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17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18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19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20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21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22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23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24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25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26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27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28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29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30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31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32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33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34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35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36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37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38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39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40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41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42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43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44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45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46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47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48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49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50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51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52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53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54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55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56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57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58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59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60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61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62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63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64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65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66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67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68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69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70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71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72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73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74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75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76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77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78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79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80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81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82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83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84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85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86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087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088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089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090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091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092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093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094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095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096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097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098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099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100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01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102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103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104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105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106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107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108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109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110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111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112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113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114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15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16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17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18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19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20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121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122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123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124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25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26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27" style:family="paragraph" style:parent-style-name="Standard" style:list-style-name="L99">
      <style:paragraph-properties fo:text-align="end" style:justify-single-word="false" style:writing-mode="rl-tb"/>
      <style:text-properties officeooo:rsid="1566ada6" officeooo:paragraph-rsid="1566ada6"/>
    </style:style>
    <style:style style:name="P2128" style:family="paragraph" style:parent-style-name="Standard" style:list-style-name="L99">
      <style:paragraph-properties fo:text-align="end" style:justify-single-word="false" style:writing-mode="rl-tb"/>
      <style:text-properties officeooo:rsid="15677e01" officeooo:paragraph-rsid="15677e01"/>
    </style:style>
    <style:style style:name="P2129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68a606"/>
    </style:style>
    <style:style style:name="P2130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744bab"/>
    </style:style>
    <style:style style:name="P2131" style:family="paragraph" style:parent-style-name="Standard" style:list-style-name="L99">
      <style:paragraph-properties fo:text-align="end" style:justify-single-word="false" style:writing-mode="rl-tb"/>
      <style:text-properties officeooo:rsid="156d559d" officeooo:paragraph-rsid="156d559d"/>
    </style:style>
    <style:style style:name="P2132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33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34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35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36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37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38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37fd"/>
    </style:style>
    <style:style style:name="P2139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40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41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42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43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44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7d8149"/>
    </style:style>
    <style:style style:name="P2145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820800"/>
    </style:style>
    <style:style style:name="P2146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47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48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49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50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51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5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5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5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5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5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5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5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5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6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6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6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6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6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6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6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6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6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6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7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7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7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7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7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7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7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7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17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17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18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18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18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18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18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18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18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18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18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18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19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19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19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19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19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19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19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19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19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19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0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0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0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0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0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0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0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0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0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0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1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1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1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1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1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1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1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1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1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1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2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2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2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2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2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2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2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2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2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2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3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3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3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3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3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3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3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3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3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4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4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4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4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4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4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46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47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4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4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5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5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5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5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5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5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5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57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5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5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6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6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6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6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6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6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6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6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68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69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7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7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7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7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7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7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7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7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278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27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28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281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282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283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284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28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286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28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28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289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290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291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292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293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294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295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296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29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298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299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00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01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02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03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04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05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06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07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08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09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10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11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12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13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14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15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16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17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18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19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20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21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322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23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24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25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26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27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28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29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30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31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32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33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34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35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36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37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38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39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40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41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42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43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44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45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46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47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48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49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50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51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52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53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54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55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56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57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58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59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60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61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62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63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64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65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66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67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68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69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70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71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72" style:family="paragraph" style:parent-style-name="Standard" style:list-style-name="L99">
      <style:paragraph-properties fo:text-align="end" style:justify-single-word="false" fo:break-before="page" style:writing-mode="rl-tb"/>
      <style:text-properties officeooo:rsid="14f132c1" officeooo:paragraph-rsid="14fa4ad7"/>
    </style:style>
    <style:style style:name="P2373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74" style:family="paragraph" style:parent-style-name="Standard" style:list-style-name="L100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375" style:family="paragraph" style:parent-style-name="Standard" style:list-style-name="L100">
      <style:paragraph-properties fo:text-align="end" style:justify-single-word="false" fo:break-before="page" style:writing-mode="rl-tb"/>
      <style:text-properties officeooo:rsid="157d8149" officeooo:paragraph-rsid="157d8149"/>
    </style:style>
    <style:style style:name="P2376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77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378" style:family="paragraph" style:parent-style-name="Table_20_Contents">
      <style:paragraph-properties fo:text-align="center" style:justify-single-word="false"/>
    </style:style>
    <style:style style:name="P2379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2380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381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382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383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384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385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386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387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388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389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39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39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39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39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39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39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396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397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398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399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00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style:style style:name="T1345" style:family="text">
      <style:text-properties officeooo:rsid="1569bf8a"/>
    </style:style>
    <style:style style:name="T1346" style:family="text">
      <style:text-properties officeooo:rsid="156a9b66"/>
    </style:style>
    <style:style style:name="T1347" style:family="text">
      <style:text-properties officeooo:rsid="156b93ec"/>
    </style:style>
    <style:style style:name="T1348" style:family="text">
      <style:text-properties officeooo:rsid="156d559d"/>
    </style:style>
    <style:style style:name="T1349" style:family="text">
      <style:text-properties officeooo:rsid="156ef106"/>
    </style:style>
    <style:style style:name="T1350" style:family="text">
      <style:text-properties officeooo:rsid="15713826"/>
    </style:style>
    <style:style style:name="T1351" style:family="text">
      <style:text-properties officeooo:rsid="15744bab"/>
    </style:style>
    <style:style style:name="T1352" style:family="text">
      <style:text-properties officeooo:rsid="15750175"/>
    </style:style>
    <style:style style:name="T1353" style:family="text">
      <style:text-properties officeooo:rsid="157ab5ac"/>
    </style:style>
    <style:style style:name="T1354" style:family="text">
      <style:text-properties officeooo:rsid="157f1d29"/>
    </style:style>
    <style:style style:name="T1355" style:family="text">
      <style:text-properties officeooo:rsid="158089d0"/>
    </style:style>
    <style:style style:name="T1356" style:family="text">
      <style:text-properties officeooo:rsid="1581d30b"/>
    </style:style>
    <style:style style:name="T1357" style:family="text">
      <style:text-properties officeooo:rsid="15820800"/>
    </style:style>
    <style:style style:name="T1358" style:family="text">
      <style:text-properties officeooo:rsid="1582743d"/>
    </style:style>
    <style:style style:name="T1359" style:family="text">
      <style:text-properties officeooo:rsid="1583133c"/>
    </style:style>
    <style:style style:name="T1360" style:family="text">
      <style:text-properties officeooo:rsid="15844f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02" text:outline-level="1"><text:span text:style-name="T2">Data</text:span><text:span text:style-name="T3">b</text:span><text:span text:style-name="T2">ase Design Documentation</text:span><text:span text:style-name="T1"> </text:span></text:h>
      <text:p text:style-name="P414"/>
      <text:p text:style-name="P413"/>
      <text:h text:style-name="P1504" text:outline-level="2">Global Attributes</text:h>
      <text:p text:style-name="P412"/>
      <text:list xml:id="list1715713318" text:style-name="L1">
        <text:list-item>
          <text:p text:style-name="P2380"><text:span text:style-name="T4">Id <text:s/>: <text:s/></text:span><text:span text:style-name="T5">این فیلد یک unique id برای هر row میباشد </text:span></text:p>
          <text:list>
            <text:list-item>
              <text:p text:style-name="P2385">نوع : big int </text:p>
            </text:list-item>
            <text:list-item>
              <text:p text:style-name="P2386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19"/>
      <text:p text:style-name="P319"/>
      <text:list xml:id="list141514507571473" text:continue-numbering="true" text:style-name="L1">
        <text:list-item>
          <text:p text:style-name="P2387">email : این فیلد برای ذخیره سازی ایمیل میباشد </text:p>
          <text:list>
            <text:list-item>
              <text:p text:style-name="P2387">نوع : <text:span text:style-name="T9">varchar(64)</text:span></text:p>
            </text:list-item>
            <text:list-item>
              <text:p text:style-name="P2388">ویژگی ها :‌ <text:span text:style-name="T10">index</text:span></text:p>
            </text:list-item>
          </text:list>
        </text:list-item>
      </text:list>
      <text:p text:style-name="P319"/>
      <text:list xml:id="list141513988914442" text:continue-numbering="true" text:style-name="L1">
        <text:list-item>
          <text:p text:style-name="P2389">created_at : این فیلد برای ذخیره تاریخ ایجاد یک سطر در جداول استفاده میشود !!!!</text:p>
          <text:list>
            <text:list-item>
              <text:p text:style-name="P2390">نوع :‌ <text:span text:style-name="T12">timestamp </text:span></text:p>
            </text:list-item>
            <text:list-item>
              <text:p text:style-name="P2392">ویژگی ها : <text:span text:style-name="T15">nullable</text:span></text:p>
            </text:list-item>
          </text:list>
        </text:list-item>
      </text:list>
      <text:p text:style-name="P321"/>
      <text:p text:style-name="P320"/>
      <text:list xml:id="list141514434553398" text:continue-numbering="true" text:style-name="L1">
        <text:list-item>
          <text:p text:style-name="P2381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391">نوع :‌ <text:span text:style-name="T12">timestamp </text:span></text:p>
            </text:list-item>
            <text:list-item>
              <text:p text:style-name="P2393">ویژگی ها : <text:span text:style-name="T15">nullable</text:span></text:p>
            </text:list-item>
          </text:list>
        </text:list-item>
      </text:list>
      <text:p text:style-name="P322"/>
      <text:p text:style-name="P322"/>
      <text:p text:style-name="P322"/>
      <text:list xml:id="list141513273025094" text:continue-numbering="true" text:style-name="L1">
        <text:list-item>
          <text:p text:style-name="P2394"><text:soft-page-break/>name : این فیلد برای ذخیره نام کاربران در جدول های است !!!!</text:p>
          <text:list>
            <text:list-item>
              <text:p text:style-name="P2382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395">ویژگی : <text:span text:style-name="T20">not nullable , index</text:span></text:p>
            </text:list-item>
          </text:list>
        </text:list-item>
        <text:list-item>
          <text:p text:style-name="P2396">type : این فیلد برای نوع یک item در جدول ساخته میشود !!!</text:p>
          <text:list>
            <text:list-item>
              <text:p text:style-name="P2383"><text:span text:style-name="T562">نوع :‌</text:span><text:span text:style-name="T561">boolean</text:span></text:p>
            </text:list-item>
            <text:list-item>
              <text:p text:style-name="P2397">ویژگی : not null , defualt …. , <text:span text:style-name="T567">unsigned</text:span></text:p>
            </text:list-item>
          </text:list>
        </text:list-item>
        <text:list-item>
          <text:p text:style-name="P2398">status : </text:p>
          <text:list>
            <text:list-item>
              <text:p text:style-name="P2384"><text:span text:style-name="T1026">نوع : </text:span><text:span text:style-name="T1025">boolean</text:span></text:p>
            </text:list-item>
            <text:list-item>
              <text:p text:style-name="P2398">ویژگی: </text:p>
            </text:list-item>
          </text:list>
        </text:list-item>
      </text:list>
      <text:p text:style-name="P317"/>
      <text:list xml:id="list910082415" text:style-name="L2">
        <text:list-item>
          <text:p text:style-name="P2399">sort:</text:p>
          <text:list>
            <text:list-item>
              <text:p text:style-name="P2399">نوع :‌tiny int </text:p>
            </text:list-item>
            <text:list-item>
              <text:p text:style-name="P2400">ویژگی :‌unsigned ,<text:span text:style-name="T581">nullable</text:span></text:p>
            </text:list-item>
          </text:list>
        </text:list-item>
      </text:list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33"/>
      <text:h text:style-name="P1503" text:outline-level="1"><text:soft-page-break/>Tables</text:h>
      <text:p text:style-name="P318"/>
      <text:list xml:id="list946503685" text:style-name="L3">
        <text:list-item>
          <text:p text:style-name="P1505">Users : <text:span text:style-name="T16">این جدول برای ذخیره کاربر های موجود در سیستم است !!!!</text:span></text:p>
          <text:list>
            <text:list-item>
              <text:p text:style-name="P150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26364389904">
          <table:table-cell table:style-name="Table1.A1" office:value-type="string">
            <text:p text:style-name="P399">Name</text:p>
          </table:table-cell>
          <table:table-cell table:style-name="Table1.A1" office:value-type="string">
            <text:p text:style-name="P399">DataType</text:p>
          </table:table-cell>
          <table:table-cell table:style-name="Table1.A1" office:value-type="string">
            <text:p text:style-name="P399">Attributes</text:p>
          </table:table-cell>
          <table:table-cell table:style-name="Table1.D1" office:value-type="string">
            <text:p text:style-name="P399">Comment</text:p>
          </table:table-cell>
        </table:table-row>
        <table:table-row table:style-name="TableLine94026364456928">
          <table:table-cell table:style-name="Table1.A2" office:value-type="string">
            <text:p text:style-name="P399">Id</text:p>
          </table:table-cell>
          <table:table-cell table:style-name="Table1.A2" office:value-type="string">
            <text:p text:style-name="P399">Big integer </text:p>
          </table:table-cell>
          <table:table-cell table:style-name="Table1.A2" office:value-type="string">
            <text:p text:style-name="P41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16"/>
          </table:table-cell>
        </table:table-row>
        <table:table-row table:style-name="TableLine94026364459040">
          <table:table-cell table:style-name="Table1.A2" office:value-type="string">
            <text:p text:style-name="P402">name</text:p>
          </table:table-cell>
          <table:table-cell table:style-name="Table1.A2" office:value-type="string">
            <text:p text:style-name="P33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27"><text:s/>, not null</text:p>
          </table:table-cell>
          <table:table-cell table:style-name="Table1.D2" office:value-type="string">
            <text:p text:style-name="P416"/>
          </table:table-cell>
        </table:table-row>
        <table:table-row table:style-name="TableLine94026364459952">
          <table:table-cell table:style-name="Table1.A2" office:value-type="string">
            <text:p text:style-name="P403">family</text:p>
          </table:table-cell>
          <table:table-cell table:style-name="Table1.A2" office:value-type="string">
            <text:p text:style-name="P33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28">, not null</text:p>
          </table:table-cell>
          <table:table-cell table:style-name="Table1.D2" office:value-type="string">
            <text:p text:style-name="P416"/>
          </table:table-cell>
        </table:table-row>
        <table:table-row table:style-name="TableLine94026364460912">
          <table:table-cell table:style-name="Table1.A2" office:value-type="string">
            <text:p text:style-name="P400">email</text:p>
          </table:table-cell>
          <table:table-cell table:style-name="Table1.A2" office:value-type="string">
            <text:p text:style-name="P326">varchar(64)</text:p>
          </table:table-cell>
          <table:table-cell table:style-name="Table1.A2" office:value-type="string">
            <text:p text:style-name="P323">Not null <text:s/>, unique </text:p>
          </table:table-cell>
          <table:table-cell table:style-name="Table1.D2" office:value-type="string">
            <text:p text:style-name="P416"/>
          </table:table-cell>
        </table:table-row>
        <table:table-row table:style-name="TableLine94026364462064">
          <table:table-cell table:style-name="Table1.A2" office:value-type="string">
            <text:p text:style-name="P415">phone</text:p>
          </table:table-cell>
          <table:table-cell table:style-name="Table1.A2" office:value-type="string">
            <text:p text:style-name="P416"><text:s/><text:span text:style-name="T21">varchar(13)</text:span></text:p>
          </table:table-cell>
          <table:table-cell table:style-name="Table1.A2" office:value-type="string">
            <text:p text:style-name="P499"><text:s text:c="2"/>not null , unique </text:p>
          </table:table-cell>
          <table:table-cell table:style-name="Table1.D2" office:value-type="string">
            <text:p text:style-name="P416"/>
          </table:table-cell>
        </table:table-row>
        <table:table-row table:style-name="TableLine94026364463088">
          <table:table-cell table:style-name="Table1.A2" office:value-type="string">
            <text:p text:style-name="P404">active</text:p>
          </table:table-cell>
          <table:table-cell table:style-name="Table1.A2" office:value-type="string">
            <text:p text:style-name="P330">boolean</text:p>
          </table:table-cell>
          <table:table-cell table:style-name="Table1.A2" office:value-type="string">
            <text:p text:style-name="P325"><text:s/>, Defualt 1 , <text:span text:style-name="T137">not null </text:span></text:p>
          </table:table-cell>
          <table:table-cell table:style-name="Table1.D2" office:value-type="string">
            <text:p text:style-name="P300">این فیلد برای active بودن یا نبودن user طراحی شده !!!!</text:p>
          </table:table-cell>
        </table:table-row>
        <table:table-row table:style-name="TableLine94026364464160">
          <table:table-cell table:style-name="Table1.A2" office:value-type="string">
            <text:p text:style-name="P401">password</text:p>
          </table:table-cell>
          <table:table-cell table:style-name="Table1.A2" office:value-type="string">
            <text:p text:style-name="P324">varchar(60)</text:p>
          </table:table-cell>
          <table:table-cell table:style-name="Table1.A2" office:value-type="string">
            <text:p text:style-name="P329">Not null </text:p>
          </table:table-cell>
          <table:table-cell table:style-name="Table1.D2" office:value-type="string">
            <text:p text:style-name="P416"/>
          </table:table-cell>
        </table:table-row>
      </table:table>
      <text:p text:style-name="P350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2958531104" text:style-name="L4">
        <text:list-item>
          <text:list>
            <text:list-item>
              <text:p text:style-name="P1507"><text:soft-page-break/>ارتباطات : </text:p>
              <text:list>
                <text:list-item>
                  <text:p text:style-name="P1508">جدول dates : </text:p>
                  <text:list>
                    <text:list-item>
                      <text:p text:style-name="P1509">نوع ارتباط : 1بهn </text:p>
                    </text:list-item>
                    <text:list-item>
                      <text:p text:style-name="P1510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61">و هر row در جدول dates متعلق به یک user است !!!</text:p>
                      <text:p text:style-name="P1511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11"><text:span text:style-name="T568">verify_at , phone_verify</text:span><text:span text:style-name="T44"> birthday_at <text:s/>, </text:span><text:span text:style-name="T569">email_verify,phone_veryfy</text:span></text:p>
                      <text:p text:style-name="P156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41513180877648" text:continue-numbering="true" text:style-name="L4">
        <text:list-item>
          <text:list>
            <text:list-item>
              <text:list>
                <text:list-item>
                  <text:p text:style-name="P1563">جدول <text:span text:style-name="T45">nick_names : </text:span></text:p>
                  <text:list>
                    <text:list-item>
                      <text:p text:style-name="P1564">نوع ارتباط : 1 به <text:span text:style-name="T46">n</text:span></text:p>
                    </text:list-item>
                    <text:list-item>
                      <text:p text:style-name="P156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41513798572448" text:continue-numbering="true" text:style-name="L4">
        <text:list-item>
          <text:list>
            <text:list-item>
              <text:list>
                <text:list-item>
                  <text:p text:style-name="P1566">جدول files : </text:p>
                  <text:list>
                    <text:list-item>
                      <text:p text:style-name="P1566">نوع ارتباط : <text:span text:style-name="T73">1 به </text:span><text:span text:style-name="T74">n</text:span></text:p>
                    </text:list-item>
                    <text:list-item>
                      <text:p text:style-name="P1567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67"/>
                      <text:p text:style-name="P1568"><text:s/></text:p>
                    </text:list-item>
                  </text:list>
                </text:list-item>
                <text:list-item>
                  <text:p text:style-name="P1569">جدول active_nick_names : </text:p>
                  <text:list>
                    <text:list-item>
                      <text:p text:style-name="P1569">نوع ارتباط : <text:span text:style-name="T76">1 به 1</text:span></text:p>
                    </text:list-item>
                    <text:list-item>
                      <text:p text:style-name="P157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41512506114984" text:continue-numbering="true" text:style-name="L4">
        <text:list-item>
          <text:list>
            <text:list-item>
              <text:list>
                <text:list-item>
                  <text:p text:style-name="P1571">جدول <text:span text:style-name="T152">languages : </text:span></text:p>
                  <text:list>
                    <text:list-item>
                      <text:p text:style-name="P1572">نوع ارتباط :‌<text:span text:style-name="T150">1 به n</text:span></text:p>
                    </text:list-item>
                    <text:list-item>
                      <text:p text:style-name="P157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41513657317467" text:continue-numbering="true" text:style-name="L4">
        <text:list-item>
          <text:list>
            <text:list-item>
              <text:list>
                <text:list-item>
                  <text:p text:style-name="P1512"><text:span text:style-name="T185">app_setting</text:span><text:span text:style-name="T180"> : </text:span></text:p>
                  <text:list>
                    <text:list-item>
                      <text:p text:style-name="P1575">نوع :‌ <text:span text:style-name="T181">1 به n </text:span></text:p>
                      <text:p text:style-name="P1513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41514217799149" text:continue-numbering="true" text:style-name="L4">
        <text:list-item>
          <text:list>
            <text:list-item>
              <text:list>
                <text:list-item>
                  <text:p text:style-name="P1513"><text:span text:style-name="T363">user_bio_translations</text:span><text:span text:style-name="T352"> <text:s/>:</text:span></text:p>
                  <text:list>
                    <text:list-item>
                      <text:p text:style-name="P1577">نوع : <text:span text:style-name="T354">1 به n </text:span></text:p>
                    </text:list-item>
                    <text:list-item>
                      <text:p text:style-name="P1579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52"><text:span text:style-name="T248">user_group_members</text:span><text:span text:style-name="T249"> : </text:span></text:p>
                  <text:list>
                    <text:list-item>
                      <text:p text:style-name="P2168"><text:span text:style-name="T197">نوع : </text:span><text:span text:style-name="T247">1 به 1</text:span></text:p>
                    </text:list-item>
                    <text:list-item>
                      <text:p text:style-name="P2168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41514394012341" text:continue-numbering="true" text:style-name="L4">
        <text:list-item>
          <text:p text:style-name="P1581">dates : <text:span text:style-name="T27">این جدول برای ذخیره تاریخ ها بین چندین جدول share میشود </text:span></text:p>
          <text:list>
            <text:list-item>
              <text:p text:style-name="P1582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026364610720">
          <table:table-cell table:style-name="Table2.A1" office:value-type="string">
            <text:p text:style-name="P469">Name</text:p>
          </table:table-cell>
          <table:table-cell table:style-name="Table2.A1" office:value-type="string">
            <text:p text:style-name="P469">Data Type</text:p>
          </table:table-cell>
          <table:table-cell table:style-name="Table2.A1" office:value-type="string">
            <text:p text:style-name="P469">Attributes</text:p>
          </table:table-cell>
          <table:table-cell table:style-name="Table2.D1" office:value-type="string">
            <text:p text:style-name="P469">Comment</text:p>
          </table:table-cell>
        </table:table-row>
        <table:table-row table:style-name="TableLine94026364634336">
          <table:table-cell table:style-name="Table2.A2" office:value-type="string">
            <text:p text:style-name="P473">id</text:p>
          </table:table-cell>
          <table:table-cell table:style-name="Table2.A2" office:value-type="string">
            <text:p text:style-name="P479">B<text:span text:style-name="T29">ig int </text:span></text:p>
          </table:table-cell>
          <table:table-cell table:style-name="Table2.A2" office:value-type="string">
            <text:p text:style-name="P477">Not Null , index , unique , primary key , auto increment , <text:span text:style-name="T28">unsigned </text:span></text:p>
          </table:table-cell>
          <table:table-cell table:style-name="Table2.D2" office:value-type="string">
            <text:p text:style-name="P416"/>
          </table:table-cell>
        </table:table-row>
        <table:table-row table:style-name="TableLine94026364636032">
          <table:table-cell table:style-name="Table2.A2" office:value-type="string">
            <text:p text:style-name="P475">object_class</text:p>
          </table:table-cell>
          <table:table-cell table:style-name="Table2.A2" office:value-type="string">
            <text:p text:style-name="P482">varchar(255)</text:p>
          </table:table-cell>
          <table:table-cell table:style-name="Table2.A2" office:value-type="string">
            <text:p text:style-name="P484">Not null </text:p>
          </table:table-cell>
          <table:table-cell table:style-name="Table2.D2" office:value-type="string">
            <text:p text:style-name="P302">نام مدلی که این date متعلق به ان است </text:p>
          </table:table-cell>
        </table:table-row>
        <table:table-row table:style-name="TableLine94026364636944">
          <table:table-cell table:style-name="Table2.A2" office:value-type="string">
            <text:p text:style-name="P475">object_id</text:p>
          </table:table-cell>
          <table:table-cell table:style-name="Table2.A2" office:value-type="string">
            <text:p text:style-name="P481">Big int </text:p>
          </table:table-cell>
          <table:table-cell table:style-name="Table2.A2" office:value-type="string">
            <text:p text:style-name="P483">Unsigned , <text:span text:style-name="T30">not null </text:span></text:p>
          </table:table-cell>
          <table:table-cell table:style-name="Table2.D2" office:value-type="string">
            <text:p text:style-name="P30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76">type</text:p>
          </table:table-cell>
          <table:table-cell table:style-name="Table2.A2" office:value-type="string">
            <text:p text:style-name="P704">tinyInt</text:p>
          </table:table-cell>
          <table:table-cell table:style-name="Table2.A2" office:value-type="string">
            <text:p text:style-name="P42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11">unsigned</text:p>
          </table:table-cell>
          <table:table-cell table:style-name="Table2.D2" office:value-type="string">
            <text:p text:style-name="P301">این فیلد نوع date را مشخص میکند !!! مثلا </text:p>
            <text:p text:style-name="P301">0 برای created_at است . 1 برای updated_at</text:p>
          </table:table-cell>
        </table:table-row>
        <table:table-row table:style-name="TableLine94026364638816">
          <table:table-cell table:style-name="Table2.A2" office:value-type="string">
            <text:p text:style-name="P476">dated_at</text:p>
          </table:table-cell>
          <table:table-cell table:style-name="Table2.A2" office:value-type="string">
            <text:p text:style-name="P485">Timestamp</text:p>
          </table:table-cell>
          <table:table-cell table:style-name="Table2.A2" office:value-type="string">
            <text:p text:style-name="P485">Not null </text:p>
          </table:table-cell>
          <table:table-cell table:style-name="Table2.D2" office:value-type="string">
            <text:p text:style-name="P486"/>
          </table:table-cell>
        </table:table-row>
        <table:table-row table:style-name="TableLine94026364639680">
          <table:table-cell table:style-name="Table2.A2" office:value-type="string">
            <text:p text:style-name="P646">user_id</text:p>
          </table:table-cell>
          <table:table-cell table:style-name="Table2.A2" office:value-type="string">
            <text:p text:style-name="P647">Big int </text:p>
          </table:table-cell>
          <table:table-cell table:style-name="Table2.A2" office:value-type="string">
            <text:p text:style-name="P429"><text:span text:style-name="T570">nullable</text:span><text:span text:style-name="T571"> , </text:span><text:span text:style-name="T450">unsigned, </text:span></text:p>
            <text:p text:style-name="P729">foreign key→ users(id) , </text:p>
            <text:p text:style-name="P729"/>
            <text:p text:style-name="P730">on Delete →</text:p>
            <text:p text:style-name="P730">(set<text:span text:style-name="T572"> Null)</text:span></text:p>
            <text:p text:style-name="P730"/>
            <text:p text:style-name="P731">on Update →</text:p>
            <text:p text:style-name="P731">(cascade)</text:p>
          </table:table-cell>
          <table:table-cell table:style-name="Table2.D2" office:value-type="string">
            <text:p text:style-name="P312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101688431" text:style-name="L5">
        <text:list-header>
          <text:p text:style-name="P1583"/>
          <text:list>
            <text:list-item>
              <text:p text:style-name="P2172">ارتباطات :‌</text:p>
              <text:list>
                <text:list-item>
                  <text:p text:style-name="P2153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54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38"/>
      <text:list xml:id="list141513650647588" text:continue-numbering="true" text:style-name="L5">
        <text:list-item>
          <text:p text:style-name="P2279">nick_names : <text:span text:style-name="T37">این جدول برای ذخیره nick name های user ها ساخته شده. </text:span></text:p>
        </text:list-item>
      </text:list>
      <text:p text:style-name="P1436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4151257275827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73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74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75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74"/>
          <text:list text:continue-numbering="true">
            <text:list-item>
              <text:p text:style-name="P2176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026364662384">
          <table:table-cell table:style-name="Table3.A1" office:value-type="string">
            <text:p text:style-name="P470">Name</text:p>
          </table:table-cell>
          <table:table-cell table:style-name="Table3.A1" office:value-type="string">
            <text:p text:style-name="P470">Data Type</text:p>
          </table:table-cell>
          <table:table-cell table:style-name="Table3.A1" office:value-type="string">
            <text:p text:style-name="P470">Attributes</text:p>
          </table:table-cell>
          <table:table-cell table:style-name="Table3.D1" office:value-type="string">
            <text:p text:style-name="P470">Comment</text:p>
          </table:table-cell>
        </table:table-row>
        <table:table-row table:style-name="TableLine94026364717920">
          <table:table-cell table:style-name="Table3.A2" office:value-type="string">
            <text:p text:style-name="P474">id</text:p>
          </table:table-cell>
          <table:table-cell table:style-name="Table3.A2" office:value-type="string">
            <text:p text:style-name="P480">B<text:span text:style-name="T29">ig int </text:span></text:p>
          </table:table-cell>
          <table:table-cell table:style-name="Table3.A2" office:value-type="string">
            <text:p text:style-name="P478">Not Null , index , unique , primary key , auto increment , <text:span text:style-name="T28">unsigned </text:span></text:p>
          </table:table-cell>
          <table:table-cell table:style-name="Table3.D2" office:value-type="string">
            <text:p text:style-name="P417"/>
          </table:table-cell>
        </table:table-row>
        <table:table-row table:style-name="TableLine94026364719968">
          <table:table-cell table:style-name="Table3.A2" office:value-type="string">
            <text:p text:style-name="P487">nick_name</text:p>
          </table:table-cell>
          <table:table-cell table:style-name="Table3.A2" office:value-type="string">
            <text:p text:style-name="P41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88">Not null </text:p>
          </table:table-cell>
          <table:table-cell table:style-name="Table3.D2" office:value-type="string">
            <text:p text:style-name="P417"/>
          </table:table-cell>
        </table:table-row>
        <table:table-row table:style-name="TableLine94026364720880">
          <table:table-cell table:style-name="Table3.A2" office:value-type="string">
            <text:p text:style-name="P489">user_id</text:p>
          </table:table-cell>
          <table:table-cell table:style-name="Table3.A2" office:value-type="string">
            <text:p text:style-name="P489">Big int</text:p>
          </table:table-cell>
          <table:table-cell table:style-name="Table3.A2" office:value-type="string">
            <text:p text:style-name="P490">Unsigned ,</text:p>
            <text:p text:style-name="P490"><text:s/><text:span text:style-name="T58">not null ,</text:span></text:p>
            <text:p text:style-name="P732">foreign Key → users(id)</text:p>
            <text:p text:style-name="P732"/>
            <text:p text:style-name="P733">on Delete → (<text:span text:style-name="T573">cascade</text:span>)</text:p>
            <text:p text:style-name="P733"/>
            <text:p text:style-name="P734">on Update → (cascade)</text:p>
          </table:table-cell>
          <table:table-cell table:style-name="Table3.D2" office:value-type="string">
            <text:p text:style-name="P305">این فیلد مشخص میکند که هر nick name برای کدام user است !!!!</text:p>
          </table:table-cell>
        </table:table-row>
      </table:table>
      <text:p text:style-name="P102"/>
      <text:list xml:id="list494091372" text:style-name="L6">
        <text:list-item>
          <text:list>
            <text:list-item>
              <text:p text:style-name="P1584">ارتباطات : </text:p>
              <text:list>
                <text:list-item>
                  <text:p text:style-name="P1585">جدول users : </text:p>
                  <text:list>
                    <text:list-item>
                      <text:p text:style-name="P1586">نوع ارتباط :‌<text:span text:style-name="T60">1 به </text:span><text:span text:style-name="T61">n</text:span></text:p>
                    </text:list-item>
                    <text:list-item>
                      <text:p text:style-name="P158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41513701468385" text:continue-numbering="true" text:style-name="L6">
        <text:list-item>
          <text:list>
            <text:list-item>
              <text:list>
                <text:list-item>
                  <text:p text:style-name="P1588">dates : </text:p>
                  <text:list>
                    <text:list-item>
                      <text:p text:style-name="P1589">نوع ارتباط :‌ <text:span text:style-name="T63">1 به 1</text:span></text:p>
                    </text:list-item>
                    <text:list-item>
                      <text:p text:style-name="P159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299">active_nick_names : </text:p>
                  <text:list>
                    <text:list-item>
                      <text:p text:style-name="P1591">نوع ارتباط :‌ 1به 1</text:p>
                    </text:list-item>
                    <text:list-item>
                      <text:p text:style-name="P159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0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419895929" text:style-name="L7">
        <text:list-item>
          <text:list>
            <text:list-item>
              <text:p text:style-name="P159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26364787936">
          <table:table-cell table:style-name="Table5.A1" office:value-type="string">
            <text:p text:style-name="P470">Name</text:p>
          </table:table-cell>
          <table:table-cell table:style-name="Table5.A1" office:value-type="string">
            <text:p text:style-name="P470">Data Type</text:p>
          </table:table-cell>
          <table:table-cell table:style-name="Table5.A1" office:value-type="string">
            <text:p text:style-name="P470">Attributes</text:p>
          </table:table-cell>
          <table:table-cell table:style-name="Table5.D1" office:value-type="string">
            <text:p text:style-name="P470">Comment</text:p>
          </table:table-cell>
        </table:table-row>
        <table:table-row table:style-name="TableLine94026364818448">
          <table:table-cell table:style-name="Table5.A2" office:value-type="string">
            <text:p text:style-name="P500">id</text:p>
          </table:table-cell>
          <table:table-cell table:style-name="Table5.A2" office:value-type="string">
            <text:p text:style-name="P501">Big int </text:p>
          </table:table-cell>
          <table:table-cell table:style-name="Table5.A2" office:value-type="string">
            <text:p text:style-name="P501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16"/>
          </table:table-cell>
        </table:table-row>
        <table:table-row table:style-name="TableLine94026364820752">
          <table:table-cell table:style-name="Table5.A2" office:value-type="string">
            <text:p text:style-name="P502">user_id</text:p>
          </table:table-cell>
          <table:table-cell table:style-name="Table5.A2" office:value-type="string">
            <text:p text:style-name="P524">Big int </text:p>
          </table:table-cell>
          <table:table-cell table:style-name="Table5.A2" office:value-type="string">
            <text:p text:style-name="P503">Unsigned , not null , unique , </text:p>
            <text:p text:style-name="P503">foreign key → users(id)</text:p>
            <text:p text:style-name="P503"/>
            <text:p text:style-name="P735">on Delete → (<text:span text:style-name="T575">cascade</text:span>)</text:p>
            <text:p text:style-name="P735"/>
            <text:p text:style-name="P736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6">از انجایی که هر کاربر باید یک row در این جدول داشته باشد</text:p>
            <text:p text:style-name="P30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026364821664">
          <table:table-cell table:style-name="Table5.A2" office:value-type="string">
            <text:p text:style-name="P525">nick_name_id</text:p>
          </table:table-cell>
          <table:table-cell table:style-name="Table5.A2" office:value-type="string">
            <text:p text:style-name="P524">Big int </text:p>
          </table:table-cell>
          <table:table-cell table:style-name="Table5.A2" office:value-type="string">
            <text:p text:style-name="P503">Unsigned , not null , unique , </text:p>
            <text:p text:style-name="P430"><text:span text:style-name="T87">foreign key → </text:span><text:span text:style-name="T88">nick_names</text:span><text:span text:style-name="T87">(id)</text:span></text:p>
            <text:p text:style-name="P504"/>
            <text:p text:style-name="P737">on Delete → (<text:span text:style-name="T575">cascade</text:span>)</text:p>
            <text:p text:style-name="P737"/>
            <text:p text:style-name="P737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08"><text:s/>این فیلد از نوع unique است !!!!</text:p>
          </table:table-cell>
        </table:table-row>
      </table:table>
      <text:p text:style-name="P334"/>
      <text:list xml:id="list3961402869" text:style-name="L8">
        <text:list-item>
          <text:list>
            <text:list-item>
              <text:p text:style-name="P1594">ارتباطات :‌</text:p>
              <text:list>
                <text:list-item>
                  <text:p text:style-name="P1595">user_id : </text:p>
                  <text:list>
                    <text:list-item>
                      <text:p text:style-name="P1596">نوع :‌<text:span text:style-name="T91">1به1</text:span></text:p>
                    </text:list-item>
                    <text:list-item>
                      <text:p text:style-name="P1514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41512606040392" text:continue-numbering="true" text:style-name="L8">
        <text:list-item>
          <text:list>
            <text:list-item>
              <text:list>
                <text:list-item>
                  <text:p text:style-name="P1597">nick_name<text:span text:style-name="T95">s</text:span> : </text:p>
                  <text:list>
                    <text:list-item>
                      <text:p text:style-name="P1598">نوع : <text:span text:style-name="T96">1 به 1 </text:span></text:p>
                    </text:list-item>
                    <text:list-item>
                      <text:p text:style-name="P159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41513083109268" text:continue-list="list141513701468385" text:style-name="L6">
        <text:list-item>
          <text:p text:style-name="P2301">Files : این جدول برای ذخیره اطلاعات فایل هایی که در سرور اپلود میشود ساخته شده !!!</text:p>
          <text:list>
            <text:list-item>
              <text:p text:style-name="P160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026364864416">
          <table:table-cell table:style-name="Table4.A1" office:value-type="string">
            <text:p text:style-name="P491">Name</text:p>
          </table:table-cell>
          <table:table-cell table:style-name="Table4.A1" office:value-type="string">
            <text:p text:style-name="P491">Data Type</text:p>
          </table:table-cell>
          <table:table-cell table:style-name="Table4.A1" office:value-type="string">
            <text:p text:style-name="P491">Attributes </text:p>
          </table:table-cell>
          <table:table-cell table:style-name="Table4.D1" office:value-type="string">
            <text:p text:style-name="P491">Comment</text:p>
          </table:table-cell>
        </table:table-row>
        <table:table-row table:style-name="TableLine94026364888544">
          <table:table-cell table:style-name="Table4.A2" office:value-type="string">
            <text:p text:style-name="P491">id</text:p>
          </table:table-cell>
          <table:table-cell table:style-name="Table4.A2" office:value-type="string">
            <text:p text:style-name="P491">Big Int</text:p>
          </table:table-cell>
          <table:table-cell table:style-name="Table4.A2" office:value-type="string">
            <text:p text:style-name="P494">Unsigned , <text:span text:style-name="T66">index , unique , </text:span><text:span text:style-name="T67">primary key , autoincrement , </text:span></text:p>
            <text:p text:style-name="P495">not null </text:p>
          </table:table-cell>
          <table:table-cell table:style-name="Table4.D2" office:value-type="string">
            <text:p text:style-name="P416"/>
          </table:table-cell>
        </table:table-row>
        <table:table-row table:style-name="TableLine94026364889888">
          <table:table-cell table:style-name="Table4.A2" office:value-type="string">
            <text:p text:style-name="P491">src</text:p>
          </table:table-cell>
          <table:table-cell table:style-name="Table4.A2" office:value-type="string">
            <text:p text:style-name="P493">varchar(128)</text:p>
          </table:table-cell>
          <table:table-cell table:style-name="Table4.A2" office:value-type="string">
            <text:p text:style-name="P496">Not null , <text:span text:style-name="T68">index </text:span></text:p>
          </table:table-cell>
          <table:table-cell table:style-name="Table4.D2" office:value-type="string">
            <text:p text:style-name="P416"/>
          </table:table-cell>
        </table:table-row>
        <table:table-row table:style-name="TableLine94026364890800">
          <table:table-cell table:style-name="Table4.A2" office:value-type="string">
            <text:p text:style-name="P491">format</text:p>
          </table:table-cell>
          <table:table-cell table:style-name="Table4.A2" office:value-type="string">
            <text:p text:style-name="P492">varchar(10)</text:p>
          </table:table-cell>
          <table:table-cell table:style-name="Table4.A2" office:value-type="string">
            <text:p text:style-name="P497">Not null </text:p>
          </table:table-cell>
          <table:table-cell table:style-name="Table4.D2" office:value-type="string">
            <text:p text:style-name="P416"/>
          </table:table-cell>
        </table:table-row>
        <table:table-row table:style-name="TableLine94026364891760">
          <table:table-cell table:style-name="Table4.A2" office:value-type="string">
            <text:p text:style-name="P491">size</text:p>
          </table:table-cell>
          <table:table-cell table:style-name="Table4.A2" office:value-type="string">
            <text:p text:style-name="P419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97">Not null </text:p>
          </table:table-cell>
          <table:table-cell table:style-name="Table4.D2" office:value-type="string">
            <text:p text:style-name="P498"/>
          </table:table-cell>
        </table:table-row>
      </table:table>
      <text:p text:style-name="P1495"/>
      <text:list xml:id="list4166227350" text:style-name="L9">
        <text:list-item>
          <text:p text:style-name="P1601">ارتباطات :‌</text:p>
          <text:list>
            <text:list-item>
              <text:p text:style-name="P1602">جدول users : </text:p>
              <text:list>
                <text:list-item>
                  <text:p text:style-name="P1602">نوع ارتباط :‌ <text:span text:style-name="T70">1 به n </text:span></text:p>
                </text:list-item>
                <text:list-item>
                  <text:p text:style-name="P1603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04">جدول dates : </text:p>
              <text:list>
                <text:list-item>
                  <text:p text:style-name="P1604">نوع ارتباط :‌ 1 به n</text:p>
                </text:list-item>
                <text:list-item>
                  <text:p text:style-name="P160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495"/>
      <text:p text:style-name="P1495"/>
      <text:list xml:id="list141514464480773" text:continue-numbering="true" text:style-name="L9">
        <text:list-item>
          <text:p text:style-name="P2302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41513305870929" text:continue-numbering="true" text:style-name="L9">
        <text:list-item>
          <text:list>
            <text:list-item>
              <text:p text:style-name="P160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26364932000">
          <table:table-cell table:style-name="Table6.A1" office:value-type="string">
            <text:p text:style-name="P491">Name</text:p>
          </table:table-cell>
          <table:table-cell table:style-name="Table6.A1" office:value-type="string">
            <text:p text:style-name="P491">Data Type</text:p>
          </table:table-cell>
          <table:table-cell table:style-name="Table6.A1" office:value-type="string">
            <text:p text:style-name="P491">Attributes </text:p>
          </table:table-cell>
          <table:table-cell table:style-name="Table6.D1" office:value-type="string">
            <text:p text:style-name="P491">Comment</text:p>
          </table:table-cell>
        </table:table-row>
        <table:table-row table:style-name="TableLine94026364965792">
          <table:table-cell table:style-name="Table6.A2" office:value-type="string">
            <text:p text:style-name="P526">id</text:p>
          </table:table-cell>
          <table:table-cell table:style-name="Table6.A2" office:value-type="string">
            <text:p text:style-name="P527">Big int </text:p>
          </table:table-cell>
          <table:table-cell table:style-name="Table6.A2" office:value-type="string">
            <text:p text:style-name="P527">Unsigned , not null , unique , index ,</text:p>
            <text:p text:style-name="P527"><text:s/>primary key ,</text:p>
            <text:p text:style-name="P527">autoincrement </text:p>
          </table:table-cell>
          <table:table-cell table:style-name="Table6.D2" office:value-type="string">
            <text:p text:style-name="P416"/>
          </table:table-cell>
        </table:table-row>
        <table:table-row table:style-name="TableLine94026364968096">
          <table:table-cell table:style-name="Table6.A2" office:value-type="string">
            <text:p text:style-name="P526">object_class</text:p>
          </table:table-cell>
          <table:table-cell table:style-name="Table6.A2" office:value-type="string">
            <text:p text:style-name="P528">varchar(255)</text:p>
          </table:table-cell>
          <table:table-cell table:style-name="Table6.A2" office:value-type="string">
            <text:p text:style-name="P1280">Not null</text:p>
          </table:table-cell>
          <table:table-cell table:style-name="Table6.D2" office:value-type="string">
            <text:p text:style-name="P416"/>
          </table:table-cell>
        </table:table-row>
        <table:table-row table:style-name="TableLine94026364969008">
          <table:table-cell table:style-name="Table6.A2" office:value-type="string">
            <text:p text:style-name="P526">object_id</text:p>
          </table:table-cell>
          <table:table-cell table:style-name="Table6.A2" office:value-type="string">
            <text:p text:style-name="P529">Big int </text:p>
          </table:table-cell>
          <table:table-cell table:style-name="Table6.A2" office:value-type="string">
            <text:p text:style-name="P530"><text:span text:style-name="T104">Unsigned </text:span>, Not null </text:p>
          </table:table-cell>
          <table:table-cell table:style-name="Table6.D2" office:value-type="string">
            <text:p text:style-name="P416"/>
          </table:table-cell>
        </table:table-row>
        <table:table-row table:style-name="TableLine94026364969968">
          <table:table-cell table:style-name="Table6.A2" office:value-type="string">
            <text:p text:style-name="P526">Type</text:p>
          </table:table-cell>
          <table:table-cell table:style-name="Table6.A2" office:value-type="string">
            <text:p text:style-name="P705">tinyint</text:p>
          </table:table-cell>
          <table:table-cell table:style-name="Table6.A2" office:value-type="string">
            <text:p text:style-name="P532">Not null , </text:p>
            <text:p text:style-name="P532">defualt 0 ,</text:p>
            <text:p text:style-name="P712">unsigned</text:p>
            <text:p text:style-name="P531"/>
          </table:table-cell>
          <table:table-cell table:style-name="Table6.D2" office:value-type="string">
            <text:p text:style-name="P30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026364970960">
          <table:table-cell table:style-name="Table6.A2" office:value-type="string">
            <text:p text:style-name="P1014">sort</text:p>
          </table:table-cell>
          <table:table-cell table:style-name="Table6.A2" office:value-type="string">
            <text:p text:style-name="P1014">Tiny Int</text:p>
          </table:table-cell>
          <table:table-cell table:style-name="Table6.A2" office:value-type="string">
            <text:p text:style-name="P1014">Nullable , unsigned</text:p>
          </table:table-cell>
          <table:table-cell table:style-name="Table6.D2" office:value-type="string">
            <text:p text:style-name="P314">این ستون میتونه ترتیب فایل هایی که به یک موجودیت attach شده را مشخص کنه !!</text:p>
            <text:p text:style-name="P31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026364971984">
          <table:table-cell table:style-name="Table6.A2" office:value-type="string">
            <text:p text:style-name="P526">file_id</text:p>
          </table:table-cell>
          <table:table-cell table:style-name="Table6.A2" office:value-type="string">
            <text:p text:style-name="P533">Big int </text:p>
          </table:table-cell>
          <table:table-cell table:style-name="Table6.A2" office:value-type="string">
            <text:p text:style-name="P534">Unsigned , not null , </text:p>
            <text:p text:style-name="P757">foreignkey→files(1) ,</text:p>
            <text:p text:style-name="P505"/>
            <text:p text:style-name="P738">on Delete → (<text:span text:style-name="T575">cascade</text:span>)</text:p>
            <text:p text:style-name="P738"/>
            <text:p text:style-name="P738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35">کدام فایل برای این مدل در نظر گرفته شده !!!!</text:p>
          </table:table-cell>
        </table:table-row>
      </table:table>
      <text:p text:style-name="P335"/>
      <text:p text:style-name="P1488"/>
      <text:list xml:id="list3947447659" text:style-name="L10">
        <text:list-item>
          <text:p text:style-name="P1606">ارتباطات :‌</text:p>
          <text:list>
            <text:list-item>
              <text:p text:style-name="P1607">files : </text:p>
              <text:list>
                <text:list-item>
                  <text:p text:style-name="P1608">نوع ارتباط :‌ <text:span text:style-name="T105">1 به n </text:span></text:p>
                </text:list-item>
                <text:list-item>
                  <text:p text:style-name="P160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41512738914242" text:continue-numbering="true" text:style-name="L10">
        <text:list-item>
          <text:list>
            <text:list-item>
              <text:p text:style-name="P1610">users : </text:p>
              <text:list>
                <text:list-item>
                  <text:p text:style-name="P1515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11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41513429489793" text:continue-numbering="true" text:style-name="L10">
        <text:list-item>
          <text:list>
            <text:list-item>
              <text:p text:style-name="P1612">dates <text:s/>:</text:p>
              <text:list>
                <text:list-item>
                  <text:p text:style-name="P1613">نوع : 1 به n </text:p>
                </text:list-item>
                <text:list-item>
                  <text:p text:style-name="P161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16"><text:span text:style-name="T179">app_setting</text:span><text:span text:style-name="T170"> : </text:span></text:p>
              <text:list>
                <text:list-item>
                  <text:p text:style-name="P1615">نوع :‌<text:span text:style-name="T172">1 به 1 </text:span></text:p>
                </text:list-item>
                <text:list-item>
                  <text:p text:style-name="P161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41512943639899" text:continue-numbering="true" text:style-name="L10">
        <text:list-item>
          <text:list>
            <text:list-item>
              <text:p text:style-name="P161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18">نوع : <text:span text:style-name="T188">1 به 1</text:span></text:p>
                    </text:list-item>
                    <text:list-item>
                      <text:p text:style-name="P162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17"><text:span text:style-name="T345">media_describe_translations</text:span><text:span text:style-name="T335"> :‌</text:span></text:p>
              <text:list>
                <text:list-item>
                  <text:p text:style-name="P1622">نوع ‌: <text:span text:style-name="T336">1 به </text:span><text:span text:style-name="T337">n </text:span></text:p>
                </text:list-item>
                <text:list-item>
                  <text:p text:style-name="P1624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41512640039399" text:continue-numbering="true" text:style-name="L10">
        <text:list-item>
          <text:list>
            <text:list-item>
              <text:p text:style-name="P1518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50">نوع : <text:span text:style-name="T387">1 به 1 </text:span></text:p>
                    </text:list-item>
                    <text:list-item>
                      <text:p text:style-name="P1625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266150819" text:style-name="L11">
        <text:list-item>
          <text:p text:style-name="P2303">languages : <text:span text:style-name="T136">در این جدول تمام زبان ها ذخیره میشود !!!</text:span></text:p>
          <text:list>
            <text:list-item>
              <text:p text:style-name="P165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26365029056">
          <table:table-cell table:style-name="Table7.A1" office:value-type="string">
            <text:p text:style-name="P471">Name</text:p>
          </table:table-cell>
          <table:table-cell table:style-name="Table7.A1" office:value-type="string">
            <text:p text:style-name="P471">Data Type</text:p>
          </table:table-cell>
          <table:table-cell table:style-name="Table7.A1" office:value-type="string">
            <text:p text:style-name="P471">Attributes</text:p>
          </table:table-cell>
          <table:table-cell table:style-name="Table7.D1" office:value-type="string">
            <text:p text:style-name="P471">Comment</text:p>
          </table:table-cell>
        </table:table-row>
        <table:table-row table:style-name="TableLine94026365113248">
          <table:table-cell table:style-name="Table7.A2" office:value-type="string">
            <text:p text:style-name="P715">id</text:p>
          </table:table-cell>
          <table:table-cell table:style-name="Table7.A2" office:value-type="string">
            <text:p text:style-name="P716">Big int </text:p>
          </table:table-cell>
          <table:table-cell table:style-name="Table7.A2" office:value-type="string">
            <text:p text:style-name="P717">Unsigned , not null , index , primary key , </text:p>
            <text:p text:style-name="P717">unique , <text:span text:style-name="T140">autoincrement </text:span><text:s/></text:p>
          </table:table-cell>
          <table:table-cell table:style-name="Table7.D2" office:value-type="string">
            <text:p text:style-name="P420"/>
          </table:table-cell>
        </table:table-row>
        <table:table-row table:style-name="TableLine94026365115360">
          <table:table-cell table:style-name="Table7.A2" office:value-type="string">
            <text:p text:style-name="P718">name</text:p>
          </table:table-cell>
          <table:table-cell table:style-name="Table7.A2" office:value-type="string">
            <text:p text:style-name="P719">varchar(30)</text:p>
          </table:table-cell>
          <table:table-cell table:style-name="Table7.A2" office:value-type="string">
            <text:p text:style-name="P720">Not null , <text:span text:style-name="T144">unique </text:span></text:p>
          </table:table-cell>
          <table:table-cell table:style-name="Table7.D2" office:value-type="string">
            <text:p text:style-name="P420"/>
          </table:table-cell>
        </table:table-row>
        <table:table-row table:style-name="TableLine94026365116272">
          <table:table-cell table:style-name="Table7.A2" office:value-type="string">
            <text:p text:style-name="P721">iso</text:p>
          </table:table-cell>
          <table:table-cell table:style-name="Table7.A2" office:value-type="string">
            <text:p text:style-name="P42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20">Not null , <text:span text:style-name="T144">unique</text:span></text:p>
          </table:table-cell>
          <table:table-cell table:style-name="Table7.D2" office:value-type="string">
            <text:p text:style-name="P420"/>
          </table:table-cell>
        </table:table-row>
        <table:table-row table:style-name="TableLine94026365117232">
          <table:table-cell table:style-name="Table7.A2" office:value-type="string">
            <text:p text:style-name="P722">date_format</text:p>
          </table:table-cell>
          <table:table-cell table:style-name="Table7.A2" office:value-type="string">
            <text:p text:style-name="P723">varchar(30)</text:p>
          </table:table-cell>
          <table:table-cell table:style-name="Table7.A2" office:value-type="string">
            <text:p text:style-name="P42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20"/>
          </table:table-cell>
        </table:table-row>
        <table:table-row table:style-name="TableLine94026365118416">
          <table:table-cell table:style-name="Table7.A2" office:value-type="string">
            <text:p text:style-name="P1281">active</text:p>
          </table:table-cell>
          <table:table-cell table:style-name="Table7.A2" office:value-type="string">
            <text:p text:style-name="P1105">boolean</text:p>
          </table:table-cell>
          <table:table-cell table:style-name="Table7.A2" office:value-type="string">
            <text:p text:style-name="P713">Not null , <text:span text:style-name="T147">defualt 1</text:span></text:p>
          </table:table-cell>
          <table:table-cell table:style-name="Table7.D2" office:value-type="string">
            <text:p text:style-name="P420"/>
          </table:table-cell>
        </table:table-row>
        <table:table-row table:style-name="TableLine94026365119440">
          <table:table-cell table:style-name="Table7.A2" office:value-type="string">
            <text:p text:style-name="P724">rtl</text:p>
          </table:table-cell>
          <table:table-cell table:style-name="Table7.A2" office:value-type="string">
            <text:p text:style-name="P1105">boolean</text:p>
          </table:table-cell>
          <table:table-cell table:style-name="Table7.A2" office:value-type="string">
            <text:p text:style-name="P714">Not null , <text:span text:style-name="T141">defualt 0 ,</text:span></text:p>
          </table:table-cell>
          <table:table-cell table:style-name="Table7.D2" office:value-type="string">
            <text:p text:style-name="P420"/>
          </table:table-cell>
        </table:table-row>
      </table:table>
      <text:list xml:id="list381112838" text:style-name="L12">
        <text:list-item>
          <text:list>
            <text:list-item>
              <text:p text:style-name="P1653">ارتباطات :‌</text:p>
              <text:list>
                <text:list-item>
                  <text:p text:style-name="P1519"><text:span text:style-name="T725">users</text:span><text:span text:style-name="T726"> : </text:span></text:p>
                  <text:list>
                    <text:list-item>
                      <text:p text:style-name="P1654">نوع :‌ <text:span text:style-name="T150">1 به n</text:span></text:p>
                    </text:list-item>
                    <text:list-item>
                      <text:p text:style-name="P1574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55">dates : </text:p>
                  <text:list>
                    <text:list-item>
                      <text:p text:style-name="P1656">نوع :<text:span text:style-name="T153">‌ </text:span><text:span text:style-name="T154">1 به n </text:span></text:p>
                    </text:list-item>
                    <text:list-item>
                      <text:p text:style-name="P165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41512921959255" text:continue-numbering="true" text:style-name="L12">
        <text:list-item>
          <text:list>
            <text:list-item>
              <text:list>
                <text:list-item>
                  <text:p text:style-name="P1658">media </text:p>
                  <text:list>
                    <text:list-item>
                      <text:p text:style-name="P1619">نوع : <text:span text:style-name="T188">1 به 1</text:span></text:p>
                    </text:list-item>
                    <text:list-item>
                      <text:p text:style-name="P162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41513429988326" text:continue-numbering="true" text:style-name="L12">
        <text:list-item>
          <text:list>
            <text:list-item>
              <text:list>
                <text:list-item>
                  <text:p text:style-name="P1519"><text:span text:style-name="T169">app_setting</text:span><text:span text:style-name="T167"> : </text:span></text:p>
                  <text:list>
                    <text:list-item>
                      <text:p text:style-name="P1659">نوع : 1 به n </text:p>
                    </text:list-item>
                    <text:list-item>
                      <text:p text:style-name="P1659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04"/>
                    </text:list-item>
                  </text:list>
                </text:list-item>
                <text:list-item>
                  <text:p text:style-name="P1661">app_setting :</text:p>
                  <text:list>
                    <text:list-item>
                      <text:p text:style-name="P1663">نوع :‌ <text:span text:style-name="T276">n به n </text:span></text:p>
                    </text:list-item>
                    <text:list-item>
                      <text:p text:style-name="P1665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6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4039105007" text:style-name="L13">
        <text:list-item>
          <text:list>
            <text:list-item>
              <text:list>
                <text:list-item>
                  <text:p text:style-name="P1669">app_setting_translations : </text:p>
                  <text:list>
                    <text:list-item>
                      <text:p text:style-name="P1626">نوع : <text:span text:style-name="T303">1 به n </text:span></text:p>
                    </text:list-item>
                    <text:list-item>
                      <text:p text:style-name="P1628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41513023055151" text:continue-numbering="true" text:style-name="L13">
        <text:list-item>
          <text:list>
            <text:list-item>
              <text:list>
                <text:list-item>
                  <text:p text:style-name="P1520"><text:span text:style-name="T346">media_describe_translations</text:span><text:span text:style-name="T338"> : </text:span></text:p>
                  <text:list>
                    <text:list-item>
                      <text:p text:style-name="P1670">نوع : <text:span text:style-name="T342">1 به n </text:span></text:p>
                    </text:list-item>
                    <text:list-item>
                      <text:p text:style-name="P1630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41514326940347" text:continue-numbering="true" text:style-name="L13">
        <text:list-item>
          <text:list>
            <text:list-item>
              <text:list>
                <text:list-item>
                  <text:p text:style-name="P1521"><text:span text:style-name="T362">user_bio_translations</text:span><text:span text:style-name="T353"> : </text:span></text:p>
                  <text:list>
                    <text:list-item>
                      <text:p text:style-name="P1672">نوع :‌ <text:span text:style-name="T358">1 به n </text:span></text:p>
                    </text:list-item>
                    <text:list-item>
                      <text:p text:style-name="P1631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41514138290790" text:continue-list="list141512572758271" text:style-name="L5">
        <text:list-item>
          <text:p text:style-name="P2280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77">ستون ها : </text:p>
            </text:list-item>
          </text:list>
        </text:list-item>
      </text:list>
      <text:p text:style-name="P1437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026365212832">
          <table:table-cell table:style-name="Table57.A1" office:value-type="string">
            <text:p text:style-name="P472">Name</text:p>
          </table:table-cell>
          <table:table-cell table:style-name="Table57.A1" office:value-type="string">
            <text:p text:style-name="P472">Data Type</text:p>
          </table:table-cell>
          <table:table-cell table:style-name="Table57.A1" office:value-type="string">
            <text:p text:style-name="P472">Attributes</text:p>
          </table:table-cell>
          <table:table-cell table:style-name="Table57.D1" office:value-type="string">
            <text:p text:style-name="P472">Comment</text:p>
          </table:table-cell>
        </table:table-row>
        <table:table-row table:style-name="TableLine94026365278288">
          <table:table-cell table:style-name="Table57.A2" office:value-type="string">
            <text:p text:style-name="P1146">id</text:p>
          </table:table-cell>
          <table:table-cell table:style-name="Table57.A2" office:value-type="string">
            <text:p text:style-name="P1147">Big int</text:p>
          </table:table-cell>
          <table:table-cell table:style-name="Table57.A2" office:value-type="string">
            <text:p text:style-name="P1149">Unsigned , index , not null ,</text:p>
            <text:p text:style-name="P1149">unique , primary key , </text:p>
            <text:p text:style-name="P1149">auto increment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026365280528">
          <table:table-cell table:style-name="Table57.A2" office:value-type="string">
            <text:p text:style-name="P1146">name</text:p>
          </table:table-cell>
          <table:table-cell table:style-name="Table57.A2" office:value-type="string">
            <text:p text:style-name="P1147">varchar(<text:span text:style-name="T1078">64</text:span>)</text:p>
          </table:table-cell>
          <table:table-cell table:style-name="Table57.A2" office:value-type="string">
            <text:p text:style-name="P1151">Not null , unique 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026365281440">
          <table:table-cell table:style-name="Table57.A2" office:value-type="string">
            <text:p text:style-name="P1146">route</text:p>
          </table:table-cell>
          <table:table-cell table:style-name="Table57.A2" office:value-type="string">
            <text:p text:style-name="P454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51">Not null , unique 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026365282400">
          <table:table-cell table:style-name="Table57.A2" office:value-type="string">
            <text:p text:style-name="P1146">view</text:p>
          </table:table-cell>
          <table:table-cell table:style-name="Table57.A2" office:value-type="string">
            <text:p text:style-name="P1148">varchar(<text:span text:style-name="T1078">64</text:span>)</text:p>
          </table:table-cell>
          <table:table-cell table:style-name="Table57.A2" office:value-type="string">
            <text:p text:style-name="P1152">Not null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026365283584">
          <table:table-cell table:style-name="Table57.A2" office:value-type="string">
            <text:p text:style-name="P1282">active</text:p>
          </table:table-cell>
          <table:table-cell table:style-name="Table57.A2" office:value-type="string">
            <text:p text:style-name="P1148">boolean</text:p>
          </table:table-cell>
          <table:table-cell table:style-name="Table57.A2" office:value-type="string">
            <text:p text:style-name="P1153">Not null , default 1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026365284448">
          <table:table-cell table:style-name="Table57.A2" office:value-type="string">
            <text:p text:style-name="P1146">primitive</text:p>
          </table:table-cell>
          <table:table-cell table:style-name="Table57.A2" office:value-type="string">
            <text:p text:style-name="P1148">boolean</text:p>
          </table:table-cell>
          <table:table-cell table:style-name="Table57.A2" office:value-type="string">
            <text:p text:style-name="P1153">Not null , default 1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026365285440">
          <table:table-cell table:style-name="Table57.A2" office:value-type="string">
            <text:p text:style-name="P1146">robots</text:p>
          </table:table-cell>
          <table:table-cell table:style-name="Table57.A2" office:value-type="string">
            <text:p text:style-name="P575">varchar(30)</text:p>
          </table:table-cell>
          <table:table-cell table:style-name="Table57.A2" office:value-type="string">
            <text:p text:style-name="P582">Not null </text:p>
            <text:p text:style-name="P422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16"/>
          </table:table-cell>
        </table:table-row>
      </table:table>
      <text:p text:style-name="P1481"/>
      <text:list xml:id="list831733550" text:style-name="L14">
        <text:list-item>
          <text:list>
            <text:list-item>
              <text:p text:style-name="P2178">رابطه ها : </text:p>
              <text:list>
                <text:list-item>
                  <text:p text:style-name="P2179">dates : </text:p>
                  <text:list>
                    <text:list-item>
                      <text:p text:style-name="P2180">نوع : <text:span text:style-name="T1079">1 به n </text:span></text:p>
                    </text:list-item>
                    <text:list-item>
                      <text:p text:style-name="P2180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9"/>
      <text:list xml:id="list141514014519037" text:continue-numbering="true" text:style-name="L14">
        <text:list-item>
          <text:list>
            <text:list-item>
              <text:list>
                <text:list-item>
                  <text:p text:style-name="P2179">users : </text:p>
                  <text:list>
                    <text:list-item>
                      <text:p text:style-name="P2180">نوع : <text:span text:style-name="T1080">1 به n </text:span></text:p>
                    </text:list-item>
                    <text:list-item>
                      <text:p text:style-name="P2180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9"/>
      <text:list xml:id="list141512644536171" text:continue-numbering="true" text:style-name="L14">
        <text:list-item>
          <text:list>
            <text:list-item>
              <text:list>
                <text:list-item>
                  <text:p text:style-name="P2179">page_translations : </text:p>
                  <text:list>
                    <text:list-item>
                      <text:p text:style-name="P2180">نوع : <text:span text:style-name="T1081">1 به n </text:span></text:p>
                    </text:list-item>
                    <text:list-item>
                      <text:p text:style-name="P2180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182"><text:soft-page-break/>page_seo_attribute_translations : </text:p>
                  <text:list>
                    <text:list-item>
                      <text:p text:style-name="P2180">نوع : <text:span text:style-name="T1082">1 به n </text:span></text:p>
                    </text:list-item>
                    <text:list-item>
                      <text:p text:style-name="P2180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9"/>
      <text:list xml:id="list141512578018256" text:continue-numbering="true" text:style-name="L14">
        <text:list-item>
          <text:list>
            <text:list-item>
              <text:list>
                <text:list-item>
                  <text:p text:style-name="P2155"><text:span text:style-name="T250">menu_containers</text:span><text:span text:style-name="T251"> : </text:span></text:p>
                  <text:list>
                    <text:list-item>
                      <text:p text:style-name="P2183">نوع : <text:span text:style-name="T1179">1 به n </text:span></text:p>
                    </text:list-item>
                    <text:list-item>
                      <text:p text:style-name="P2183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81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40"/>
      <text:list xml:id="list141513100332035" text:continue-numbering="true" text:style-name="L14">
        <text:list-item>
          <text:list>
            <text:list-item>
              <text:p text:style-name="P2156"><text:span text:style-name="T206">ستون ها : </text:span><text:span text:style-name="T205"><text:tab/></text:span></text:p>
            </text:list-item>
          </text:list>
        </text:list-item>
      </text:list>
      <text:p text:style-name="P1440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026365344080">
          <table:table-cell table:style-name="Table58.A1" office:value-type="string">
            <text:p text:style-name="P472">Name</text:p>
          </table:table-cell>
          <table:table-cell table:style-name="Table58.A1" office:value-type="string">
            <text:p text:style-name="P472">Data Type</text:p>
          </table:table-cell>
          <table:table-cell table:style-name="Table58.A1" office:value-type="string">
            <text:p text:style-name="P472">Attributes</text:p>
          </table:table-cell>
          <table:table-cell table:style-name="Table58.D1" office:value-type="string">
            <text:p text:style-name="P472">Comment</text:p>
          </table:table-cell>
        </table:table-row>
        <table:table-row table:style-name="TableLine94026365382672">
          <table:table-cell table:style-name="Table58.A2" office:value-type="string">
            <text:p text:style-name="P1154">id</text:p>
          </table:table-cell>
          <table:table-cell table:style-name="Table58.A2" office:value-type="string">
            <text:p text:style-name="P1155">Big int</text:p>
          </table:table-cell>
          <table:table-cell table:style-name="Table58.A2" office:value-type="string">
            <text:p text:style-name="P1149">Unsigned , index , not null ,</text:p>
            <text:p text:style-name="P1149">unique , primary key , </text:p>
            <text:p text:style-name="P1149">auto increment</text:p>
          </table:table-cell>
          <table:table-cell table:style-name="Table58.D2" office:value-type="string">
            <text:p text:style-name="P416"/>
          </table:table-cell>
        </table:table-row>
        <table:table-row table:style-name="TableLine94026365384768">
          <table:table-cell table:style-name="Table58.A2" office:value-type="string">
            <text:p text:style-name="P1154">keywords</text:p>
          </table:table-cell>
          <table:table-cell table:style-name="Table58.A2" office:value-type="string">
            <text:p text:style-name="P1156">varchar(255)</text:p>
          </table:table-cell>
          <table:table-cell table:style-name="Table58.A2" office:value-type="string">
            <text:p text:style-name="P1156">nullable</text:p>
          </table:table-cell>
          <table:table-cell table:style-name="Table58.D2" office:value-type="string">
            <text:p text:style-name="P416"/>
          </table:table-cell>
        </table:table-row>
        <table:table-row table:style-name="TableLine94026365385680">
          <table:table-cell table:style-name="Table58.A2" office:value-type="string">
            <text:p text:style-name="P1154">description</text:p>
          </table:table-cell>
          <table:table-cell table:style-name="Table58.A2" office:value-type="string">
            <text:p text:style-name="P1157">varchar(164)</text:p>
          </table:table-cell>
          <table:table-cell table:style-name="Table58.A2" office:value-type="string">
            <text:p text:style-name="P1163">nullable</text:p>
          </table:table-cell>
          <table:table-cell table:style-name="Table58.D2" office:value-type="string">
            <text:p text:style-name="P416"/>
          </table:table-cell>
        </table:table-row>
        <table:table-row table:style-name="TableLine94026365386640">
          <table:table-cell table:style-name="Table58.A2" office:value-type="string">
            <text:p text:style-name="P1154">subject</text:p>
          </table:table-cell>
          <table:table-cell table:style-name="Table58.A2" office:value-type="string">
            <text:p text:style-name="P1157">varchar(60)</text:p>
          </table:table-cell>
          <table:table-cell table:style-name="Table58.A2" office:value-type="string">
            <text:p text:style-name="P1162">nullable</text:p>
          </table:table-cell>
          <table:table-cell table:style-name="Table58.D2" office:value-type="string">
            <text:p text:style-name="P416"/>
          </table:table-cell>
        </table:table-row>
        <table:table-row table:style-name="TableLine94026365387904">
          <table:table-cell table:style-name="Table58.A2" office:value-type="string">
            <text:p text:style-name="P1154">page_id</text:p>
          </table:table-cell>
          <table:table-cell table:style-name="Table58.A2" office:value-type="string">
            <text:p text:style-name="P1158">Big int</text:p>
          </table:table-cell>
          <table:table-cell table:style-name="Table58.A2" office:value-type="string">
            <text:p text:style-name="P1159">Unsigned , <text:span text:style-name="T1084">not null , </text:span></text:p>
            <text:p text:style-name="P1164">foreign key → pages(id)</text:p>
            <text:p text:style-name="P1164"/>
            <text:p text:style-name="P1167">On Delete → (cascade)</text:p>
            <text:p text:style-name="P45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6"/>
          </table:table-cell>
        </table:table-row>
        <table:table-row table:style-name="TableLine94026365388928">
          <table:table-cell table:style-name="Table58.A2" office:value-type="string">
            <text:p text:style-name="P1154">language_id</text:p>
          </table:table-cell>
          <table:table-cell table:style-name="Table58.A2" office:value-type="string">
            <text:p text:style-name="P1158">Big int</text:p>
          </table:table-cell>
          <table:table-cell table:style-name="Table58.A2" office:value-type="string">
            <text:p text:style-name="P1160">Unsigned , <text:span text:style-name="T1084">not null , </text:span></text:p>
            <text:p text:style-name="P456"><text:span text:style-name="T1084">foreign key → </text:span><text:span text:style-name="T1087">languages</text:span><text:span text:style-name="T1084">(id)</text:span></text:p>
            <text:p text:style-name="P1165"/>
            <text:p text:style-name="P1168">On Delete → (cascade)</text:p>
            <text:p text:style-name="P1160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6"/>
          </table:table-cell>
        </table:table-row>
      </table:table>
      <text:p text:style-name="P1482"/>
      <text:list xml:id="list2393394863" text:style-name="L15">
        <text:list-item>
          <text:list>
            <text:list-item>
              <text:p text:style-name="P2270"><text:span text:style-name="T205">ر</text:span><text:span text:style-name="T197">ابطه ها :‌</text:span></text:p>
              <text:list>
                <text:list-item>
                  <text:p text:style-name="P2188">pages : </text:p>
                  <text:list>
                    <text:list-item>
                      <text:p text:style-name="P2181">نوع : <text:span text:style-name="T1082">1 به n </text:span></text:p>
                    </text:list-item>
                    <text:list-item>
                      <text:p text:style-name="P2181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1"/>
      <text:list xml:id="list141513007087267" text:continue-numbering="true" text:style-name="L15">
        <text:list-item>
          <text:list>
            <text:list-item>
              <text:list>
                <text:list-item>
                  <text:p text:style-name="P2188">languages : </text:p>
                  <text:list>
                    <text:list-item>
                      <text:p text:style-name="P2271"><text:span text:style-name="T197">نوع :‌</text:span><text:span text:style-name="T207">1 به n </text:span></text:p>
                    </text:list-item>
                    <text:list-item>
                      <text:p text:style-name="P2271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2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73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026365430224">
          <table:table-cell table:style-name="Table59.A1" office:value-type="string">
            <text:p text:style-name="P472">Name</text:p>
          </table:table-cell>
          <table:table-cell table:style-name="Table59.A1" office:value-type="string">
            <text:p text:style-name="P472">Data Type</text:p>
          </table:table-cell>
          <table:table-cell table:style-name="Table59.A1" office:value-type="string">
            <text:p text:style-name="P472">Attributes</text:p>
          </table:table-cell>
          <table:table-cell table:style-name="Table59.D1" office:value-type="string">
            <text:p text:style-name="P472">Comment</text:p>
          </table:table-cell>
        </table:table-row>
        <table:table-row table:style-name="TableLine94026365456464">
          <table:table-cell table:style-name="Table59.A2" office:value-type="string">
            <text:p text:style-name="P1154">id</text:p>
          </table:table-cell>
          <table:table-cell table:style-name="Table59.A2" office:value-type="string">
            <text:p text:style-name="P1155">Big int</text:p>
          </table:table-cell>
          <table:table-cell table:style-name="Table59.A2" office:value-type="string">
            <text:p text:style-name="P1149">Unsigned , index , not null ,</text:p>
            <text:p text:style-name="P1149">unique , primary key , </text:p>
            <text:p text:style-name="P1149">auto increment</text:p>
          </table:table-cell>
          <table:table-cell table:style-name="Table59.D2" office:value-type="string">
            <text:p text:style-name="P416"/>
          </table:table-cell>
        </table:table-row>
        <table:table-row table:style-name="TableLine94026365457600">
          <table:table-cell table:style-name="Table59.A2" office:value-type="string">
            <text:p text:style-name="P1170">title</text:p>
          </table:table-cell>
          <table:table-cell table:style-name="Table59.A2" office:value-type="string">
            <text:p text:style-name="P1171">varchar(<text:span text:style-name="T1088">60</text:span>)</text:p>
          </table:table-cell>
          <table:table-cell table:style-name="Table59.A2" office:value-type="string">
            <text:p text:style-name="P1174">Not null</text:p>
          </table:table-cell>
          <table:table-cell table:style-name="Table59.D2" office:value-type="string">
            <text:p text:style-name="P1173">عنوان صفحه</text:p>
          </table:table-cell>
        </table:table-row>
        <table:table-row table:style-name="TableLine94026365458416">
          <table:table-cell table:style-name="Table59.A2" office:value-type="string">
            <text:p text:style-name="P1170">page_id</text:p>
          </table:table-cell>
          <table:table-cell table:style-name="Table59.A2" office:value-type="string">
            <text:p text:style-name="P1171">Big int</text:p>
          </table:table-cell>
          <table:table-cell table:style-name="Table59.A2" office:value-type="string">
            <text:p text:style-name="P1161">Unsigned , <text:span text:style-name="T1084">not null , </text:span></text:p>
            <text:p text:style-name="P1166">foreign key → pages(id)</text:p>
            <text:p text:style-name="P1166"/>
            <text:p text:style-name="P1169">On Delete → (cascade)</text:p>
            <text:p text:style-name="P45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6"/>
          </table:table-cell>
        </table:table-row>
        <table:table-row table:style-name="TableLine94026365459232">
          <table:table-cell table:style-name="Table59.A2" office:value-type="string">
            <text:p text:style-name="P1170">language_id</text:p>
          </table:table-cell>
          <table:table-cell table:style-name="Table59.A2" office:value-type="string">
            <text:p text:style-name="P1172">Big int</text:p>
          </table:table-cell>
          <table:table-cell table:style-name="Table59.A2" office:value-type="string">
            <text:p text:style-name="P1161">Unsigned , <text:span text:style-name="T1084">not null , </text:span></text:p>
            <text:p text:style-name="P457"><text:span text:style-name="T1084">foreign key → </text:span><text:span text:style-name="T1087">languages</text:span><text:span text:style-name="T1084">(id)</text:span></text:p>
            <text:p text:style-name="P1166"/>
            <text:p text:style-name="P1169">On Delete → (cascade)</text:p>
            <text:p text:style-name="P116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6"/>
          </table:table-cell>
        </table:table-row>
      </table:table>
      <text:p text:style-name="P1483"/>
      <text:list xml:id="list3544064419" text:style-name="L16">
        <text:list-item>
          <text:list>
            <text:list-item>
              <text:p text:style-name="P2189">ارتباط ها :‌</text:p>
              <text:list>
                <text:list-item>
                  <text:p text:style-name="P2189">pages : </text:p>
                  <text:list>
                    <text:list-item>
                      <text:p text:style-name="P2274"><text:span text:style-name="T197">نوع : </text:span><text:span text:style-name="T211">1 به n </text:span></text:p>
                    </text:list-item>
                    <text:list-item>
                      <text:p text:style-name="P2274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2"/>
      <text:list xml:id="list141513318191284" text:continue-numbering="true" text:style-name="L16">
        <text:list-item>
          <text:list>
            <text:list-item>
              <text:list>
                <text:list-item>
                  <text:p text:style-name="P2189">languages : </text:p>
                  <text:list>
                    <text:list-item>
                      <text:p text:style-name="P2274"><text:span text:style-name="T197">نوع : </text:span><text:span text:style-name="T212">1 به n </text:span></text:p>
                    </text:list-item>
                    <text:list-item>
                      <text:p text:style-name="P2274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3"/>
      <text:p text:style-name="P1443"/>
      <text:p text:style-name="P1443"/>
      <text:p text:style-name="P1443"/>
      <text:list xml:id="list141513676161953" text:continue-numbering="true" text:style-name="L16">
        <text:list-item>
          <text:list>
            <text:list-item>
              <text:list>
                <text:list-item>
                  <text:p text:style-name="P2157"><text:soft-page-break/><text:span text:style-name="T219">page_translation_bodies</text:span><text:span text:style-name="T215"> : </text:span></text:p>
                  <text:list>
                    <text:list-item>
                      <text:p text:style-name="P2275"><text:span text:style-name="T197">نوع : </text:span><text:span text:style-name="T214">1 به 1 </text:span></text:p>
                    </text:list-item>
                    <text:list-item>
                      <text:p text:style-name="P2157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4"/>
      <text:list xml:id="list141513105372767" text:continue-numbering="true" text:style-name="L16">
        <text:list-item>
          <text:p text:style-name="P2295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190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026365503024">
          <table:table-cell table:style-name="Table60.A1" office:value-type="string">
            <text:p text:style-name="P472">Name</text:p>
          </table:table-cell>
          <table:table-cell table:style-name="Table60.A1" office:value-type="string">
            <text:p text:style-name="P472">Data Type</text:p>
          </table:table-cell>
          <table:table-cell table:style-name="Table60.A1" office:value-type="string">
            <text:p text:style-name="P472">Attributes</text:p>
          </table:table-cell>
          <table:table-cell table:style-name="Table60.D1" office:value-type="string">
            <text:p text:style-name="P472">Comment</text:p>
          </table:table-cell>
        </table:table-row>
        <table:table-row table:style-name="TableLine94026365528800">
          <table:table-cell table:style-name="Table60.A2" office:value-type="string">
            <text:p text:style-name="P1154">id</text:p>
          </table:table-cell>
          <table:table-cell table:style-name="Table60.A2" office:value-type="string">
            <text:p text:style-name="P1155">Big int</text:p>
          </table:table-cell>
          <table:table-cell table:style-name="Table60.A2" office:value-type="string">
            <text:p text:style-name="P1149">Unsigned , index , not null ,</text:p>
            <text:p text:style-name="P1149">unique , primary key , </text:p>
            <text:p text:style-name="P1149">auto increment</text:p>
          </table:table-cell>
          <table:table-cell table:style-name="Table60.D2" office:value-type="string">
            <text:p text:style-name="P416"/>
          </table:table-cell>
        </table:table-row>
        <table:table-row table:style-name="TableLine94026365531072">
          <table:table-cell table:style-name="Table60.A2" office:value-type="string">
            <text:p text:style-name="P1175">body</text:p>
          </table:table-cell>
          <table:table-cell table:style-name="Table60.A2" office:value-type="string">
            <text:p text:style-name="P1176">Medium text</text:p>
          </table:table-cell>
          <table:table-cell table:style-name="Table60.A2" office:value-type="string">
            <text:p text:style-name="P1177">Not null</text:p>
          </table:table-cell>
          <table:table-cell table:style-name="Table60.D2" office:value-type="string">
            <text:p text:style-name="P416"/>
          </table:table-cell>
        </table:table-row>
        <table:table-row table:style-name="TableLine94026365531984">
          <table:table-cell table:style-name="Table60.A2" office:value-type="string">
            <text:p text:style-name="P1175">Page_</text:p>
            <text:p text:style-name="P1175">translate_id</text:p>
          </table:table-cell>
          <table:table-cell table:style-name="Table60.A2" office:value-type="string">
            <text:p text:style-name="P1175">Big int</text:p>
          </table:table-cell>
          <table:table-cell table:style-name="Table60.A2" office:value-type="string">
            <text:p text:style-name="P1178">Not null , unsigned , </text:p>
            <text:p text:style-name="P1178">foreign key → page_translations(id)</text:p>
            <text:p text:style-name="P1178"/>
            <text:p text:style-name="P1178">On Delete → (cascade) ,</text:p>
            <text:p text:style-name="P1178">On Update → (cascade) ,</text:p>
          </table:table-cell>
          <table:table-cell table:style-name="Table60.D2" office:value-type="string">
            <text:p text:style-name="P416"/>
          </table:table-cell>
        </table:table-row>
      </table:table>
      <text:p text:style-name="P1484"/>
      <text:list xml:id="list3234202950" text:style-name="L17">
        <text:list-item>
          <text:list>
            <text:list-item>
              <text:p text:style-name="P2191">رابطه ها :‌</text:p>
              <text:list>
                <text:list-item>
                  <text:p text:style-name="P2192">page_translations : </text:p>
                  <text:list>
                    <text:list-item>
                      <text:p text:style-name="P2276"><text:span text:style-name="T197">نوع : </text:span><text:span text:style-name="T214">1 به 1 </text:span></text:p>
                    </text:list-item>
                    <text:list-item>
                      <text:p text:style-name="P2192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41513324593306" text:continue-numbering="true" text:style-name="L17">
        <text:list-item>
          <text:p text:style-name="P2282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193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026365566832">
          <table:table-cell table:style-name="Table71.A1" office:value-type="string">
            <text:p text:style-name="P472">Name</text:p>
          </table:table-cell>
          <table:table-cell table:style-name="Table71.A1" office:value-type="string">
            <text:p text:style-name="P472">Data Type</text:p>
          </table:table-cell>
          <table:table-cell table:style-name="Table71.A1" office:value-type="string">
            <text:p text:style-name="P472">Attributes</text:p>
          </table:table-cell>
          <table:table-cell table:style-name="Table71.D1" office:value-type="string">
            <text:p text:style-name="P472">Comment</text:p>
          </table:table-cell>
        </table:table-row>
        <table:table-row table:style-name="TableLine94026365593616">
          <table:table-cell table:style-name="Table71.A2" office:value-type="string">
            <text:p text:style-name="P1235">id</text:p>
          </table:table-cell>
          <table:table-cell table:style-name="Table71.A2" office:value-type="string">
            <text:p text:style-name="P1235">Big int</text:p>
          </table:table-cell>
          <table:table-cell table:style-name="Table71.A2" office:value-type="string">
            <text:p text:style-name="P1149">Unsigned , index , not null ,</text:p>
            <text:p text:style-name="P1149">unique , primary key , </text:p>
            <text:p text:style-name="P1149">auto increment</text:p>
          </table:table-cell>
          <table:table-cell table:style-name="Table71.D2" office:value-type="string">
            <text:p text:style-name="P416"/>
          </table:table-cell>
        </table:table-row>
        <table:table-row table:style-name="TableLine94026365598400">
          <table:table-cell table:style-name="Table71.A2" office:value-type="string">
            <text:p text:style-name="P1243">position</text:p>
          </table:table-cell>
          <table:table-cell table:style-name="Table71.A2" office:value-type="string">
            <text:p text:style-name="P1243">Tiny int</text:p>
          </table:table-cell>
          <table:table-cell table:style-name="Table71.A2" office:value-type="string">
            <text:p text:style-name="P1244">Unsigned , not null</text:p>
          </table:table-cell>
          <table:table-cell table:style-name="Table71.D2" office:value-type="string">
            <text:p text:style-name="P1252">مکان منو در صفحه</text:p>
          </table:table-cell>
        </table:table-row>
        <table:table-row table:style-name="TableLine94026365598656">
          <table:table-cell table:style-name="Table71.A2" office:value-type="string">
            <text:p text:style-name="P1283">active</text:p>
          </table:table-cell>
          <table:table-cell table:style-name="Table71.A2" office:value-type="string">
            <text:p text:style-name="P1236">boolean</text:p>
          </table:table-cell>
          <table:table-cell table:style-name="Table71.A2" office:value-type="string">
            <text:p text:style-name="P1238">Not null , default 1 </text:p>
          </table:table-cell>
          <table:table-cell table:style-name="Table71.D2" office:value-type="string">
            <text:p text:style-name="P416"/>
          </table:table-cell>
        </table:table-row>
        <table:table-row table:style-name="TableLine94026365599472">
          <table:table-cell table:style-name="Table71.A2" office:value-type="string">
            <text:p text:style-name="P1235">sort</text:p>
          </table:table-cell>
          <table:table-cell table:style-name="Table71.A2" office:value-type="string">
            <text:p text:style-name="P1239">Tiny int</text:p>
          </table:table-cell>
          <table:table-cell table:style-name="Table71.A2" office:value-type="string">
            <text:p text:style-name="P1239">Nullable , unsigned</text:p>
          </table:table-cell>
          <table:table-cell table:style-name="Table71.D2" office:value-type="string">
            <text:p text:style-name="P1252">برای پنل</text:p>
          </table:table-cell>
        </table:table-row>
        <table:table-row table:style-name="TableLine94026365600560">
          <table:table-cell table:style-name="Table71.A2" office:value-type="string">
            <text:p text:style-name="P1235">page_id</text:p>
          </table:table-cell>
          <table:table-cell table:style-name="Table71.A2" office:value-type="string">
            <text:p text:style-name="P1237">Big int</text:p>
          </table:table-cell>
          <table:table-cell table:style-name="Table71.A2" office:value-type="string">
            <text:p text:style-name="P1240">Unsigned , <text:span text:style-name="T1169">nullable , </text:span></text:p>
            <text:p text:style-name="P1241">foreign key → pages(id)</text:p>
            <text:p text:style-name="P1241"/>
            <text:p text:style-name="P1242">On Delete → (<text:span text:style-name="T1171">SET NULL</text:span>) ,</text:p>
            <text:p text:style-name="P461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16"/>
          </table:table-cell>
        </table:table-row>
      </table:table>
      <text:list xml:id="list921375979" text:style-name="L18">
        <text:list-item>
          <text:list>
            <text:list-item>
              <text:p text:style-name="P2194">ارتباط ها : </text:p>
              <text:list>
                <text:list-item>
                  <text:p text:style-name="P2194">dates : </text:p>
                  <text:list>
                    <text:list-item>
                      <text:p text:style-name="P2184">نوع : <text:span text:style-name="T1173">1 به n </text:span></text:p>
                    </text:list-item>
                    <text:list-item>
                      <text:p text:style-name="P2184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41512601376428" text:continue-numbering="true" text:style-name="L18">
        <text:list-item>
          <text:list>
            <text:list-item>
              <text:list>
                <text:list-item>
                  <text:p text:style-name="P2194">user<text:span text:style-name="T1168">s</text:span> : </text:p>
                  <text:list>
                    <text:list-item>
                      <text:p text:style-name="P2184">نوع : <text:span text:style-name="T1174">1 به n </text:span></text:p>
                    </text:list-item>
                    <text:list-item>
                      <text:p text:style-name="P2184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41512986110058" text:continue-numbering="true" text:style-name="L18">
        <text:list-item>
          <text:list>
            <text:list-item>
              <text:list>
                <text:list-item>
                  <text:p text:style-name="P2194">menu_translations : </text:p>
                  <text:list>
                    <text:list-item>
                      <text:p text:style-name="P2184">نوع : <text:span text:style-name="T1175">1 به n </text:span></text:p>
                    </text:list-item>
                    <text:list-item>
                      <text:p text:style-name="P2184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94"><text:soft-page-break/>pages : </text:p>
                  <text:list>
                    <text:list-item>
                      <text:p text:style-name="P2184">نوع : <text:span text:style-name="T1179">1 به n </text:span></text:p>
                    </text:list-item>
                    <text:list-item>
                      <text:p text:style-name="P2184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41514327339922" text:continue-numbering="true" text:style-name="L18">
        <text:list-item>
          <text:list>
            <text:list-item>
              <text:list>
                <text:list-item>
                  <text:p text:style-name="P2194">menu_items : </text:p>
                  <text:list>
                    <text:list-item>
                      <text:p text:style-name="P2184">نوع : <text:span text:style-name="T1176">1 به n </text:span></text:p>
                    </text:list-item>
                    <text:list-item>
                      <text:p text:style-name="P2185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41514613525772" text:continue-numbering="true" text:style-name="L18">
        <text:list-item>
          <text:p text:style-name="P2283">menu_items : در این جدول <text:span text:style-name="T1182">menu item ها را نگه داری میکنیم !!! </text:span></text:p>
          <text:list>
            <text:list-item>
              <text:p text:style-name="P2195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026365631600">
          <table:table-cell table:style-name="Table72.A1" office:value-type="string">
            <text:p text:style-name="P472">Name</text:p>
          </table:table-cell>
          <table:table-cell table:style-name="Table72.A1" office:value-type="string">
            <text:p text:style-name="P472">Data Type</text:p>
          </table:table-cell>
          <table:table-cell table:style-name="Table72.A1" office:value-type="string">
            <text:p text:style-name="P472">Attributes</text:p>
          </table:table-cell>
          <table:table-cell table:style-name="Table72.D1" office:value-type="string">
            <text:p text:style-name="P472">Comment</text:p>
          </table:table-cell>
        </table:table-row>
        <table:table-row table:style-name="TableLine94026365678720">
          <table:table-cell table:style-name="Table72.A2" office:value-type="string">
            <text:p text:style-name="P1245">id</text:p>
          </table:table-cell>
          <table:table-cell table:style-name="Table72.A2" office:value-type="string">
            <text:p text:style-name="P1245">Big int</text:p>
          </table:table-cell>
          <table:table-cell table:style-name="Table72.A2" office:value-type="string">
            <text:p text:style-name="P1150">Unsigned , index , not null ,unique , primary key , </text:p>
            <text:p text:style-name="P1150">auto increment</text:p>
          </table:table-cell>
          <table:table-cell table:style-name="Table72.D2" office:value-type="string">
            <text:p text:style-name="P416"/>
          </table:table-cell>
        </table:table-row>
        <table:table-row table:style-name="TableLine94026365681280">
          <table:table-cell table:style-name="Table72.A2" office:value-type="string">
            <text:p text:style-name="P1245">url</text:p>
          </table:table-cell>
          <table:table-cell table:style-name="Table72.A2" office:value-type="string">
            <text:p text:style-name="P1247">varchar(<text:span text:style-name="T1183">64</text:span>)</text:p>
          </table:table-cell>
          <table:table-cell table:style-name="Table72.A2" office:value-type="string">
            <text:p text:style-name="P1255">Not null</text:p>
          </table:table-cell>
          <table:table-cell table:style-name="Table72.D2" office:value-type="string">
            <text:p text:style-name="P416"/>
          </table:table-cell>
        </table:table-row>
        <table:table-row table:style-name="TableLine94026365682192">
          <table:table-cell table:style-name="Table72.A2" office:value-type="string">
            <text:p text:style-name="P1284">active</text:p>
          </table:table-cell>
          <table:table-cell table:style-name="Table72.A2" office:value-type="string">
            <text:p text:style-name="P1246">boolean</text:p>
          </table:table-cell>
          <table:table-cell table:style-name="Table72.A2" office:value-type="string">
            <text:p text:style-name="P1249">Not null , default 1</text:p>
          </table:table-cell>
          <table:table-cell table:style-name="Table72.D2" office:value-type="string">
            <text:p text:style-name="P416"/>
          </table:table-cell>
        </table:table-row>
        <table:table-row table:style-name="TableLine94026365683152">
          <table:table-cell table:style-name="Table72.A2" office:value-type="string">
            <text:p text:style-name="P1245">sort</text:p>
          </table:table-cell>
          <table:table-cell table:style-name="Table72.A2" office:value-type="string">
            <text:p text:style-name="P1250">Tiny int</text:p>
          </table:table-cell>
          <table:table-cell table:style-name="Table72.A2" office:value-type="string">
            <text:p text:style-name="P1251">Nullable , <text:span text:style-name="T1184">unsigned</text:span></text:p>
          </table:table-cell>
          <table:table-cell table:style-name="Table72.D2" office:value-type="string">
            <text:p text:style-name="P416"/>
          </table:table-cell>
        </table:table-row>
        <table:table-row table:style-name="TableLine94026365684576">
          <table:table-cell table:style-name="Table72.A2" office:value-type="string">
            <text:p text:style-name="P1245">menu_container_id</text:p>
          </table:table-cell>
          <table:table-cell table:style-name="Table72.A2" office:value-type="string">
            <text:p text:style-name="P1248">Big int</text:p>
          </table:table-cell>
          <table:table-cell table:style-name="Table72.A2" office:value-type="string">
            <text:p text:style-name="P1253">Unsigned , not null ,</text:p>
            <text:p text:style-name="P1253">foreign key → menu_containers(id)</text:p>
            <text:p text:style-name="P1253"/>
            <text:p text:style-name="P1254">On Delete → (cascade) ,</text:p>
            <text:p text:style-name="P1254">On Update → (cascade) ,</text:p>
          </table:table-cell>
          <table:table-cell table:style-name="Table72.D2" office:value-type="string">
            <text:p text:style-name="P416"/>
          </table:table-cell>
        </table:table-row>
        <table:table-row table:style-name="TableLine94026365685600">
          <table:table-cell table:style-name="Table72.A2" office:value-type="string">
            <text:p text:style-name="P1245">menu_item_id</text:p>
          </table:table-cell>
          <table:table-cell table:style-name="Table72.A2" office:value-type="string">
            <text:p text:style-name="P1256">Big int</text:p>
          </table:table-cell>
          <table:table-cell table:style-name="Table72.A2" office:value-type="string">
            <text:p text:style-name="P1344">Nullable , unsigned ,</text:p>
            <text:p text:style-name="P1344">foreign key → menu_items(id)</text:p>
            <text:p text:style-name="P1344"/>
            <text:p text:style-name="P1344">On Delete → (set null) ,</text:p>
            <text:p text:style-name="P1344">On Update → (cascade) ,</text:p>
          </table:table-cell>
          <table:table-cell table:style-name="Table72.D2" office:value-type="string">
            <text:p text:style-name="P416"/>
          </table:table-cell>
        </table:table-row>
      </table:table>
      <text:p text:style-name="P1486"/>
      <text:list xml:id="list1549680058" text:style-name="L19">
        <text:list-item>
          <text:list>
            <text:list-item>
              <text:p text:style-name="P2196">ارتباط ها : </text:p>
              <text:list>
                <text:list-item>
                  <text:p text:style-name="P2197">dates : </text:p>
                  <text:list>
                    <text:list-item>
                      <text:p text:style-name="P2198">نوع :‌<text:span text:style-name="T1185">1 به n </text:span></text:p>
                    </text:list-item>
                    <text:list-item>
                      <text:p text:style-name="P2198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41513240213872" text:continue-numbering="true" text:style-name="L19">
        <text:list-item>
          <text:list>
            <text:list-item>
              <text:list>
                <text:list-item>
                  <text:p text:style-name="P2197">users :</text:p>
                  <text:list>
                    <text:list-item>
                      <text:p text:style-name="P2198">نوع :‌<text:span text:style-name="T1186">1 به n </text:span></text:p>
                    </text:list-item>
                    <text:list-item>
                      <text:p text:style-name="P2198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p text:style-name="P1477"><text:soft-page-break/></text:p>
      <text:p text:style-name="P1477"/>
      <text:p text:style-name="P1477"/>
      <text:list xml:id="list141514620582613" text:continue-numbering="true" text:style-name="L19">
        <text:list-item>
          <text:list>
            <text:list-item>
              <text:list>
                <text:list-item>
                  <text:p text:style-name="P2201">menu_translations : </text:p>
                  <text:list>
                    <text:list-item>
                      <text:p text:style-name="P2198">نوع :‌<text:span text:style-name="T1187">1 به n </text:span></text:p>
                    </text:list-item>
                    <text:list-item>
                      <text:p text:style-name="P2198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58"><text:span text:style-name="T252">menu_containers</text:span><text:span text:style-name="T251"> : </text:span></text:p>
                  <text:list>
                    <text:list-item>
                      <text:p text:style-name="P2186">نوع : <text:span text:style-name="T1176">1 به n </text:span></text:p>
                    </text:list-item>
                    <text:list-item>
                      <text:p text:style-name="P2186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41512548128893" text:continue-numbering="true" text:style-name="L19">
        <text:list-item>
          <text:list>
            <text:list-item>
              <text:list>
                <text:list-item>
                  <text:p text:style-name="P2202">iconables : </text:p>
                  <text:list>
                    <text:list-item>
                      <text:p text:style-name="P2198">نوع :‌<text:span text:style-name="T1188">1 به 1 </text:span></text:p>
                    </text:list-item>
                    <text:list-item>
                      <text:p text:style-name="P2198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41512945807430" text:continue-numbering="true" text:style-name="L19">
        <text:list-item>
          <text:list>
            <text:list-item>
              <text:list>
                <text:list-item>
                  <text:p text:style-name="P2203">menu_items : </text:p>
                  <text:list>
                    <text:list-item>
                      <text:p text:style-name="P2198">نوع :‌<text:span text:style-name="T1191">1 به n </text:span></text:p>
                    </text:list-item>
                    <text:list-item>
                      <text:p text:style-name="P2199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04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41513705564704" text:continue-numbering="true" text:style-name="L19">
        <text:list-item>
          <text:p text:style-name="P2284">menu_translations : در این جدول ترجمه های menu item , menu container <text:s/>که برای هر زبان درست میشود , ذخیره میشود !!! </text:p>
          <text:list>
            <text:list-item>
              <text:p text:style-name="P2205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026365761760">
          <table:table-cell table:style-name="Table73.A1" office:value-type="string">
            <text:p text:style-name="P472">Name</text:p>
          </table:table-cell>
          <table:table-cell table:style-name="Table73.A1" office:value-type="string">
            <text:p text:style-name="P472">Data Type</text:p>
          </table:table-cell>
          <table:table-cell table:style-name="Table73.A1" office:value-type="string">
            <text:p text:style-name="P472">Attributes</text:p>
          </table:table-cell>
          <table:table-cell table:style-name="Table73.D1" office:value-type="string">
            <text:p text:style-name="P472">Comment</text:p>
          </table:table-cell>
        </table:table-row>
        <table:table-row table:style-name="TableLine94026365783264">
          <table:table-cell table:style-name="Table73.A2" office:value-type="string">
            <text:p text:style-name="P1245">id</text:p>
          </table:table-cell>
          <table:table-cell table:style-name="Table73.A2" office:value-type="string">
            <text:p text:style-name="P1245">Big int</text:p>
          </table:table-cell>
          <table:table-cell table:style-name="Table73.A2" office:value-type="string">
            <text:p text:style-name="P1150">Unsigned , index , not null ,unique , primary key , </text:p>
            <text:p text:style-name="P1150">auto increment</text:p>
          </table:table-cell>
          <table:table-cell table:style-name="Table73.D2" office:value-type="string">
            <text:p text:style-name="P416"/>
          </table:table-cell>
        </table:table-row>
        <table:table-row table:style-name="TableLine94026365785088">
          <table:table-cell table:style-name="Table73.A2" office:value-type="string">
            <text:p text:style-name="P1257">title</text:p>
          </table:table-cell>
          <table:table-cell table:style-name="Table73.A2" office:value-type="string">
            <text:p text:style-name="P1258"><text:span text:style-name="T1193">varchar(</text:span>64<text:span text:style-name="T1193">)</text:span></text:p>
          </table:table-cell>
          <table:table-cell table:style-name="Table73.A2" office:value-type="string">
            <text:p text:style-name="P1262">Not null</text:p>
          </table:table-cell>
          <table:table-cell table:style-name="Table73.D2" office:value-type="string">
            <text:p text:style-name="P416"/>
          </table:table-cell>
        </table:table-row>
        <table:table-row table:style-name="TableLine94026365786000">
          <table:table-cell table:style-name="Table73.A2" office:value-type="string">
            <text:p text:style-name="P1257">object_class</text:p>
          </table:table-cell>
          <table:table-cell table:style-name="Table73.A2" office:value-type="string">
            <text:p text:style-name="P1259">varchar(255)</text:p>
          </table:table-cell>
          <table:table-cell table:style-name="Table73.A2" office:value-type="string">
            <text:p text:style-name="P1262">Not null</text:p>
          </table:table-cell>
          <table:table-cell table:style-name="Table73.D2" office:value-type="string">
            <text:p text:style-name="P416"/>
          </table:table-cell>
        </table:table-row>
        <table:table-row table:style-name="TableLine94026365786960">
          <table:table-cell table:style-name="Table73.A2" office:value-type="string">
            <text:p text:style-name="P1257">object_id</text:p>
          </table:table-cell>
          <table:table-cell table:style-name="Table73.A2" office:value-type="string">
            <text:p text:style-name="P1260">Big int</text:p>
          </table:table-cell>
          <table:table-cell table:style-name="Table73.A2" office:value-type="string">
            <text:p text:style-name="P1262">Unsigned , not null </text:p>
          </table:table-cell>
          <table:table-cell table:style-name="Table73.D2" office:value-type="string">
            <text:p text:style-name="P416"/>
          </table:table-cell>
        </table:table-row>
        <table:table-row table:style-name="TableLine94026365788384">
          <table:table-cell table:style-name="Table73.A2" office:value-type="string">
            <text:p text:style-name="P1257">language_id</text:p>
          </table:table-cell>
          <table:table-cell table:style-name="Table73.A2" office:value-type="string">
            <text:p text:style-name="P1261">Big int</text:p>
          </table:table-cell>
          <table:table-cell table:style-name="Table73.A2" office:value-type="string">
            <text:p text:style-name="P1262">Unsigned , not null </text:p>
            <text:p text:style-name="P1262">foreign key → language(id)</text:p>
            <text:p text:style-name="P1262"/>
            <text:p text:style-name="P1263">On Delete → (cascade) ,</text:p>
            <text:p text:style-name="P1263">On Update → (cascade) ,</text:p>
          </table:table-cell>
          <table:table-cell table:style-name="Table73.D2" office:value-type="string">
            <text:p text:style-name="P416"/>
          </table:table-cell>
        </table:table-row>
      </table:table>
      <text:list xml:id="list1800779815" text:style-name="L20">
        <text:list-item>
          <text:list>
            <text:list-item>
              <text:p text:style-name="P2206">ارتباط ها :‌</text:p>
              <text:list>
                <text:list-item>
                  <text:p text:style-name="P2206">menu_containers : </text:p>
                  <text:list>
                    <text:list-item>
                      <text:p text:style-name="P2187">نوع : <text:span text:style-name="T1175">1 به n </text:span></text:p>
                    </text:list-item>
                    <text:list-item>
                      <text:p text:style-name="P2187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06">menu_items : </text:p>
                  <text:list>
                    <text:list-item>
                      <text:p text:style-name="P2200">نوع :‌<text:span text:style-name="T1187">1 به n </text:span></text:p>
                    </text:list-item>
                    <text:list-item>
                      <text:p text:style-name="P220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06">languages : </text:p>
                  <text:list>
                    <text:list-item>
                      <text:p text:style-name="P2207">نوع : <text:span text:style-name="T1194">1 به n </text:span></text:p>
                    </text:list-item>
                    <text:list-item>
                      <text:p text:style-name="P2207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514610028597" text:continue-list="list141513324593306" text:style-name="L17">
        <text:list-item>
          <text:p text:style-name="P2285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45"/>
      <text:list xml:id="list141514487927980" text:continue-numbering="true" text:style-name="L17">
        <text:list-item>
          <text:list>
            <text:list-item>
              <text:p text:style-name="P2208">ستون ها :‌</text:p>
            </text:list-item>
          </text:list>
        </text:list-item>
      </text:list>
      <text:p text:style-name="P1446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026365804992">
          <table:table-cell table:style-name="Table61.A1" office:value-type="string">
            <text:p text:style-name="P472">Name</text:p>
          </table:table-cell>
          <table:table-cell table:style-name="Table61.A1" office:value-type="string">
            <text:p text:style-name="P472">Data Type</text:p>
          </table:table-cell>
          <table:table-cell table:style-name="Table61.A1" office:value-type="string">
            <text:p text:style-name="P472">Attributes</text:p>
          </table:table-cell>
          <table:table-cell table:style-name="Table61.D1" office:value-type="string">
            <text:p text:style-name="P472">Comment</text:p>
          </table:table-cell>
        </table:table-row>
        <table:table-row table:style-name="TableLine94026365854992">
          <table:table-cell table:style-name="Table61.A2" office:value-type="string">
            <text:p text:style-name="P1180">id</text:p>
          </table:table-cell>
          <table:table-cell table:style-name="Table61.A2" office:value-type="string">
            <text:p text:style-name="P1182">Big int</text:p>
          </table:table-cell>
          <table:table-cell table:style-name="Table61.A2" office:value-type="string">
            <text:p text:style-name="P1186">Unsigned , not null , index , </text:p>
            <text:p text:style-name="P1186">unique , primary key , </text:p>
            <text:p text:style-name="P1186">auto increment</text:p>
          </table:table-cell>
          <table:table-cell table:style-name="Table61.D2" office:value-type="string">
            <text:p text:style-name="P416"/>
          </table:table-cell>
        </table:table-row>
        <table:table-row table:style-name="TableLine94026365857168">
          <table:table-cell table:style-name="Table61.A2" office:value-type="string">
            <text:p text:style-name="P1181">name</text:p>
          </table:table-cell>
          <table:table-cell table:style-name="Table61.A2" office:value-type="string">
            <text:p text:style-name="P458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89">Not null</text:p>
          </table:table-cell>
          <table:table-cell table:style-name="Table61.D2" office:value-type="string">
            <text:p text:style-name="P416"/>
          </table:table-cell>
        </table:table-row>
        <table:table-row table:style-name="TableLine94026365857760">
          <table:table-cell table:style-name="Table61.A2" office:value-type="string">
            <text:p text:style-name="P1181">object_class</text:p>
          </table:table-cell>
          <table:table-cell table:style-name="Table61.A2" office:value-type="string">
            <text:p text:style-name="P1183">varchar(255)</text:p>
          </table:table-cell>
          <table:table-cell table:style-name="Table61.A2" office:value-type="string">
            <text:p text:style-name="P1186">Not null</text:p>
          </table:table-cell>
          <table:table-cell table:style-name="Table61.D2" office:value-type="string">
            <text:p text:style-name="P416"/>
          </table:table-cell>
        </table:table-row>
        <table:table-row table:style-name="TableLine94026365858576">
          <table:table-cell table:style-name="Table61.A2" office:value-type="string">
            <text:p text:style-name="P1181">object_id</text:p>
          </table:table-cell>
          <table:table-cell table:style-name="Table61.A2" office:value-type="string">
            <text:p text:style-name="P1184">Big int</text:p>
          </table:table-cell>
          <table:table-cell table:style-name="Table61.A2" office:value-type="string">
            <text:p text:style-name="P1187">Unsigned , not null</text:p>
          </table:table-cell>
          <table:table-cell table:style-name="Table61.D2" office:value-type="string">
            <text:p text:style-name="P416"/>
          </table:table-cell>
        </table:table-row>
        <table:table-row table:style-name="TableLine94026365859920">
          <table:table-cell table:style-name="Table61.A2" office:value-type="string">
            <text:p text:style-name="P1181">language_id</text:p>
          </table:table-cell>
          <table:table-cell table:style-name="Table61.A2" office:value-type="string">
            <text:p text:style-name="P1185">Big int</text:p>
          </table:table-cell>
          <table:table-cell table:style-name="Table61.A2" office:value-type="string">
            <text:p text:style-name="P1188">Unsigned , not null , </text:p>
            <text:p text:style-name="P1188">foreign key → languages(id)</text:p>
            <text:p text:style-name="P1188"/>
            <text:p text:style-name="P1179">On Delete → (cascade) ,</text:p>
            <text:p text:style-name="P1179">On Update → (cascade) ,</text:p>
          </table:table-cell>
          <table:table-cell table:style-name="Table61.D2" office:value-type="string">
            <text:p text:style-name="P416"/>
          </table:table-cell>
        </table:table-row>
      </table:table>
      <text:p text:style-name="P1446"/>
      <text:list xml:id="list1899875527" text:style-name="L21">
        <text:list-item>
          <text:list>
            <text:list-item>
              <text:p text:style-name="P2209">ارتباط ها :‌</text:p>
              <text:list>
                <text:list-item>
                  <text:p text:style-name="P2209">languages : </text:p>
                  <text:list>
                    <text:list-item>
                      <text:p text:style-name="P2209">نوع :‌<text:span text:style-name="T1096">1 به n </text:span></text:p>
                    </text:list-item>
                    <text:list-item>
                      <text:p text:style-name="P2209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71419040" text:style-name="L22">
        <text:list-item>
          <text:list>
            <text:list-item>
              <text:list>
                <text:list-item>
                  <text:p text:style-name="P2159"><text:span text:style-name="T220">role_groups</text:span><text:span text:style-name="T221"> : </text:span></text:p>
                  <text:list>
                    <text:list-item>
                      <text:p text:style-name="P2210">نوع : <text:span text:style-name="T1109">1 به n </text:span></text:p>
                    </text:list-item>
                    <text:list-item>
                      <text:p text:style-name="P2210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96"><text:span text:style-name="T224">role_items</text:span><text:span text:style-name="T225"> : </text:span></text:p>
                  <text:list>
                    <text:list-item>
                      <text:p text:style-name="P2212">نوع :‌1 به n </text:p>
                    </text:list-item>
                    <text:list-item>
                      <text:p text:style-name="P2212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41512783595457" text:continue-numbering="true" text:style-name="L22">
        <text:list-item>
          <text:list>
            <text:list-item>
              <text:list>
                <text:list-item>
                  <text:p text:style-name="P2160"><text:span text:style-name="T229">user_groups</text:span><text:span text:style-name="T228"> : </text:span></text:p>
                  <text:list>
                    <text:list-item>
                      <text:p text:style-name="P2214">نوع : <text:span text:style-name="T1130">1 به n </text:span></text:p>
                    </text:list-item>
                    <text:list-item>
                      <text:p text:style-name="P2214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513635490201" text:continue-list="list1899875527" text:style-name="L21">
        <text:list-item>
          <text:p text:style-name="P2286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19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026365924720">
          <table:table-cell table:style-name="Table62.A1" office:value-type="string">
            <text:p text:style-name="P472">Name</text:p>
          </table:table-cell>
          <table:table-cell table:style-name="Table62.A1" office:value-type="string">
            <text:p text:style-name="P472">Data Type</text:p>
          </table:table-cell>
          <table:table-cell table:style-name="Table62.A1" office:value-type="string">
            <text:p text:style-name="P472">Attributes</text:p>
          </table:table-cell>
          <table:table-cell table:style-name="Table62.D1" office:value-type="string">
            <text:p text:style-name="P472">Comment</text:p>
          </table:table-cell>
        </table:table-row>
        <table:table-row table:style-name="TableLine94026365957424">
          <table:table-cell table:style-name="Table62.A2" office:value-type="string">
            <text:p text:style-name="P1190">id</text:p>
          </table:table-cell>
          <table:table-cell table:style-name="Table62.A2" office:value-type="string">
            <text:p text:style-name="P1190">Big int</text:p>
          </table:table-cell>
          <table:table-cell table:style-name="Table62.A2" office:value-type="string">
            <text:p text:style-name="P1191">Unsigned , not null , <text:span text:style-name="T1102">index , unique , primary key ,</text:span></text:p>
            <text:p text:style-name="P1223">auto increment</text:p>
          </table:table-cell>
          <table:table-cell table:style-name="Table62.D2" office:value-type="string">
            <text:p text:style-name="P416"/>
          </table:table-cell>
        </table:table-row>
        <table:table-row table:style-name="TableLine94026365959600">
          <table:table-cell table:style-name="Table62.A2" office:value-type="string">
            <text:p text:style-name="P1190">description</text:p>
          </table:table-cell>
          <table:table-cell table:style-name="Table62.A2" office:value-type="string">
            <text:p text:style-name="P459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92">Not null</text:p>
          </table:table-cell>
          <table:table-cell table:style-name="Table62.D2" office:value-type="string">
            <text:p text:style-name="P416"/>
          </table:table-cell>
        </table:table-row>
        <table:table-row table:style-name="TableLine94026365960512">
          <table:table-cell table:style-name="Table62.A2" office:value-type="string">
            <text:p text:style-name="P1190">object_class</text:p>
          </table:table-cell>
          <table:table-cell table:style-name="Table62.A2" office:value-type="string">
            <text:p text:style-name="P1190">varchar(255)</text:p>
          </table:table-cell>
          <table:table-cell table:style-name="Table62.A2" office:value-type="string">
            <text:p text:style-name="P1192">Not null</text:p>
          </table:table-cell>
          <table:table-cell table:style-name="Table62.D2" office:value-type="string">
            <text:p text:style-name="P416"/>
          </table:table-cell>
        </table:table-row>
        <table:table-row table:style-name="TableLine94026365961472">
          <table:table-cell table:style-name="Table62.A2" office:value-type="string">
            <text:p text:style-name="P1190">object_id</text:p>
          </table:table-cell>
          <table:table-cell table:style-name="Table62.A2" office:value-type="string">
            <text:p text:style-name="P1190">Big int</text:p>
          </table:table-cell>
          <table:table-cell table:style-name="Table62.A2" office:value-type="string">
            <text:p text:style-name="P1192">Not null , unsigned</text:p>
          </table:table-cell>
          <table:table-cell table:style-name="Table62.D2" office:value-type="string">
            <text:p text:style-name="P416"/>
          </table:table-cell>
        </table:table-row>
        <table:table-row table:style-name="TableLine94026365962624">
          <table:table-cell table:style-name="Table62.A2" office:value-type="string">
            <text:p text:style-name="P1190">language_id</text:p>
          </table:table-cell>
          <table:table-cell table:style-name="Table62.A2" office:value-type="string">
            <text:p text:style-name="P1190">Big int</text:p>
          </table:table-cell>
          <table:table-cell table:style-name="Table62.A2" office:value-type="string">
            <text:p text:style-name="P1193">Not null , unsigned</text:p>
            <text:p text:style-name="P1193">foreign key → language(id)</text:p>
            <text:p text:style-name="P1193"/>
            <text:p text:style-name="P1194">On Delete → (cascade) ,</text:p>
            <text:p text:style-name="P1194">On Update → (cascade) ,</text:p>
          </table:table-cell>
          <table:table-cell table:style-name="Table62.D2" office:value-type="string">
            <text:p text:style-name="P416"/>
          </table:table-cell>
        </table:table-row>
      </table:table>
      <text:list xml:id="list1688458820" text:style-name="L23">
        <text:list-item>
          <text:list>
            <text:list-item>
              <text:p text:style-name="P2220">ارتباط ها :‌</text:p>
              <text:list>
                <text:list-item>
                  <text:p text:style-name="P2220">languages : </text:p>
                  <text:list>
                    <text:list-item>
                      <text:p text:style-name="P2220">نوع :‌<text:span text:style-name="T1103">1 به n </text:span></text:p>
                    </text:list-item>
                    <text:list-item>
                      <text:p text:style-name="P2220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7"/>
      <text:list xml:id="list141513413203389" text:continue-numbering="true" text:style-name="L23">
        <text:list-item>
          <text:list>
            <text:list-item>
              <text:list>
                <text:list-item>
                  <text:p text:style-name="P2161"><text:span text:style-name="T222">role_groups</text:span><text:span text:style-name="T223"> : </text:span></text:p>
                  <text:list>
                    <text:list-item>
                      <text:p text:style-name="P2221">نوع :‌<text:span text:style-name="T1111">1 به n </text:span></text:p>
                    </text:list-item>
                    <text:list-item>
                      <text:p text:style-name="P2221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41514214341758" text:continue-numbering="true" text:style-name="L23">
        <text:list-item>
          <text:list>
            <text:list-item>
              <text:list>
                <text:list-item>
                  <text:p text:style-name="P2162"><text:span text:style-name="T226">role_items</text:span><text:span text:style-name="T227"> : </text:span></text:p>
                  <text:list>
                    <text:list-item>
                      <text:p text:style-name="P2223">نوع :‌<text:span text:style-name="T1127">1 به n </text:span></text:p>
                    </text:list-item>
                    <text:list-item>
                      <text:p text:style-name="P2223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297"><text:span text:style-name="T230">user_groups</text:span><text:span text:style-name="T228"> : </text:span></text:p>
                  <text:list>
                    <text:list-item>
                      <text:p text:style-name="P2215">نوع : <text:span text:style-name="T1132">1 به n </text:span></text:p>
                      <text:p text:style-name="P2215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41513953289652" text:continue-numbering="true" text:style-name="L23">
        <text:list-item>
          <text:list>
            <text:list-item>
              <text:list>
                <text:list-item>
                  <text:p text:style-name="P2163"><text:span text:style-name="T239">controllers</text:span><text:span text:style-name="T240"> : </text:span></text:p>
                  <text:list>
                    <text:list-item>
                      <text:p text:style-name="P2225">نوع :‌<text:span text:style-name="T1151">1 به n </text:span></text:p>
                    </text:list-item>
                    <text:list-item>
                      <text:p text:style-name="P2225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41513767163764" text:continue-numbering="true" text:style-name="L23">
        <text:list-item>
          <text:list>
            <text:list-item>
              <text:list>
                <text:list-item>
                  <text:p text:style-name="P2227"><text:span text:style-name="T1155">methods</text:span>: </text:p>
                  <text:list>
                    <text:list-item>
                      <text:p text:style-name="P2227">نوع :‌<text:span text:style-name="T1154">1 به n </text:span></text:p>
                    </text:list-item>
                    <text:list-item>
                      <text:p text:style-name="P2227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87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29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026366033184">
          <table:table-cell table:style-name="Table63.A1" office:value-type="string">
            <text:p text:style-name="P472">Name</text:p>
          </table:table-cell>
          <table:table-cell table:style-name="Table63.A1" office:value-type="string">
            <text:p text:style-name="P472">Data Type</text:p>
          </table:table-cell>
          <table:table-cell table:style-name="Table63.A1" office:value-type="string">
            <text:p text:style-name="P472">Attributes</text:p>
          </table:table-cell>
          <table:table-cell table:style-name="Table63.D1" office:value-type="string">
            <text:p text:style-name="P472">Comment</text:p>
          </table:table-cell>
        </table:table-row>
        <table:table-row table:style-name="TableLine94026366045648">
          <table:table-cell table:style-name="Table63.A2" office:value-type="string">
            <text:p text:style-name="P1195">id</text:p>
          </table:table-cell>
          <table:table-cell table:style-name="Table63.A2" office:value-type="string">
            <text:p text:style-name="P1196">Big int</text:p>
          </table:table-cell>
          <table:table-cell table:style-name="Table63.A2" office:value-type="string">
            <text:p text:style-name="P1198">Unsigned , not null , index , unique ,</text:p>
            <text:p text:style-name="P1198">primary key , auto increment</text:p>
          </table:table-cell>
          <table:table-cell table:style-name="Table63.D2" office:value-type="string">
            <text:p text:style-name="P416"/>
          </table:table-cell>
        </table:table-row>
        <table:table-row table:style-name="TableLine94026366052992">
          <table:table-cell table:style-name="Table63.A2" office:value-type="string">
            <text:p text:style-name="P1196">sort</text:p>
          </table:table-cell>
          <table:table-cell table:style-name="Table63.A2" office:value-type="string">
            <text:p text:style-name="P1197">Tiny int</text:p>
          </table:table-cell>
          <table:table-cell table:style-name="Table63.A2" office:value-type="string">
            <text:p text:style-name="P1197">Unsigned , nullable </text:p>
          </table:table-cell>
          <table:table-cell table:style-name="Table63.D2" office:value-type="string">
            <text:p text:style-name="P416"/>
          </table:table-cell>
        </table:table-row>
      </table:table>
      <text:list xml:id="list141513832714783" text:continue-list="list141512783595457" text:style-name="L22">
        <text:list-item>
          <text:list>
            <text:list-item>
              <text:p text:style-name="P2230">ارتباط ها :‌</text:p>
              <text:list>
                <text:list-item>
                  <text:p text:style-name="P2230">iconables : </text:p>
                  <text:list>
                    <text:list-item>
                      <text:p text:style-name="P2230">نوع :‌<text:span text:style-name="T1106">1 به 1 </text:span></text:p>
                    </text:list-item>
                    <text:list-item>
                      <text:p text:style-name="P2230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31">dates : </text:p>
                  <text:list>
                    <text:list-item>
                      <text:p text:style-name="P2231">نوع : <text:span text:style-name="T1108">1 به n </text:span></text:p>
                    </text:list-item>
                    <text:list-item>
                      <text:p text:style-name="P2231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141513636062660" text:continue-numbering="true" text:style-name="L22">
        <text:list-item>
          <text:list>
            <text:list-item>
              <text:list>
                <text:list-item>
                  <text:p text:style-name="P2232">users : </text:p>
                  <text:list>
                    <text:list-item>
                      <text:p text:style-name="P2232">نوع : <text:span text:style-name="T1217">1 به n </text:span></text:p>
                    </text:list-item>
                    <text:list-item>
                      <text:p text:style-name="P2232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41513562078258" text:continue-numbering="true" text:style-name="L22">
        <text:list-item>
          <text:list>
            <text:list-item>
              <text:list>
                <text:list-item>
                  <text:p text:style-name="P2233">access_controll_translations : </text:p>
                  <text:list>
                    <text:list-item>
                      <text:p text:style-name="P2211">نوع : <text:span text:style-name="T1109">1 به n </text:span></text:p>
                    </text:list-item>
                    <text:list-item>
                      <text:p text:style-name="P2211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22"><text:soft-page-break/>access_controll_description_translations : </text:p>
                  <text:list>
                    <text:list-item>
                      <text:p text:style-name="P2222">نوع :‌<text:span text:style-name="T1111">1 به n </text:span></text:p>
                    </text:list-item>
                    <text:list-item>
                      <text:p text:style-name="P2222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41513198388080" text:continue-numbering="true" text:style-name="L22">
        <text:list-item>
          <text:list>
            <text:list-item>
              <text:list>
                <text:list-item>
                  <text:p text:style-name="P2234">role_items : </text:p>
                  <text:list>
                    <text:list-item>
                      <text:p text:style-name="P2235">نوع : <text:span text:style-name="T1117">1 به n </text:span></text:p>
                    </text:list-item>
                    <text:list-item>
                      <text:p text:style-name="P2235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88">role_items <text:s/>: <text:span text:style-name="T1114">در این جدول role ها را ذخیره میکنیم !!! </text:span></text:p>
          <text:list>
            <text:list-item>
              <text:p text:style-name="P2237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026366111984">
          <table:table-cell table:style-name="Table64.A1" office:value-type="string">
            <text:p text:style-name="P472">Name</text:p>
          </table:table-cell>
          <table:table-cell table:style-name="Table64.A1" office:value-type="string">
            <text:p text:style-name="P472">Data Type</text:p>
          </table:table-cell>
          <table:table-cell table:style-name="Table64.A1" office:value-type="string">
            <text:p text:style-name="P472">Attributes</text:p>
          </table:table-cell>
          <table:table-cell table:style-name="Table64.D1" office:value-type="string">
            <text:p text:style-name="P472">Comment</text:p>
          </table:table-cell>
        </table:table-row>
        <table:table-row table:style-name="TableLine94026366129008">
          <table:table-cell table:style-name="Table64.A2" office:value-type="string">
            <text:p text:style-name="P1199">id</text:p>
          </table:table-cell>
          <table:table-cell table:style-name="Table64.A2" office:value-type="string">
            <text:p text:style-name="P1200">Big int</text:p>
          </table:table-cell>
          <table:table-cell table:style-name="Table64.A2" office:value-type="string">
            <text:p text:style-name="P1201">Unsigned , not null , index , </text:p>
            <text:p text:style-name="P1201">unique , primary key , </text:p>
            <text:p text:style-name="P1201">auto increment</text:p>
          </table:table-cell>
          <table:table-cell table:style-name="Table64.D2" office:value-type="string">
            <text:p text:style-name="P416"/>
          </table:table-cell>
        </table:table-row>
        <table:table-row table:style-name="TableLine94026366131440">
          <table:table-cell table:style-name="Table64.A2" office:value-type="string">
            <text:p text:style-name="P1199">sort</text:p>
          </table:table-cell>
          <table:table-cell table:style-name="Table64.A2" office:value-type="string">
            <text:p text:style-name="P1200">Tiny int</text:p>
          </table:table-cell>
          <table:table-cell table:style-name="Table64.A2" office:value-type="string">
            <text:p text:style-name="P1208">Unsigned , nullable</text:p>
          </table:table-cell>
          <table:table-cell table:style-name="Table64.D2" office:value-type="string">
            <text:p text:style-name="P416"/>
          </table:table-cell>
        </table:table-row>
        <table:table-row table:style-name="TableLine94026366132352">
          <table:table-cell table:style-name="Table64.A2" office:value-type="string">
            <text:p text:style-name="P1199">role_group_id</text:p>
          </table:table-cell>
          <table:table-cell table:style-name="Table64.A2" office:value-type="string">
            <text:p text:style-name="P1200">Big int</text:p>
          </table:table-cell>
          <table:table-cell table:style-name="Table64.A2" office:value-type="string">
            <text:p text:style-name="P1209">Unsigned , <text:span text:style-name="T1115">not null , </text:span></text:p>
            <text:p text:style-name="P1210">foreign key → role_groups(id)</text:p>
            <text:p text:style-name="P1210"/>
            <text:p text:style-name="P1211">On Delete → (cascade) ,</text:p>
            <text:p text:style-name="P1212">On <text:span text:style-name="T1116">Update</text:span> → (cascade) ,</text:p>
          </table:table-cell>
          <table:table-cell table:style-name="Table64.D2" office:value-type="string">
            <text:p text:style-name="P416"/>
          </table:table-cell>
        </table:table-row>
      </table:table>
      <text:list xml:id="list2658407844" text:style-name="L24">
        <text:list-item>
          <text:list>
            <text:list-item>
              <text:p text:style-name="P2238">ارتباط ها :‌</text:p>
              <text:list>
                <text:list-item>
                  <text:p text:style-name="P2238">role_groups : </text:p>
                  <text:list>
                    <text:list-item>
                      <text:p text:style-name="P2236">نوع : <text:span text:style-name="T1117">1 به n </text:span></text:p>
                    </text:list-item>
                    <text:list-item>
                      <text:p text:style-name="P2236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41513945644657" text:continue-numbering="true" text:style-name="L24">
        <text:list-item>
          <text:list>
            <text:list-item>
              <text:list>
                <text:list-item>
                  <text:p text:style-name="P2239">iconables : </text:p>
                  <text:list>
                    <text:list-item>
                      <text:p text:style-name="P2240">نوع : <text:span text:style-name="T1119">1 به 1</text:span></text:p>
                    </text:list-item>
                    <text:list-item>
                      <text:p text:style-name="P2240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41514074228007" text:continue-numbering="true" text:style-name="L24">
        <text:list-item>
          <text:list>
            <text:list-item>
              <text:list>
                <text:list-item>
                  <text:p text:style-name="P2241">dates : </text:p>
                  <text:list>
                    <text:list-item>
                      <text:p text:style-name="P2241">نوع : <text:span text:style-name="T1122">1 به n </text:span></text:p>
                    </text:list-item>
                    <text:list-item>
                      <text:p text:style-name="P2241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289">users : </text:p>
                  <text:list>
                    <text:list-item>
                      <text:p text:style-name="P2242">نوع : <text:span text:style-name="T1218">1 به n </text:span></text:p>
                    </text:list-item>
                    <text:list-item>
                      <text:p text:style-name="P2242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41512881530988" text:continue-numbering="true" text:style-name="L24">
        <text:list-item>
          <text:list>
            <text:list-item>
              <text:list>
                <text:list-item>
                  <text:p text:style-name="P2213">access_controll_translations : </text:p>
                  <text:list>
                    <text:list-item>
                      <text:p text:style-name="P2213">نوع :‌1 به n </text:p>
                    </text:list-item>
                    <text:list-item>
                      <text:p text:style-name="P2213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41514115582121" text:continue-numbering="true" text:style-name="L24">
        <text:list-item>
          <text:list>
            <text:list-item>
              <text:list>
                <text:list-item>
                  <text:p text:style-name="P2224">access_controll_description_translations : </text:p>
                  <text:list>
                    <text:list-item>
                      <text:p text:style-name="P2224">نوع :‌<text:span text:style-name="T1127">1 به n </text:span></text:p>
                    </text:list-item>
                    <text:list-item>
                      <text:p text:style-name="P2224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305500437" text:style-name="L25">
        <text:list-item>
          <text:list>
            <text:list-item>
              <text:list>
                <text:list-item>
                  <text:p text:style-name="P2164"><text:span text:style-name="T231">user_groups</text:span><text:span text:style-name="T232"> : </text:span></text:p>
                  <text:list>
                    <text:list-item>
                      <text:p text:style-name="P2243">نوع :‌<text:span text:style-name="T1133">n به n </text:span></text:p>
                    </text:list-item>
                    <text:list-item>
                      <text:p text:style-name="P2243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><text:tab/><text:tab/><text:span text:style-name="T1136">جدول pivot جدول </text:span><text:span text:style-name="T1137">role_item_user_group است !!!</text:span></text:p>
      <text:p text:style-name="P1463"/>
      <text:list xml:id="list1351854949" text:style-name="L26">
        <text:list-item>
          <text:list>
            <text:list-item>
              <text:list>
                <text:list-item>
                  <text:p text:style-name="P2246">methods : </text:p>
                  <text:list>
                    <text:list-item>
                      <text:p text:style-name="P2247">نوع :‌<text:span text:style-name="T1160">n به n </text:span></text:p>
                    </text:list-item>
                    <text:list-item>
                      <text:p text:style-name="P2247">توضیحات :‌ <text:span text:style-name="T1160">هر یک method دارای چندین roll است و هر یک roll میتواند متعلق به چندین method باشد !!!</text:span></text:p>
                      <text:p text:style-name="P2249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41513303389347" text:continue-list="list141514115582121" text:style-name="L24">
        <text:list-item>
          <text:p text:style-name="P2290">user_groups : در این جدول گروه های کاربران را ذخیره میکنیم مثلا admin,author ,…</text:p>
          <text:list>
            <text:list-item>
              <text:p text:style-name="P2251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026366259040">
          <table:table-cell table:style-name="Table65.A1" office:value-type="string">
            <text:p text:style-name="P472">Name</text:p>
          </table:table-cell>
          <table:table-cell table:style-name="Table65.A1" office:value-type="string">
            <text:p text:style-name="P472">Data Type</text:p>
          </table:table-cell>
          <table:table-cell table:style-name="Table65.A1" office:value-type="string">
            <text:p text:style-name="P472">Attributes</text:p>
          </table:table-cell>
          <table:table-cell table:style-name="Table65.D1" office:value-type="string">
            <text:p text:style-name="P472">Comment</text:p>
          </table:table-cell>
        </table:table-row>
        <table:table-row table:style-name="TableLine94026366224800">
          <table:table-cell table:style-name="Table65.A2" office:value-type="string">
            <text:p text:style-name="P1213">id</text:p>
          </table:table-cell>
          <table:table-cell table:style-name="Table65.A2" office:value-type="string">
            <text:p text:style-name="P1214">Big int</text:p>
          </table:table-cell>
          <table:table-cell table:style-name="Table65.A2" office:value-type="string">
            <text:p text:style-name="P1202">Unsigned , not null , index , </text:p>
            <text:p text:style-name="P1202">unique , primary key , </text:p>
            <text:p text:style-name="P1202">auto increment</text:p>
          </table:table-cell>
          <table:table-cell table:style-name="Table65.D2" office:value-type="string">
            <text:p text:style-name="P416"/>
          </table:table-cell>
        </table:table-row>
        <table:table-row table:style-name="TableLine94026366271360">
          <table:table-cell table:style-name="Table65.A2" office:value-type="string">
            <text:p text:style-name="P1213">sort</text:p>
          </table:table-cell>
          <table:table-cell table:style-name="Table65.A2" office:value-type="string">
            <text:p text:style-name="P1214">Tiny int</text:p>
          </table:table-cell>
          <table:table-cell table:style-name="Table65.A2" office:value-type="string">
            <text:p text:style-name="P1215">Nullable , unsigned</text:p>
          </table:table-cell>
          <table:table-cell table:style-name="Table65.D2" office:value-type="string">
            <text:p text:style-name="P416"/>
          </table:table-cell>
        </table:table-row>
      </table:table>
      <text:p text:style-name="P1457"/>
      <text:list xml:id="list141513860279218" text:continue-list="list305500437" text:style-name="L25">
        <text:list-item>
          <text:list>
            <text:list-item>
              <text:p text:style-name="P2252">ارتباط ها : </text:p>
              <text:list>
                <text:list-item>
                  <text:p text:style-name="P2216">dates : </text:p>
                  <text:list>
                    <text:list-item>
                      <text:p text:style-name="P2216">نوع : <text:span text:style-name="T1128">1 به n </text:span></text:p>
                    </text:list-item>
                    <text:list-item>
                      <text:p text:style-name="P2216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41514185479008" text:continue-numbering="true" text:style-name="L25">
        <text:list-item>
          <text:list>
            <text:list-item>
              <text:list>
                <text:list-item>
                  <text:p text:style-name="P2253">users : </text:p>
                  <text:list>
                    <text:list-item>
                      <text:p text:style-name="P2253">نوع : 1 به n </text:p>
                    </text:list-item>
                    <text:list-item>
                      <text:p text:style-name="P2253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41514535648174" text:continue-numbering="true" text:style-name="L25">
        <text:list-item>
          <text:list>
            <text:list-item>
              <text:list>
                <text:list-item>
                  <text:p text:style-name="P2216">iconables: </text:p>
                  <text:list>
                    <text:list-item>
                      <text:p text:style-name="P2216">نوع : <text:span text:style-name="T1129">1 به 1 </text:span></text:p>
                    </text:list-item>
                    <text:list-item>
                      <text:p text:style-name="P2216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p text:style-name="P1487"/>
      <text:list xml:id="list141514096444510" text:continue-numbering="true" text:style-name="L25">
        <text:list-item>
          <text:list>
            <text:list-item>
              <text:list>
                <text:list-item>
                  <text:p text:style-name="P2216">access_controll_translations : </text:p>
                  <text:list>
                    <text:list-item>
                      <text:p text:style-name="P2216">نوع : <text:span text:style-name="T1130">1 به n </text:span></text:p>
                    </text:list-item>
                    <text:list-item>
                      <text:p text:style-name="P2217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41513051606523" text:continue-numbering="true" text:style-name="L25">
        <text:list-item>
          <text:list>
            <text:list-item>
              <text:list>
                <text:list-item>
                  <text:p text:style-name="P2165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18">نوع : <text:span text:style-name="T1132">1 به n </text:span></text:p>
                      <text:p text:style-name="P2218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41513468355073" text:continue-numbering="true" text:style-name="L25">
        <text:list-item>
          <text:list>
            <text:list-item>
              <text:list>
                <text:list-item>
                  <text:p text:style-name="P2244">role_items : </text:p>
                  <text:list>
                    <text:list-item>
                      <text:p text:style-name="P2244">نوع :‌<text:span text:style-name="T1133">n به n </text:span></text:p>
                    </text:list-item>
                    <text:list-item>
                      <text:p text:style-name="P2244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><text:tab/><text:tab/><text:span text:style-name="T1136">جدول pivot جدول </text:span><text:span text:style-name="T1137">role_item_user_group است !!!</text:span></text:p>
      <text:p text:style-name="P1462"/>
      <text:list xml:id="list3561330923" text:style-name="L27">
        <text:list-item>
          <text:list>
            <text:list-item>
              <text:list>
                <text:list-item>
                  <text:p text:style-name="P2277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69"><text:span text:style-name="T197">نوع : </text:span><text:span text:style-name="T244">1 به n </text:span></text:p>
                    </text:list-item>
                    <text:list-item>
                      <text:p text:style-name="P2245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672298635" text:style-name="L28">
        <text:list-item>
          <text:p text:style-name="P2298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278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026366310048">
          <table:table-cell table:style-name="Table70.A1" office:value-type="string">
            <text:p text:style-name="P472">Name</text:p>
          </table:table-cell>
          <table:table-cell table:style-name="Table70.A1" office:value-type="string">
            <text:p text:style-name="P472">Data Type</text:p>
          </table:table-cell>
          <table:table-cell table:style-name="Table70.A1" office:value-type="string">
            <text:p text:style-name="P472">Attributes</text:p>
          </table:table-cell>
          <table:table-cell table:style-name="Table70.D1" office:value-type="string">
            <text:p text:style-name="P472">Comment</text:p>
          </table:table-cell>
        </table:table-row>
        <table:table-row table:style-name="TableLine94026366397280">
          <table:table-cell table:style-name="Table70.A2" office:value-type="string">
            <text:p text:style-name="P1230">id</text:p>
          </table:table-cell>
          <table:table-cell table:style-name="Table70.A2" office:value-type="string">
            <text:p text:style-name="P1230">Big int</text:p>
          </table:table-cell>
          <table:table-cell table:style-name="Table70.A2" office:value-type="string">
            <text:p text:style-name="P1207">Unsigned , not null , index , </text:p>
            <text:p text:style-name="P1207">unique , primary key , </text:p>
            <text:p text:style-name="P1207">auto increment</text:p>
          </table:table-cell>
          <table:table-cell table:style-name="Table70.D2" office:value-type="string">
            <text:p text:style-name="P416"/>
          </table:table-cell>
        </table:table-row>
        <table:table-row table:style-name="TableLine94026366399280">
          <table:table-cell table:style-name="Table70.A2" office:value-type="string">
            <text:p text:style-name="P1230">user_group_id</text:p>
          </table:table-cell>
          <table:table-cell table:style-name="Table70.A2" office:value-type="string">
            <text:p text:style-name="P1230">Big int</text:p>
          </table:table-cell>
          <table:table-cell table:style-name="Table70.A2" office:value-type="string">
            <text:p text:style-name="P1231">Unsigned , not null , </text:p>
            <text:p text:style-name="P1232">foreign key → user_groups(id)</text:p>
            <text:p text:style-name="P1232"/>
            <text:p text:style-name="P1232">On Delete → (cascade) ,</text:p>
            <text:p text:style-name="P1232">On Update → (cascade) ,</text:p>
          </table:table-cell>
          <table:table-cell table:style-name="Table70.D2" office:value-type="string">
            <text:p text:style-name="P416"/>
          </table:table-cell>
        </table:table-row>
        <table:table-row table:style-name="TableLine94026366400192">
          <table:table-cell table:style-name="Table70.A2" office:value-type="string">
            <text:p text:style-name="P1230">user_id</text:p>
          </table:table-cell>
          <table:table-cell table:style-name="Table70.A2" office:value-type="string">
            <text:p text:style-name="P1230">Big int</text:p>
          </table:table-cell>
          <table:table-cell table:style-name="Table70.A2" office:value-type="string">
            <text:p text:style-name="P1234">Unsigned , not null , unique ,</text:p>
            <text:p text:style-name="P1234">foreign key → users(id)</text:p>
            <text:p text:style-name="P1234"/>
            <text:p text:style-name="P1233">On Delete → (cascade) ,</text:p>
            <text:p text:style-name="P1233">On Update → (cascade) ,</text:p>
          </table:table-cell>
          <table:table-cell table:style-name="Table70.D2" office:value-type="string">
            <text:p text:style-name="P416"/>
          </table:table-cell>
        </table:table-row>
      </table:table>
      <text:list xml:id="list141514548510867" text:continue-list="list3561330923" text:style-name="L27">
        <text:list-item>
          <text:list>
            <text:list-item>
              <text:p text:style-name="P2254">ارتباط ها :‌</text:p>
              <text:list>
                <text:list-item>
                  <text:p text:style-name="P2255">user_groups : </text:p>
                  <text:list>
                    <text:list-item>
                      <text:p text:style-name="P2170"><text:span text:style-name="T197">نوع : </text:span><text:span text:style-name="T244">1 به n </text:span></text:p>
                    </text:list-item>
                    <text:list-item>
                      <text:p text:style-name="P2166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41514498606163" text:continue-numbering="true" text:style-name="L27">
        <text:list-item>
          <text:list>
            <text:list-item>
              <text:list>
                <text:list-item>
                  <text:p text:style-name="P2256">users : </text:p>
                  <text:list>
                    <text:list-item>
                      <text:p text:style-name="P2171"><text:span text:style-name="T197">نوع : </text:span><text:span text:style-name="T247">1 به 1</text:span></text:p>
                    </text:list-item>
                    <text:list-item>
                      <text:p text:style-name="P217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10465440" text:style-name="L29">
        <text:list-item>
          <text:p text:style-name="P2291">role_item_user_group : در این جدول role هایی که به هر یک از user group ها نسبت داده میشود را ذخیره میکنیم !!! </text:p>
          <text:list>
            <text:list-item>
              <text:p text:style-name="P2257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026366439344">
          <table:table-cell table:style-name="Table66.A1" office:value-type="string">
            <text:p text:style-name="P472">Name</text:p>
          </table:table-cell>
          <table:table-cell table:style-name="Table66.A1" office:value-type="string">
            <text:p text:style-name="P472">Data Type</text:p>
          </table:table-cell>
          <table:table-cell table:style-name="Table66.A1" office:value-type="string">
            <text:p text:style-name="P472">Attributes</text:p>
          </table:table-cell>
          <table:table-cell table:style-name="Table66.D1" office:value-type="string">
            <text:p text:style-name="P472">Comment</text:p>
          </table:table-cell>
        </table:table-row>
        <table:table-row table:style-name="TableLine94026366461120">
          <table:table-cell table:style-name="Table66.A2" office:value-type="string">
            <text:p text:style-name="P1216">id</text:p>
          </table:table-cell>
          <table:table-cell table:style-name="Table66.A2" office:value-type="string">
            <text:p text:style-name="P1216">Big int</text:p>
          </table:table-cell>
          <table:table-cell table:style-name="Table66.A2" office:value-type="string">
            <text:p text:style-name="P1203">Unsigned , not null , index , </text:p>
            <text:p text:style-name="P1203">unique , primary key , </text:p>
            <text:p text:style-name="P1203">auto increment</text:p>
          </table:table-cell>
          <table:table-cell table:style-name="Table66.D2" office:value-type="string">
            <text:p text:style-name="P416"/>
          </table:table-cell>
        </table:table-row>
        <table:table-row table:style-name="TableLine94026366467792">
          <table:table-cell table:style-name="Table66.A2" office:value-type="string">
            <text:p text:style-name="P1216">role_item_id</text:p>
          </table:table-cell>
          <table:table-cell table:style-name="Table66.A2" office:value-type="string">
            <text:p text:style-name="P1216">Big int</text:p>
          </table:table-cell>
          <table:table-cell table:style-name="Table66.A2" office:value-type="string">
            <text:p text:style-name="P1217">Unsigned , not null , </text:p>
            <text:p text:style-name="P1217">foreign key → role_items(id)</text:p>
            <text:p text:style-name="P1217"/>
            <text:p text:style-name="P1217">On Delete → (cascade) ,</text:p>
            <text:p text:style-name="P1217">On Update → (cascade) ,</text:p>
          </table:table-cell>
          <table:table-cell table:style-name="Table66.D2" office:value-type="string">
            <text:p text:style-name="P416"/>
          </table:table-cell>
        </table:table-row>
        <table:table-row table:style-name="TableLine94026366468496">
          <table:table-cell table:style-name="Table66.A2" office:value-type="string">
            <text:p text:style-name="P1216">user_group_id</text:p>
          </table:table-cell>
          <table:table-cell table:style-name="Table66.A2" office:value-type="string">
            <text:p text:style-name="P1216">Big int</text:p>
          </table:table-cell>
          <table:table-cell table:style-name="Table66.A2" office:value-type="string">
            <text:p text:style-name="P1218">Unsigned , not null , </text:p>
            <text:p text:style-name="P460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18"/>
            <text:p text:style-name="P1218">On Delete → (cascade) ,</text:p>
            <text:p text:style-name="P1218">On Update → (cascade) ,</text:p>
          </table:table-cell>
          <table:table-cell table:style-name="Table66.D2" office:value-type="string">
            <text:p text:style-name="P416"/>
          </table:table-cell>
        </table:table-row>
      </table:table>
      <text:list xml:id="list2124075531" text:style-name="L30">
        <text:list-item>
          <text:list>
            <text:list-header>
              <text:p text:style-name="P2258"/>
            </text:list-header>
            <text:list-item>
              <text:p text:style-name="P2258">ارتباط ها :‌</text:p>
              <text:list>
                <text:list-item>
                  <text:p text:style-name="P2259">role_items : </text:p>
                  <text:list>
                    <text:list-item>
                      <text:p text:style-name="P2259">نوع :‌<text:span text:style-name="T1141">1 به n </text:span></text:p>
                    </text:list-item>
                    <text:list-item>
                      <text:p text:style-name="P2167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41512596419014" text:continue-numbering="true" text:style-name="L30">
        <text:list-item>
          <text:list>
            <text:list-item>
              <text:list>
                <text:list-item>
                  <text:p text:style-name="P2260">user_groups : </text:p>
                  <text:list>
                    <text:list-item>
                      <text:p text:style-name="P2260">نوع :‌ <text:span text:style-name="T1144">1 به n </text:span></text:p>
                    </text:list-item>
                    <text:list-item>
                      <text:p text:style-name="P2261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41514295257313" text:continue-numbering="true" text:style-name="L30">
        <text:list-item>
          <text:p text:style-name="P2292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62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026366521408">
          <table:table-cell table:style-name="Table67.A1" office:value-type="string">
            <text:p text:style-name="P472">Name</text:p>
          </table:table-cell>
          <table:table-cell table:style-name="Table67.A1" office:value-type="string">
            <text:p text:style-name="P472">Data Type</text:p>
          </table:table-cell>
          <table:table-cell table:style-name="Table67.A1" office:value-type="string">
            <text:p text:style-name="P472">Attributes</text:p>
          </table:table-cell>
          <table:table-cell table:style-name="Table67.D1" office:value-type="string">
            <text:p text:style-name="P472">Comment</text:p>
          </table:table-cell>
        </table:table-row>
        <table:table-row table:style-name="TableLine94026366543184">
          <table:table-cell table:style-name="Table67.A2" office:value-type="string">
            <text:p text:style-name="P1219">id</text:p>
          </table:table-cell>
          <table:table-cell table:style-name="Table67.A2" office:value-type="string">
            <text:p text:style-name="P1219">Big int </text:p>
          </table:table-cell>
          <table:table-cell table:style-name="Table67.A2" office:value-type="string">
            <text:p text:style-name="P1204">Unsigned , not null , index , </text:p>
            <text:p text:style-name="P1204">unique , primary key , </text:p>
            <text:p text:style-name="P1204">auto increment</text:p>
          </table:table-cell>
          <table:table-cell table:style-name="Table67.D2" office:value-type="string">
            <text:p text:style-name="P416"/>
          </table:table-cell>
        </table:table-row>
        <table:table-row table:style-name="TableLine94026366545616">
          <table:table-cell table:style-name="Table67.A2" office:value-type="string">
            <text:p text:style-name="P1219">class</text:p>
          </table:table-cell>
          <table:table-cell table:style-name="Table67.A2" office:value-type="string">
            <text:p text:style-name="P1219">varchar(255)</text:p>
          </table:table-cell>
          <table:table-cell table:style-name="Table67.A2" office:value-type="string">
            <text:p text:style-name="P1220">Not null , <text:span text:style-name="T1146">unique </text:span></text:p>
          </table:table-cell>
          <table:table-cell table:style-name="Table67.D2" office:value-type="string">
            <text:p text:style-name="P416"/>
          </table:table-cell>
        </table:table-row>
        <table:table-row table:style-name="TableLine94026366546528">
          <table:table-cell table:style-name="Table67.A2" office:value-type="string">
            <text:p text:style-name="P1219">alias</text:p>
          </table:table-cell>
          <table:table-cell table:style-name="Table67.A2" office:value-type="string">
            <text:p text:style-name="P1219">varchar(<text:span text:style-name="T1147">48</text:span>)</text:p>
          </table:table-cell>
          <table:table-cell table:style-name="Table67.A2" office:value-type="string">
            <text:p text:style-name="P1221">nullable</text:p>
          </table:table-cell>
          <table:table-cell table:style-name="Table67.D2" office:value-type="string">
            <text:p text:style-name="P416"/>
          </table:table-cell>
        </table:table-row>
        <table:table-row table:style-name="TableLine94026366547488">
          <table:table-cell table:style-name="Table67.A2" office:value-type="string">
            <text:p text:style-name="P1219">sort</text:p>
          </table:table-cell>
          <table:table-cell table:style-name="Table67.A2" office:value-type="string">
            <text:p text:style-name="P1219">Tiny int</text:p>
          </table:table-cell>
          <table:table-cell table:style-name="Table67.A2" office:value-type="string">
            <text:p text:style-name="P1222">Nullable , unsigned</text:p>
          </table:table-cell>
          <table:table-cell table:style-name="Table67.D2" office:value-type="string">
            <text:p text:style-name="P416"/>
          </table:table-cell>
        </table:table-row>
      </table:table>
      <text:list xml:id="list1753622876" text:style-name="L31">
        <text:list-item>
          <text:list>
            <text:list-item>
              <text:p text:style-name="P2263">رابطه ها :‌</text:p>
              <text:list>
                <text:list-item>
                  <text:p text:style-name="P2263">date : </text:p>
                  <text:list>
                    <text:list-item>
                      <text:p text:style-name="P2263">نوع : <text:span text:style-name="T1149">1 به n </text:span></text:p>
                    </text:list-item>
                    <text:list-item>
                      <text:p text:style-name="P2263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141513665157018" text:continue-numbering="true" text:style-name="L31">
        <text:list-item>
          <text:list>
            <text:list-item>
              <text:list>
                <text:list-item>
                  <text:p text:style-name="P2264">medthods : </text:p>
                  <text:list>
                    <text:list-item>
                      <text:p text:style-name="P2264">نوع :‌<text:span text:style-name="T1148">1 به n </text:span></text:p>
                    </text:list-item>
                    <text:list-item>
                      <text:p text:style-name="P2264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41512778160982" text:continue-numbering="true" text:style-name="L31">
        <text:list-item>
          <text:list>
            <text:list-item>
              <text:list>
                <text:list-item>
                  <text:p text:style-name="P2226">acccess_controll_description_translations : </text:p>
                  <text:list>
                    <text:list-item>
                      <text:p text:style-name="P2226">نوع :‌<text:span text:style-name="T1151">1 به n </text:span></text:p>
                    </text:list-item>
                    <text:list-item>
                      <text:p text:style-name="P2226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41514331310853" text:continue-numbering="true" text:style-name="L31">
        <text:list-item>
          <text:p text:style-name="P2293">methods : در این جدول method هایی که <text:s/>میخواهیم برای انها roll ست کنیم ذخیره میشود.</text:p>
          <text:list>
            <text:list-item>
              <text:p text:style-name="P2266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026366593600">
          <table:table-cell table:style-name="Table68.A1" office:value-type="string">
            <text:p text:style-name="P472">Name</text:p>
          </table:table-cell>
          <table:table-cell table:style-name="Table68.A1" office:value-type="string">
            <text:p text:style-name="P472">Data Type</text:p>
          </table:table-cell>
          <table:table-cell table:style-name="Table68.A1" office:value-type="string">
            <text:p text:style-name="P472">Attributes</text:p>
          </table:table-cell>
          <table:table-cell table:style-name="Table68.D1" office:value-type="string">
            <text:p text:style-name="P472">Comment</text:p>
          </table:table-cell>
        </table:table-row>
        <table:table-row table:style-name="TableLine94026366616944">
          <table:table-cell table:style-name="Table68.A2" office:value-type="string">
            <text:p text:style-name="P1224">id</text:p>
          </table:table-cell>
          <table:table-cell table:style-name="Table68.A2" office:value-type="string">
            <text:p text:style-name="P1224">Big int</text:p>
          </table:table-cell>
          <table:table-cell table:style-name="Table68.A2" office:value-type="string">
            <text:p text:style-name="P1205">Unsigned , not null , index , </text:p>
            <text:p text:style-name="P1205">unique , primary key , </text:p>
            <text:p text:style-name="P1205">auto increment</text:p>
          </table:table-cell>
          <table:table-cell table:style-name="Table68.D2" office:value-type="string">
            <text:p text:style-name="P416"/>
          </table:table-cell>
        </table:table-row>
        <table:table-row table:style-name="TableLine94026366619504">
          <table:table-cell table:style-name="Table68.A2" office:value-type="string">
            <text:p text:style-name="P1224">name</text:p>
          </table:table-cell>
          <table:table-cell table:style-name="Table68.A2" office:value-type="string">
            <text:p text:style-name="P1224">varchar(48)</text:p>
          </table:table-cell>
          <table:table-cell table:style-name="Table68.A2" office:value-type="string">
            <text:p text:style-name="P1225">Not null</text:p>
          </table:table-cell>
          <table:table-cell table:style-name="Table68.D2" office:value-type="string">
            <text:p text:style-name="P416"/>
          </table:table-cell>
        </table:table-row>
        <table:table-row table:style-name="TableLine94026366620416">
          <table:table-cell table:style-name="Table68.A2" office:value-type="string">
            <text:p text:style-name="P1224">sort</text:p>
          </table:table-cell>
          <table:table-cell table:style-name="Table68.A2" office:value-type="string">
            <text:p text:style-name="P1224">Tiny int</text:p>
          </table:table-cell>
          <table:table-cell table:style-name="Table68.A2" office:value-type="string">
            <text:p text:style-name="P1225">Nullable , <text:span text:style-name="T1152">unsigned</text:span></text:p>
          </table:table-cell>
          <table:table-cell table:style-name="Table68.D2" office:value-type="string">
            <text:p text:style-name="P416"/>
          </table:table-cell>
        </table:table-row>
        <table:table-row table:style-name="TableLine94026366621376">
          <table:table-cell table:style-name="Table68.A2" office:value-type="string">
            <text:p text:style-name="P1224">controller_id</text:p>
          </table:table-cell>
          <table:table-cell table:style-name="Table68.A2" office:value-type="string">
            <text:p text:style-name="P1224">Big int</text:p>
          </table:table-cell>
          <table:table-cell table:style-name="Table68.A2" office:value-type="string">
            <text:p text:style-name="P1226">Not null , unsigned</text:p>
            <text:p text:style-name="P1226">foreign key → controllers(id)</text:p>
            <text:p text:style-name="P1226"/>
            <text:p text:style-name="P1226">On Delete → (cascade) ,</text:p>
            <text:p text:style-name="P1226">On Update → (cascade) ,</text:p>
          </table:table-cell>
          <table:table-cell table:style-name="Table68.D2" office:value-type="string">
            <text:p text:style-name="P416"/>
          </table:table-cell>
        </table:table-row>
      </table:table>
      <text:p text:style-name="P1485"/>
      <text:list xml:id="list2137184605" text:style-name="L32">
        <text:list-item>
          <text:list>
            <text:list-item>
              <text:p text:style-name="P2228">ارتباط ها : </text:p>
              <text:list>
                <text:list-item>
                  <text:p text:style-name="P2228">dates : </text:p>
                  <text:list>
                    <text:list-item>
                      <text:p text:style-name="P2228">نوع :‌<text:span text:style-name="T1153">1 به n </text:span></text:p>
                    </text:list-item>
                    <text:list-item>
                      <text:p text:style-name="P2228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41512896623329" text:continue-numbering="true" text:style-name="L32">
        <text:list-item>
          <text:list>
            <text:list-item>
              <text:list>
                <text:list-item>
                  <text:p text:style-name="P2228">controllers : </text:p>
                  <text:list>
                    <text:list-item>
                      <text:p text:style-name="P2265">نوع :‌<text:span text:style-name="T1148">1 به n </text:span></text:p>
                    </text:list-item>
                    <text:list-item>
                      <text:p text:style-name="P2265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41514664356901" text:continue-numbering="true" text:style-name="L32">
        <text:list-item>
          <text:list>
            <text:list-item>
              <text:list>
                <text:list-item>
                  <text:p text:style-name="P2228">access_controll_description_translations : </text:p>
                  <text:list>
                    <text:list-item>
                      <text:p text:style-name="P2228">نوع :‌<text:span text:style-name="T1154">1 به n </text:span></text:p>
                    </text:list-item>
                    <text:list-item>
                      <text:p text:style-name="P2228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48"><text:soft-page-break/>roll_items : </text:p>
                  <text:list>
                    <text:list-item>
                      <text:p text:style-name="P2248">نوع :‌<text:span text:style-name="T1160">n به n </text:span></text:p>
                    </text:list-item>
                    <text:list-item>
                      <text:p text:style-name="P2248">توضیحات :‌ <text:span text:style-name="T1160">هر یک method دارای چندین roll است و هر یک roll میتواند متعلق به چندین method باشد !!!</text:span></text:p>
                      <text:p text:style-name="P2250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41512734528680" text:continue-numbering="true" text:style-name="L32">
        <text:list-item>
          <text:p text:style-name="P2294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67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026366642720">
          <table:table-cell table:style-name="Table69.A1" office:value-type="string">
            <text:p text:style-name="P472">Name</text:p>
          </table:table-cell>
          <table:table-cell table:style-name="Table69.A1" office:value-type="string">
            <text:p text:style-name="P472">Data Type</text:p>
          </table:table-cell>
          <table:table-cell table:style-name="Table69.A1" office:value-type="string">
            <text:p text:style-name="P472">Attributes</text:p>
          </table:table-cell>
          <table:table-cell table:style-name="Table69.D1" office:value-type="string">
            <text:p text:style-name="P472">Comment</text:p>
          </table:table-cell>
        </table:table-row>
        <table:table-row table:style-name="TableLine94026366700464">
          <table:table-cell table:style-name="Table69.A2" office:value-type="string">
            <text:p text:style-name="P1227">id</text:p>
          </table:table-cell>
          <table:table-cell table:style-name="Table69.A2" office:value-type="string">
            <text:p text:style-name="P1227">Big int</text:p>
          </table:table-cell>
          <table:table-cell table:style-name="Table69.A2" office:value-type="string">
            <text:p text:style-name="P1206">Unsigned , not null , index , </text:p>
            <text:p text:style-name="P1206">unique , primary key , </text:p>
            <text:p text:style-name="P1206">auto increment</text:p>
          </table:table-cell>
          <table:table-cell table:style-name="Table69.D2" office:value-type="string">
            <text:p text:style-name="P416"/>
          </table:table-cell>
        </table:table-row>
        <table:table-row table:style-name="TableLine94026366702768">
          <table:table-cell table:style-name="Table69.A2" office:value-type="string">
            <text:p text:style-name="P1227">roll_item_id</text:p>
          </table:table-cell>
          <table:table-cell table:style-name="Table69.A2" office:value-type="string">
            <text:p text:style-name="P1227">Big int</text:p>
          </table:table-cell>
          <table:table-cell table:style-name="Table69.A2" office:value-type="string">
            <text:p text:style-name="P1228">Unsigned , not null , </text:p>
            <text:p text:style-name="P1228">foreign key → roll_items(id)</text:p>
            <text:p text:style-name="P1228"/>
            <text:p text:style-name="P1228">On Delete → (cascade) ,</text:p>
            <text:p text:style-name="P1228">On Update → (cascade) ,</text:p>
          </table:table-cell>
          <table:table-cell table:style-name="Table69.D2" office:value-type="string">
            <text:p text:style-name="P416"/>
          </table:table-cell>
        </table:table-row>
        <table:table-row table:style-name="TableLine94026366703680">
          <table:table-cell table:style-name="Table69.A2" office:value-type="string">
            <text:p text:style-name="P1227">method_id</text:p>
          </table:table-cell>
          <table:table-cell table:style-name="Table69.A2" office:value-type="string">
            <text:p text:style-name="P1227">Big int</text:p>
          </table:table-cell>
          <table:table-cell table:style-name="Table69.A2" office:value-type="string">
            <text:p text:style-name="P1229">Unsigned , not null , </text:p>
            <text:p text:style-name="P1229">foreign key → <text:span text:style-name="T1157">methods</text:span>(id)</text:p>
            <text:p text:style-name="P1229"/>
            <text:p text:style-name="P1229">On Delete → (cascade) ,</text:p>
            <text:p text:style-name="P1229">On Update → (cascade) ,</text:p>
          </table:table-cell>
          <table:table-cell table:style-name="Table69.D2" office:value-type="string">
            <text:p text:style-name="P416"/>
          </table:table-cell>
        </table:table-row>
      </table:table>
      <text:list xml:id="list4284263875" text:style-name="L33">
        <text:list-item>
          <text:list>
            <text:list-item>
              <text:p text:style-name="P2268">رابطه ها : </text:p>
              <text:list>
                <text:list-item>
                  <text:p text:style-name="P2268">roll_items : </text:p>
                  <text:list>
                    <text:list-item>
                      <text:p text:style-name="P2269">نوع <text:s/>: <text:span text:style-name="T1161">1 به n </text:span></text:p>
                    </text:list-item>
                    <text:list-item>
                      <text:p text:style-name="P2269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/>
      <text:list xml:id="list141513425580672" text:continue-numbering="true" text:style-name="L33">
        <text:list-item>
          <text:list>
            <text:list-item>
              <text:list>
                <text:list-item>
                  <text:p text:style-name="P2268">medthods : </text:p>
                  <text:list>
                    <text:list-item>
                      <text:p text:style-name="P2269">نوع :‌<text:span text:style-name="T1162">1 به n </text:span></text:p>
                    </text:list-item>
                    <text:list-item>
                      <text:p text:style-name="P2269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31311751" text:style-name="L34">
        <text:list-item>
          <text:p text:style-name="P2305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7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26366748112">
          <table:table-cell table:style-name="Table8.A1" office:value-type="string">
            <text:p text:style-name="P471">Name</text:p>
          </table:table-cell>
          <table:table-cell table:style-name="Table8.A1" office:value-type="string">
            <text:p text:style-name="P471">Data Type</text:p>
          </table:table-cell>
          <table:table-cell table:style-name="Table8.A1" office:value-type="string">
            <text:p text:style-name="P471">Attributes</text:p>
          </table:table-cell>
          <table:table-cell table:style-name="Table8.D1" office:value-type="string">
            <text:p text:style-name="P471">Comment</text:p>
          </table:table-cell>
        </table:table-row>
        <table:table-row table:style-name="TableLine94026366817968">
          <table:table-cell table:style-name="Table8.A2" office:value-type="string">
            <text:p text:style-name="P537">id</text:p>
          </table:table-cell>
          <table:table-cell table:style-name="Table8.A2" office:value-type="string">
            <text:p text:style-name="P538">Big int </text:p>
          </table:table-cell>
          <table:table-cell table:style-name="Table8.A2" office:value-type="string">
            <text:p text:style-name="P539">Not null ,<text:span text:style-name="T132">index</text:span> <text:span text:style-name="T130">unique , </text:span><text:span text:style-name="T131">primary key , </text:span></text:p>
            <text:p text:style-name="P540">auto increment, </text:p>
            <text:p text:style-name="P540">unsigned,</text:p>
          </table:table-cell>
          <table:table-cell table:style-name="Table8.D2" office:value-type="string">
            <text:p text:style-name="P420"/>
          </table:table-cell>
        </table:table-row>
        <table:table-row table:style-name="TableLine94026366818800">
          <table:table-cell table:style-name="Table8.A2" office:value-type="string">
            <text:p text:style-name="P728">name</text:p>
          </table:table-cell>
          <table:table-cell table:style-name="Table8.A2" office:value-type="string">
            <text:p text:style-name="P706">varchar(<text:span text:style-name="T446">48</text:span>)</text:p>
          </table:table-cell>
          <table:table-cell table:style-name="Table8.A2" office:value-type="string">
            <text:p text:style-name="P707">Not null </text:p>
          </table:table-cell>
          <table:table-cell table:style-name="Table8.D2" office:value-type="string">
            <text:p text:style-name="P313">عنوان setting </text:p>
          </table:table-cell>
        </table:table-row>
        <table:table-row table:style-name="TableLine94026366819392">
          <table:table-cell table:style-name="Table8.A2" office:value-type="string">
            <text:p text:style-name="P541">url</text:p>
          </table:table-cell>
          <table:table-cell table:style-name="Table8.A2" office:value-type="string">
            <text:p text:style-name="P542">varchar(<text:span text:style-name="T135">32</text:span>)</text:p>
          </table:table-cell>
          <table:table-cell table:style-name="Table8.A2" office:value-type="string">
            <text:p text:style-name="P543">Not null </text:p>
          </table:table-cell>
          <table:table-cell table:style-name="Table8.D2" office:value-type="string">
            <text:p text:style-name="P420"/>
          </table:table-cell>
        </table:table-row>
        <table:table-row table:style-name="TableLine94026366820208">
          <table:table-cell table:style-name="Table8.A2" office:value-type="string">
            <text:p text:style-name="P572">robot</text:p>
          </table:table-cell>
          <table:table-cell table:style-name="Table8.A2" office:value-type="string">
            <text:p text:style-name="P575">varchar(30)</text:p>
          </table:table-cell>
          <table:table-cell table:style-name="Table8.A2" office:value-type="string">
            <text:p text:style-name="P582">Not null </text:p>
            <text:p text:style-name="P422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16"/>
          </table:table-cell>
        </table:table-row>
        <table:table-row table:style-name="TableLine94026366821024">
          <table:table-cell table:style-name="Table8.A2" office:value-type="string">
            <text:p text:style-name="P1143">auth_token_age</text:p>
          </table:table-cell>
          <table:table-cell table:style-name="Table8.A2" office:value-type="string">
            <text:p text:style-name="P1143">Medium int</text:p>
          </table:table-cell>
          <table:table-cell table:style-name="Table8.A2" office:value-type="string">
            <text:p text:style-name="P1143">Not null , </text:p>
            <text:p text:style-name="P453"><text:span text:style-name="T1073">default </text:span><text:bookmark text:name="cwos"/>10368000</text:p>
          </table:table-cell>
          <table:table-cell table:style-name="Table8.D2" office:value-type="string">
            <text:p text:style-name="P1497"><text:bookmark text:name="cwos1"/>10368000</text:p>
            <text:p text:style-name="P1143">4 month secound</text:p>
          </table:table-cell>
        </table:table-row>
        <table:table-row table:style-name="TableLine94026366821840">
          <table:table-cell table:style-name="Table8.A2" office:value-type="string">
            <text:p text:style-name="P1144">max_afk_time</text:p>
          </table:table-cell>
          <table:table-cell table:style-name="Table8.A2" office:value-type="string">
            <text:p text:style-name="P1144">Small int</text:p>
          </table:table-cell>
          <table:table-cell table:style-name="Table8.A2" office:value-type="string">
            <text:p text:style-name="P1145">Not null</text:p>
          </table:table-cell>
          <table:table-cell table:style-name="Table8.D2" office:value-type="string">
            <text:p text:style-name="P1501">Max:65535→<text:span text:style-name="T1074"> 18 h</text:span></text:p>
          </table:table-cell>
        </table:table-row>
        <table:table-row table:style-name="TableLine94026366822784">
          <table:table-cell table:style-name="Table8.A2" office:value-type="string">
            <text:p text:style-name="P1285">active</text:p>
          </table:table-cell>
          <table:table-cell table:style-name="Table8.A2" office:value-type="string">
            <text:p text:style-name="P1106">boolean</text:p>
          </table:table-cell>
          <table:table-cell table:style-name="Table8.A2" office:value-type="string">
            <text:p text:style-name="P725">Not null , <text:span text:style-name="T138">defualt 0 ,</text:span> </text:p>
          </table:table-cell>
          <table:table-cell table:style-name="Table8.D2" office:value-type="string">
            <text:p text:style-name="P30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026366823856">
          <table:table-cell table:style-name="Table8.A2" office:value-type="string">
            <text:p text:style-name="P1497">switch_languag_via_ip</text:p>
            <text:p text:style-name="P420"/>
          </table:table-cell>
          <table:table-cell table:style-name="Table8.A2" office:value-type="string">
            <text:p text:style-name="P1107">boolean</text:p>
          </table:table-cell>
          <table:table-cell table:style-name="Table8.A2" office:value-type="string">
            <text:p text:style-name="P726">Not null , <text:span text:style-name="T139">defualt 0 ,</text:span></text:p>
          </table:table-cell>
          <table:table-cell table:style-name="Table8.D2" office:value-type="string">
            <text:p text:style-name="P311">قابلیت تغییر زبان با استفاده از ip کاربر را active یا deactive میکند </text:p>
          </table:table-cell>
        </table:table-row>
        <table:table-row table:style-name="TableLine94026366824848">
          <table:table-cell table:style-name="Table8.A2" office:value-type="string">
            <text:p text:style-name="P1498">contact_auth_require</text:p>
          </table:table-cell>
          <table:table-cell table:style-name="Table8.A2" office:value-type="string">
            <text:p text:style-name="P1130">boolean</text:p>
          </table:table-cell>
          <table:table-cell table:style-name="Table8.A2" office:value-type="string">
            <text:p text:style-name="P1130">Not null ,</text:p>
            <text:p text:style-name="P1130">default 0</text:p>
          </table:table-cell>
          <table:table-cell table:style-name="Table8.D2" office:value-type="string">
            <text:p text:style-name="P315">ایا کاربر برای استفاده از فورم تماس با ما نیاز به لاگین دارد یا خیر‌؟ </text:p>
          </table:table-cell>
        </table:table-row>
        <table:table-row table:style-name="TableLine94026366825920">
          <table:table-cell table:style-name="Table8.A2" office:value-type="string">
            <text:p text:style-name="P1499">comment_auth_require</text:p>
          </table:table-cell>
          <table:table-cell table:style-name="Table8.A2" office:value-type="string">
            <text:p text:style-name="P1137">boolean</text:p>
          </table:table-cell>
          <table:table-cell table:style-name="Table8.A2" office:value-type="string">
            <text:p text:style-name="P1137">Not null ,</text:p>
            <text:p text:style-name="P1137">defualt 0</text:p>
          </table:table-cell>
          <table:table-cell table:style-name="Table8.D2" office:value-type="string">
            <text:p text:style-name="P315"/>
          </table:table-cell>
        </table:table-row>
        <table:table-row table:style-name="TableLine94026366826992">
          <table:table-cell table:style-name="Table8.A2" office:value-type="string">
            <text:p text:style-name="P1500">comment_auto_accept</text:p>
          </table:table-cell>
          <table:table-cell table:style-name="Table8.A2" office:value-type="string">
            <text:p text:style-name="P1138">boolean</text:p>
          </table:table-cell>
          <table:table-cell table:style-name="Table8.A2" office:value-type="string">
            <text:p text:style-name="P1138">Not null , </text:p>
            <text:p text:style-name="P1138">default 1</text:p>
          </table:table-cell>
          <table:table-cell table:style-name="Table8.D2" office:value-type="string">
            <text:p text:style-name="P315"/>
          </table:table-cell>
        </table:table-row>
        <table:table-row table:style-name="TableLine94026366828064">
          <table:table-cell table:style-name="Table8.A2" office:value-type="string">
            <text:p text:style-name="P1497">shutdown_status</text:p>
            <text:p text:style-name="P1497"/>
          </table:table-cell>
          <table:table-cell table:style-name="Table8.A2" office:value-type="string">
            <text:p text:style-name="P1108">boolean</text:p>
          </table:table-cell>
          <table:table-cell table:style-name="Table8.A2" office:value-type="string">
            <text:p text:style-name="P544"><text:s/>Not null <text:s/>,</text:p>
            <text:p text:style-name="P727">defualt 0 ,</text:p>
          </table:table-cell>
          <table:table-cell table:style-name="Table8.D2" office:value-type="string">
            <text:p text:style-name="P545">وضعیت تعطیل بود وب سایت را مشخص میکند </text:p>
          </table:table-cell>
        </table:table-row>
        <table:table-row table:style-name="TableLine94026366829136">
          <table:table-cell table:style-name="Table8.A2" office:value-type="string">
            <text:p text:style-name="P1496">language_id</text:p>
          </table:table-cell>
          <table:table-cell table:style-name="Table8.A2" office:value-type="string">
            <text:p text:style-name="P536">Big int </text:p>
          </table:table-cell>
          <table:table-cell table:style-name="Table8.A2" office:value-type="string">
            <text:p text:style-name="P420"><text:span text:style-name="T576">nullable</text:span><text:span text:style-name="T577"> , unsigned,</text:span></text:p>
            <text:p text:style-name="P420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06"/>
            <text:p text:style-name="P431"><text:span text:style-name="T574">on Delete → (</text:span><text:span text:style-name="T576">set null</text:span><text:span text:style-name="T574">)</text:span></text:p>
            <text:p text:style-name="P739"/>
            <text:p text:style-name="P739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10">این ستون زبان اصلی یک setting را مشخص میکند </text:p>
          </table:table-cell>
        </table:table-row>
      </table:table>
      <text:p text:style-name="P36"/>
      <text:list xml:id="list4124709111" text:style-name="L35">
        <text:list-item>
          <text:list>
            <text:list-item>
              <text:p text:style-name="P1675">ارتباطات :‌</text:p>
              <text:list>
                <text:list-item>
                  <text:p text:style-name="P1676">dates : </text:p>
                  <text:list>
                    <text:list-item>
                      <text:p text:style-name="P1677">نوع :‌<text:span text:style-name="T164">1 به </text:span><text:span text:style-name="T165">n </text:span></text:p>
                    </text:list-item>
                    <text:list-item>
                      <text:p text:style-name="P1522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1514331637055" text:continue-numbering="true" text:style-name="L35">
        <text:list-item>
          <text:list>
            <text:list-item>
              <text:list>
                <text:list-item>
                  <text:p text:style-name="P1678">languages : </text:p>
                  <text:list>
                    <text:list-item>
                      <text:p text:style-name="P1660">نوع : 1 به n </text:p>
                    </text:list-item>
                    <text:list-item>
                      <text:p text:style-name="P166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41514109581611" text:continue-numbering="true" text:style-name="L35">
        <text:list-item>
          <text:list>
            <text:list-item>
              <text:list>
                <text:list-item>
                  <text:p text:style-name="P1679">media : </text:p>
                  <text:list>
                    <text:list-item>
                      <text:p text:style-name="P1616">نوع :‌<text:span text:style-name="T172">1 به 1 </text:span></text:p>
                    </text:list-item>
                    <text:list-item>
                      <text:p text:style-name="P1522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1513999710964" text:continue-numbering="true" text:style-name="L35">
        <text:list-item>
          <text:list>
            <text:list-item>
              <text:list>
                <text:list-item>
                  <text:p text:style-name="P1680">users : </text:p>
                  <text:list>
                    <text:list-item>
                      <text:p text:style-name="P1576">نوع :‌ <text:span text:style-name="T181">1 به n </text:span></text:p>
                    </text:list-item>
                    <text:list-item>
                      <text:p text:style-name="P168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41512755480892" text:continue-numbering="true" text:style-name="L35">
        <text:list-item>
          <text:list>
            <text:list-item>
              <text:list>
                <text:list-item>
                  <text:p text:style-name="P1662"><text:span text:style-name="T167">languages</text:span> :</text:p>
                  <text:list>
                    <text:list-item>
                      <text:p text:style-name="P1664">نوع :‌ <text:span text:style-name="T276">n به n </text:span></text:p>
                    </text:list-item>
                    <text:list-item>
                      <text:p text:style-name="P1666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68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494"/>
      <text:list xml:id="list141513816170671" text:continue-numbering="true" text:style-name="L35">
        <text:list-item>
          <text:list>
            <text:list-item>
              <text:list>
                <text:list-item>
                  <text:p text:style-name="P1523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32">نوع : <text:span text:style-name="T294">1 به n </text:span></text:p>
                    </text:list-item>
                    <text:list-item>
                      <text:p text:style-name="P1632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41513266367227" text:continue-numbering="true" text:style-name="L35">
        <text:list-item>
          <text:list>
            <text:list-item>
              <text:list>
                <text:list-item>
                  <text:p text:style-name="P1635">socialables <text:s/>: </text:p>
                  <text:list>
                    <text:list-item>
                      <text:p text:style-name="P1636">نوع : <text:span text:style-name="T582">1 به n</text:span></text:p>
                    </text:list-item>
                    <text:list-item>
                      <text:p text:style-name="P1636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6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41513523745361" text:continue-numbering="true" text:style-name="L35">
        <text:list-item>
          <text:list>
            <text:list-item>
              <text:p text:style-name="P163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26366893840">
          <table:table-cell table:style-name="Table9.A1" office:value-type="string">
            <text:p text:style-name="P471">Name</text:p>
          </table:table-cell>
          <table:table-cell table:style-name="Table9.A1" office:value-type="string">
            <text:p text:style-name="P471">Data Type</text:p>
          </table:table-cell>
          <table:table-cell table:style-name="Table9.A1" office:value-type="string">
            <text:p text:style-name="P471">Attributes</text:p>
          </table:table-cell>
          <table:table-cell table:style-name="Table9.D1" office:value-type="string">
            <text:p text:style-name="P471">Comment</text:p>
          </table:table-cell>
        </table:table-row>
        <table:table-row table:style-name="TableLine94026366949312">
          <table:table-cell table:style-name="Table9.A2" office:value-type="string">
            <text:p text:style-name="P546">Id</text:p>
          </table:table-cell>
          <table:table-cell table:style-name="Table9.A2" office:value-type="string">
            <text:p text:style-name="P546">Big int </text:p>
          </table:table-cell>
          <table:table-cell table:style-name="Table9.A2" office:value-type="string">
            <text:p text:style-name="P546">Not null , unsigned,</text:p>
            <text:p text:style-name="P547">primary key , </text:p>
            <text:p text:style-name="P547">unique ,</text:p>
            <text:p text:style-name="P548">index , </text:p>
            <text:p text:style-name="P549">autoincrement </text:p>
          </table:table-cell>
          <table:table-cell table:style-name="Table9.D2" office:value-type="string">
            <text:p text:style-name="P416"/>
          </table:table-cell>
        </table:table-row>
        <table:table-row table:style-name="TableLine94026366951616">
          <table:table-cell table:style-name="Table9.A2" office:value-type="string">
            <text:p text:style-name="P550">app_setting_id</text:p>
          </table:table-cell>
          <table:table-cell table:style-name="Table9.A2" office:value-type="string">
            <text:p text:style-name="P551">Big int </text:p>
          </table:table-cell>
          <table:table-cell table:style-name="Table9.A2" office:value-type="string">
            <text:p text:style-name="P552">Not null , unsigned,</text:p>
            <text:p text:style-name="P758">foreign key → app_settings(id)</text:p>
            <text:p text:style-name="P507"/>
            <text:p text:style-name="P740">on Delete → (<text:span text:style-name="T575">cascade</text:span>)</text:p>
            <text:p text:style-name="P740"/>
            <text:p text:style-name="P740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6"/>
          </table:table-cell>
        </table:table-row>
        <table:table-row table:style-name="Table9.4">
          <table:table-cell table:style-name="Table9.A2" office:value-type="string">
            <text:p text:style-name="P553">language_id</text:p>
          </table:table-cell>
          <table:table-cell table:style-name="Table9.A2" office:value-type="string">
            <text:p text:style-name="P554">Big int </text:p>
          </table:table-cell>
          <table:table-cell table:style-name="Table9.A2" office:value-type="string">
            <text:p text:style-name="P555">Not null , </text:p>
            <text:p text:style-name="P555">unsigned , </text:p>
            <text:p text:style-name="P759">foreign key → languages(id)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6"/>
          </table:table-cell>
        </table:table-row>
        <table:table-row table:style-name="Table9.4">
          <table:table-cell table:style-name="Table9.A2" office:value-type="string">
            <text:p text:style-name="P771">sort</text:p>
          </table:table-cell>
          <table:table-cell table:style-name="Table9.A2" office:value-type="string">
            <text:p text:style-name="P772">tinyInt</text:p>
          </table:table-cell>
          <table:table-cell table:style-name="Table9.A2" office:value-type="string">
            <text:p text:style-name="P773">Unsigned , nullable</text:p>
          </table:table-cell>
          <table:table-cell table:style-name="Table9.D2" office:value-type="string">
            <text:p text:style-name="P416"/>
          </table:table-cell>
        </table:table-row>
      </table:table>
      <text:p text:style-name="P39"/>
      <text:list xml:id="list2397659723" text:style-name="L36">
        <text:list-item>
          <text:list>
            <text:list-item>
              <text:p text:style-name="P1638">ارتباطات :‌</text:p>
              <text:list>
                <text:list-item>
                  <text:p text:style-name="P163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41513911999967" text:continue-numbering="true" text:style-name="L36">
        <text:list-item>
          <text:list>
            <text:list-item>
              <text:list>
                <text:list-item>
                  <text:p text:style-name="P1524"><text:span text:style-name="T198">app_settings</text:span><text:span text:style-name="T199"> : </text:span></text:p>
                  <text:list>
                    <text:list-item>
                      <text:p text:style-name="P1640">نوع ارتباط :‌ <text:span text:style-name="T255">1 به n </text:span></text:p>
                    </text:list-item>
                    <text:list-item>
                      <text:p text:style-name="P1641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41512771627605" text:continue-numbering="true" text:style-name="L36">
        <text:list-item>
          <text:list>
            <text:list-item>
              <text:list>
                <text:list-item>
                  <text:p text:style-name="P1642">languages : </text:p>
                  <text:list>
                    <text:list-item>
                      <text:p text:style-name="P1643">نوع : <text:span text:style-name="T266">1 به n</text:span></text:p>
                    </text:list-item>
                    <text:list-item>
                      <text:p text:style-name="P1644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7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41513314476209" text:continue-numbering="true" text:style-name="L36">
        <text:list-item>
          <text:list>
            <text:list-item>
              <text:p text:style-name="P164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026367006480">
          <table:table-cell table:style-name="Table10.A1" office:value-type="string">
            <text:p text:style-name="P471">Name</text:p>
          </table:table-cell>
          <table:table-cell table:style-name="Table10.A1" office:value-type="string">
            <text:p text:style-name="P471">Data Type</text:p>
          </table:table-cell>
          <table:table-cell table:style-name="Table10.A1" office:value-type="string">
            <text:p text:style-name="P471">Attributes</text:p>
          </table:table-cell>
          <table:table-cell table:style-name="Table10.D1" office:value-type="string">
            <text:p text:style-name="P471">Comment</text:p>
          </table:table-cell>
        </table:table-row>
        <table:table-row table:style-name="TableLine94026367047232">
          <table:table-cell table:style-name="Table10.A2" office:value-type="string">
            <text:p text:style-name="P556">id</text:p>
          </table:table-cell>
          <table:table-cell table:style-name="Table10.A2" office:value-type="string">
            <text:p text:style-name="P557">Big int </text:p>
          </table:table-cell>
          <table:table-cell table:style-name="Table10.A2" office:value-type="string">
            <text:p text:style-name="P558">Unsigned , </text:p>
            <text:p text:style-name="P558">not null , </text:p>
            <text:p text:style-name="P559">unique, </text:p>
            <text:p text:style-name="P559">primary key , </text:p>
            <text:p text:style-name="P559">index , </text:p>
            <text:p text:style-name="P560">auto increment</text:p>
          </table:table-cell>
          <table:table-cell table:style-name="Table10.D2" office:value-type="string">
            <text:p text:style-name="P416"/>
          </table:table-cell>
        </table:table-row>
        <table:table-row table:style-name="TableLine94026367049504">
          <table:table-cell table:style-name="Table10.A2" office:value-type="string">
            <text:p text:style-name="P556">title</text:p>
          </table:table-cell>
          <table:table-cell table:style-name="Table10.A2" office:value-type="string">
            <text:p text:style-name="P561">varchar(60)</text:p>
          </table:table-cell>
          <table:table-cell table:style-name="Table10.A2" office:value-type="string">
            <text:p text:style-name="P562">Not null , </text:p>
          </table:table-cell>
          <table:table-cell table:style-name="Table10.D2" office:value-type="string">
            <text:p text:style-name="P565">عنوان وب سایت </text:p>
          </table:table-cell>
        </table:table-row>
        <table:table-row table:style-name="TableLine94026367050416">
          <table:table-cell table:style-name="Table10.A2" office:value-type="string">
            <text:p text:style-name="P556">shutdown_text</text:p>
          </table:table-cell>
          <table:table-cell table:style-name="Table10.A2" office:value-type="string">
            <text:p text:style-name="P426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64">Not null ,</text:p>
          </table:table-cell>
          <table:table-cell table:style-name="Table10.D2" office:value-type="string">
            <text:p text:style-name="P566">جمله ای است که وقتی وب سایت تعطیل میشود <text:span text:style-name="T292">ان نمایش داده میشود </text:span></text:p>
          </table:table-cell>
        </table:table-row>
        <table:table-row table:style-name="TableLine94026367051376">
          <table:table-cell table:style-name="Table10.A2" office:value-type="string">
            <text:p text:style-name="P708">copyright</text:p>
          </table:table-cell>
          <table:table-cell table:style-name="Table10.A2" office:value-type="string">
            <text:p text:style-name="P709">varchar(255)</text:p>
          </table:table-cell>
          <table:table-cell table:style-name="Table10.A2" office:value-type="string">
            <text:p text:style-name="P710">Not null</text:p>
          </table:table-cell>
          <table:table-cell table:style-name="Table10.D2" office:value-type="string">
            <text:p text:style-name="P566"/>
          </table:table-cell>
        </table:table-row>
        <table:table-row table:style-name="TableLine94026367052288">
          <table:table-cell table:style-name="Table10.A2" office:value-type="string">
            <text:p text:style-name="P556">app_setting_id</text:p>
          </table:table-cell>
          <table:table-cell table:style-name="Table10.A2" office:value-type="string">
            <text:p text:style-name="P563">Big int </text:p>
          </table:table-cell>
          <table:table-cell table:style-name="Table10.A2" office:value-type="string">
            <text:p text:style-name="P567">Unsigned , </text:p>
            <text:p text:style-name="P567">not null , </text:p>
            <text:p text:style-name="P568">foreign key →</text:p>
            <text:p text:style-name="P568">app_settings(id)</text:p>
            <text:p text:style-name="P509"/>
            <text:p text:style-name="P742">on Delete → (<text:span text:style-name="T575">cascade</text:span>)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6"/>
          </table:table-cell>
        </table:table-row>
        <table:table-row table:style-name="TableLine94026367053152">
          <table:table-cell table:style-name="Table10.A2" office:value-type="string">
            <text:p text:style-name="P556">language_id</text:p>
          </table:table-cell>
          <table:table-cell table:style-name="Table10.A2" office:value-type="string">
            <text:p text:style-name="P563">Big int </text:p>
          </table:table-cell>
          <table:table-cell table:style-name="Table10.A2" office:value-type="string">
            <text:p text:style-name="P569">Not null , </text:p>
            <text:p text:style-name="P570">unsigned , </text:p>
            <text:p text:style-name="P570">foreign key → </text:p>
            <text:p text:style-name="P570">languages(id)</text:p>
            <text:p text:style-name="P510"/>
            <text:p text:style-name="P743">on Delete → (<text:span text:style-name="T575">cascade</text:span>)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6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145440544" text:style-name="L37">
        <text:list-item>
          <text:p text:style-name="P1646"><text:soft-page-break/>ارتباطات :‌</text:p>
          <text:list>
            <text:list-item>
              <text:p text:style-name="P1647">app_setting<text:span text:style-name="T293">s : </text:span></text:p>
              <text:list>
                <text:list-item>
                  <text:p text:style-name="P1633">نوع : <text:span text:style-name="T294">1 به n </text:span></text:p>
                </text:list-item>
                <text:list-item>
                  <text:p text:style-name="P1634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34"/>
                </text:list-item>
              </text:list>
            </text:list-item>
          </text:list>
        </text:list-item>
      </text:list>
      <text:p text:style-name="P44"/>
      <text:list xml:id="list141512894272084" text:continue-numbering="true" text:style-name="L37">
        <text:list-item>
          <text:list>
            <text:list-item>
              <text:p text:style-name="P1648">languages : </text:p>
              <text:list>
                <text:list-item>
                  <text:p text:style-name="P1627">نوع : <text:span text:style-name="T303">1 به n </text:span></text:p>
                </text:list-item>
                <text:list-item>
                  <text:p text:style-name="P1629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41513798000470" text:continue-numbering="true" text:style-name="L37">
        <text:list-item>
          <text:list>
            <text:list-item>
              <text:p text:style-name="P1682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84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49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41513339798647" text:continue-numbering="true" text:style-name="L37">
        <text:list-item>
          <text:p text:style-name="P2308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8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026367114464">
          <table:table-cell table:style-name="Table11.A1" office:value-type="string">
            <text:p text:style-name="P471">Name</text:p>
          </table:table-cell>
          <table:table-cell table:style-name="Table11.A1" office:value-type="string">
            <text:p text:style-name="P471">Data Type</text:p>
          </table:table-cell>
          <table:table-cell table:style-name="Table11.A1" office:value-type="string">
            <text:p text:style-name="P471">Attributes</text:p>
          </table:table-cell>
          <table:table-cell table:style-name="Table11.D1" office:value-type="string">
            <text:p text:style-name="P471">Comment</text:p>
          </table:table-cell>
        </table:table-row>
        <table:table-row table:style-name="TableLine94026367154560">
          <table:table-cell table:style-name="Table11.A2" office:value-type="string">
            <text:p text:style-name="P571">id</text:p>
          </table:table-cell>
          <table:table-cell table:style-name="Table11.A2" office:value-type="string">
            <text:p text:style-name="P574">Big int </text:p>
          </table:table-cell>
          <table:table-cell table:style-name="Table11.A2" office:value-type="string">
            <text:p text:style-name="P580">Unsigned , </text:p>
            <text:p text:style-name="P580">not null , </text:p>
            <text:p text:style-name="P580">index , </text:p>
            <text:p text:style-name="P580">unique , </text:p>
            <text:p text:style-name="P580">primary key , </text:p>
            <text:p text:style-name="P580">auto increment</text:p>
          </table:table-cell>
          <table:table-cell table:style-name="Table11.D2" office:value-type="string">
            <text:p text:style-name="P416"/>
          </table:table-cell>
        </table:table-row>
        <table:table-row table:style-name="TableLine94026367156624">
          <table:table-cell table:style-name="Table11.A2" office:value-type="string">
            <text:p text:style-name="P572">copyright</text:p>
          </table:table-cell>
          <table:table-cell table:style-name="Table11.A2" office:value-type="string">
            <text:p text:style-name="P578">varchar(60)</text:p>
          </table:table-cell>
          <table:table-cell table:style-name="Table11.A2" office:value-type="string">
            <text:p text:style-name="P581">Not null </text:p>
          </table:table-cell>
          <table:table-cell table:style-name="Table11.D2" office:value-type="string">
            <text:p text:style-name="P416"/>
          </table:table-cell>
        </table:table-row>
        <table:table-row table:style-name="TableLine94026367157536">
          <table:table-cell table:style-name="Table11.A2" office:value-type="string">
            <text:p text:style-name="P572">designer</text:p>
          </table:table-cell>
          <table:table-cell table:style-name="Table11.A2" office:value-type="string">
            <text:p text:style-name="P576">varchar(30)</text:p>
          </table:table-cell>
          <table:table-cell table:style-name="Table11.A2" office:value-type="string">
            <text:p text:style-name="P583">Not null </text:p>
          </table:table-cell>
          <table:table-cell table:style-name="Table11.D2" office:value-type="string">
            <text:p text:style-name="P416"/>
          </table:table-cell>
        </table:table-row>
        <table:table-row table:style-name="TableLine94026367158496">
          <table:table-cell table:style-name="Table11.A2" office:value-type="string">
            <text:p text:style-name="P572">author</text:p>
          </table:table-cell>
          <table:table-cell table:style-name="Table11.A2" office:value-type="string">
            <text:p text:style-name="P421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83">Not null</text:p>
          </table:table-cell>
          <table:table-cell table:style-name="Table11.D2" office:value-type="string">
            <text:p text:style-name="P416"/>
          </table:table-cell>
        </table:table-row>
        <table:table-row table:style-name="TableLine94026367159680">
          <table:table-cell table:style-name="Table11.A2" office:value-type="string">
            <text:p text:style-name="P572">owner</text:p>
          </table:table-cell>
          <table:table-cell table:style-name="Table11.A2" office:value-type="string">
            <text:p text:style-name="P577">varchar(30)</text:p>
          </table:table-cell>
          <table:table-cell table:style-name="Table11.A2" office:value-type="string">
            <text:p text:style-name="P583">Not null </text:p>
          </table:table-cell>
          <table:table-cell table:style-name="Table11.D2" office:value-type="string">
            <text:p text:style-name="P416"/>
          </table:table-cell>
        </table:table-row>
        <table:table-row table:style-name="TableLine94026367160544">
          <table:table-cell table:style-name="Table11.A2" office:value-type="string">
            <text:p text:style-name="P573">app_setting_</text:p>
            <text:p text:style-name="P573">translate_id</text:p>
          </table:table-cell>
          <table:table-cell table:style-name="Table11.A2" office:value-type="string">
            <text:p text:style-name="P579">Big int</text:p>
          </table:table-cell>
          <table:table-cell table:style-name="Table11.A2" office:value-type="string">
            <text:p text:style-name="P584">Unsigned , </text:p>
            <text:p text:style-name="P584">not null ,</text:p>
            <text:p text:style-name="P585">unique , </text:p>
            <text:p text:style-name="P586">foreign key →</text:p>
            <text:p text:style-name="P760">app_setting_translations<text:span text:style-name="T316">(</text:span><text:span text:style-name="T317">id</text:span><text:span text:style-name="T316">)</text:span>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16"/>
          </table:table-cell>
        </table:table-row>
      </table:table>
      <text:p text:style-name="P336"/>
      <text:list xml:id="list1937121894" text:style-name="L38">
        <text:list-item>
          <text:list>
            <text:list-item>
              <text:p text:style-name="P1686">ارتباطات :‌</text:p>
              <text:list>
                <text:list-item>
                  <text:p text:style-name="P1683">app_setting_translations :‌</text:p>
                  <text:list>
                    <text:list-item>
                      <text:p text:style-name="P1525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687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41513414659090" text:continue-numbering="true" text:style-name="L38">
        <text:list-item>
          <text:p text:style-name="P2309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41514403614473" text:continue-numbering="true" text:style-name="L38">
        <text:list-item>
          <text:list>
            <text:list-item>
              <text:p text:style-name="P168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026367191120">
          <table:table-cell table:style-name="Table12.A1" office:value-type="string">
            <text:p text:style-name="P471">Name</text:p>
          </table:table-cell>
          <table:table-cell table:style-name="Table12.A1" office:value-type="string">
            <text:p text:style-name="P471">Data Type</text:p>
          </table:table-cell>
          <table:table-cell table:style-name="Table12.A1" office:value-type="string">
            <text:p text:style-name="P471">Attributes</text:p>
          </table:table-cell>
          <table:table-cell table:style-name="Table12.D1" office:value-type="string">
            <text:p text:style-name="P471">Comment</text:p>
          </table:table-cell>
        </table:table-row>
        <table:table-row table:style-name="TableLine94026367228848">
          <table:table-cell table:style-name="Table12.A2" office:value-type="string">
            <text:p text:style-name="P587">id</text:p>
          </table:table-cell>
          <table:table-cell table:style-name="Table12.A2" office:value-type="string">
            <text:p text:style-name="P588">Big int </text:p>
          </table:table-cell>
          <table:table-cell table:style-name="Table12.A2" office:value-type="string">
            <text:p text:style-name="P588">Unsigned , </text:p>
            <text:p text:style-name="P588">not null , </text:p>
            <text:p text:style-name="P588">index , </text:p>
            <text:p text:style-name="P588">unique , </text:p>
            <text:p text:style-name="P588">primary key , </text:p>
            <text:p text:style-name="P588">autoincrement </text:p>
          </table:table-cell>
          <table:table-cell table:style-name="Table12.D2" office:value-type="string">
            <text:p text:style-name="P416"/>
          </table:table-cell>
        </table:table-row>
        <table:table-row table:style-name="TableLine94026367231728">
          <table:table-cell table:style-name="Table12.A2" office:value-type="string">
            <text:p text:style-name="P587">alt</text:p>
          </table:table-cell>
          <table:table-cell table:style-name="Table12.A2" office:value-type="string">
            <text:p text:style-name="P589">varchar(128)</text:p>
          </table:table-cell>
          <table:table-cell table:style-name="Table12.A2" office:value-type="string">
            <text:p text:style-name="P416"><text:s/><text:span text:style-name="T333">Not null </text:span></text:p>
          </table:table-cell>
          <table:table-cell table:style-name="Table12.D2" office:value-type="string">
            <text:p text:style-name="P416"/>
          </table:table-cell>
        </table:table-row>
        <table:table-row table:style-name="TableLine94026367232640">
          <table:table-cell table:style-name="Table12.A2" office:value-type="string">
            <text:p text:style-name="P587">caption</text:p>
          </table:table-cell>
          <table:table-cell table:style-name="Table12.A2" office:value-type="string">
            <text:p text:style-name="P591">varchar(<text:span text:style-name="T334">255</text:span>)</text:p>
          </table:table-cell>
          <table:table-cell table:style-name="Table12.A2" office:value-type="string">
            <text:p text:style-name="P592">Nullable </text:p>
          </table:table-cell>
          <table:table-cell table:style-name="Table12.D2" office:value-type="string">
            <text:p text:style-name="P416"/>
          </table:table-cell>
        </table:table-row>
        <table:table-row table:style-name="TableLine94026367233600">
          <table:table-cell table:style-name="Table12.A2" office:value-type="string">
            <text:p text:style-name="P587">media_id</text:p>
          </table:table-cell>
          <table:table-cell table:style-name="Table12.A2" office:value-type="string">
            <text:p text:style-name="P590">Big int </text:p>
          </table:table-cell>
          <table:table-cell table:style-name="Table12.A2" office:value-type="string">
            <text:p text:style-name="P593">Unsigned,</text:p>
            <text:p text:style-name="P594">not null , </text:p>
            <text:p text:style-name="P594">foreign key → </text:p>
            <text:p text:style-name="P594">media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6"/>
          </table:table-cell>
        </table:table-row>
        <table:table-row table:style-name="TableLine94026367234864">
          <table:table-cell table:style-name="Table12.A2" office:value-type="string">
            <text:p text:style-name="P587">language_id</text:p>
          </table:table-cell>
          <table:table-cell table:style-name="Table12.A2" office:value-type="string">
            <text:p text:style-name="P590">Big int </text:p>
          </table:table-cell>
          <table:table-cell table:style-name="Table12.A2" office:value-type="string">
            <text:p text:style-name="P595">Unsigned , </text:p>
            <text:p text:style-name="P595">not null , </text:p>
            <text:p text:style-name="P595">foreign key → </text:p>
            <text:p text:style-name="P595">language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6"/>
          </table:table-cell>
        </table:table-row>
      </table:table>
      <text:p text:style-name="P337"/>
      <text:list xml:id="list1285425907" text:style-name="L39">
        <text:list-item>
          <text:p text:style-name="P1689">روابط :‌</text:p>
          <text:list>
            <text:list-item>
              <text:p text:style-name="P1690">media :‌</text:p>
              <text:list>
                <text:list-item>
                  <text:p text:style-name="P1623">نوع ‌: <text:span text:style-name="T336">1 به </text:span><text:span text:style-name="T337">n </text:span></text:p>
                </text:list-item>
                <text:list-item>
                  <text:p text:style-name="P1623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41513463512540" text:continue-numbering="true" text:style-name="L39">
        <text:list-item>
          <text:list>
            <text:list-item>
              <text:p text:style-name="P1691">languages : </text:p>
              <text:list>
                <text:list-item>
                  <text:p text:style-name="P1671">نوع : <text:span text:style-name="T342">1 به n </text:span></text:p>
                </text:list-item>
                <text:list-item>
                  <text:p text:style-name="P1692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10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41512758418925" text:continue-numbering="true" text:style-name="L39">
        <text:list-item>
          <text:list>
            <text:list-item>
              <text:p text:style-name="P169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026367276448">
          <table:table-cell table:style-name="Table13.A1" office:value-type="string">
            <text:p text:style-name="P471">Name</text:p>
          </table:table-cell>
          <table:table-cell table:style-name="Table13.A1" office:value-type="string">
            <text:p text:style-name="P471">Data Type</text:p>
          </table:table-cell>
          <table:table-cell table:style-name="Table13.A1" office:value-type="string">
            <text:p text:style-name="P471">Attributes</text:p>
          </table:table-cell>
          <table:table-cell table:style-name="Table13.D1" office:value-type="string">
            <text:p text:style-name="P471">Comment</text:p>
          </table:table-cell>
        </table:table-row>
        <table:table-row table:style-name="TableLine94026367315424">
          <table:table-cell table:style-name="Table13.A2" office:value-type="string">
            <text:p text:style-name="P600">id</text:p>
          </table:table-cell>
          <table:table-cell table:style-name="Table13.A2" office:value-type="string">
            <text:p text:style-name="P601">Big int </text:p>
          </table:table-cell>
          <table:table-cell table:style-name="Table13.A2" office:value-type="string">
            <text:p text:style-name="P602">Unsigned,</text:p>
            <text:p text:style-name="P603">Not null , </text:p>
            <text:p text:style-name="P603">unique , </text:p>
            <text:p text:style-name="P603">index , </text:p>
            <text:p text:style-name="P603">primary key , </text:p>
            <text:p text:style-name="P603">auto increment</text:p>
          </table:table-cell>
          <table:table-cell table:style-name="Table13.D2" office:value-type="string">
            <text:p text:style-name="P416"/>
          </table:table-cell>
        </table:table-row>
        <table:table-row table:style-name="TableLine94026367317856">
          <table:table-cell table:style-name="Table13.A2" office:value-type="string">
            <text:p text:style-name="P600">bio</text:p>
          </table:table-cell>
          <table:table-cell table:style-name="Table13.A2" office:value-type="string">
            <text:p text:style-name="P601">varchar(<text:span text:style-name="T349">400</text:span>)</text:p>
          </table:table-cell>
          <table:table-cell table:style-name="Table13.A2" office:value-type="string">
            <text:p text:style-name="P416"><text:s/><text:span text:style-name="T350">Not null </text:span></text:p>
          </table:table-cell>
          <table:table-cell table:style-name="Table13.D2" office:value-type="string">
            <text:p text:style-name="P416"/>
          </table:table-cell>
        </table:table-row>
        <table:table-row table:style-name="TableLine94026367318768">
          <table:table-cell table:style-name="Table13.A2" office:value-type="string">
            <text:p text:style-name="P600">user_id</text:p>
          </table:table-cell>
          <table:table-cell table:style-name="Table13.A2" office:value-type="string">
            <text:p text:style-name="P599">Big int </text:p>
          </table:table-cell>
          <table:table-cell table:style-name="Table13.A2" office:value-type="string">
            <text:p text:style-name="P596">Unsigned , </text:p>
            <text:p text:style-name="P596">not null ,</text:p>
            <text:p text:style-name="P598">foreign key → </text:p>
            <text:p text:style-name="P598"><text:span text:style-name="T351">users</text:span> (id)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6"/>
          </table:table-cell>
        </table:table-row>
        <table:table-row table:style-name="TableLine94026367319728">
          <table:table-cell table:style-name="Table13.A2" office:value-type="string">
            <text:p text:style-name="P600">language_id</text:p>
          </table:table-cell>
          <table:table-cell table:style-name="Table13.A2" office:value-type="string">
            <text:p text:style-name="P599">Big int </text:p>
          </table:table-cell>
          <table:table-cell table:style-name="Table13.A2" office:value-type="string">
            <text:p text:style-name="P596">Unsigned , </text:p>
            <text:p text:style-name="P596">not null , </text:p>
            <text:p text:style-name="P597">foreign key → </text:p>
            <text:p text:style-name="P597">languages (id)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6"/>
          </table:table-cell>
        </table:table-row>
      </table:table>
      <text:p text:style-name="P338"/>
      <text:list xml:id="list698261964" text:style-name="L40">
        <text:list-item>
          <text:p text:style-name="P1694">روابط : </text:p>
          <text:list>
            <text:list-item>
              <text:p text:style-name="P1695">users <text:s/>:</text:p>
              <text:list>
                <text:list-item>
                  <text:p text:style-name="P1578">نوع : <text:span text:style-name="T354">1 به n </text:span></text:p>
                </text:list-item>
                <text:list-item>
                  <text:p text:style-name="P1580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41514570642394" text:continue-numbering="true" text:style-name="L40">
        <text:list-item>
          <text:list>
            <text:list-item>
              <text:p text:style-name="P1696">languages : </text:p>
              <text:list>
                <text:list-item>
                  <text:p text:style-name="P1673">نوع :‌ <text:span text:style-name="T358">1 به n </text:span></text:p>
                </text:list-item>
                <text:list-item>
                  <text:p text:style-name="P1697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23">font_icons : در این جدول <text:span text:style-name="T365">font icons ها را ذخیره میکند !!!</text:span></text:p>
        </text:list-item>
      </text:list>
      <text:p text:style-name="P57"/>
      <text:list xml:id="list141512718709445" text:continue-numbering="true" text:style-name="L40">
        <text:list-item>
          <text:list>
            <text:list-item>
              <text:p text:style-name="P169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026367361408">
          <table:table-cell table:style-name="Table14.A1" office:value-type="string">
            <text:p text:style-name="P471">Name</text:p>
          </table:table-cell>
          <table:table-cell table:style-name="Table14.A1" office:value-type="string">
            <text:p text:style-name="P471">Data Type</text:p>
          </table:table-cell>
          <table:table-cell table:style-name="Table14.A1" office:value-type="string">
            <text:p text:style-name="P471">Attributes</text:p>
          </table:table-cell>
          <table:table-cell table:style-name="Table14.D1" office:value-type="string">
            <text:p text:style-name="P471">Comment</text:p>
          </table:table-cell>
        </table:table-row>
        <table:table-row table:style-name="TableLine94026367386336">
          <table:table-cell table:style-name="Table14.A2" office:value-type="string">
            <text:p text:style-name="P604">id</text:p>
          </table:table-cell>
          <table:table-cell table:style-name="Table14.A2" office:value-type="string">
            <text:p text:style-name="P605">Big int </text:p>
          </table:table-cell>
          <table:table-cell table:style-name="Table14.A2" office:value-type="string">
            <text:p text:style-name="P605">Unsigned ,<text:span text:style-name="T366">index</text:span></text:p>
            <text:p text:style-name="P606">primary key ,</text:p>
            <text:p text:style-name="P606">unique,</text:p>
            <text:p text:style-name="P606">not null ,</text:p>
            <text:p text:style-name="P606">auto increment</text:p>
          </table:table-cell>
          <table:table-cell table:style-name="Table14.D2" office:value-type="string">
            <text:p text:style-name="P416"/>
          </table:table-cell>
        </table:table-row>
        <table:table-row table:style-name="TableLine94026367388032">
          <table:table-cell table:style-name="Table14.A2" office:value-type="string">
            <text:p text:style-name="P604">name</text:p>
          </table:table-cell>
          <table:table-cell table:style-name="Table14.A2" office:value-type="string">
            <text:p text:style-name="P606">varchar(48)</text:p>
          </table:table-cell>
          <table:table-cell table:style-name="Table14.A2" office:value-type="string">
            <text:p text:style-name="P608">Not null </text:p>
          </table:table-cell>
          <table:table-cell table:style-name="Table14.D2" office:value-type="string">
            <text:p text:style-name="P416"/>
          </table:table-cell>
        </table:table-row>
        <table:table-row table:style-name="TableLine94026367388944">
          <table:table-cell table:style-name="Table14.A2" office:value-type="string">
            <text:p text:style-name="P604">class</text:p>
          </table:table-cell>
          <table:table-cell table:style-name="Table14.A2" office:value-type="string">
            <text:p text:style-name="P428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09">Unique , not null </text:p>
          </table:table-cell>
          <table:table-cell table:style-name="Table14.D2" office:value-type="string">
            <text:p text:style-name="P611">Css class</text:p>
          </table:table-cell>
        </table:table-row>
        <table:table-row table:style-name="TableLine94026367389904">
          <table:table-cell table:style-name="Table14.A2" office:value-type="string">
            <text:p text:style-name="P604">unicode</text:p>
          </table:table-cell>
          <table:table-cell table:style-name="Table14.A2" office:value-type="string">
            <text:p text:style-name="P607">varchar(12)</text:p>
          </table:table-cell>
          <table:table-cell table:style-name="Table14.A2" office:value-type="string">
            <text:p text:style-name="P610">Not null </text:p>
          </table:table-cell>
          <table:table-cell table:style-name="Table14.D2" office:value-type="string">
            <text:p text:style-name="P416"/>
          </table:table-cell>
        </table:table-row>
      </table:table>
      <text:p text:style-name="P339"/>
      <text:list xml:id="list3895772541" text:style-name="L41">
        <text:list-item>
          <text:list>
            <text:list-item>
              <text:p text:style-name="P1699">ارتباطات : </text:p>
              <text:list>
                <text:list-item>
                  <text:p text:style-name="P1700">users : </text:p>
                  <text:list>
                    <text:list-item>
                      <text:p text:style-name="P1701">نوع : <text:span text:style-name="T460">1 به n </text:span></text:p>
                    </text:list-item>
                    <text:list-item>
                      <text:p text:style-name="P1701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41512940637223" text:continue-numbering="true" text:style-name="L41">
        <text:list-item>
          <text:list>
            <text:list-item>
              <text:list>
                <text:list-item>
                  <text:p text:style-name="P1702">dates : </text:p>
                  <text:list>
                    <text:list-item>
                      <text:p text:style-name="P1703">نوع : <text:span text:style-name="T369">1 به n</text:span></text:p>
                    </text:list-item>
                    <text:list-item>
                      <text:p text:style-name="P1526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41513929628888" text:continue-numbering="true" text:style-name="L41">
        <text:list-item>
          <text:list>
            <text:list-item>
              <text:list>
                <text:list-item>
                  <text:p text:style-name="P1704">iconables : </text:p>
                  <text:list>
                    <text:list-item>
                      <text:p text:style-name="P1706">نوع : <text:span text:style-name="T395">1 به n</text:span></text:p>
                    </text:list-item>
                    <text:list-item>
                      <text:p text:style-name="P1707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41514754117186" text:continue-numbering="true" text:style-name="L41">
        <text:list-item>
          <text:list>
            <text:list-item>
              <text:list>
                <text:list-item>
                  <text:p text:style-name="P1710">icon_groups : </text:p>
                  <text:list>
                    <text:list-item>
                      <text:p text:style-name="P1712">نوع : </text:p>
                    </text:list-item>
                    <text:list-item>
                      <text:p text:style-name="P1712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12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3663309269" text:style-name="L42">
        <text:list-item>
          <text:list>
            <text:list-item>
              <text:list>
                <text:list-item>
                  <text:p text:style-name="P1527"><text:span text:style-name="T440">icon_groupables </text:span><text:span text:style-name="T424"><text:s/></text:span></text:p>
                  <text:list>
                    <text:list-item>
                      <text:p text:style-name="P1714">نوع : <text:span text:style-name="T427">1 به n </text:span></text:p>
                    </text:list-item>
                    <text:list-item>
                      <text:p text:style-name="P1714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514371059888" text:continue-list="list141514754117186" text:style-name="L41">
        <text:list-item>
          <text:p text:style-name="P2324">custom_icons : <text:span text:style-name="T380">در این جدول ایکون های custom ذخیره میشوند !!!</text:span></text:p>
        </text:list-item>
      </text:list>
      <text:p text:style-name="P58"/>
      <text:list xml:id="list141513837441226" text:continue-numbering="true" text:style-name="L41">
        <text:list-item>
          <text:list>
            <text:list-item>
              <text:p text:style-name="P171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026367427264">
          <table:table-cell table:style-name="Table15.A1" office:value-type="string">
            <text:p text:style-name="P471">Name</text:p>
          </table:table-cell>
          <table:table-cell table:style-name="Table15.A1" office:value-type="string">
            <text:p text:style-name="P471">Data Type</text:p>
          </table:table-cell>
          <table:table-cell table:style-name="Table15.A1" office:value-type="string">
            <text:p text:style-name="P471">Attributes</text:p>
          </table:table-cell>
          <table:table-cell table:style-name="Table15.D1" office:value-type="string">
            <text:p text:style-name="P471">Comment</text:p>
          </table:table-cell>
        </table:table-row>
        <table:table-row table:style-name="TableLine94026367489904">
          <table:table-cell table:style-name="Table15.A2" office:value-type="string">
            <text:p text:style-name="P616">id</text:p>
          </table:table-cell>
          <table:table-cell table:style-name="Table15.A2" office:value-type="string">
            <text:p text:style-name="P615">Big int</text:p>
          </table:table-cell>
          <table:table-cell table:style-name="Table15.A2" office:value-type="string">
            <text:p text:style-name="P615">Unsigned , index , </text:p>
            <text:p text:style-name="P615">not null , </text:p>
            <text:p text:style-name="P612">unique , </text:p>
            <text:p text:style-name="P612">primary key , </text:p>
            <text:p text:style-name="P612">auto increment</text:p>
          </table:table-cell>
          <table:table-cell table:style-name="Table15.D2" office:value-type="string">
            <text:p text:style-name="P416"/>
          </table:table-cell>
        </table:table-row>
        <table:table-row table:style-name="TableLine94026367451440">
          <table:table-cell table:style-name="Table15.A2" office:value-type="string">
            <text:p text:style-name="P616">name</text:p>
          </table:table-cell>
          <table:table-cell table:style-name="Table15.A2" office:value-type="string">
            <text:p text:style-name="P613">varchar(48)</text:p>
          </table:table-cell>
          <table:table-cell table:style-name="Table15.A2" office:value-type="string">
            <text:p text:style-name="P614">Not null </text:p>
          </table:table-cell>
          <table:table-cell table:style-name="Table15.D2" office:value-type="string">
            <text:p text:style-name="P416"/>
          </table:table-cell>
        </table:table-row>
      </table:table>
      <text:p text:style-name="P340"/>
      <text:list xml:id="list1819963639" text:style-name="L43">
        <text:list-item>
          <text:list>
            <text:list-item>
              <text:p text:style-name="P1717">روابط : </text:p>
              <text:list>
                <text:list-item>
                  <text:p text:style-name="P1718">users : </text:p>
                  <text:list>
                    <text:list-item>
                      <text:p text:style-name="P1718">نوع : <text:span text:style-name="T464">1 به n </text:span></text:p>
                    </text:list-item>
                    <text:list-item>
                      <text:p text:style-name="P1719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41513474491123" text:continue-numbering="true" text:style-name="L43">
        <text:list-item>
          <text:list>
            <text:list-item>
              <text:list>
                <text:list-item>
                  <text:p text:style-name="P1717">dates : </text:p>
                  <text:list>
                    <text:list-item>
                      <text:p text:style-name="P1720">نوع : <text:span text:style-name="T382">1 به n</text:span></text:p>
                    </text:list-item>
                    <text:list-item>
                      <text:p text:style-name="P1720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41514231985621" text:continue-numbering="true" text:style-name="L43">
        <text:list-item>
          <text:list>
            <text:list-item>
              <text:list>
                <text:list-item>
                  <text:p text:style-name="P1721">media : </text:p>
                  <text:list>
                    <text:list-item>
                      <text:p text:style-name="P1651">نوع : <text:span text:style-name="T387">1 به 1 </text:span></text:p>
                    </text:list-item>
                    <text:list-item>
                      <text:p text:style-name="P1651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41513882047512" text:continue-numbering="true" text:style-name="L43">
        <text:list-item>
          <text:list>
            <text:list-item>
              <text:list>
                <text:list-item>
                  <text:p text:style-name="P1705">iconables : </text:p>
                  <text:list>
                    <text:list-item>
                      <text:p text:style-name="P1708">نوع : <text:span text:style-name="T395">1 به n</text:span></text:p>
                    </text:list-item>
                    <text:list-item>
                      <text:p text:style-name="P1709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41513114021339" text:continue-numbering="true" text:style-name="L43">
        <text:list-item>
          <text:list>
            <text:list-item>
              <text:list>
                <text:list-item>
                  <text:p text:style-name="P1722"><text:soft-page-break/>icon_groups : </text:p>
                  <text:list>
                    <text:list-item>
                      <text:p text:style-name="P1724">نوع :‌<text:span text:style-name="T415">n به n</text:span></text:p>
                    </text:list-item>
                    <text:list-item>
                      <text:p text:style-name="P1726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2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556023182" text:style-name="L44">
        <text:list-item>
          <text:list>
            <text:list-item>
              <text:list>
                <text:list-item>
                  <text:p text:style-name="P1529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41514052632093" text:continue-list="list3663309269" text:style-name="L42">
        <text:list-item>
          <text:list>
            <text:list-item>
              <text:list>
                <text:list-item>
                  <text:list>
                    <text:list-item>
                      <text:p text:style-name="P1728">نوع : <text:span text:style-name="T433">1 به n </text:span></text:p>
                    </text:list-item>
                    <text:list-item>
                      <text:p text:style-name="P1728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41514441476397" text:continue-list="list141513114021339" text:style-name="L43">
        <text:list-item>
          <text:p text:style-name="P2325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41513524027787" text:continue-numbering="true" text:style-name="L43">
        <text:list-header>
          <text:p text:style-name="P1730"/>
        </text:list-header>
      </text:list>
      <text:p text:style-name="P61"/>
      <text:list xml:id="list141513619965268" text:continue-numbering="true" text:style-name="L43">
        <text:list-item>
          <text:list>
            <text:list-item>
              <text:p text:style-name="P173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026367606352">
          <table:table-cell table:style-name="Table16.A1" office:value-type="string">
            <text:p text:style-name="P471">Name</text:p>
          </table:table-cell>
          <table:table-cell table:style-name="Table16.A1" office:value-type="string">
            <text:p text:style-name="P471">Data Type</text:p>
          </table:table-cell>
          <table:table-cell table:style-name="Table16.A1" office:value-type="string">
            <text:p text:style-name="P471">Attributes</text:p>
          </table:table-cell>
          <table:table-cell table:style-name="Table16.D1" office:value-type="string">
            <text:p text:style-name="P471">Comment</text:p>
          </table:table-cell>
        </table:table-row>
        <table:table-row table:style-name="TableLine94026367625984">
          <table:table-cell table:style-name="Table16.A2" office:value-type="string">
            <text:p text:style-name="P617">id</text:p>
          </table:table-cell>
          <table:table-cell table:style-name="Table16.A2" office:value-type="string">
            <text:p text:style-name="P620">Big int </text:p>
          </table:table-cell>
          <table:table-cell table:style-name="Table16.A2" office:value-type="string">
            <text:p text:style-name="P620">Unsigned , </text:p>
            <text:p text:style-name="P621">not null , </text:p>
            <text:p text:style-name="P622">primary key , </text:p>
            <text:p text:style-name="P622">auto increment,</text:p>
            <text:p text:style-name="P623">unique , </text:p>
            <text:p text:style-name="P624">index </text:p>
          </table:table-cell>
          <table:table-cell table:style-name="Table16.D2" office:value-type="string">
            <text:p text:style-name="P416"/>
          </table:table-cell>
        </table:table-row>
        <table:table-row table:style-name="TableLine94026367627456">
          <table:table-cell table:style-name="Table16.A2" office:value-type="string">
            <text:p text:style-name="P618">object_type</text:p>
          </table:table-cell>
          <table:table-cell table:style-name="Table16.A2" office:value-type="string">
            <text:p text:style-name="P626">varchar(255)</text:p>
          </table:table-cell>
          <table:table-cell table:style-name="Table16.A2" office:value-type="string">
            <text:p text:style-name="P632">Not null </text:p>
          </table:table-cell>
          <table:table-cell table:style-name="Table16.D2" office:value-type="string">
            <text:p text:style-name="P416"/>
          </table:table-cell>
        </table:table-row>
        <table:table-row table:style-name="TableLine94026367628368">
          <table:table-cell table:style-name="Table16.A2" office:value-type="string">
            <text:p text:style-name="P618">object_id</text:p>
          </table:table-cell>
          <table:table-cell table:style-name="Table16.A2" office:value-type="string">
            <text:p text:style-name="P628">Big int </text:p>
          </table:table-cell>
          <table:table-cell table:style-name="Table16.A2" office:value-type="string">
            <text:p text:style-name="P627">Unsigned ,</text:p>
            <text:p text:style-name="P627"><text:s/><text:span text:style-name="T394">not null </text:span></text:p>
          </table:table-cell>
          <table:table-cell table:style-name="Table16.D2" office:value-type="string">
            <text:p text:style-name="P416"/>
          </table:table-cell>
        </table:table-row>
        <table:table-row table:style-name="TableLine94026367629328">
          <table:table-cell table:style-name="Table16.A2" office:value-type="string">
            <text:p text:style-name="P619">icon_type</text:p>
          </table:table-cell>
          <table:table-cell table:style-name="Table16.A2" office:value-type="string">
            <text:p text:style-name="P625">varchar(255)</text:p>
          </table:table-cell>
          <table:table-cell table:style-name="Table16.A2" office:value-type="string">
            <text:p text:style-name="P632">Not null </text:p>
          </table:table-cell>
          <table:table-cell table:style-name="Table16.D2" office:value-type="string">
            <text:p text:style-name="P633">Custom || font </text:p>
          </table:table-cell>
        </table:table-row>
        <table:table-row table:style-name="TableLine94026367630512">
          <table:table-cell table:style-name="Table16.A2" office:value-type="string">
            <text:p text:style-name="P619">icon_id</text:p>
          </table:table-cell>
          <table:table-cell table:style-name="Table16.A2" office:value-type="string">
            <text:p text:style-name="P628">Big int </text:p>
          </table:table-cell>
          <table:table-cell table:style-name="Table16.A2" office:value-type="string">
            <text:p text:style-name="P627">Unsigned ,</text:p>
            <text:p text:style-name="P627"><text:s/><text:span text:style-name="T394">not null </text:span></text:p>
          </table:table-cell>
          <table:table-cell table:style-name="Table16.D2" office:value-type="string">
            <text:p text:style-name="P416"/>
          </table:table-cell>
        </table:table-row>
      </table:table>
      <text:p text:style-name="P341"/>
      <text:list xml:id="list2542908136" text:style-name="L45">
        <text:list-item>
          <text:list>
            <text:list-item>
              <text:p text:style-name="P1732">روابط : </text:p>
              <text:list>
                <text:list-item>
                  <text:p text:style-name="P1733">font_icons : </text:p>
                  <text:list>
                    <text:list-item>
                      <text:p text:style-name="P1734">نوع <text:s/>:‌<text:span text:style-name="T395">1 به n</text:span></text:p>
                    </text:list-item>
                    <text:list-item>
                      <text:p text:style-name="P173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41514211599414" text:continue-numbering="true" text:style-name="L45">
        <text:list-item>
          <text:list>
            <text:list-item>
              <text:list>
                <text:list-item>
                  <text:p text:style-name="P1735">custom_icons : </text:p>
                  <text:list>
                    <text:list-item>
                      <text:p text:style-name="P1735">نوع : <text:span text:style-name="T395">1 به n</text:span></text:p>
                    </text:list-item>
                    <text:list-item>
                      <text:p text:style-name="P1735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30"><text:span text:style-name="T408">icon_groups</text:span><text:span text:style-name="T409"> : </text:span></text:p>
                  <text:list>
                    <text:list-item>
                      <text:p text:style-name="P1736">نوع : <text:span text:style-name="T404">1 به 1 </text:span></text:p>
                    </text:list-item>
                    <text:list-item>
                      <text:p text:style-name="P1736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6">icon_groups : <text:span text:style-name="T399">این جدول برای ساخت گروه هایی برای icon ساخته شده </text:span></text:p>
        </text:list-item>
      </text:list>
      <text:p text:style-name="P66"/>
      <text:list xml:id="list141513542218221" text:continue-numbering="true" text:style-name="L45">
        <text:list-item>
          <text:list>
            <text:list-item>
              <text:p text:style-name="P173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026367675504">
          <table:table-cell table:style-name="Table17.A1" office:value-type="string">
            <text:p text:style-name="P471">Name</text:p>
          </table:table-cell>
          <table:table-cell table:style-name="Table17.A1" office:value-type="string">
            <text:p text:style-name="P471">Data Type</text:p>
          </table:table-cell>
          <table:table-cell table:style-name="Table17.A1" office:value-type="string">
            <text:p text:style-name="P471">Attributes</text:p>
          </table:table-cell>
          <table:table-cell table:style-name="Table17.D1" office:value-type="string">
            <text:p text:style-name="P471">Comment</text:p>
          </table:table-cell>
        </table:table-row>
        <table:table-row table:style-name="TableLine94026367695168">
          <table:table-cell table:style-name="Table17.A2" office:value-type="string">
            <text:p text:style-name="P617">id</text:p>
          </table:table-cell>
          <table:table-cell table:style-name="Table17.A2" office:value-type="string">
            <text:p text:style-name="P620">Big int </text:p>
          </table:table-cell>
          <table:table-cell table:style-name="Table17.A2" office:value-type="string">
            <text:p text:style-name="P620">Unsigned , </text:p>
            <text:p text:style-name="P621">not null , </text:p>
            <text:p text:style-name="P622">primary key , </text:p>
            <text:p text:style-name="P622">auto increment,</text:p>
            <text:p text:style-name="P623">unique , </text:p>
            <text:p text:style-name="P624">index </text:p>
          </table:table-cell>
          <table:table-cell table:style-name="Table17.D2" office:value-type="string">
            <text:p text:style-name="P416"/>
          </table:table-cell>
        </table:table-row>
        <table:table-row table:style-name="TableLine94026367696512">
          <table:table-cell table:style-name="Table17.A2" office:value-type="string">
            <text:p text:style-name="P629">name</text:p>
          </table:table-cell>
          <table:table-cell table:style-name="Table17.A2" office:value-type="string">
            <text:p text:style-name="P630">varchar(48)</text:p>
          </table:table-cell>
          <table:table-cell table:style-name="Table17.A2" office:value-type="string">
            <text:p text:style-name="P631">Not null , <text:span text:style-name="T400">unique </text:span></text:p>
          </table:table-cell>
          <table:table-cell table:style-name="Table17.D2" office:value-type="string">
            <text:p text:style-name="P416"/>
          </table:table-cell>
        </table:table-row>
      </table:table>
      <text:p text:style-name="P342"/>
      <text:p text:style-name="P342"/>
      <text:list xml:id="list3245248398" text:style-name="L46">
        <text:list-item>
          <text:list>
            <text:list-item>
              <text:p text:style-name="P1739">روابط :‌</text:p>
            </text:list-item>
          </text:list>
        </text:list-item>
      </text:list>
      <text:p text:style-name="P79"/>
      <text:list xml:id="list141512739790868" text:continue-numbering="true" text:style-name="L46">
        <text:list-item>
          <text:list>
            <text:list-item>
              <text:list>
                <text:list-item>
                  <text:p text:style-name="P1740">users : </text:p>
                  <text:list>
                    <text:list-item>
                      <text:p text:style-name="P1741">نوع : <text:span text:style-name="T469">1 به n </text:span></text:p>
                    </text:list-item>
                    <text:list-item>
                      <text:p text:style-name="P1741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41513647087378" text:continue-numbering="true" text:style-name="L46">
        <text:list-item>
          <text:list>
            <text:list-item>
              <text:list>
                <text:list-item>
                  <text:p text:style-name="P1742">dates : </text:p>
                  <text:list>
                    <text:list-item>
                      <text:p text:style-name="P1742">نوع : <text:span text:style-name="T401">1 به N </text:span></text:p>
                    </text:list-item>
                    <text:list-item>
                      <text:p text:style-name="P1742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41513478079938" text:continue-numbering="true" text:style-name="L46">
        <text:list-item>
          <text:list>
            <text:list-item>
              <text:list>
                <text:list-item>
                  <text:p text:style-name="P1743">iconable : </text:p>
                  <text:list>
                    <text:list-item>
                      <text:p text:style-name="P1737">نوع : <text:span text:style-name="T404">1 به 1 </text:span></text:p>
                    </text:list-item>
                    <text:list-item>
                      <text:p text:style-name="P1737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41513601936113" text:continue-list="list141513837441226" text:style-name="L41">
        <text:list-item>
          <text:list>
            <text:list-item>
              <text:list>
                <text:list-item>
                  <text:p text:style-name="P1711"><text:span text:style-name="T412">font_icons</text:span> : </text:p>
                  <text:list>
                    <text:list-item>
                      <text:p text:style-name="P1713">نوع : </text:p>
                    </text:list-item>
                    <text:list-item>
                      <text:p text:style-name="P1713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13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89"/>
      <text:list xml:id="list141514498011595" text:continue-list="list141513619965268" text:style-name="L43">
        <text:list-item>
          <text:list>
            <text:list-item>
              <text:list>
                <text:list-item>
                  <text:p text:style-name="P1723"><text:span text:style-name="T416"><text:s/>custom_icons</text:span> : </text:p>
                  <text:list>
                    <text:list-item>
                      <text:p text:style-name="P1725">نوع :‌<text:span text:style-name="T415">n به n</text:span></text:p>
                    </text:list-item>
                    <text:list-item>
                      <text:p text:style-name="P1727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2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41513656164341" text:continue-list="list141514052632093" text:style-name="L42">
        <text:list-item>
          <text:list>
            <text:list-item>
              <text:list>
                <text:list-item>
                  <text:p text:style-name="P1528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44">نوع : <text:span text:style-name="T441">1 به n </text:span></text:p>
                    </text:list-item>
                    <text:list-item>
                      <text:p text:style-name="P1744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60836824" text:style-name="L47">
        <text:list-item>
          <text:p text:style-name="P2311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41513247367302" text:continue-numbering="true" text:style-name="L47">
        <text:list-item>
          <text:list>
            <text:list-item>
              <text:p text:style-name="P174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026367743840">
          <table:table-cell table:style-name="Table18.A1" office:value-type="string">
            <text:p text:style-name="P471">Name</text:p>
          </table:table-cell>
          <table:table-cell table:style-name="Table18.A1" office:value-type="string">
            <text:p text:style-name="P471">Data Type</text:p>
          </table:table-cell>
          <table:table-cell table:style-name="Table18.A1" office:value-type="string">
            <text:p text:style-name="P471">Attributes</text:p>
          </table:table-cell>
          <table:table-cell table:style-name="Table18.D1" office:value-type="string">
            <text:p text:style-name="P471">Comment</text:p>
          </table:table-cell>
        </table:table-row>
        <table:table-row table:style-name="TableLine94026367815488">
          <table:table-cell table:style-name="Table18.A2" office:value-type="string">
            <text:p text:style-name="P634">id</text:p>
          </table:table-cell>
          <table:table-cell table:style-name="Table18.A2" office:value-type="string">
            <text:p text:style-name="P637">Big int </text:p>
          </table:table-cell>
          <table:table-cell table:style-name="Table18.A2" office:value-type="string">
            <text:p text:style-name="P642">Unsigned ,</text:p>
            <text:p text:style-name="P644">not null ,</text:p>
            <text:p text:style-name="P643">unique , </text:p>
            <text:p text:style-name="P643">primary key , </text:p>
            <text:p text:style-name="P643">auto increment , </text:p>
            <text:p text:style-name="P643">index , </text:p>
          </table:table-cell>
          <table:table-cell table:style-name="Table18.D2" office:value-type="string">
            <text:p text:style-name="P416"/>
          </table:table-cell>
        </table:table-row>
        <table:table-row table:style-name="TableLine94026367817792">
          <table:table-cell table:style-name="Table18.A2" office:value-type="string">
            <text:p text:style-name="P635">icon_type</text:p>
          </table:table-cell>
          <table:table-cell table:style-name="Table18.A2" office:value-type="string">
            <text:p text:style-name="P638">varchar(255)</text:p>
          </table:table-cell>
          <table:table-cell table:style-name="Table18.A2" office:value-type="string">
            <text:p text:style-name="P645">not null ,</text:p>
          </table:table-cell>
          <table:table-cell table:style-name="Table18.D2" office:value-type="string">
            <text:p text:style-name="P416"/>
          </table:table-cell>
        </table:table-row>
        <table:table-row table:style-name="TableLine94026367818704">
          <table:table-cell table:style-name="Table18.A2" office:value-type="string">
            <text:p text:style-name="P635">icon_id</text:p>
          </table:table-cell>
          <table:table-cell table:style-name="Table18.A2" office:value-type="string">
            <text:p text:style-name="P639">Big int </text:p>
          </table:table-cell>
          <table:table-cell table:style-name="Table18.A2" office:value-type="string">
            <text:p text:style-name="P641">Unsigned ,</text:p>
            <text:p text:style-name="P645">not null ,</text:p>
          </table:table-cell>
          <table:table-cell table:style-name="Table18.D2" office:value-type="string">
            <text:p text:style-name="P416"/>
          </table:table-cell>
        </table:table-row>
        <table:table-row table:style-name="TableLine94026367819664">
          <table:table-cell table:style-name="Table18.A2" office:value-type="string">
            <text:p text:style-name="P636">icon_group_id</text:p>
          </table:table-cell>
          <table:table-cell table:style-name="Table18.A2" office:value-type="string">
            <text:p text:style-name="P640">Big int </text:p>
          </table:table-cell>
          <table:table-cell table:style-name="Table18.A2" office:value-type="string">
            <text:p text:style-name="P641">Unsigned ,</text:p>
            <text:p text:style-name="P645">not null ,</text:p>
            <text:p text:style-name="P761">foreign key icon_groups(id)</text:p>
            <text:p text:style-name="P516"/>
            <text:p text:style-name="P749">on Delete → (<text:span text:style-name="T575">cascade</text:span>)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16"/>
          </table:table-cell>
        </table:table-row>
      </table:table>
      <text:p text:style-name="P343"/>
      <text:p text:style-name="P343"/>
      <text:list xml:id="list141514433764405" text:continue-list="list141513656164341" text:style-name="L42">
        <text:list-item>
          <text:list>
            <text:list-item>
              <text:p text:style-name="P1747">ارتباطات :‌</text:p>
            </text:list-item>
          </text:list>
        </text:list-item>
      </text:list>
      <text:p text:style-name="P74"/>
      <text:list xml:id="list141513235595195" text:continue-numbering="true" text:style-name="L42">
        <text:list-item>
          <text:list>
            <text:list-item>
              <text:list>
                <text:list-item>
                  <text:p text:style-name="P1748">font_icons </text:p>
                  <text:list>
                    <text:list-item>
                      <text:p text:style-name="P1715">نوع : <text:span text:style-name="T427">1 به n </text:span></text:p>
                    </text:list-item>
                    <text:list-item>
                      <text:p text:style-name="P1715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41513777437067" text:continue-numbering="true" text:style-name="L42">
        <text:list-item>
          <text:list>
            <text:list-item>
              <text:list>
                <text:list-item>
                  <text:p text:style-name="P1749">custom_icons : </text:p>
                  <text:list>
                    <text:list-item>
                      <text:p text:style-name="P1729">نوع : <text:span text:style-name="T433">1 به n </text:span></text:p>
                    </text:list-item>
                    <text:list-item>
                      <text:p text:style-name="P1729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41513178389930" text:continue-numbering="true" text:style-name="L42">
        <text:list-item>
          <text:list>
            <text:list-item>
              <text:list>
                <text:list-item>
                  <text:p text:style-name="P1750">icon_groups : </text:p>
                  <text:list>
                    <text:list-item>
                      <text:p text:style-name="P1745">نوع : <text:span text:style-name="T441">1 به n </text:span></text:p>
                    </text:list-item>
                    <text:list-item>
                      <text:p text:style-name="P1745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51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41514472472784" text:continue-numbering="true" text:style-name="L42">
        <text:list-item>
          <text:list>
            <text:list-item>
              <text:p text:style-name="P175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026367852528">
          <table:table-cell table:style-name="Table27.A1" office:value-type="string">
            <text:p text:style-name="P471">Name</text:p>
          </table:table-cell>
          <table:table-cell table:style-name="Table27.A1" office:value-type="string">
            <text:p text:style-name="P471">Data Type</text:p>
          </table:table-cell>
          <table:table-cell table:style-name="Table27.A1" office:value-type="string">
            <text:p text:style-name="P471">Attributes</text:p>
          </table:table-cell>
          <table:table-cell table:style-name="Table27.D1" office:value-type="string">
            <text:p text:style-name="P471">Comment</text:p>
          </table:table-cell>
        </table:table-row>
        <table:table-row table:style-name="TableLine94026367881920">
          <table:table-cell table:style-name="Table27.A2" office:value-type="string">
            <text:p text:style-name="P808">id</text:p>
          </table:table-cell>
          <table:table-cell table:style-name="Table27.A2" office:value-type="string">
            <text:p text:style-name="P810">Big int </text:p>
          </table:table-cell>
          <table:table-cell table:style-name="Table27.A2" office:value-type="string">
            <text:p text:style-name="P812">Unsigned , <text:span text:style-name="T642">not null , unique ,</text:span></text:p>
            <text:p text:style-name="P813">primary key , auto increment ,</text:p>
            <text:p text:style-name="P814">index</text:p>
          </table:table-cell>
          <table:table-cell table:style-name="Table27.D2" office:value-type="string">
            <text:p text:style-name="P416"/>
          </table:table-cell>
        </table:table-row>
        <table:table-row table:style-name="TableLine94026367884096">
          <table:table-cell table:style-name="Table27.A2" office:value-type="string">
            <text:p text:style-name="P1286">active</text:p>
          </table:table-cell>
          <table:table-cell table:style-name="Table27.A2" office:value-type="string">
            <text:p text:style-name="P1109">boolean</text:p>
          </table:table-cell>
          <table:table-cell table:style-name="Table27.A2" office:value-type="string">
            <text:p text:style-name="P810">Not null , <text:span text:style-name="T643">defualt </text:span><text:span text:style-name="T644">0</text:span></text:p>
          </table:table-cell>
          <table:table-cell table:style-name="Table27.D2" office:value-type="string">
            <text:p text:style-name="P416"/>
          </table:table-cell>
        </table:table-row>
        <table:table-row table:style-name="TableLine94026367885008">
          <table:table-cell table:style-name="Table27.A2" office:value-type="string">
            <text:p text:style-name="P809">app_setting_id</text:p>
          </table:table-cell>
          <table:table-cell table:style-name="Table27.A2" office:value-type="string">
            <text:p text:style-name="P811">Big int</text:p>
          </table:table-cell>
          <table:table-cell table:style-name="Table27.A2" office:value-type="string">
            <text:p text:style-name="P435"><text:span text:style-name="T645">Nullable </text:span><text:span text:style-name="T646">, </text:span><text:span text:style-name="T650">unsigned</text:span></text:p>
            <text:p text:style-name="P763">foreign key → app_settings(id)</text:p>
            <text:p text:style-name="P523"/>
            <text:p text:style-name="P435"><text:span text:style-name="T574">on Delete → (</text:span><text:span text:style-name="T578">set null</text:span><text:span text:style-name="T574">)</text:span>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16"/>
          </table:table-cell>
        </table:table-row>
      </table:table>
      <text:p text:style-name="P354"/>
      <text:list xml:id="list3721184879" text:style-name="L48">
        <text:list-item>
          <text:list>
            <text:list-item>
              <text:p text:style-name="P1753">ارتباطات :‌</text:p>
              <text:list>
                <text:list-item>
                  <text:p text:style-name="P1754">dates :</text:p>
                  <text:list>
                    <text:list-item>
                      <text:p text:style-name="P1755">نوع :‌ <text:span text:style-name="T668">1 به n </text:span></text:p>
                    </text:list-item>
                    <text:list-item>
                      <text:p text:style-name="P1755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41514177524657" text:continue-numbering="true" text:style-name="L48">
        <text:list-item>
          <text:list>
            <text:list-item>
              <text:list>
                <text:list-item>
                  <text:p text:style-name="P1754">users :</text:p>
                  <text:list>
                    <text:list-item>
                      <text:p text:style-name="P1755">نوع :‌<text:span text:style-name="T669">1 به n </text:span></text:p>
                    </text:list-item>
                    <text:list-item>
                      <text:p text:style-name="P1755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41513787562007" text:continue-numbering="true" text:style-name="L48">
        <text:list-item>
          <text:list>
            <text:list-item>
              <text:list>
                <text:list-item>
                  <text:p text:style-name="P1761">app_settings :</text:p>
                  <text:list>
                    <text:list-item>
                      <text:p text:style-name="P1756">نوع :‌<text:span text:style-name="T673">1 به n</text:span></text:p>
                    </text:list-item>
                    <text:list-item>
                      <text:p text:style-name="P1756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41512924188169" text:continue-numbering="true" text:style-name="L48">
        <text:list-item>
          <text:list>
            <text:list-item>
              <text:list>
                <text:list-item>
                  <text:p text:style-name="P1762">media :</text:p>
                  <text:list>
                    <text:list-item>
                      <text:p text:style-name="P1757">نوع :‌ <text:span text:style-name="T674">1 به 1 </text:span></text:p>
                    </text:list-item>
                    <text:list-item>
                      <text:p text:style-name="P1757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41513641237766" text:continue-numbering="true" text:style-name="L48">
        <text:list-item>
          <text:list>
            <text:list-item>
              <text:list>
                <text:list-item>
                  <text:p text:style-name="P1531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58">نوع :‌<text:span text:style-name="T679">1 به n </text:span></text:p>
                    </text:list-item>
                    <text:list-item>
                      <text:p text:style-name="P1759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41512750753181" text:continue-numbering="true" text:style-name="L48">
        <text:list-item>
          <text:p text:style-name="P2327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41512850027983" text:continue-numbering="true" text:style-name="L48">
        <text:list-item>
          <text:list>
            <text:list-item>
              <text:p text:style-name="P1763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026367903136">
          <table:table-cell table:style-name="Table28.A1" office:value-type="string">
            <text:p text:style-name="P471">Name</text:p>
          </table:table-cell>
          <table:table-cell table:style-name="Table28.A1" office:value-type="string">
            <text:p text:style-name="P471">Data Type</text:p>
          </table:table-cell>
          <table:table-cell table:style-name="Table28.A1" office:value-type="string">
            <text:p text:style-name="P471">Attributes</text:p>
          </table:table-cell>
          <table:table-cell table:style-name="Table28.D1" office:value-type="string">
            <text:p text:style-name="P471">Comment</text:p>
          </table:table-cell>
        </table:table-row>
        <table:table-row table:style-name="TableLine94026367983360">
          <table:table-cell table:style-name="Table28.A2" office:value-type="string">
            <text:p text:style-name="P815">id</text:p>
          </table:table-cell>
          <table:table-cell table:style-name="Table28.A2" office:value-type="string">
            <text:p text:style-name="P819">Big int</text:p>
          </table:table-cell>
          <table:table-cell table:style-name="Table28.A2" office:value-type="string">
            <text:p text:style-name="P824">Unsigned , <text:span text:style-name="T658">not null , unique , </text:span><text:span text:style-name="T659">index , primary key , </text:span></text:p>
            <text:p text:style-name="P830">auto increment</text:p>
          </table:table-cell>
          <table:table-cell table:style-name="Table28.D2" office:value-type="string">
            <text:p text:style-name="P416"/>
          </table:table-cell>
        </table:table-row>
        <table:table-row table:style-name="TableLine94026367985632">
          <table:table-cell table:style-name="Table28.A2" office:value-type="string">
            <text:p text:style-name="P816">title</text:p>
          </table:table-cell>
          <table:table-cell table:style-name="Table28.A2" office:value-type="string">
            <text:p text:style-name="P437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25">Not null</text:p>
          </table:table-cell>
          <table:table-cell table:style-name="Table28.D2" office:value-type="string">
            <text:p text:style-name="P416"/>
          </table:table-cell>
        </table:table-row>
        <table:table-row table:style-name="TableLine94026367986544">
          <table:table-cell table:style-name="Table28.A2" office:value-type="string">
            <text:p text:style-name="P816">caption</text:p>
          </table:table-cell>
          <table:table-cell table:style-name="Table28.A2" office:value-type="string">
            <text:p text:style-name="P820">varchar(400)</text:p>
          </table:table-cell>
          <table:table-cell table:style-name="Table28.A2" office:value-type="string">
            <text:p text:style-name="P825">Not null</text:p>
          </table:table-cell>
          <table:table-cell table:style-name="Table28.D2" office:value-type="string">
            <text:p text:style-name="P416"/>
          </table:table-cell>
        </table:table-row>
        <table:table-row table:style-name="TableLine94026367987504">
          <table:table-cell table:style-name="Table28.A2" office:value-type="string">
            <text:p text:style-name="P817">job_information_id</text:p>
          </table:table-cell>
          <table:table-cell table:style-name="Table28.A2" office:value-type="string">
            <text:p text:style-name="P821">Big int</text:p>
          </table:table-cell>
          <table:table-cell table:style-name="Table28.A2" office:value-type="string">
            <text:p text:style-name="P823">Unsigned , <text:span text:style-name="T664">not null ,</text:span></text:p>
            <text:p text:style-name="P826">foreign key → job_informations(<text:span text:style-name="T665">id</text:span>)</text:p>
            <text:p text:style-name="P826"/>
            <text:p text:style-name="P827">on Delete → (<text:span text:style-name="T666">cascade</text:span>)</text:p>
            <text:p text:style-name="P827">on Update → (<text:span text:style-name="T667">cascade</text:span>)</text:p>
          </table:table-cell>
          <table:table-cell table:style-name="Table28.D2" office:value-type="string">
            <text:p text:style-name="P416"/>
          </table:table-cell>
        </table:table-row>
        <table:table-row table:style-name="TableLine94026367988688">
          <table:table-cell table:style-name="Table28.A2" office:value-type="string">
            <text:p text:style-name="P818">language_id</text:p>
          </table:table-cell>
          <table:table-cell table:style-name="Table28.A2" office:value-type="string">
            <text:p text:style-name="P822">Big int</text:p>
          </table:table-cell>
          <table:table-cell table:style-name="Table28.A2" office:value-type="string">
            <text:p text:style-name="P823">Unsigned , <text:span text:style-name="T657">not null , </text:span></text:p>
            <text:p text:style-name="P829">foreign key → </text:p>
            <text:p text:style-name="P829"/>
            <text:p text:style-name="P829">languages (id)</text:p>
            <text:p text:style-name="P829"/>
            <text:p text:style-name="P828">on Delete → (<text:span text:style-name="T666">cascade</text:span>)</text:p>
            <text:p text:style-name="P828">on Update → (<text:span text:style-name="T667">cascade</text:span>)</text:p>
          </table:table-cell>
          <table:table-cell table:style-name="Table28.D2" office:value-type="string">
            <text:p text:style-name="P416"/>
          </table:table-cell>
        </table:table-row>
      </table:table>
      <text:p text:style-name="P355"/>
      <text:list xml:id="list2301398118" text:style-name="L49">
        <text:list-item>
          <text:list>
            <text:list-item>
              <text:p text:style-name="P1764">ارتباطات :‌</text:p>
              <text:list>
                <text:list-item>
                  <text:p text:style-name="P1765">job_informations : </text:p>
                  <text:list>
                    <text:list-item>
                      <text:p text:style-name="P1760">نوع :‌<text:span text:style-name="T679">1 به n </text:span></text:p>
                    </text:list-item>
                    <text:list-item>
                      <text:p text:style-name="P1760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41513894859983" text:continue-numbering="true" text:style-name="L49">
        <text:list-item>
          <text:list>
            <text:list-item>
              <text:list>
                <text:list-item>
                  <text:p text:style-name="P1766">languages : </text:p>
                  <text:list>
                    <text:list-item>
                      <text:p text:style-name="P1767">نوع : <text:span text:style-name="T685">1 به n </text:span></text:p>
                    </text:list-item>
                    <text:list-item>
                      <text:p text:style-name="P1767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514002258467" text:continue-list="list141514472472784" text:style-name="L42">
        <text:list-item>
          <text:p text:style-name="P2312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41513179936980" text:continue-numbering="true" text:style-name="L42">
        <text:list-item>
          <text:list>
            <text:list-item>
              <text:p text:style-name="P176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026368006336">
          <table:table-cell table:style-name="Table19.A1" office:value-type="string">
            <text:p text:style-name="P471">Name</text:p>
          </table:table-cell>
          <table:table-cell table:style-name="Table19.A1" office:value-type="string">
            <text:p text:style-name="P471">Data Type</text:p>
          </table:table-cell>
          <table:table-cell table:style-name="Table19.A1" office:value-type="string">
            <text:p text:style-name="P471">Attributes</text:p>
          </table:table-cell>
          <table:table-cell table:style-name="Table19.D1" office:value-type="string">
            <text:p text:style-name="P471">Comment</text:p>
          </table:table-cell>
        </table:table-row>
        <table:table-row table:style-name="TableLine94026368051072">
          <table:table-cell table:style-name="Table19.A2" office:value-type="string">
            <text:p text:style-name="P654">id</text:p>
          </table:table-cell>
          <table:table-cell table:style-name="Table19.A2" office:value-type="string">
            <text:p text:style-name="P652">Big int </text:p>
          </table:table-cell>
          <table:table-cell table:style-name="Table19.A2" office:value-type="string">
            <text:p text:style-name="P649">Unsigned ,index,unique, </text:p>
            <text:p text:style-name="P650">primary key ,<text:span text:style-name="T449">not null ,</text:span></text:p>
            <text:p text:style-name="P651">auto increment </text:p>
          </table:table-cell>
          <table:table-cell table:style-name="Table19.D2" office:value-type="string">
            <text:p text:style-name="P416"/>
          </table:table-cell>
        </table:table-row>
        <table:table-row table:style-name="TableLine94026368052944">
          <table:table-cell table:style-name="Table19.A2" office:value-type="string">
            <text:p text:style-name="P1287">active</text:p>
          </table:table-cell>
          <table:table-cell table:style-name="Table19.A2" office:value-type="string">
            <text:p text:style-name="P1110">boolean</text:p>
          </table:table-cell>
          <table:table-cell table:style-name="Table19.A2" office:value-type="string">
            <text:p text:style-name="P648">Not null , default ‘0’</text:p>
          </table:table-cell>
          <table:table-cell table:style-name="Table19.D2" office:value-type="string">
            <text:p text:style-name="P416"/>
          </table:table-cell>
        </table:table-row>
        <table:table-row table:style-name="TableLine94026368053856">
          <table:table-cell table:style-name="Table19.A2" office:value-type="string">
            <text:p text:style-name="P654">app_setting_id</text:p>
          </table:table-cell>
          <table:table-cell table:style-name="Table19.A2" office:value-type="string">
            <text:p text:style-name="P653">Big int </text:p>
          </table:table-cell>
          <table:table-cell table:style-name="Table19.A2" office:value-type="string">
            <text:p text:style-name="P434"><text:span text:style-name="T645">Nullable </text:span><text:span text:style-name="T646">, </text:span></text:p>
            <text:p text:style-name="P655">unsigned</text:p>
            <text:p text:style-name="P762">foreign key → app_settings(id)</text:p>
            <text:p text:style-name="P517"/>
            <text:p text:style-name="P432"><text:span text:style-name="T574">on Delete → (</text:span><text:span text:style-name="T578">set null</text:span><text:span text:style-name="T574">)</text:span>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16"/>
          </table:table-cell>
        </table:table-row>
      </table:table>
      <text:p text:style-name="P344"/>
      <text:p text:style-name="P344"/>
      <text:list xml:id="list3738164406" text:style-name="L50">
        <text:list-item>
          <text:p text:style-name="P1769">ارتباطات :‌</text:p>
          <text:list>
            <text:list-item>
              <text:p text:style-name="P1770">dates : </text:p>
              <text:list>
                <text:list-item>
                  <text:p text:style-name="P1770">نوع : <text:span text:style-name="T473">1 به n </text:span></text:p>
                </text:list-item>
                <text:list-item>
                  <text:p text:style-name="P1771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41513228841971" text:continue-numbering="true" text:style-name="L50">
        <text:list-item>
          <text:list>
            <text:list-item>
              <text:p text:style-name="P1772">users : </text:p>
              <text:list>
                <text:list-item>
                  <text:p text:style-name="P1773">نوع : <text:span text:style-name="T480">1 به n </text:span></text:p>
                </text:list-item>
                <text:list-item>
                  <text:p text:style-name="P1774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41512846917560" text:continue-numbering="true" text:style-name="L50">
        <text:list-item>
          <text:list>
            <text:list-item>
              <text:p text:style-name="P1775">app_settings : </text:p>
              <text:list>
                <text:list-item>
                  <text:p text:style-name="P1776">نوع : <text:span text:style-name="T485">1 به n</text:span></text:p>
                </text:list-item>
                <text:list-item>
                  <text:p text:style-name="P1777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41513131372840" text:continue-numbering="true" text:style-name="L50">
        <text:list-item>
          <text:list>
            <text:list-item>
              <text:p text:style-name="P1778"><text:soft-page-break/>media : </text:p>
              <text:list>
                <text:list-item>
                  <text:p text:style-name="P1779">نوع :‌<text:span text:style-name="T491">1 به <text:s/>1</text:span></text:p>
                </text:list-item>
                <text:list-item>
                  <text:p text:style-name="P1532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41514573963098" text:continue-numbering="true" text:style-name="L50">
        <text:list-item>
          <text:list>
            <text:list-item>
              <text:p text:style-name="P1533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80">نوع : <text:span text:style-name="T501">1 به n </text:span></text:p>
                </text:list-item>
                <text:list-item>
                  <text:p text:style-name="P1781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41513208271334" text:continue-list="list141513179936980" text:style-name="L42">
        <text:list-item>
          <text:p text:style-name="P2313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41513493219087" text:continue-numbering="true" text:style-name="L42">
        <text:list-item>
          <text:list>
            <text:list-item>
              <text:p text:style-name="P178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026368084688">
          <table:table-cell table:style-name="Table20.A1" office:value-type="string">
            <text:p text:style-name="P471">Name</text:p>
          </table:table-cell>
          <table:table-cell table:style-name="Table20.A1" office:value-type="string">
            <text:p text:style-name="P471">Data Type</text:p>
          </table:table-cell>
          <table:table-cell table:style-name="Table20.A1" office:value-type="string">
            <text:p text:style-name="P471">Attributes</text:p>
          </table:table-cell>
          <table:table-cell table:style-name="Table20.D1" office:value-type="string">
            <text:p text:style-name="P471">Comment</text:p>
          </table:table-cell>
        </table:table-row>
        <table:table-row table:style-name="TableLine94026368174704">
          <table:table-cell table:style-name="Table20.A2" office:value-type="string">
            <text:p text:style-name="P656">Id</text:p>
          </table:table-cell>
          <table:table-cell table:style-name="Table20.A2" office:value-type="string">
            <text:p text:style-name="P657">Big int </text:p>
          </table:table-cell>
          <table:table-cell table:style-name="Table20.A2" office:value-type="string">
            <text:p text:style-name="P661">Unsigned ,</text:p>
            <text:p text:style-name="P661"><text:s/>not null ,index,</text:p>
            <text:p text:style-name="P662">unique , </text:p>
            <text:p text:style-name="P668">auto increment ,</text:p>
            <text:p text:style-name="P663">primary key </text:p>
          </table:table-cell>
          <table:table-cell table:style-name="Table20.D2" office:value-type="string">
            <text:p text:style-name="P416"/>
          </table:table-cell>
        </table:table-row>
        <table:table-row table:style-name="TableLine94026368176976">
          <table:table-cell table:style-name="Table20.A2" office:value-type="string">
            <text:p text:style-name="P656">title</text:p>
          </table:table-cell>
          <table:table-cell table:style-name="Table20.A2" office:value-type="string">
            <text:p text:style-name="P423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64">Not null </text:p>
          </table:table-cell>
          <table:table-cell table:style-name="Table20.D2" office:value-type="string">
            <text:p text:style-name="P416"/>
          </table:table-cell>
        </table:table-row>
        <table:table-row table:style-name="TableLine94026368177888">
          <table:table-cell table:style-name="Table20.A2" office:value-type="string">
            <text:p text:style-name="P656">caption</text:p>
          </table:table-cell>
          <table:table-cell table:style-name="Table20.A2" office:value-type="string">
            <text:p text:style-name="P658">varchar(400)</text:p>
          </table:table-cell>
          <table:table-cell table:style-name="Table20.A2" office:value-type="string">
            <text:p text:style-name="P665">Not null </text:p>
          </table:table-cell>
          <table:table-cell table:style-name="Table20.D2" office:value-type="string">
            <text:p text:style-name="P416"/>
          </table:table-cell>
        </table:table-row>
        <table:table-row table:style-name="TableLine94026368178848">
          <table:table-cell table:style-name="Table20.A2" office:value-type="string">
            <text:p text:style-name="P806">location</text:p>
          </table:table-cell>
          <table:table-cell table:style-name="Table20.A2" office:value-type="string">
            <text:p text:style-name="P436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07">Not null </text:p>
          </table:table-cell>
          <table:table-cell table:style-name="Table20.D2" office:value-type="string">
            <text:p text:style-name="P416"/>
          </table:table-cell>
        </table:table-row>
        <table:table-row table:style-name="TableLine94026368179760">
          <table:table-cell table:style-name="Table20.A2" office:value-type="string">
            <text:p text:style-name="P804">Developer_</text:p>
            <text:p text:style-name="P804">information_id</text:p>
          </table:table-cell>
          <table:table-cell table:style-name="Table20.A2" office:value-type="string">
            <text:p text:style-name="P659">Big int </text:p>
          </table:table-cell>
          <table:table-cell table:style-name="Table20.A2" office:value-type="string">
            <text:p text:style-name="P666">Unsigned,not null,</text:p>
            <text:p text:style-name="P667">foreign key → </text:p>
            <text:p text:style-name="P667"/>
            <text:p text:style-name="P805">Developer_information<text:span text:style-name="T633">s</text:span><text:span text:style-name="T634">(</text:span><text:span text:style-name="T507">id</text:span><text:span text:style-name="T634">)</text:span>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6"/>
          </table:table-cell>
        </table:table-row>
        <table:table-row table:style-name="TableLine94026368180704">
          <table:table-cell table:style-name="Table20.A2" office:value-type="string">
            <text:p text:style-name="P424"><text:span text:style-name="T500">language</text:span><text:span text:style-name="T499">_id</text:span></text:p>
          </table:table-cell>
          <table:table-cell table:style-name="Table20.A2" office:value-type="string">
            <text:p text:style-name="P660">Big int </text:p>
          </table:table-cell>
          <table:table-cell table:style-name="Table20.A2" office:value-type="string">
            <text:p text:style-name="P669">Unsigned , not null ,</text:p>
            <text:p text:style-name="P669">foreign key → languages(id)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6"/>
          </table:table-cell>
        </table:table-row>
      </table:table>
      <text:p text:style-name="P345"/>
      <text:p text:style-name="P345"/>
      <text:list xml:id="list1653095704" text:style-name="L51">
        <text:list-item>
          <text:list>
            <text:list-item>
              <text:p text:style-name="P1785">ارتباطات :‌</text:p>
            </text:list-item>
          </text:list>
        </text:list-item>
      </text:list>
      <text:p text:style-name="P86"/>
      <text:list xml:id="list141513802066168" text:continue-numbering="true" text:style-name="L51">
        <text:list-item>
          <text:list>
            <text:list-item>
              <text:list>
                <text:list-item>
                  <text:p text:style-name="P1534"><text:span text:style-name="T635">developer_informations</text:span><text:span text:style-name="T636"> : </text:span></text:p>
                  <text:list>
                    <text:list-item>
                      <text:p text:style-name="P1782">نوع : <text:span text:style-name="T501">1 به n </text:span></text:p>
                    </text:list-item>
                    <text:list-item>
                      <text:p text:style-name="P1783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41513401129146" text:continue-numbering="true" text:style-name="L51">
        <text:list-item>
          <text:list>
            <text:list-item>
              <text:list>
                <text:list-item>
                  <text:p text:style-name="P1786"><text:soft-page-break/>languages: </text:p>
                  <text:list>
                    <text:list-item>
                      <text:p text:style-name="P1787">نوع : <text:span text:style-name="T508">1 به n</text:span></text:p>
                    </text:list-item>
                    <text:list-item>
                      <text:p text:style-name="P1788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8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41514715362076" text:continue-numbering="true" text:style-name="L51">
        <text:list-item>
          <text:list>
            <text:list-item>
              <text:p text:style-name="P1789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026368234512">
          <table:table-cell table:style-name="Table21.A1" office:value-type="string">
            <text:p text:style-name="P471">Name</text:p>
          </table:table-cell>
          <table:table-cell table:style-name="Table21.A1" office:value-type="string">
            <text:p text:style-name="P471">Data Type</text:p>
          </table:table-cell>
          <table:table-cell table:style-name="Table21.A1" office:value-type="string">
            <text:p text:style-name="P471">Attributes</text:p>
          </table:table-cell>
          <table:table-cell table:style-name="Table21.D1" office:value-type="string">
            <text:p text:style-name="P471">Comment</text:p>
          </table:table-cell>
        </table:table-row>
        <table:table-row table:style-name="TableLine94026368245216">
          <table:table-cell table:style-name="Table21.A2" office:value-type="string">
            <text:p text:style-name="P1112">Id</text:p>
          </table:table-cell>
          <table:table-cell table:style-name="Table21.A2" office:value-type="string">
            <text:p text:style-name="P1112">Big int </text:p>
          </table:table-cell>
          <table:table-cell table:style-name="Table21.A2" office:value-type="string">
            <text:p text:style-name="P1112">Unsigned ,<text:span text:style-name="T516">not null ,</text:span><text:span text:style-name="T517">index ,unique ,</text:span></text:p>
            <text:p text:style-name="P1113">primary key ,<text:span text:style-name="T518">auto increment</text:span></text:p>
          </table:table-cell>
          <table:table-cell table:style-name="Table21.D2" office:value-type="string">
            <text:p text:style-name="P416"/>
          </table:table-cell>
        </table:table-row>
        <table:table-row table:style-name="TableLine94026368247488">
          <table:table-cell table:style-name="Table21.A2" office:value-type="string">
            <text:p text:style-name="P1114">Name</text:p>
          </table:table-cell>
          <table:table-cell table:style-name="Table21.A2" office:value-type="string">
            <text:p text:style-name="P1114">varchar(14)</text:p>
          </table:table-cell>
          <table:table-cell table:style-name="Table21.A2" office:value-type="string">
            <text:p text:style-name="P1111">Not null </text:p>
          </table:table-cell>
          <table:table-cell table:style-name="Table21.D2" office:value-type="string">
            <text:p text:style-name="P416"/>
          </table:table-cell>
        </table:table-row>
      </table:table>
      <text:p text:style-name="P346"/>
      <text:list xml:id="list1896358726" text:style-name="L52">
        <text:list-item>
          <text:list>
            <text:list-item>
              <text:p text:style-name="P1790">ارتباطات :‌</text:p>
              <text:list>
                <text:list-item>
                  <text:p text:style-name="P1791">dates : </text:p>
                  <text:list>
                    <text:list-item>
                      <text:p text:style-name="P1792">نوع :‌<text:span text:style-name="T519">1 به n</text:span></text:p>
                    </text:list-item>
                    <text:list-item>
                      <text:p text:style-name="P1792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41513218218626" text:continue-numbering="true" text:style-name="L52">
        <text:list-item>
          <text:list>
            <text:list-item>
              <text:list>
                <text:list-item>
                  <text:p text:style-name="P1793">users : </text:p>
                  <text:list>
                    <text:list-item>
                      <text:p text:style-name="P1793">نوع : <text:span text:style-name="T523">1 به n</text:span></text:p>
                    </text:list-item>
                    <text:list-item>
                      <text:p text:style-name="P1794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41514551847782" text:continue-numbering="true" text:style-name="L52">
        <text:list-item>
          <text:list>
            <text:list-item>
              <text:list>
                <text:list-item>
                  <text:p text:style-name="P1795">iconables : </text:p>
                  <text:list>
                    <text:list-item>
                      <text:p text:style-name="P1796">نوع : <text:span text:style-name="T520">1 به 1 </text:span></text:p>
                    </text:list-item>
                    <text:list-item>
                      <text:p text:style-name="P1796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41513495706908" text:continue-numbering="true" text:style-name="L52">
        <text:list-item>
          <text:p text:style-name="P2329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41514099763761" text:continue-numbering="true" text:style-name="L52">
        <text:list-item>
          <text:list>
            <text:list-item>
              <text:p text:style-name="P179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026368291296">
          <table:table-cell table:style-name="Table22.A1" office:value-type="string">
            <text:p text:style-name="P471">Name</text:p>
          </table:table-cell>
          <table:table-cell table:style-name="Table22.A1" office:value-type="string">
            <text:p text:style-name="P471">Data Type</text:p>
          </table:table-cell>
          <table:table-cell table:style-name="Table22.A1" office:value-type="string">
            <text:p text:style-name="P471">Attributes</text:p>
          </table:table-cell>
          <table:table-cell table:style-name="Table22.D1" office:value-type="string">
            <text:p text:style-name="P471">Comment</text:p>
          </table:table-cell>
        </table:table-row>
        <table:table-row table:style-name="TableLine94026368343296">
          <table:table-cell table:style-name="Table22.A2" office:value-type="string">
            <text:p text:style-name="P670">id</text:p>
          </table:table-cell>
          <table:table-cell table:style-name="Table22.A2" office:value-type="string">
            <text:p text:style-name="P673">Big int </text:p>
          </table:table-cell>
          <table:table-cell table:style-name="Table22.A2" office:value-type="string">
            <text:p text:style-name="P673">Unsigned , <text:span text:style-name="T532">not null ,</text:span></text:p>
            <text:p text:style-name="P677">unique , primary key ,</text:p>
            <text:p text:style-name="P678">autoincrement , <text:span text:style-name="T533">index</text:span></text:p>
          </table:table-cell>
          <table:table-cell table:style-name="Table22.D2" office:value-type="string">
            <text:p text:style-name="P416"/>
          </table:table-cell>
        </table:table-row>
        <table:table-row table:style-name="TableLine94026368345600">
          <table:table-cell table:style-name="Table22.A2" office:value-type="string">
            <text:p text:style-name="P671">url</text:p>
          </table:table-cell>
          <table:table-cell table:style-name="Table22.A2" office:value-type="string">
            <text:p text:style-name="P425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79">Not null </text:p>
          </table:table-cell>
          <table:table-cell table:style-name="Table22.D2" office:value-type="string">
            <text:p text:style-name="P416"/>
          </table:table-cell>
        </table:table-row>
        <table:table-row table:style-name="TableLine94026368346512">
          <table:table-cell table:style-name="Table22.A2" office:value-type="string">
            <text:p text:style-name="P671">object_class</text:p>
          </table:table-cell>
          <table:table-cell table:style-name="Table22.A2" office:value-type="string">
            <text:p text:style-name="P674">varchar(255)</text:p>
          </table:table-cell>
          <table:table-cell table:style-name="Table22.A2" office:value-type="string">
            <text:p text:style-name="P680">Not null </text:p>
          </table:table-cell>
          <table:table-cell table:style-name="Table22.D2" office:value-type="string">
            <text:p text:style-name="P416"/>
          </table:table-cell>
        </table:table-row>
        <table:table-row table:style-name="TableLine94026368347472">
          <table:table-cell table:style-name="Table22.A2" office:value-type="string">
            <text:p text:style-name="P671">object_id</text:p>
          </table:table-cell>
          <table:table-cell table:style-name="Table22.A2" office:value-type="string">
            <text:p text:style-name="P675">Big int</text:p>
          </table:table-cell>
          <table:table-cell table:style-name="Table22.A2" office:value-type="string">
            <text:p text:style-name="P680">Unsigned , not null </text:p>
          </table:table-cell>
          <table:table-cell table:style-name="Table22.D2" office:value-type="string">
            <text:p text:style-name="P416"/>
          </table:table-cell>
        </table:table-row>
        <table:table-row table:style-name="Table22.6">
          <table:table-cell table:style-name="Table22.A2" office:value-type="string">
            <text:p text:style-name="P672">social_network_id</text:p>
          </table:table-cell>
          <table:table-cell table:style-name="Table22.A2" office:value-type="string">
            <text:p text:style-name="P676">Big int</text:p>
          </table:table-cell>
          <table:table-cell table:style-name="Table22.A2" office:value-type="string">
            <text:p text:style-name="P681">Unsigned , not null ,</text:p>
            <text:p text:style-name="P764">foreign key → social_networks(id)</text:p>
            <text:p text:style-name="P520"/>
            <text:p text:style-name="P753">on Delete → (<text:span text:style-name="T575">cascade</text:span>)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16"/>
          </table:table-cell>
        </table:table-row>
        <table:table-row table:style-name="Table22.6">
          <table:table-cell table:style-name="Table22.A2" office:value-type="string">
            <text:p text:style-name="P767">sort</text:p>
          </table:table-cell>
          <table:table-cell table:style-name="Table22.A2" office:value-type="string">
            <text:p text:style-name="P768">tinyInt</text:p>
          </table:table-cell>
          <table:table-cell table:style-name="Table22.A2" office:value-type="string">
            <text:p text:style-name="P769">Unsigned , <text:span text:style-name="T579">nullable</text:span></text:p>
          </table:table-cell>
          <table:table-cell table:style-name="Table22.D2" office:value-type="string">
            <text:p text:style-name="P1115">این ستون ترتیب شبکه های اجتماعی که برای هر موجودیت انتخاب شده را مشخص میکند</text:p>
          </table:table-cell>
        </table:table-row>
      </table:table>
      <text:p text:style-name="P347"/>
      <text:list xml:id="list786865947" text:style-name="L53">
        <text:list-item>
          <text:list>
            <text:list-item>
              <text:p text:style-name="P1798">ارتباطات :‌</text:p>
              <text:list>
                <text:list-item>
                  <text:p text:style-name="P1799">social_networks : </text:p>
                  <text:list>
                    <text:list-item>
                      <text:p text:style-name="P1800">نوع : <text:span text:style-name="T534">1 بع n </text:span></text:p>
                    </text:list-item>
                    <text:list-item>
                      <text:p text:style-name="P1800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41512762390527" text:continue-numbering="true" text:style-name="L53">
        <text:list-item>
          <text:list>
            <text:list-item>
              <text:list>
                <text:list-item>
                  <text:p text:style-name="P1801">app_Settings : </text:p>
                  <text:list>
                    <text:list-item>
                      <text:p text:style-name="P1801">نوع : 1 به n</text:p>
                    </text:list-item>
                    <text:list-item>
                      <text:p text:style-name="P1801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0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41513630274998" text:continue-numbering="true" text:style-name="L53">
        <text:list-item>
          <text:list>
            <text:list-item>
              <text:p text:style-name="P1802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026368385120">
          <table:table-cell table:style-name="Table23.A1" office:value-type="string">
            <text:p text:style-name="P471">Name</text:p>
          </table:table-cell>
          <table:table-cell table:style-name="Table23.A1" office:value-type="string">
            <text:p text:style-name="P471">Data Type</text:p>
          </table:table-cell>
          <table:table-cell table:style-name="Table23.A1" office:value-type="string">
            <text:p text:style-name="P471">Attributes</text:p>
          </table:table-cell>
          <table:table-cell table:style-name="Table23.D1" office:value-type="string">
            <text:p text:style-name="P471">Comment</text:p>
          </table:table-cell>
        </table:table-row>
        <table:table-row table:style-name="TableLine94026368415440">
          <table:table-cell table:style-name="Table23.A2" office:value-type="string">
            <text:p text:style-name="P682">id</text:p>
          </table:table-cell>
          <table:table-cell table:style-name="Table23.A2" office:value-type="string">
            <text:p text:style-name="P684">Big int </text:p>
          </table:table-cell>
          <table:table-cell table:style-name="Table23.A2" office:value-type="string">
            <text:p text:style-name="P686">Unsigned , <text:span text:style-name="T541">not null , index,</text:span></text:p>
            <text:p text:style-name="P687">primary key , unique , </text:p>
            <text:p text:style-name="P690">auto increment</text:p>
          </table:table-cell>
          <table:table-cell table:style-name="Table23.D2" office:value-type="string">
            <text:p text:style-name="P416"/>
          </table:table-cell>
        </table:table-row>
        <table:table-row table:style-name="TableLine94026368418000">
          <table:table-cell table:style-name="Table23.A2" office:value-type="string">
            <text:p text:style-name="P683">name</text:p>
          </table:table-cell>
          <table:table-cell table:style-name="Table23.A2" office:value-type="string">
            <text:p text:style-name="P684">Varchar(<text:span text:style-name="T539">48</text:span>)</text:p>
          </table:table-cell>
          <table:table-cell table:style-name="Table23.A2" office:value-type="string">
            <text:p text:style-name="P685">Not null </text:p>
          </table:table-cell>
          <table:table-cell table:style-name="Table23.D2" office:value-type="string">
            <text:p text:style-name="P416"/>
          </table:table-cell>
        </table:table-row>
        <table:table-row table:style-name="TableLine94026368418912">
          <table:table-cell table:style-name="Table23.A2" office:value-type="string">
            <text:p text:style-name="P683">url</text:p>
          </table:table-cell>
          <table:table-cell table:style-name="Table23.A2" office:value-type="string">
            <text:p text:style-name="P684">varchar(<text:span text:style-name="T540">128</text:span>)</text:p>
          </table:table-cell>
          <table:table-cell table:style-name="Table23.A2" office:value-type="string">
            <text:p text:style-name="P688">Nullable , </text:p>
          </table:table-cell>
          <table:table-cell table:style-name="Table23.D2" office:value-type="string">
            <text:p text:style-name="P416"/>
          </table:table-cell>
        </table:table-row>
        <table:table-row table:style-name="TableLine94026368419872">
          <table:table-cell table:style-name="Table23.A2" office:value-type="string">
            <text:p text:style-name="P1288">active</text:p>
          </table:table-cell>
          <table:table-cell table:style-name="Table23.A2" office:value-type="string">
            <text:p text:style-name="P1116">boolean</text:p>
          </table:table-cell>
          <table:table-cell table:style-name="Table23.A2" office:value-type="string">
            <text:p text:style-name="P689">Not null , <text:span text:style-name="T542">defualt ‘1’</text:span></text:p>
          </table:table-cell>
          <table:table-cell table:style-name="Table23.D2" office:value-type="string">
            <text:p text:style-name="P416"/>
          </table:table-cell>
        </table:table-row>
        <table:table-row table:style-name="TableLine94026368421056">
          <table:table-cell table:style-name="Table23.A2" office:value-type="string">
            <text:p text:style-name="P765">sort</text:p>
          </table:table-cell>
          <table:table-cell table:style-name="Table23.A2" office:value-type="string">
            <text:p text:style-name="P770">TinyInt</text:p>
          </table:table-cell>
          <table:table-cell table:style-name="Table23.A2" office:value-type="string">
            <text:p text:style-name="P691">Nullable , <text:span text:style-name="T580">unsigned</text:span></text:p>
          </table:table-cell>
          <table:table-cell table:style-name="Table23.D2" office:value-type="string">
            <text:p text:style-name="P416"/>
          </table:table-cell>
        </table:table-row>
      </table:table>
      <text:p text:style-name="P348"/>
      <text:list xml:id="list4270331617" text:style-name="L54">
        <text:list-item>
          <text:list>
            <text:list-item>
              <text:p text:style-name="P1803">ارتباطات :</text:p>
              <text:list>
                <text:list-item>
                  <text:p text:style-name="P1804">dates : </text:p>
                  <text:list>
                    <text:list-item>
                      <text:p text:style-name="P1805">نوع :‌<text:span text:style-name="T543">1 به n </text:span></text:p>
                    </text:list-item>
                    <text:list-item>
                      <text:p text:style-name="P1805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41513870775825" text:continue-numbering="true" text:style-name="L54">
        <text:list-item>
          <text:list>
            <text:list-item>
              <text:list>
                <text:list-item>
                  <text:p text:style-name="P1806">users : </text:p>
                  <text:list>
                    <text:list-item>
                      <text:p text:style-name="P1807">نوع :‌<text:span text:style-name="T546">1 به n</text:span></text:p>
                    </text:list-item>
                    <text:list-item>
                      <text:p text:style-name="P1807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41514463737129" text:continue-numbering="true" text:style-name="L54">
        <text:list-item>
          <text:list>
            <text:list-item>
              <text:list>
                <text:list-item>
                  <text:p text:style-name="P1808">icon<text:span text:style-name="T545">ables : </text:span></text:p>
                  <text:list>
                    <text:list-item>
                      <text:p text:style-name="P1809">نوع :‌<text:span text:style-name="T547">1 به 1</text:span></text:p>
                    </text:list-item>
                    <text:list-item>
                      <text:p text:style-name="P1809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41512927769365" text:continue-numbering="true" text:style-name="L54">
        <text:list-item>
          <text:p text:style-name="P2331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41514119889850" text:continue-numbering="true" text:style-name="L54">
        <text:list-item>
          <text:list>
            <text:list-item>
              <text:p text:style-name="P1810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026368439120">
          <table:table-cell table:style-name="Table24.A1" office:value-type="string">
            <text:p text:style-name="P471">Name</text:p>
          </table:table-cell>
          <table:table-cell table:style-name="Table24.A1" office:value-type="string">
            <text:p text:style-name="P471">Data Type</text:p>
          </table:table-cell>
          <table:table-cell table:style-name="Table24.A1" office:value-type="string">
            <text:p text:style-name="P471">Attributes</text:p>
          </table:table-cell>
          <table:table-cell table:style-name="Table24.D1" office:value-type="string">
            <text:p text:style-name="P471">Comment</text:p>
          </table:table-cell>
        </table:table-row>
        <table:table-row table:style-name="TableLine94026368499984">
          <table:table-cell table:style-name="Table24.A2" office:value-type="string">
            <text:p text:style-name="P692">id</text:p>
          </table:table-cell>
          <table:table-cell table:style-name="Table24.A2" office:value-type="string">
            <text:p text:style-name="P696">Big int</text:p>
          </table:table-cell>
          <table:table-cell table:style-name="Table24.A2" office:value-type="string">
            <text:p text:style-name="P699">Unsigned,not null,unique,index</text:p>
            <text:p text:style-name="P700">primary key ,auto increment</text:p>
          </table:table-cell>
          <table:table-cell table:style-name="Table24.D2" office:value-type="string">
            <text:p text:style-name="P416"/>
          </table:table-cell>
        </table:table-row>
        <table:table-row table:style-name="TableLine94026368502160">
          <table:table-cell table:style-name="Table24.A2" office:value-type="string">
            <text:p text:style-name="P693">caption</text:p>
          </table:table-cell>
          <table:table-cell table:style-name="Table24.A2" office:value-type="string">
            <text:p text:style-name="P697">varchar(<text:span text:style-name="T553">164</text:span>)</text:p>
          </table:table-cell>
          <table:table-cell table:style-name="Table24.A2" office:value-type="string">
            <text:p text:style-name="P701">Not null </text:p>
          </table:table-cell>
          <table:table-cell table:style-name="Table24.D2" office:value-type="string">
            <text:p text:style-name="P416"/>
          </table:table-cell>
        </table:table-row>
        <table:table-row table:style-name="TableLine94026368503072">
          <table:table-cell table:style-name="Table24.A2" office:value-type="string">
            <text:p text:style-name="P694">favorit_id</text:p>
          </table:table-cell>
          <table:table-cell table:style-name="Table24.A2" office:value-type="string">
            <text:p text:style-name="P698">Big int</text:p>
          </table:table-cell>
          <table:table-cell table:style-name="Table24.A2" office:value-type="string">
            <text:p text:style-name="P702">Unsigned , not null , </text:p>
            <text:p text:style-name="P766">foreign key → favorits(id)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6"/>
          </table:table-cell>
        </table:table-row>
        <table:table-row table:style-name="TableLine94026368504032">
          <table:table-cell table:style-name="Table24.A2" office:value-type="string">
            <text:p text:style-name="P695">language_id</text:p>
          </table:table-cell>
          <table:table-cell table:style-name="Table24.A2" office:value-type="string">
            <text:p text:style-name="P698">Big int</text:p>
          </table:table-cell>
          <table:table-cell table:style-name="Table24.A2" office:value-type="string">
            <text:p text:style-name="P703">Unsigned , not null , </text:p>
            <text:p text:style-name="P433"><text:span text:style-name="T554">foreign key → </text:span><text:span text:style-name="T555">languages</text:span><text:span text:style-name="T554">(id)</text:span>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6"/>
          </table:table-cell>
        </table:table-row>
      </table:table>
      <text:p text:style-name="P349"/>
      <text:list xml:id="list1642821458" text:style-name="L55">
        <text:list-item>
          <text:list>
            <text:list-item>
              <text:p text:style-name="P1811">ارتباطات : </text:p>
              <text:list>
                <text:list-item>
                  <text:p text:style-name="P1811">favorits : </text:p>
                  <text:list>
                    <text:list-item>
                      <text:p text:style-name="P1811">نوع :‌<text:span text:style-name="T556">1 به n</text:span></text:p>
                    </text:list-item>
                    <text:list-item>
                      <text:p text:style-name="P1811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41514330796621" text:continue-numbering="true" text:style-name="L55">
        <text:list-item>
          <text:list>
            <text:list-item>
              <text:list>
                <text:list-item>
                  <text:p text:style-name="P1812">languages : </text:p>
                  <text:list>
                    <text:list-item>
                      <text:p text:style-name="P1813">نوع : <text:span text:style-name="T559">1 به n </text:span></text:p>
                    </text:list-item>
                    <text:list-item>
                      <text:p text:style-name="P1813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2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41514029223967" text:continue-numbering="true" text:style-name="L55">
        <text:list-item>
          <text:list>
            <text:list-item>
              <text:p text:style-name="P181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026368521744">
          <table:table-cell table:style-name="Table25.A1" office:value-type="string">
            <text:p text:style-name="P471">Name</text:p>
          </table:table-cell>
          <table:table-cell table:style-name="Table25.A1" office:value-type="string">
            <text:p text:style-name="P471">Data Type</text:p>
          </table:table-cell>
          <table:table-cell table:style-name="Table25.A1" office:value-type="string">
            <text:p text:style-name="P471">Attributes</text:p>
          </table:table-cell>
          <table:table-cell table:style-name="Table25.D1" office:value-type="string">
            <text:p text:style-name="P471">Comment</text:p>
          </table:table-cell>
        </table:table-row>
        <table:table-row table:style-name="Table25.2">
          <table:table-cell table:style-name="Table25.A2" office:value-type="string">
            <text:p text:style-name="P774">id</text:p>
          </table:table-cell>
          <table:table-cell table:style-name="Table25.A2" office:value-type="string">
            <text:p text:style-name="P777">Big int</text:p>
          </table:table-cell>
          <table:table-cell table:style-name="Table25.A2" office:value-type="string">
            <text:p text:style-name="P780">Unsigned , <text:span text:style-name="T593">not null ,</text:span><text:span text:style-name="T594">unique ,</text:span></text:p>
            <text:p text:style-name="P782">primary key ,auto increment,</text:p>
            <text:p text:style-name="P783">index</text:p>
          </table:table-cell>
          <table:table-cell table:style-name="Table25.D2" office:value-type="string">
            <text:p text:style-name="P416"/>
          </table:table-cell>
        </table:table-row>
        <table:table-row table:style-name="TableLine94026368573072">
          <table:table-cell table:style-name="Table25.A2" office:value-type="string">
            <text:p text:style-name="P1289">active</text:p>
          </table:table-cell>
          <table:table-cell table:style-name="Table25.A2" office:value-type="string">
            <text:p text:style-name="P1117">boolean</text:p>
          </table:table-cell>
          <table:table-cell table:style-name="Table25.A2" office:value-type="string">
            <text:p text:style-name="P784">Not <text:span text:style-name="T596">null , defualt </text:span><text:span text:style-name="T597">0</text:span></text:p>
          </table:table-cell>
          <table:table-cell table:style-name="Table25.D2" office:value-type="string">
            <text:p text:style-name="P416"/>
          </table:table-cell>
        </table:table-row>
        <table:table-row table:style-name="TableLine94026368573984">
          <table:table-cell table:style-name="Table25.A2" office:value-type="string">
            <text:p text:style-name="P775">sort</text:p>
          </table:table-cell>
          <table:table-cell table:style-name="Table25.A2" office:value-type="string">
            <text:p text:style-name="P778">Tiny Int</text:p>
          </table:table-cell>
          <table:table-cell table:style-name="Table25.A2" office:value-type="string">
            <text:p text:style-name="P781">Unsigned , <text:span text:style-name="T595">nullable</text:span></text:p>
          </table:table-cell>
          <table:table-cell table:style-name="Table25.D2" office:value-type="string">
            <text:p text:style-name="P416"/>
          </table:table-cell>
        </table:table-row>
        <table:table-row table:style-name="TableLine94026368574944">
          <table:table-cell table:style-name="Table25.A2" office:value-type="string">
            <text:p text:style-name="P776">app_setting_id</text:p>
          </table:table-cell>
          <table:table-cell table:style-name="Table25.A2" office:value-type="string">
            <text:p text:style-name="P779">Big int</text:p>
          </table:table-cell>
          <table:table-cell table:style-name="Table25.A2" office:value-type="string">
            <text:p text:style-name="P785">Not null , <text:span text:style-name="T598">unsigned , </text:span></text:p>
            <text:p text:style-name="P786">foreign key → app_settings(id)</text:p>
            <text:p text:style-name="P786"/>
            <text:p text:style-name="P787">on Delete → (<text:span text:style-name="T599">cascade</text:span>)</text:p>
            <text:p text:style-name="P787"/>
            <text:p text:style-name="P787">on Update → (<text:span text:style-name="T599">cascade</text:span>)</text:p>
          </table:table-cell>
          <table:table-cell table:style-name="Table25.D2" office:value-type="string">
            <text:p text:style-name="P416"/>
          </table:table-cell>
        </table:table-row>
      </table:table>
      <text:p text:style-name="P352"/>
      <text:list xml:id="list141513115231636" text:continue-numbering="true" text:style-name="L55">
        <text:list-item>
          <text:list>
            <text:list-item>
              <text:p text:style-name="P1815">ارتباطات :‌</text:p>
              <text:list>
                <text:list-item>
                  <text:p text:style-name="P1816">app_settings : </text:p>
                  <text:list>
                    <text:list-item>
                      <text:p text:style-name="P1817">نوع : <text:span text:style-name="T601">1 به n</text:span></text:p>
                    </text:list-item>
                    <text:list-item>
                      <text:p text:style-name="P1823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41514459924575" text:continue-numbering="true" text:style-name="L55">
        <text:list-item>
          <text:list>
            <text:list-item>
              <text:list>
                <text:list-item>
                  <text:p text:style-name="P1827">dates : </text:p>
                  <text:list>
                    <text:list-item>
                      <text:p text:style-name="P1818">نوع : <text:span text:style-name="T603">1 به n </text:span></text:p>
                    </text:list-item>
                    <text:list-item>
                      <text:p text:style-name="P1823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41514270612859" text:continue-numbering="true" text:style-name="L55">
        <text:list-item>
          <text:list>
            <text:list-item>
              <text:list>
                <text:list-item>
                  <text:p text:style-name="P1827">users : </text:p>
                  <text:list>
                    <text:list-item>
                      <text:p text:style-name="P1819">نوع : <text:span text:style-name="T606">1 به n</text:span></text:p>
                    </text:list-item>
                    <text:list-item>
                      <text:p text:style-name="P1824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41514737261222" text:continue-numbering="true" text:style-name="L55">
        <text:list-item>
          <text:list>
            <text:list-item>
              <text:list>
                <text:list-item>
                  <text:p text:style-name="P1827">service_translations : </text:p>
                  <text:list>
                    <text:list-item>
                      <text:p text:style-name="P1820">نوع : <text:span text:style-name="T609">1 به n</text:span></text:p>
                    </text:list-item>
                    <text:list-item>
                      <text:p text:style-name="P1825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41513474977606" text:continue-numbering="true" text:style-name="L55">
        <text:list-item>
          <text:list>
            <text:list-item>
              <text:list>
                <text:list-item>
                  <text:p text:style-name="P1828"><text:soft-page-break/>iconables :</text:p>
                  <text:list>
                    <text:list-item>
                      <text:p text:style-name="P1821">نوع : <text:span text:style-name="T611">1 به 1 </text:span></text:p>
                    </text:list-item>
                  </text:list>
                </text:list-item>
                <text:list-item>
                  <text:p text:style-name="P1828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41514009401455" text:continue-numbering="true" text:style-name="L55">
        <text:list-item>
          <text:p text:style-name="P2314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41513466639234" text:continue-numbering="true" text:style-name="L55">
        <text:list-item>
          <text:list>
            <text:list-item>
              <text:p text:style-name="P182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026368630032">
          <table:table-cell table:style-name="Table26.A1" office:value-type="string">
            <text:p text:style-name="P471">Name</text:p>
          </table:table-cell>
          <table:table-cell table:style-name="Table26.A1" office:value-type="string">
            <text:p text:style-name="P471">Data Type</text:p>
          </table:table-cell>
          <table:table-cell table:style-name="Table26.A1" office:value-type="string">
            <text:p text:style-name="P471">Attributes</text:p>
          </table:table-cell>
          <table:table-cell table:style-name="Table26.D1" office:value-type="string">
            <text:p text:style-name="P471">Comment</text:p>
          </table:table-cell>
        </table:table-row>
        <table:table-row table:style-name="TableLine94026368654432">
          <table:table-cell table:style-name="Table26.A2" office:value-type="string">
            <text:p text:style-name="P788">id</text:p>
          </table:table-cell>
          <table:table-cell table:style-name="Table26.A2" office:value-type="string">
            <text:p text:style-name="P789">Big int</text:p>
          </table:table-cell>
          <table:table-cell table:style-name="Table26.A2" office:value-type="string">
            <text:p text:style-name="P794">Unsigned , index , <text:span text:style-name="T614">unique , </text:span><text:span text:style-name="T615">primary key , </text:span><text:span text:style-name="T616">auto increment ,</text:span></text:p>
            <text:p text:style-name="P795">not null </text:p>
          </table:table-cell>
          <table:table-cell table:style-name="Table26.D2" office:value-type="string">
            <text:p text:style-name="P416"/>
          </table:table-cell>
        </table:table-row>
        <table:table-row table:style-name="TableLine94026368656128">
          <table:table-cell table:style-name="Table26.A2" office:value-type="string">
            <text:p text:style-name="P788">title</text:p>
          </table:table-cell>
          <table:table-cell table:style-name="Table26.A2" office:value-type="string">
            <text:p text:style-name="P790">varchar(64)</text:p>
          </table:table-cell>
          <table:table-cell table:style-name="Table26.A2" office:value-type="string">
            <text:p text:style-name="P796">Not null </text:p>
          </table:table-cell>
          <table:table-cell table:style-name="Table26.D2" office:value-type="string">
            <text:p text:style-name="P416"/>
          </table:table-cell>
        </table:table-row>
        <table:table-row table:style-name="TableLine94026368657040">
          <table:table-cell table:style-name="Table26.A2" office:value-type="string">
            <text:p text:style-name="P788">content</text:p>
          </table:table-cell>
          <table:table-cell table:style-name="Table26.A2" office:value-type="string">
            <text:p text:style-name="P791">varchar(<text:span text:style-name="T613">400</text:span>)</text:p>
          </table:table-cell>
          <table:table-cell table:style-name="Table26.A2" office:value-type="string">
            <text:p text:style-name="P797">Not null </text:p>
          </table:table-cell>
          <table:table-cell table:style-name="Table26.D2" office:value-type="string">
            <text:p text:style-name="P416"/>
          </table:table-cell>
        </table:table-row>
        <table:table-row table:style-name="TableLine94026368658000">
          <table:table-cell table:style-name="Table26.A2" office:value-type="string">
            <text:p text:style-name="P788">service_id</text:p>
          </table:table-cell>
          <table:table-cell table:style-name="Table26.A2" office:value-type="string">
            <text:p text:style-name="P792">Big int </text:p>
          </table:table-cell>
          <table:table-cell table:style-name="Table26.A2" office:value-type="string">
            <text:p text:style-name="P798">Not null , <text:span text:style-name="T618">unsigned ,</text:span></text:p>
            <text:p text:style-name="P803">foreign key → servicers (id) ,</text:p>
            <text:p text:style-name="P798"/>
            <text:p text:style-name="P799">on Delete → (cascade) ,</text:p>
            <text:p text:style-name="P800">on Update → <text:span text:style-name="T617">(cascade) ,</text:span></text:p>
          </table:table-cell>
          <table:table-cell table:style-name="Table26.D2" office:value-type="string">
            <text:p text:style-name="P416"/>
          </table:table-cell>
        </table:table-row>
        <table:table-row table:style-name="TableLine94026368659184">
          <table:table-cell table:style-name="Table26.A2" office:value-type="string">
            <text:p text:style-name="P788">language_id</text:p>
          </table:table-cell>
          <table:table-cell table:style-name="Table26.A2" office:value-type="string">
            <text:p text:style-name="P793">Big int </text:p>
          </table:table-cell>
          <table:table-cell table:style-name="Table26.A2" office:value-type="string">
            <text:p text:style-name="P801">Not null , unsigned , </text:p>
            <text:p text:style-name="P801"><text:span text:style-name="T619">foreign key →</text:span><text:span text:style-name="T620"> </text:span><text:span text:style-name="T621">languages(id)</text:span></text:p>
            <text:p text:style-name="P801"/>
            <text:p text:style-name="P802">on Delete → (<text:span text:style-name="T622">cascade</text:span>)</text:p>
            <text:p text:style-name="P802">on Update → (<text:span text:style-name="T623">cascade</text:span>)</text:p>
          </table:table-cell>
          <table:table-cell table:style-name="Table26.D2" office:value-type="string">
            <text:p text:style-name="P416"/>
          </table:table-cell>
        </table:table-row>
      </table:table>
      <text:p text:style-name="P353"/>
      <text:list xml:id="list141514782609394" text:continue-numbering="true" text:style-name="L55">
        <text:list-item>
          <text:list>
            <text:list-item>
              <text:p text:style-name="P1830">ارتباطات :‌</text:p>
              <text:list>
                <text:list-item>
                  <text:p text:style-name="P1830">services : </text:p>
                  <text:list>
                    <text:list-item>
                      <text:p text:style-name="P1822">نوع : <text:span text:style-name="T609">1 به n</text:span></text:p>
                    </text:list-item>
                    <text:list-item>
                      <text:p text:style-name="P1826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41514123820079" text:continue-numbering="true" text:style-name="L55">
        <text:list-item>
          <text:list>
            <text:list-item>
              <text:list>
                <text:list-item>
                  <text:p text:style-name="P1831">languages : </text:p>
                  <text:list>
                    <text:list-item>
                      <text:p text:style-name="P1832">نوع :‌<text:span text:style-name="T624">1 به n </text:span></text:p>
                    </text:list-item>
                    <text:list-item>
                      <text:p text:style-name="P1832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3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41513622998093" text:continue-numbering="true" text:style-name="L55">
        <text:list-item>
          <text:list>
            <text:list-item>
              <text:p text:style-name="P1833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026368681424">
          <table:table-cell table:style-name="Table29.A1" office:value-type="string">
            <text:p text:style-name="P471">Name</text:p>
          </table:table-cell>
          <table:table-cell table:style-name="Table29.A1" office:value-type="string">
            <text:p text:style-name="P471">Data Type</text:p>
          </table:table-cell>
          <table:table-cell table:style-name="Table29.A1" office:value-type="string">
            <text:p text:style-name="P471">Attributes</text:p>
          </table:table-cell>
          <table:table-cell table:style-name="Table29.D1" office:value-type="string">
            <text:p text:style-name="P471">Comment</text:p>
          </table:table-cell>
        </table:table-row>
        <table:table-row table:style-name="TableLine94026368713408">
          <table:table-cell table:style-name="Table29.A2" office:value-type="string">
            <text:p text:style-name="P831">Id</text:p>
          </table:table-cell>
          <table:table-cell table:style-name="Table29.A2" office:value-type="string">
            <text:p text:style-name="P831">Big int</text:p>
          </table:table-cell>
          <table:table-cell table:style-name="Table29.A2" office:value-type="string">
            <text:p text:style-name="P838">Unsigned , not null ,<text:span text:style-name="T692">index,</text:span></text:p>
            <text:p text:style-name="P839">unique ,<text:span text:style-name="T693">primary key ,</text:span></text:p>
            <text:p text:style-name="P842"><text:s/>auto increment</text:p>
          </table:table-cell>
          <table:table-cell table:style-name="Table29.D2" office:value-type="string">
            <text:p text:style-name="P416"/>
          </table:table-cell>
        </table:table-row>
        <table:table-row table:style-name="TableLine94026368715904">
          <table:table-cell table:style-name="Table29.A2" office:value-type="string">
            <text:p text:style-name="P832">name</text:p>
          </table:table-cell>
          <table:table-cell table:style-name="Table29.A2" office:value-type="string">
            <text:p text:style-name="P832">varchar(<text:span text:style-name="T689">50</text:span>)</text:p>
          </table:table-cell>
          <table:table-cell table:style-name="Table29.A2" office:value-type="string">
            <text:p text:style-name="P840">Not null</text:p>
          </table:table-cell>
          <table:table-cell table:style-name="Table29.D2" office:value-type="string">
            <text:p text:style-name="P416"/>
          </table:table-cell>
        </table:table-row>
        <table:table-row table:style-name="TableLine94026368716816">
          <table:table-cell table:style-name="Table29.A2" office:value-type="string">
            <text:p text:style-name="P438"><text:span text:style-name="T690">p</text:span><text:span text:style-name="T691">ercent</text:span></text:p>
          </table:table-cell>
          <table:table-cell table:style-name="Table29.A2" office:value-type="string">
            <text:p text:style-name="P836">Tiny Int</text:p>
          </table:table-cell>
          <table:table-cell table:style-name="Table29.A2" office:value-type="string">
            <text:p text:style-name="P837">Unsigned , not null ,</text:p>
          </table:table-cell>
          <table:table-cell table:style-name="Table29.D2" office:value-type="string">
            <text:p text:style-name="P416"/>
          </table:table-cell>
        </table:table-row>
        <table:table-row table:style-name="TableLine94026368717776">
          <table:table-cell table:style-name="Table29.A2" office:value-type="string">
            <text:p text:style-name="P1290">active</text:p>
          </table:table-cell>
          <table:table-cell table:style-name="Table29.A2" office:value-type="string">
            <text:p text:style-name="P1118">boolean</text:p>
          </table:table-cell>
          <table:table-cell table:style-name="Table29.A2" office:value-type="string">
            <text:p text:style-name="P841">Not null defualt ‘<text:span text:style-name="T694">1</text:span>’</text:p>
          </table:table-cell>
          <table:table-cell table:style-name="Table29.D2" office:value-type="string">
            <text:p text:style-name="P416"/>
          </table:table-cell>
        </table:table-row>
        <table:table-row table:style-name="TableLine94026368718688">
          <table:table-cell table:style-name="Table29.A2" office:value-type="string">
            <text:p text:style-name="P833">sort</text:p>
          </table:table-cell>
          <table:table-cell table:style-name="Table29.A2" office:value-type="string">
            <text:p text:style-name="P834">Tiny int</text:p>
          </table:table-cell>
          <table:table-cell table:style-name="Table29.A2" office:value-type="string">
            <text:p text:style-name="P835">Unsigned , nullable</text:p>
          </table:table-cell>
          <table:table-cell table:style-name="Table29.D2" office:value-type="string">
            <text:p text:style-name="P416"/>
          </table:table-cell>
        </table:table-row>
        <table:table-row table:style-name="TableLine94026368719632">
          <table:table-cell table:style-name="Table29.A2" office:value-type="string">
            <text:p text:style-name="P843">app_setting_id</text:p>
          </table:table-cell>
          <table:table-cell table:style-name="Table29.A2" office:value-type="string">
            <text:p text:style-name="P844">Big int</text:p>
          </table:table-cell>
          <table:table-cell table:style-name="Table29.A2" office:value-type="string">
            <text:p text:style-name="P845">Unsigned , <text:span text:style-name="T695">not null , foreign key → app_settings(id)</text:span></text:p>
            <text:p text:style-name="P845"/>
            <text:p text:style-name="P846">on Delete → (<text:span text:style-name="T696">cascade</text:span>)</text:p>
            <text:p text:style-name="P846">on Update → (<text:span text:style-name="T696">cascade</text:span>)</text:p>
          </table:table-cell>
          <table:table-cell table:style-name="Table29.D2" office:value-type="string">
            <text:p text:style-name="P416"/>
          </table:table-cell>
        </table:table-row>
      </table:table>
      <text:p text:style-name="P356"/>
      <text:list xml:id="list3727554619" text:style-name="L56">
        <text:list-item>
          <text:list>
            <text:list-item>
              <text:p text:style-name="P1834">روابط :‌</text:p>
              <text:list>
                <text:list-item>
                  <text:p text:style-name="P1835">app_Settings : </text:p>
                  <text:list>
                    <text:list-item>
                      <text:p text:style-name="P1836">نوع‌: <text:span text:style-name="T697">1 به n</text:span></text:p>
                    </text:list-item>
                    <text:list-item>
                      <text:p text:style-name="P1837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41514439391071" text:continue-numbering="true" text:style-name="L56">
        <text:list-item>
          <text:list>
            <text:list-item>
              <text:list>
                <text:list-item>
                  <text:p text:style-name="P1841">dates : </text:p>
                  <text:list>
                    <text:list-item>
                      <text:p text:style-name="P1838">نوع‌: <text:span text:style-name="T697">1 به n </text:span></text:p>
                    </text:list-item>
                    <text:list-item>
                      <text:p text:style-name="P1838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41513320973346" text:continue-numbering="true" text:style-name="L56">
        <text:list-item>
          <text:list>
            <text:list-item>
              <text:list>
                <text:list-item>
                  <text:p text:style-name="P1841">users :</text:p>
                  <text:list>
                    <text:list-item>
                      <text:p text:style-name="P1837">نوع‌:<text:span text:style-name="T699">1 به n </text:span></text:p>
                    </text:list-item>
                    <text:list-item>
                      <text:p text:style-name="P1839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41514487674564" text:continue-numbering="true" text:style-name="L56">
        <text:list-item>
          <text:list>
            <text:list-item>
              <text:list>
                <text:list-item>
                  <text:p text:style-name="P1842"><text:soft-page-break/>iconables : </text:p>
                  <text:list>
                    <text:list-item>
                      <text:p text:style-name="P1840">نوع‌:<text:span text:style-name="T698">1 به 1</text:span></text:p>
                    </text:list-item>
                    <text:list-item>
                      <text:p text:style-name="P1840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492"/>
      <text:list xml:id="list141514175678012" text:continue-numbering="true" text:style-name="L56">
        <text:list-item>
          <text:p text:style-name="P1535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35"/>
          <text:list>
            <text:list-item>
              <text:p text:style-name="P1843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026368787152">
          <table:table-cell table:style-name="Table30.A1" office:value-type="string">
            <text:p text:style-name="P471">Name</text:p>
          </table:table-cell>
          <table:table-cell table:style-name="Table30.A1" office:value-type="string">
            <text:p text:style-name="P471">Data Type</text:p>
          </table:table-cell>
          <table:table-cell table:style-name="Table30.A1" office:value-type="string">
            <text:p text:style-name="P471">Attributes</text:p>
          </table:table-cell>
          <table:table-cell table:style-name="Table30.D1" office:value-type="string">
            <text:p text:style-name="P471">Comment</text:p>
          </table:table-cell>
        </table:table-row>
        <table:table-row table:style-name="TableLine94026368817808">
          <table:table-cell table:style-name="Table30.A2" office:value-type="string">
            <text:p text:style-name="P847">id</text:p>
          </table:table-cell>
          <table:table-cell table:style-name="Table30.A2" office:value-type="string">
            <text:p text:style-name="P848">Big int</text:p>
          </table:table-cell>
          <table:table-cell table:style-name="Table30.A2" office:value-type="string">
            <text:p text:style-name="P851">Unsigned , not null , index,</text:p>
            <text:p text:style-name="P852">unique , primary key , </text:p>
            <text:p text:style-name="P866">auto increment</text:p>
          </table:table-cell>
          <table:table-cell table:style-name="Table30.D2" office:value-type="string">
            <text:p text:style-name="P416"/>
          </table:table-cell>
        </table:table-row>
        <table:table-row table:style-name="TableLine94026368819984">
          <table:table-cell table:style-name="Table30.A2" office:value-type="string">
            <text:p text:style-name="P847">name</text:p>
          </table:table-cell>
          <table:table-cell table:style-name="Table30.A2" office:value-type="string">
            <text:p text:style-name="P451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53">Not null</text:p>
          </table:table-cell>
          <table:table-cell table:style-name="Table30.D2" office:value-type="string">
            <text:p text:style-name="P416"/>
          </table:table-cell>
        </table:table-row>
        <table:table-row table:style-name="TableLine94026368820896">
          <table:table-cell table:style-name="Table30.A2" office:value-type="string">
            <text:p text:style-name="P439"><text:span text:style-name="T690">p</text:span><text:span text:style-name="T691">ercent</text:span></text:p>
          </table:table-cell>
          <table:table-cell table:style-name="Table30.A2" office:value-type="string">
            <text:p text:style-name="P849">Tiny int</text:p>
          </table:table-cell>
          <table:table-cell table:style-name="Table30.A2" office:value-type="string">
            <text:p text:style-name="P854">Unsigned , not null </text:p>
          </table:table-cell>
          <table:table-cell table:style-name="Table30.D2" office:value-type="string">
            <text:p text:style-name="P416"/>
          </table:table-cell>
        </table:table-row>
        <table:table-row table:style-name="TableLine94026368821856">
          <table:table-cell table:style-name="Table30.A2" office:value-type="string">
            <text:p text:style-name="P847">sort</text:p>
          </table:table-cell>
          <table:table-cell table:style-name="Table30.A2" office:value-type="string">
            <text:p text:style-name="P850">Tiny int</text:p>
          </table:table-cell>
          <table:table-cell table:style-name="Table30.A2" office:value-type="string">
            <text:p text:style-name="P855">Unsigned , nullable</text:p>
          </table:table-cell>
          <table:table-cell table:style-name="Table30.D2" office:value-type="string">
            <text:p text:style-name="P416"/>
          </table:table-cell>
        </table:table-row>
        <table:table-row table:style-name="TableLine94026368823040">
          <table:table-cell table:style-name="Table30.A2" office:value-type="string">
            <text:p text:style-name="P1291">active</text:p>
          </table:table-cell>
          <table:table-cell table:style-name="Table30.A2" office:value-type="string">
            <text:p text:style-name="P1119">boolean</text:p>
          </table:table-cell>
          <table:table-cell table:style-name="Table30.A2" office:value-type="string">
            <text:p text:style-name="P856">Not null , defualt <text:span text:style-name="T711">1</text:span></text:p>
          </table:table-cell>
          <table:table-cell table:style-name="Table30.D2" office:value-type="string">
            <text:p text:style-name="P416"/>
          </table:table-cell>
        </table:table-row>
        <table:table-row table:style-name="TableLine94026368823904">
          <table:table-cell table:style-name="Table30.A2" office:value-type="string">
            <text:p text:style-name="P847">skill_group_id</text:p>
          </table:table-cell>
          <table:table-cell table:style-name="Table30.A2" office:value-type="string">
            <text:p text:style-name="P850">Big int</text:p>
          </table:table-cell>
          <table:table-cell table:style-name="Table30.A2" office:value-type="string">
            <text:p text:style-name="P857">Unsigned , <text:span text:style-name="T712">nullable , </text:span></text:p>
            <text:p text:style-name="P858">foreign key → <text:span text:style-name="T713">skill_groups(</text:span><text:span text:style-name="T714">id</text:span><text:span text:style-name="T713">)</text:span></text:p>
            <text:p text:style-name="P858"/>
            <text:p text:style-name="P859">on Delete → (set null)</text:p>
            <text:p text:style-name="P860">on Update → (cascade)</text:p>
          </table:table-cell>
          <table:table-cell table:style-name="Table30.D2" office:value-type="string">
            <text:p text:style-name="P416"/>
          </table:table-cell>
        </table:table-row>
      </table:table>
      <text:p text:style-name="P351"/>
      <text:list xml:id="list3450009857" text:style-name="L57">
        <text:list-item>
          <text:list>
            <text:list-item>
              <text:p text:style-name="P1844">ارتباط ها :‌</text:p>
              <text:list>
                <text:list-item>
                  <text:p text:style-name="P1845">skill_groups : </text:p>
                  <text:list>
                    <text:list-item>
                      <text:p text:style-name="P1846">نوع : <text:span text:style-name="T715">1 به n </text:span></text:p>
                    </text:list-item>
                    <text:list-item>
                      <text:p text:style-name="P1846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41513684957813" text:continue-numbering="true" text:style-name="L57">
        <text:list-item>
          <text:list>
            <text:list-item>
              <text:list>
                <text:list-item>
                  <text:p text:style-name="P1845">dates : </text:p>
                  <text:list>
                    <text:list-item>
                      <text:p text:style-name="P1846">نوع : <text:span text:style-name="T717">1 به n </text:span></text:p>
                    </text:list-item>
                    <text:list-item>
                      <text:p text:style-name="P1846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41513124769759" text:continue-numbering="true" text:style-name="L57">
        <text:list-item>
          <text:list>
            <text:list-item>
              <text:list>
                <text:list-item>
                  <text:p text:style-name="P1845">users : </text:p>
                  <text:list>
                    <text:list-item>
                      <text:p text:style-name="P1847">نوع : <text:s/><text:span text:style-name="T717">1 به n </text:span></text:p>
                    </text:list-item>
                    <text:list-item>
                      <text:p text:style-name="P1846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4">single_skills : در این جدول skill های تکی که عضو هیچ گروهی نیستند <text:span text:style-name="T721">ذخیره میشود !!!</text:span></text:p>
          <text:list>
            <text:list-item>
              <text:p text:style-name="P1848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026368863152">
          <table:table-cell table:style-name="Table31.A1" office:value-type="string">
            <text:p text:style-name="P471">Name</text:p>
          </table:table-cell>
          <table:table-cell table:style-name="Table31.A1" office:value-type="string">
            <text:p text:style-name="P471">Data Type</text:p>
          </table:table-cell>
          <table:table-cell table:style-name="Table31.A1" office:value-type="string">
            <text:p text:style-name="P471">Attributes</text:p>
          </table:table-cell>
          <table:table-cell table:style-name="Table31.D1" office:value-type="string">
            <text:p text:style-name="P471">Comment</text:p>
          </table:table-cell>
        </table:table-row>
        <table:table-row table:style-name="TableLine94026368895264">
          <table:table-cell table:style-name="Table31.A2" office:value-type="string">
            <text:p text:style-name="P862">id</text:p>
          </table:table-cell>
          <table:table-cell table:style-name="Table31.A2" office:value-type="string">
            <text:p text:style-name="P865">Big int</text:p>
          </table:table-cell>
          <table:table-cell table:style-name="Table31.A2" office:value-type="string">
            <text:p text:style-name="P865">Unsigned , not null ,index,</text:p>
            <text:p text:style-name="P865">unique , primary key , </text:p>
            <text:p text:style-name="P865">auto increment</text:p>
          </table:table-cell>
          <table:table-cell table:style-name="Table31.D2" office:value-type="string">
            <text:p text:style-name="P416"/>
          </table:table-cell>
        </table:table-row>
        <table:table-row table:style-name="TableLine94026368897440">
          <table:table-cell table:style-name="Table31.A2" office:value-type="string">
            <text:p text:style-name="P862">name</text:p>
          </table:table-cell>
          <table:table-cell table:style-name="Table31.A2" office:value-type="string">
            <text:p text:style-name="P452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65">Not null</text:p>
          </table:table-cell>
          <table:table-cell table:style-name="Table31.D2" office:value-type="string">
            <text:p text:style-name="P416"/>
          </table:table-cell>
        </table:table-row>
        <table:table-row table:style-name="TableLine94026368898352">
          <table:table-cell table:style-name="Table31.A2" office:value-type="string">
            <text:p text:style-name="P861"><text:span text:style-name="T690">p</text:span><text:span text:style-name="T691">ercent</text:span></text:p>
          </table:table-cell>
          <table:table-cell table:style-name="Table31.A2" office:value-type="string">
            <text:p text:style-name="P865">Tiny int</text:p>
          </table:table-cell>
          <table:table-cell table:style-name="Table31.A2" office:value-type="string">
            <text:p text:style-name="P865"><text:s/>Unsigned , Not null</text:p>
          </table:table-cell>
          <table:table-cell table:style-name="Table31.D2" office:value-type="string">
            <text:p text:style-name="P416"/>
          </table:table-cell>
        </table:table-row>
        <table:table-row table:style-name="TableLine94026368899392">
          <table:table-cell table:style-name="Table31.A2" office:value-type="string">
            <text:p text:style-name="P1292">active</text:p>
          </table:table-cell>
          <table:table-cell table:style-name="Table31.A2" office:value-type="string">
            <text:p text:style-name="P1120">boolean</text:p>
          </table:table-cell>
          <table:table-cell table:style-name="Table31.A2" office:value-type="string">
            <text:p text:style-name="P867">No null ,defualt 1</text:p>
          </table:table-cell>
          <table:table-cell table:style-name="Table31.D2" office:value-type="string">
            <text:p text:style-name="P416"/>
          </table:table-cell>
        </table:table-row>
        <table:table-row table:style-name="TableLine94026368900816">
          <table:table-cell table:style-name="Table31.A2" office:value-type="string">
            <text:p text:style-name="P863">sort</text:p>
          </table:table-cell>
          <table:table-cell table:style-name="Table31.A2" office:value-type="string">
            <text:p text:style-name="P865">Tiny int</text:p>
          </table:table-cell>
          <table:table-cell table:style-name="Table31.A2" office:value-type="string">
            <text:p text:style-name="P868">Nullable , unsigned</text:p>
          </table:table-cell>
          <table:table-cell table:style-name="Table31.D2" office:value-type="string">
            <text:p text:style-name="P416"/>
          </table:table-cell>
        </table:table-row>
        <table:table-row table:style-name="TableLine94026368901840">
          <table:table-cell table:style-name="Table31.A2" office:value-type="string">
            <text:p text:style-name="P864">app_setting_id</text:p>
          </table:table-cell>
          <table:table-cell table:style-name="Table31.A2" office:value-type="string">
            <text:p text:style-name="P865">Big int</text:p>
          </table:table-cell>
          <table:table-cell table:style-name="Table31.A2" office:value-type="string">
            <text:p text:style-name="P869">Unsigned , nullable , </text:p>
            <text:p text:style-name="P869">foreign key → app_settings(id)</text:p>
            <text:p text:style-name="P869"/>
            <text:p text:style-name="P870">on Delete → (set null) </text:p>
            <text:p text:style-name="P870">on Update → (cascade) </text:p>
          </table:table-cell>
          <table:table-cell table:style-name="Table31.D2" office:value-type="string">
            <text:p text:style-name="P416"/>
          </table:table-cell>
        </table:table-row>
      </table:table>
      <text:p text:style-name="P357"/>
      <text:list xml:id="list3709637344" text:style-name="L58">
        <text:list-item>
          <text:list>
            <text:list-item>
              <text:p text:style-name="P1849">ارتباطات : </text:p>
              <text:list>
                <text:list-item>
                  <text:p text:style-name="P1850">dates : </text:p>
                  <text:list>
                    <text:list-item>
                      <text:p text:style-name="P1850">نوع : <text:span text:style-name="T722">1 به n</text:span></text:p>
                    </text:list-item>
                    <text:list-item>
                      <text:p text:style-name="P1850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41514387786658" text:continue-numbering="true" text:style-name="L58">
        <text:list-item>
          <text:list>
            <text:list-item>
              <text:list>
                <text:list-item>
                  <text:p text:style-name="P1851">users : </text:p>
                  <text:list>
                    <text:list-item>
                      <text:p text:style-name="P1851">نوع : <text:span text:style-name="T723">1 به n </text:span></text:p>
                    </text:list-item>
                    <text:list-item>
                      <text:p text:style-name="P1852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41513443595506" text:continue-numbering="true" text:style-name="L58">
        <text:list-item>
          <text:list>
            <text:list-item>
              <text:list>
                <text:list-item>
                  <text:p text:style-name="P1853">app_settings : </text:p>
                  <text:list>
                    <text:list-item>
                      <text:p text:style-name="P1853">نوع :‌<text:span text:style-name="T724">1 به n </text:span></text:p>
                    </text:list-item>
                    <text:list-item>
                      <text:p text:style-name="P1853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5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41514665822876" text:continue-numbering="true" text:style-name="L58">
        <text:list-item>
          <text:list>
            <text:list-item>
              <text:p text:style-name="P1854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026368939232">
          <table:table-cell table:style-name="Table32.A1" office:value-type="string">
            <text:p text:style-name="P471">Name</text:p>
          </table:table-cell>
          <table:table-cell table:style-name="Table32.A1" office:value-type="string">
            <text:p text:style-name="P471">Data Type</text:p>
          </table:table-cell>
          <table:table-cell table:style-name="Table32.A1" office:value-type="string">
            <text:p text:style-name="P471">Attributes</text:p>
          </table:table-cell>
          <table:table-cell table:style-name="Table32.D1" office:value-type="string">
            <text:p text:style-name="P471">Comment</text:p>
          </table:table-cell>
        </table:table-row>
        <table:table-row table:style-name="TableLine94026368979472">
          <table:table-cell table:style-name="Table32.A2" office:value-type="string">
            <text:p text:style-name="P871">id</text:p>
          </table:table-cell>
          <table:table-cell table:style-name="Table32.A2" office:value-type="string">
            <text:p text:style-name="P873">Big int</text:p>
          </table:table-cell>
          <table:table-cell table:style-name="Table32.A2" office:value-type="string">
            <text:p text:style-name="P875">Unsigned, not null , index </text:p>
            <text:p text:style-name="P876">unique , primary key , auto increment </text:p>
          </table:table-cell>
          <table:table-cell table:style-name="Table32.D2" office:value-type="string">
            <text:p text:style-name="P416"/>
          </table:table-cell>
        </table:table-row>
        <table:table-row table:style-name="TableLine94026368981776">
          <table:table-cell table:style-name="Table32.A2" office:value-type="string">
            <text:p text:style-name="P871">message</text:p>
          </table:table-cell>
          <table:table-cell table:style-name="Table32.A2" office:value-type="string">
            <text:p text:style-name="P874">varchar(<text:span text:style-name="T730">128</text:span>)</text:p>
          </table:table-cell>
          <table:table-cell table:style-name="Table32.A2" office:value-type="string">
            <text:p text:style-name="P877">Not null</text:p>
          </table:table-cell>
          <table:table-cell table:style-name="Table32.D2" office:value-type="string">
            <text:p text:style-name="P416"/>
          </table:table-cell>
        </table:table-row>
        <table:table-row table:style-name="TableLine94026368982688">
          <table:table-cell table:style-name="Table32.A2" office:value-type="string">
            <text:p text:style-name="P1293">active</text:p>
          </table:table-cell>
          <table:table-cell table:style-name="Table32.A2" office:value-type="string">
            <text:p text:style-name="P1121">boolean</text:p>
          </table:table-cell>
          <table:table-cell table:style-name="Table32.A2" office:value-type="string">
            <text:p text:style-name="P878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16"/>
          </table:table-cell>
        </table:table-row>
        <table:table-row table:style-name="TableLine94026368983728">
          <table:table-cell table:style-name="Table32.A2" office:value-type="string">
            <text:p text:style-name="P872">app_Setting_id</text:p>
          </table:table-cell>
          <table:table-cell table:style-name="Table32.A2" office:value-type="string">
            <text:p text:style-name="P873">Big int</text:p>
          </table:table-cell>
          <table:table-cell table:style-name="Table32.A2" office:value-type="string">
            <text:p text:style-name="P880">Nullable , <text:span text:style-name="T787">unsigned ,</text:span></text:p>
            <text:p text:style-name="P903">foreign key → app_settings(id)</text:p>
            <text:p text:style-name="P879"/>
            <text:p text:style-name="P881">On Delete → (set null) ,</text:p>
            <text:p text:style-name="P881">On Update → (cascade) ,</text:p>
          </table:table-cell>
          <table:table-cell table:style-name="Table32.D2" office:value-type="string">
            <text:p text:style-name="P416"/>
          </table:table-cell>
        </table:table-row>
        <table:table-row table:style-name="TableLine94026368985152">
          <table:table-cell table:style-name="Table32.A2" office:value-type="string">
            <text:p text:style-name="P872">language_id</text:p>
          </table:table-cell>
          <table:table-cell table:style-name="Table32.A2" office:value-type="string">
            <text:p text:style-name="P873">Big int</text:p>
          </table:table-cell>
          <table:table-cell table:style-name="Table32.A2" office:value-type="string">
            <text:p text:style-name="P896">Not null , <text:span text:style-name="T787">unsigned ,</text:span></text:p>
            <text:p text:style-name="P893">foreign key → languages(id)</text:p>
            <text:p text:style-name="P893"/>
            <text:p text:style-name="P882">On Delete → (cascade) ,</text:p>
            <text:p text:style-name="P883">On Update → (cascade) ,</text:p>
          </table:table-cell>
          <table:table-cell table:style-name="Table32.D2" office:value-type="string">
            <text:p text:style-name="P416"/>
          </table:table-cell>
        </table:table-row>
      </table:table>
      <text:p text:style-name="P358"/>
      <text:list xml:id="list3780752305" text:style-name="L59">
        <text:list-item>
          <text:list>
            <text:list-item>
              <text:p text:style-name="P1855">ارتباطات : </text:p>
              <text:list>
                <text:list-item>
                  <text:p text:style-name="P1856">app_settings : </text:p>
                  <text:list>
                    <text:list-item>
                      <text:p text:style-name="P1857">نوع : <text:span text:style-name="T734">1 به n </text:span></text:p>
                    </text:list-item>
                    <text:list-item>
                      <text:p text:style-name="P1536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1513817997846" text:continue-numbering="true" text:style-name="L59">
        <text:list-item>
          <text:list>
            <text:list-item>
              <text:list>
                <text:list-item>
                  <text:p text:style-name="P1856">languages : </text:p>
                  <text:list>
                    <text:list-item>
                      <text:p text:style-name="P1857">نوع : <text:span text:style-name="T737">1 به n</text:span></text:p>
                    </text:list-item>
                    <text:list-item>
                      <text:p text:style-name="P1858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1514861041873" text:continue-numbering="true" text:style-name="L59">
        <text:list-item>
          <text:list>
            <text:list-item>
              <text:list>
                <text:list-item>
                  <text:p text:style-name="P1856">dates : </text:p>
                  <text:list>
                    <text:list-item>
                      <text:p text:style-name="P1857">نوع : <text:span text:style-name="T738">1 به n </text:span></text:p>
                    </text:list-item>
                    <text:list-item>
                      <text:p text:style-name="P1858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41512972225611" text:continue-numbering="true" text:style-name="L59">
        <text:list-item>
          <text:list>
            <text:list-item>
              <text:list>
                <text:list-item>
                  <text:p text:style-name="P1856"><text:soft-page-break/>users : </text:p>
                  <text:list>
                    <text:list-item>
                      <text:p text:style-name="P1857">نوع : <text:span text:style-name="T741">1 به n</text:span></text:p>
                    </text:list-item>
                    <text:list-item>
                      <text:p text:style-name="P1858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1513074361149" text:continue-numbering="true" text:style-name="L59">
        <text:list-item>
          <text:p text:style-name="P2336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41513250806001" text:continue-numbering="true" text:style-name="L59">
        <text:list-item>
          <text:list>
            <text:list-item>
              <text:p text:style-name="P1859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026369017744">
          <table:table-cell table:style-name="Table33.A1" office:value-type="string">
            <text:p text:style-name="P471">Name</text:p>
          </table:table-cell>
          <table:table-cell table:style-name="Table33.A1" office:value-type="string">
            <text:p text:style-name="P471">Data Type</text:p>
          </table:table-cell>
          <table:table-cell table:style-name="Table33.A1" office:value-type="string">
            <text:p text:style-name="P471">Attributes</text:p>
          </table:table-cell>
          <table:table-cell table:style-name="Table33.D1" office:value-type="string">
            <text:p text:style-name="P471">Comment</text:p>
          </table:table-cell>
        </table:table-row>
        <table:table-row table:style-name="TableLine94026369063520">
          <table:table-cell table:style-name="Table33.A2" office:value-type="string">
            <text:p text:style-name="P904">id</text:p>
          </table:table-cell>
          <table:table-cell table:style-name="Table33.A2" office:value-type="string">
            <text:p text:style-name="P905">Big int</text:p>
          </table:table-cell>
          <table:table-cell table:style-name="Table33.A2" office:value-type="string">
            <text:p text:style-name="P908">Unsigned , not null , index ,</text:p>
            <text:p text:style-name="P908">unique , primary key , </text:p>
            <text:p text:style-name="P908">auto increment</text:p>
          </table:table-cell>
          <table:table-cell table:style-name="Table33.D2" office:value-type="string">
            <text:p text:style-name="P416"/>
          </table:table-cell>
        </table:table-row>
        <table:table-row table:style-name="TableLine94026369065696">
          <table:table-cell table:style-name="Table33.A2" office:value-type="string">
            <text:p text:style-name="P904">sort</text:p>
          </table:table-cell>
          <table:table-cell table:style-name="Table33.A2" office:value-type="string">
            <text:p text:style-name="P906">Tiny int</text:p>
          </table:table-cell>
          <table:table-cell table:style-name="Table33.A2" office:value-type="string">
            <text:p text:style-name="P909">Nullable , unsigned </text:p>
          </table:table-cell>
          <table:table-cell table:style-name="Table33.D2" office:value-type="string">
            <text:p text:style-name="P416"/>
          </table:table-cell>
        </table:table-row>
        <table:table-row table:style-name="TableLine94026369066608">
          <table:table-cell table:style-name="Table33.A2" office:value-type="string">
            <text:p text:style-name="P1294">active</text:p>
          </table:table-cell>
          <table:table-cell table:style-name="Table33.A2" office:value-type="string">
            <text:p text:style-name="P1122">boolean</text:p>
          </table:table-cell>
          <table:table-cell table:style-name="Table33.A2" office:value-type="string">
            <text:p text:style-name="P910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16"/>
          </table:table-cell>
        </table:table-row>
        <table:table-row table:style-name="TableLine94026369067568">
          <table:table-cell table:style-name="Table33.A2" office:value-type="string">
            <text:p text:style-name="P904">app_setting_id</text:p>
          </table:table-cell>
          <table:table-cell table:style-name="Table33.A2" office:value-type="string">
            <text:p text:style-name="P907">Big int</text:p>
          </table:table-cell>
          <table:table-cell table:style-name="Table33.A2" office:value-type="string">
            <text:p text:style-name="P912">Not null , <text:span text:style-name="T787">unsigned ,</text:span></text:p>
            <text:p text:style-name="P916">foreign key → app_settings(id)</text:p>
            <text:p text:style-name="P911"/>
            <text:p text:style-name="P914">On Delete → (cascade)</text:p>
            <text:p text:style-name="P914">On Update → (cascade)</text:p>
          </table:table-cell>
          <table:table-cell table:style-name="Table33.D2" office:value-type="string">
            <text:p text:style-name="P416"/>
          </table:table-cell>
        </table:table-row>
      </table:table>
      <text:p text:style-name="P359"/>
      <text:p text:style-name="P359"/>
      <text:list xml:id="list2725129274" text:style-name="L60">
        <text:list-item>
          <text:list>
            <text:list-item>
              <text:p text:style-name="P1860">ارتباطات : </text:p>
              <text:list>
                <text:list-item>
                  <text:p text:style-name="P1861">dates <text:s/>:<text:tab/></text:p>
                  <text:list>
                    <text:list-item>
                      <text:p text:style-name="P1862">نوع : <text:span text:style-name="T748">1 به n </text:span></text:p>
                    </text:list-item>
                    <text:list-item>
                      <text:p text:style-name="P1862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1513787962614" text:continue-numbering="true" text:style-name="L60">
        <text:list-item>
          <text:list>
            <text:list-item>
              <text:list>
                <text:list-item>
                  <text:p text:style-name="P1861">users : </text:p>
                  <text:list>
                    <text:list-item>
                      <text:p text:style-name="P1862">نوع : <text:span text:style-name="T749">1 به n </text:span></text:p>
                    </text:list-item>
                    <text:list-item>
                      <text:p text:style-name="P1862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1513729331722" text:continue-numbering="true" text:style-name="L60">
        <text:list-item>
          <text:list>
            <text:list-item>
              <text:list>
                <text:list-item>
                  <text:p text:style-name="P1861">app_settings : </text:p>
                  <text:list>
                    <text:list-item>
                      <text:p text:style-name="P1862">نوع : <text:span text:style-name="T755">1 به n</text:span></text:p>
                    </text:list-item>
                    <text:list-item>
                      <text:p text:style-name="P1862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1513822713490" text:continue-numbering="true" text:style-name="L60">
        <text:list-item>
          <text:list>
            <text:list-item>
              <text:list>
                <text:list-item>
                  <text:p text:style-name="P1861">iconables : </text:p>
                  <text:list>
                    <text:list-item>
                      <text:p text:style-name="P1862">نوع : <text:span text:style-name="T754">1 به 1 </text:span></text:p>
                    </text:list-item>
                    <text:list-item>
                      <text:p text:style-name="P1862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63"><text:soft-page-break/>contact_subject_translations : </text:p>
                  <text:list>
                    <text:list-item>
                      <text:p text:style-name="P1864">نوع : <text:span text:style-name="T770">1 به n</text:span></text:p>
                    </text:list-item>
                    <text:list-item>
                      <text:p text:style-name="P1864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3675059437" text:style-name="L61">
        <text:list-item>
          <text:list>
            <text:list-item>
              <text:list>
                <text:list-item>
                  <text:p text:style-name="P1867">contacts : </text:p>
                  <text:list>
                    <text:list-item>
                      <text:p text:style-name="P1869">نوع ‌: <text:span text:style-name="T789">1 به n </text:span></text:p>
                    </text:list-item>
                    <text:list-item>
                      <text:p text:style-name="P1869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41513730606916" text:continue-list="list141513822713490" text:style-name="L60">
        <text:list-item>
          <text:p text:style-name="P2337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41513955778228" text:continue-numbering="true" text:style-name="L60">
        <text:list-item>
          <text:list>
            <text:list-item>
              <text:p text:style-name="P1873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026369151264">
          <table:table-cell table:style-name="Table34.A1" office:value-type="string">
            <text:p text:style-name="P471">Name</text:p>
          </table:table-cell>
          <table:table-cell table:style-name="Table34.A1" office:value-type="string">
            <text:p text:style-name="P471">Data Type</text:p>
          </table:table-cell>
          <table:table-cell table:style-name="Table34.A1" office:value-type="string">
            <text:p text:style-name="P471">Attributes</text:p>
          </table:table-cell>
          <table:table-cell table:style-name="Table34.D1" office:value-type="string">
            <text:p text:style-name="P471">Comment</text:p>
          </table:table-cell>
        </table:table-row>
        <table:table-row table:style-name="TableLine94026369179408">
          <table:table-cell table:style-name="Table34.A2" office:value-type="string">
            <text:p text:style-name="P918">id</text:p>
          </table:table-cell>
          <table:table-cell table:style-name="Table34.A2" office:value-type="string">
            <text:p text:style-name="P919">Big int</text:p>
          </table:table-cell>
          <table:table-cell table:style-name="Table34.A2" office:value-type="string">
            <text:p text:style-name="P922">Unsigned , not null ,</text:p>
            <text:p text:style-name="P922">index , <text:span text:style-name="T763">unique , </text:span></text:p>
            <text:p text:style-name="P923">primary key , <text:span text:style-name="T764">auto increment</text:span></text:p>
          </table:table-cell>
          <table:table-cell table:style-name="Table34.D2" office:value-type="string">
            <text:p text:style-name="P416"/>
          </table:table-cell>
        </table:table-row>
        <table:table-row table:style-name="TableLine94026369181840">
          <table:table-cell table:style-name="Table34.A2" office:value-type="string">
            <text:p text:style-name="P918">name</text:p>
          </table:table-cell>
          <table:table-cell table:style-name="Table34.A2" office:value-type="string">
            <text:p text:style-name="P919">varchar(<text:span text:style-name="T765">50</text:span>)</text:p>
          </table:table-cell>
          <table:table-cell table:style-name="Table34.A2" office:value-type="string">
            <text:p text:style-name="P924">Not null</text:p>
          </table:table-cell>
          <table:table-cell table:style-name="Table34.D2" office:value-type="string">
            <text:p text:style-name="P416"/>
          </table:table-cell>
        </table:table-row>
        <table:table-row table:style-name="TableLine94026369182752">
          <table:table-cell table:style-name="Table34.A2" office:value-type="string">
            <text:p text:style-name="P918">contact_subject_id</text:p>
          </table:table-cell>
          <table:table-cell table:style-name="Table34.A2" office:value-type="string">
            <text:p text:style-name="P920">Big int</text:p>
          </table:table-cell>
          <table:table-cell table:style-name="Table34.A2" office:value-type="string">
            <text:p text:style-name="P926">Not null , <text:span text:style-name="T787">unsigned ,</text:span></text:p>
            <text:p text:style-name="P925">foreign key → contact_subjects(id)</text:p>
            <text:p text:style-name="P925"/>
            <text:p text:style-name="P927">On Delete → (cascade)</text:p>
            <text:p text:style-name="P927">On Update → (cascade)</text:p>
          </table:table-cell>
          <table:table-cell table:style-name="Table34.D2" office:value-type="string">
            <text:p text:style-name="P416"/>
          </table:table-cell>
        </table:table-row>
        <table:table-row table:style-name="TableLine94026369183712">
          <table:table-cell table:style-name="Table34.A2" office:value-type="string">
            <text:p text:style-name="P918">language_id</text:p>
          </table:table-cell>
          <table:table-cell table:style-name="Table34.A2" office:value-type="string">
            <text:p text:style-name="P921">Big int</text:p>
          </table:table-cell>
          <table:table-cell table:style-name="Table34.A2" office:value-type="string">
            <text:p text:style-name="P895">Not null , <text:span text:style-name="T787">unsigned ,</text:span> </text:p>
            <text:p text:style-name="P894">foreign key → languages(id)</text:p>
            <text:p text:style-name="P894"/>
            <text:p text:style-name="P884">On Delete → (cascade) ,</text:p>
            <text:p text:style-name="P884">On Update → (cascade) ,</text:p>
          </table:table-cell>
          <table:table-cell table:style-name="Table34.D2" office:value-type="string">
            <text:p text:style-name="P416"/>
          </table:table-cell>
        </table:table-row>
      </table:table>
      <text:p text:style-name="P360"/>
      <text:list xml:id="list3752729680" text:style-name="L62">
        <text:list-item>
          <text:list>
            <text:list-item>
              <text:p text:style-name="P1874">ارتباطات :‌</text:p>
              <text:list>
                <text:list-item>
                  <text:p text:style-name="P1875">languages : </text:p>
                  <text:list>
                    <text:list-item>
                      <text:p text:style-name="P1865">نوع : <text:span text:style-name="T766">1 به n</text:span></text:p>
                    </text:list-item>
                    <text:list-item>
                      <text:p text:style-name="P1866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41514096069904" text:continue-numbering="true" text:style-name="L62">
        <text:list-item>
          <text:list>
            <text:list-item>
              <text:list>
                <text:list-item>
                  <text:p text:style-name="P1876">contact_subjects : </text:p>
                  <text:list>
                    <text:list-item>
                      <text:p text:style-name="P1865">نوع : <text:span text:style-name="T770">1 به n</text:span></text:p>
                    </text:list-item>
                    <text:list-item>
                      <text:p text:style-name="P1865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8">contacts : <text:span text:style-name="T775">در این جدول message های تماس با ما ذخیره میشود !!! که فورم ان در صفحه index است . </text:span></text:p>
          <text:p text:style-name="P1877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41514942228683" text:continue-numbering="true" text:style-name="L62">
        <text:list-item>
          <text:list>
            <text:list-item>
              <text:p text:style-name="P1878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026369107888">
          <table:table-cell table:style-name="Table35.A1" office:value-type="string">
            <text:p text:style-name="P471">Name</text:p>
          </table:table-cell>
          <table:table-cell table:style-name="Table35.A1" office:value-type="string">
            <text:p text:style-name="P471">Data Type</text:p>
          </table:table-cell>
          <table:table-cell table:style-name="Table35.A1" office:value-type="string">
            <text:p text:style-name="P471">Attributes</text:p>
          </table:table-cell>
          <table:table-cell table:style-name="Table35.D1" office:value-type="string">
            <text:p text:style-name="P471">Comment</text:p>
          </table:table-cell>
        </table:table-row>
        <table:table-row table:style-name="TableLine94026369277616">
          <table:table-cell table:style-name="Table35.A2" office:value-type="string">
            <text:p text:style-name="P928">id</text:p>
          </table:table-cell>
          <table:table-cell table:style-name="Table35.A2" office:value-type="string">
            <text:p text:style-name="P930">Big int</text:p>
          </table:table-cell>
          <table:table-cell table:style-name="Table35.A2" office:value-type="string">
            <text:p text:style-name="P936">Unsigned , index, </text:p>
            <text:p text:style-name="P937">not null ,<text:span text:style-name="T776">primary key , unique ,</text:span></text:p>
            <text:p text:style-name="P937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026369281072">
          <table:table-cell table:style-name="Table35.A2" office:value-type="string">
            <text:p text:style-name="P928">name</text:p>
          </table:table-cell>
          <table:table-cell table:style-name="Table35.A2" office:value-type="string">
            <text:p text:style-name="P931">varchar(<text:span text:style-name="T778">48</text:span>)</text:p>
          </table:table-cell>
          <table:table-cell table:style-name="Table35.A2" office:value-type="string">
            <text:p text:style-name="P1131">nullable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026369281328">
          <table:table-cell table:style-name="Table35.A2" office:value-type="string">
            <text:p text:style-name="P928">email</text:p>
          </table:table-cell>
          <table:table-cell table:style-name="Table35.A2" office:value-type="string">
            <text:p text:style-name="P932">varchar(<text:span text:style-name="T779">64</text:span>)</text:p>
          </table:table-cell>
          <table:table-cell table:style-name="Table35.A2" office:value-type="string">
            <text:p text:style-name="P1131">nullable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026369282144">
          <table:table-cell table:style-name="Table35.A2" office:value-type="string">
            <text:p text:style-name="P928">message</text:p>
          </table:table-cell>
          <table:table-cell table:style-name="Table35.A2" office:value-type="string">
            <text:p text:style-name="P946">text</text:p>
          </table:table-cell>
          <table:table-cell table:style-name="Table35.A2" office:value-type="string">
            <text:p text:style-name="P938">Not null 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026369283232">
          <table:table-cell table:style-name="Table35.A2" office:value-type="string">
            <text:p text:style-name="P928">ip</text:p>
          </table:table-cell>
          <table:table-cell table:style-name="Table35.A2" office:value-type="string">
            <text:p text:style-name="P935">int</text:p>
          </table:table-cell>
          <table:table-cell table:style-name="Table35.A2" office:value-type="string">
            <text:p text:style-name="P939">Unsigned , not null 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026369284048">
          <table:table-cell table:style-name="Table35.A2" office:value-type="string">
            <text:p text:style-name="P928">contact_subject_id</text:p>
          </table:table-cell>
          <table:table-cell table:style-name="Table35.A2" office:value-type="string">
            <text:p text:style-name="P933">Big int</text:p>
          </table:table-cell>
          <table:table-cell table:style-name="Table35.A2" office:value-type="string">
            <text:p text:style-name="P941">Nullable , <text:span text:style-name="T787">unsigned</text:span></text:p>
            <text:p text:style-name="P941"><text:s/><text:span text:style-name="T781">foreign key → </text:span><text:span text:style-name="T782">contact_subjects(id)</text:span></text:p>
            <text:p text:style-name="P940"/>
            <text:p text:style-name="P943">On Delete → <text:span text:style-name="T783">(set Null)</text:span></text:p>
            <text:p text:style-name="P44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026369285040">
          <table:table-cell table:style-name="Table35.A2" office:value-type="string">
            <text:p text:style-name="P929">language_id</text:p>
          </table:table-cell>
          <table:table-cell table:style-name="Table35.A2" office:value-type="string">
            <text:p text:style-name="P934">Big int</text:p>
          </table:table-cell>
          <table:table-cell table:style-name="Table35.A2" office:value-type="string">
            <text:p text:style-name="P942">Nullable , <text:span text:style-name="T787">unsigned</text:span></text:p>
            <text:p text:style-name="P441"><text:span text:style-name="T780"><text:s/></text:span><text:span text:style-name="T781">foreign key → </text:span><text:span text:style-name="T788">languages</text:span><text:span text:style-name="T782">(id)</text:span></text:p>
            <text:p text:style-name="P942"/>
            <text:p text:style-name="P944">On Delete → <text:span text:style-name="T783">(set Null)</text:span></text:p>
            <text:p text:style-name="P945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6"/>
          </table:table-cell>
        </table:table-row>
      </table:table>
      <text:p text:style-name="P381"/>
      <text:list xml:id="list141514214312668" text:continue-list="list3675059437" text:style-name="L61">
        <text:list-item>
          <text:list>
            <text:list-item>
              <text:p text:style-name="P1879">ارتباطات :‌</text:p>
              <text:list>
                <text:list-item>
                  <text:p text:style-name="P1868">languages : </text:p>
                  <text:list>
                    <text:list-item>
                      <text:p text:style-name="P1870">نوع ‌: <text:span text:style-name="T789">1 به n</text:span></text:p>
                    </text:list-item>
                    <text:list-item>
                      <text:p text:style-name="P1870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41513764945050" text:continue-numbering="true" text:style-name="L61">
        <text:list-item>
          <text:list>
            <text:list-item>
              <text:list>
                <text:list-item>
                  <text:p text:style-name="P1868">contact_subjects : </text:p>
                  <text:list>
                    <text:list-item>
                      <text:p text:style-name="P1871">نوع ‌: <text:span text:style-name="T789">1 به n </text:span></text:p>
                    </text:list-item>
                    <text:list-item>
                      <text:p text:style-name="P1871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80"><text:soft-page-break/>dates : </text:p>
                  <text:list>
                    <text:list-item>
                      <text:p text:style-name="P1872">نوع ‌: <text:span text:style-name="T795">1 به n </text:span></text:p>
                    </text:list-item>
                    <text:list-item>
                      <text:p text:style-name="P1872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1514563670437" text:continue-numbering="true" text:style-name="L61">
        <text:list-item>
          <text:list>
            <text:list-item>
              <text:list>
                <text:list-item>
                  <text:p text:style-name="P1881">contact_replies : </text:p>
                  <text:list>
                    <text:list-item>
                      <text:p text:style-name="P1882">نوع : <text:span text:style-name="T802">1 به n </text:span></text:p>
                    </text:list-item>
                    <text:list-item>
                      <text:p text:style-name="P1882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1514317686979" text:continue-numbering="true" text:style-name="L61">
        <text:list-item>
          <text:list>
            <text:list-item>
              <text:list>
                <text:list-item>
                  <text:p text:style-name="P1885">users : </text:p>
                  <text:list>
                    <text:list-item>
                      <text:p text:style-name="P1885">نوع :‌ 1 به n </text:p>
                    </text:list-item>
                    <text:list-item>
                      <text:p text:style-name="P1885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9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41512845288358" text:continue-numbering="true" text:style-name="L61">
        <text:list-item>
          <text:list>
            <text:list-item>
              <text:p text:style-name="P1886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026369307552">
          <table:table-cell table:style-name="Table36.A1" office:value-type="string">
            <text:p text:style-name="P471">Name</text:p>
          </table:table-cell>
          <table:table-cell table:style-name="Table36.A1" office:value-type="string">
            <text:p text:style-name="P471">Data Type</text:p>
          </table:table-cell>
          <table:table-cell table:style-name="Table36.A1" office:value-type="string">
            <text:p text:style-name="P471">Attributes</text:p>
          </table:table-cell>
          <table:table-cell table:style-name="Table36.D1" office:value-type="string">
            <text:p text:style-name="P471">Comment</text:p>
          </table:table-cell>
        </table:table-row>
        <table:table-row table:style-name="TableLine94026369361904">
          <table:table-cell table:style-name="Table36.A2" office:value-type="string">
            <text:p text:style-name="P947">id</text:p>
          </table:table-cell>
          <table:table-cell table:style-name="Table36.A2" office:value-type="string">
            <text:p text:style-name="P949">Big int</text:p>
          </table:table-cell>
          <table:table-cell table:style-name="Table36.A2" office:value-type="string">
            <text:p text:style-name="P952">Unsigned , index , primary key ,</text:p>
            <text:p text:style-name="P953">unique , auto increment , </text:p>
            <text:p text:style-name="P955">not null </text:p>
          </table:table-cell>
          <table:table-cell table:style-name="Table36.D2" office:value-type="string">
            <text:p text:style-name="P416"/>
          </table:table-cell>
        </table:table-row>
        <table:table-row table:style-name="TableLine94026369363184">
          <table:table-cell table:style-name="Table36.A2" office:value-type="string">
            <text:p text:style-name="P947">subject</text:p>
          </table:table-cell>
          <table:table-cell table:style-name="Table36.A2" office:value-type="string">
            <text:p text:style-name="P951">varchar(128)</text:p>
          </table:table-cell>
          <table:table-cell table:style-name="Table36.A2" office:value-type="string">
            <text:p text:style-name="P954">Not null </text:p>
          </table:table-cell>
          <table:table-cell table:style-name="Table36.D2" office:value-type="string">
            <text:p text:style-name="P416"/>
          </table:table-cell>
        </table:table-row>
        <table:table-row table:style-name="TableLine94026369364096">
          <table:table-cell table:style-name="Table36.A2" office:value-type="string">
            <text:p text:style-name="P947">message</text:p>
          </table:table-cell>
          <table:table-cell table:style-name="Table36.A2" office:value-type="string">
            <text:p text:style-name="P951">text</text:p>
          </table:table-cell>
          <table:table-cell table:style-name="Table36.A2" office:value-type="string">
            <text:p text:style-name="P954">Not null </text:p>
          </table:table-cell>
          <table:table-cell table:style-name="Table36.D2" office:value-type="string">
            <text:p text:style-name="P416"/>
          </table:table-cell>
        </table:table-row>
        <table:table-row table:style-name="TableLine94026369365056">
          <table:table-cell table:style-name="Table36.A2" office:value-type="string">
            <text:p text:style-name="P948">contact_id</text:p>
          </table:table-cell>
          <table:table-cell table:style-name="Table36.A2" office:value-type="string">
            <text:p text:style-name="P950">Big int</text:p>
          </table:table-cell>
          <table:table-cell table:style-name="Table36.A2" office:value-type="string">
            <text:p text:style-name="P956">Unsigned , Not null , </text:p>
            <text:p text:style-name="P956"><text:span text:style-name="T797">foreign key → </text:span><text:span text:style-name="T798">contacts(id)</text:span></text:p>
            <text:p text:style-name="P956"/>
            <text:p text:style-name="P956"/>
            <text:p text:style-name="P957">On Delete →<text:span text:style-name="T800"> </text:span>(‘<text:span text:style-name="T800">cascade</text:span>’)</text:p>
            <text:p text:style-name="P442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16"/>
          </table:table-cell>
        </table:table-row>
      </table:table>
      <text:p text:style-name="P361"/>
      <text:list xml:id="list2305944783" text:style-name="L63">
        <text:list-item>
          <text:list>
            <text:list-item>
              <text:p text:style-name="P1887">ارتباطات :‌</text:p>
              <text:list>
                <text:list-item>
                  <text:p text:style-name="P1887">contacts :</text:p>
                  <text:list>
                    <text:list-item>
                      <text:p text:style-name="P1883">نوع : <text:span text:style-name="T802">1 به n </text:span></text:p>
                    </text:list-item>
                    <text:list-item>
                      <text:p text:style-name="P1883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41514622725985" text:continue-numbering="true" text:style-name="L63">
        <text:list-item>
          <text:list>
            <text:list-item>
              <text:list>
                <text:list-item>
                  <text:p text:style-name="P1887">dates : </text:p>
                  <text:list>
                    <text:list-item>
                      <text:p text:style-name="P1888">نوع <text:s/>:<text:span text:style-name="T804">1 به n </text:span></text:p>
                    </text:list-item>
                    <text:list-item>
                      <text:p text:style-name="P1889">توضیحات : <text:span text:style-name="T804">هر یک </text:span><text:span text:style-name="T805">reply دارای چندین date است</text:span></text:p>
                      <text:p text:style-name="P1889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41514888971570" text:continue-numbering="true" text:style-name="L63">
        <text:list-item>
          <text:list>
            <text:list-item>
              <text:list>
                <text:list-item>
                  <text:p text:style-name="P1887">users :</text:p>
                  <text:list>
                    <text:list-item>
                      <text:p text:style-name="P1884">نوع : <text:span text:style-name="T807">1 به n </text:span></text:p>
                    </text:list-item>
                    <text:list-item>
                      <text:p text:style-name="P1884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41514932244262" text:continue-numbering="true" text:style-name="L63">
        <text:list-item>
          <text:p text:style-name="P2340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41513918200320" text:continue-numbering="true" text:style-name="L63">
        <text:list-item>
          <text:list>
            <text:list-item>
              <text:p text:style-name="P1890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026369403312">
          <table:table-cell table:style-name="Table37.A1" office:value-type="string">
            <text:p text:style-name="P471">Name</text:p>
          </table:table-cell>
          <table:table-cell table:style-name="Table37.A1" office:value-type="string">
            <text:p text:style-name="P471">Data Type</text:p>
          </table:table-cell>
          <table:table-cell table:style-name="Table37.A1" office:value-type="string">
            <text:p text:style-name="P471">Attributes</text:p>
          </table:table-cell>
          <table:table-cell table:style-name="Table37.D1" office:value-type="string">
            <text:p text:style-name="P471">Comment</text:p>
          </table:table-cell>
        </table:table-row>
        <table:table-row table:style-name="TableLine94026369440560">
          <table:table-cell table:style-name="Table37.A2" office:value-type="string">
            <text:p text:style-name="P958">id</text:p>
          </table:table-cell>
          <table:table-cell table:style-name="Table37.A2" office:value-type="string">
            <text:p text:style-name="P959">Big int</text:p>
          </table:table-cell>
          <table:table-cell table:style-name="Table37.A2" office:value-type="string">
            <text:p text:style-name="P965">Not null , unsigned ,</text:p>
            <text:p text:style-name="P966">index , unique , primary key , </text:p>
            <text:p text:style-name="P966">auto increment</text:p>
          </table:table-cell>
          <table:table-cell table:style-name="Table37.D2" office:value-type="string">
            <text:p text:style-name="P416"/>
          </table:table-cell>
        </table:table-row>
        <table:table-row table:style-name="TableLine94026369443120">
          <table:table-cell table:style-name="Table37.A2" office:value-type="string">
            <text:p text:style-name="P958">number</text:p>
          </table:table-cell>
          <table:table-cell table:style-name="Table37.A2" office:value-type="string">
            <text:p text:style-name="P967">Big int</text:p>
          </table:table-cell>
          <table:table-cell table:style-name="Table37.A2" office:value-type="string">
            <text:p text:style-name="P964">Not null <text:s/>, <text:span text:style-name="T809">unsigned</text:span></text:p>
          </table:table-cell>
          <table:table-cell table:style-name="Table37.D2" office:value-type="string">
            <text:p text:style-name="P416"/>
          </table:table-cell>
        </table:table-row>
        <table:table-row table:style-name="TableLine94026369444032">
          <table:table-cell table:style-name="Table37.A2" office:value-type="string">
            <text:p text:style-name="P1295">active</text:p>
          </table:table-cell>
          <table:table-cell table:style-name="Table37.A2" office:value-type="string">
            <text:p text:style-name="P1123">boolean</text:p>
          </table:table-cell>
          <table:table-cell table:style-name="Table37.A2" office:value-type="string">
            <text:p text:style-name="P963">Not null , defualt 1 </text:p>
          </table:table-cell>
          <table:table-cell table:style-name="Table37.D2" office:value-type="string">
            <text:p text:style-name="P416"/>
          </table:table-cell>
        </table:table-row>
        <table:table-row table:style-name="TableLine94026369444992">
          <table:table-cell table:style-name="Table37.A2" office:value-type="string">
            <text:p text:style-name="P958">sort</text:p>
          </table:table-cell>
          <table:table-cell table:style-name="Table37.A2" office:value-type="string">
            <text:p text:style-name="P960">Tiny int</text:p>
          </table:table-cell>
          <table:table-cell table:style-name="Table37.A2" office:value-type="string">
            <text:p text:style-name="P960">Unsigned , nullable</text:p>
          </table:table-cell>
          <table:table-cell table:style-name="Table37.D2" office:value-type="string">
            <text:p text:style-name="P416"/>
          </table:table-cell>
        </table:table-row>
        <table:table-row table:style-name="Table37.6">
          <table:table-cell table:style-name="Table37.A2" office:value-type="string">
            <text:p text:style-name="P958">app_setting_id</text:p>
          </table:table-cell>
          <table:table-cell table:style-name="Table37.A2" office:value-type="string">
            <text:p text:style-name="P961">Big int</text:p>
          </table:table-cell>
          <table:table-cell table:style-name="Table37.A2" office:value-type="string">
            <text:p text:style-name="P968">Unsigned , not null </text:p>
            <text:p text:style-name="P917">foreign key → app_settings(id)</text:p>
            <text:p text:style-name="P913"/>
            <text:p text:style-name="P915">On Delete → (cascade)</text:p>
            <text:p text:style-name="P962"><text:span text:style-name="T810">On Update → (cascade)</text:span> </text:p>
          </table:table-cell>
          <table:table-cell table:style-name="Table37.D2" office:value-type="string">
            <text:p text:style-name="P416"/>
          </table:table-cell>
        </table:table-row>
      </table:table>
      <text:p text:style-name="P362"/>
      <text:p text:style-name="P362"/>
      <text:list xml:id="list2432865060" text:style-name="L64">
        <text:list-item>
          <text:list>
            <text:list-item>
              <text:p text:style-name="P1891">رابطه ها : </text:p>
              <text:list>
                <text:list-item>
                  <text:p text:style-name="P1891">dates : </text:p>
                  <text:list>
                    <text:list-item>
                      <text:p text:style-name="P1892">نوع :‌ <text:span text:style-name="T811">1 به n</text:span></text:p>
                    </text:list-item>
                    <text:list-item>
                      <text:p text:style-name="P1892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41513219266715" text:continue-numbering="true" text:style-name="L64">
        <text:list-item>
          <text:list>
            <text:list-item>
              <text:list>
                <text:list-item>
                  <text:p text:style-name="P1891">users : </text:p>
                  <text:list>
                    <text:list-item>
                      <text:p text:style-name="P1892">نوع :‌ <text:span text:style-name="T811">1 به n</text:span></text:p>
                    </text:list-item>
                    <text:list-item>
                      <text:p text:style-name="P1892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41513662967834" text:continue-numbering="true" text:style-name="L64">
        <text:list-item>
          <text:list>
            <text:list-item>
              <text:list>
                <text:list-item>
                  <text:p text:style-name="P1895">iconables : </text:p>
                  <text:list>
                    <text:list-item>
                      <text:p text:style-name="P1893">نوع :‌ <text:span text:style-name="T811">1 به 1</text:span></text:p>
                    </text:list-item>
                    <text:list-item>
                      <text:p text:style-name="P1893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491"/>
      <text:list xml:id="list141512997960906" text:continue-numbering="true" text:style-name="L64">
        <text:list-item>
          <text:list>
            <text:list-item>
              <text:list>
                <text:list-item>
                  <text:p text:style-name="P1896">counter_translations :</text:p>
                  <text:list>
                    <text:list-item>
                      <text:p text:style-name="P1897">نوع : <text:span text:style-name="T827">1 به n</text:span></text:p>
                    </text:list-item>
                    <text:list-item>
                      <text:p text:style-name="P1897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1513260256759" text:continue-numbering="true" text:style-name="L64">
        <text:list-item>
          <text:list>
            <text:list-item>
              <text:list>
                <text:list-item>
                  <text:p text:style-name="P1900">app_settings : </text:p>
                  <text:list>
                    <text:list-item>
                      <text:p text:style-name="P1894">نوع :‌<text:span text:style-name="T817">1 به n</text:span></text:p>
                    </text:list-item>
                    <text:list-item>
                      <text:p text:style-name="P1894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41514757734727" text:continue-numbering="true" text:style-name="L64">
        <text:list-item>
          <text:p text:style-name="P1901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41513263040116" text:continue-numbering="true" text:style-name="L64">
        <text:list-item>
          <text:list>
            <text:list-item>
              <text:p text:style-name="P1902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026369544096">
          <table:table-cell table:style-name="Table38.A1" office:value-type="string">
            <text:p text:style-name="P471">Name</text:p>
          </table:table-cell>
          <table:table-cell table:style-name="Table38.A1" office:value-type="string">
            <text:p text:style-name="P471">Data Type</text:p>
          </table:table-cell>
          <table:table-cell table:style-name="Table38.A1" office:value-type="string">
            <text:p text:style-name="P471">Attributes</text:p>
          </table:table-cell>
          <table:table-cell table:style-name="Table38.D1" office:value-type="string">
            <text:p text:style-name="P471">Comment</text:p>
          </table:table-cell>
        </table:table-row>
        <table:table-row table:style-name="TableLine94026369521536">
          <table:table-cell table:style-name="Table38.A2" office:value-type="string">
            <text:p text:style-name="P969">id</text:p>
          </table:table-cell>
          <table:table-cell table:style-name="Table38.A2" office:value-type="string">
            <text:p text:style-name="P970">Big int</text:p>
          </table:table-cell>
          <table:table-cell table:style-name="Table38.A2" office:value-type="string">
            <text:p text:style-name="P973">Unsigned , <text:span text:style-name="T822">index , unique,</text:span></text:p>
            <text:p text:style-name="P975">primary key ,</text:p>
            <text:p text:style-name="P975"><text:s/>auto increment , <text:span text:style-name="T823">not null <text:s/></text:span></text:p>
          </table:table-cell>
          <table:table-cell table:style-name="Table38.D2" office:value-type="string">
            <text:p text:style-name="P416"/>
          </table:table-cell>
        </table:table-row>
        <table:table-row table:style-name="TableLine94026369517616">
          <table:table-cell table:style-name="Table38.A2" office:value-type="string">
            <text:p text:style-name="P969">Title</text:p>
          </table:table-cell>
          <table:table-cell table:style-name="Table38.A2" office:value-type="string">
            <text:p text:style-name="P444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74">Not null </text:p>
          </table:table-cell>
          <table:table-cell table:style-name="Table38.D2" office:value-type="string">
            <text:p text:style-name="P416"/>
          </table:table-cell>
        </table:table-row>
        <table:table-row table:style-name="TableLine94026369558816">
          <table:table-cell table:style-name="Table38.A2" office:value-type="string">
            <text:p text:style-name="P969">language_id</text:p>
          </table:table-cell>
          <table:table-cell table:style-name="Table38.A2" office:value-type="string">
            <text:p text:style-name="P971">Big int</text:p>
          </table:table-cell>
          <table:table-cell table:style-name="Table38.A2" office:value-type="string">
            <text:p text:style-name="P897">Not null , <text:span text:style-name="T787">unsigned ,</text:span> </text:p>
            <text:p text:style-name="P897">foreign key → languages(id)</text:p>
            <text:p text:style-name="P897"/>
            <text:p text:style-name="P885">On Delete → (cascade) ,</text:p>
            <text:p text:style-name="P885">On Update → (cascade) ,</text:p>
          </table:table-cell>
          <table:table-cell table:style-name="Table38.D2" office:value-type="string">
            <text:p text:style-name="P416"/>
          </table:table-cell>
        </table:table-row>
        <table:table-row table:style-name="TableLine94026369559776">
          <table:table-cell table:style-name="Table38.A2" office:value-type="string">
            <text:p text:style-name="P969">counter_id</text:p>
          </table:table-cell>
          <table:table-cell table:style-name="Table38.A2" office:value-type="string">
            <text:p text:style-name="P972">Big int</text:p>
          </table:table-cell>
          <table:table-cell table:style-name="Table38.A2" office:value-type="string">
            <text:p text:style-name="P898">Not null , <text:span text:style-name="T787">unsigned ,</text:span> </text:p>
            <text:p text:style-name="P443"><text:span text:style-name="T824">foreign key → </text:span><text:span text:style-name="T825">counters</text:span><text:span text:style-name="T824">(id)</text:span></text:p>
            <text:p text:style-name="P898"/>
            <text:p text:style-name="P886">On Delete → (cascade) ,</text:p>
            <text:p text:style-name="P886">On Update → (cascade) ,</text:p>
          </table:table-cell>
          <table:table-cell table:style-name="Table38.D2" office:value-type="string">
            <text:p text:style-name="P416"/>
          </table:table-cell>
        </table:table-row>
      </table:table>
      <text:p text:style-name="P363"/>
      <text:p text:style-name="P363"/>
      <text:list xml:id="list3942629510" text:style-name="L65">
        <text:list-item>
          <text:list>
            <text:list-item>
              <text:p text:style-name="P1903">ارتباطات :‌</text:p>
              <text:list>
                <text:list-item>
                  <text:p text:style-name="P1903">languages : </text:p>
                  <text:list>
                    <text:list-item>
                      <text:p text:style-name="P1898">نوع : <text:span text:style-name="T827">1 به n</text:span></text:p>
                    </text:list-item>
                    <text:list-item>
                      <text:p text:style-name="P1898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41513037369639" text:continue-numbering="true" text:style-name="L65">
        <text:list-item>
          <text:list>
            <text:list-item>
              <text:list>
                <text:list-item>
                  <text:p text:style-name="P1903">counters : </text:p>
                  <text:list>
                    <text:list-item>
                      <text:p text:style-name="P1899">نوع : <text:span text:style-name="T827">1 به n</text:span></text:p>
                    </text:list-item>
                    <text:list-item>
                      <text:p text:style-name="P1898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41514909783955" text:continue-numbering="true" text:style-name="L65">
        <text:list-item>
          <text:p text:style-name="P2341">teams : در این جدول <text:span text:style-name="T831">team ها ذخیره میشوند !!</text:span></text:p>
        </text:list-item>
      </text:list>
      <text:p text:style-name="P160"/>
      <text:list xml:id="list141514524045323" text:continue-numbering="true" text:style-name="L65">
        <text:list-item>
          <text:list>
            <text:list-item>
              <text:p text:style-name="P1904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026369602784">
          <table:table-cell table:style-name="Table39.A1" office:value-type="string">
            <text:p text:style-name="P471">Name</text:p>
          </table:table-cell>
          <table:table-cell table:style-name="Table39.A1" office:value-type="string">
            <text:p text:style-name="P471">Data Type</text:p>
          </table:table-cell>
          <table:table-cell table:style-name="Table39.A1" office:value-type="string">
            <text:p text:style-name="P471">Attributes</text:p>
          </table:table-cell>
          <table:table-cell table:style-name="Table39.D1" office:value-type="string">
            <text:p text:style-name="P471">Comment</text:p>
          </table:table-cell>
        </table:table-row>
        <table:table-row table:style-name="TableLine94026369615376">
          <table:table-cell table:style-name="Table39.A2" office:value-type="string">
            <text:p text:style-name="P976">id</text:p>
          </table:table-cell>
          <table:table-cell table:style-name="Table39.A2" office:value-type="string">
            <text:p text:style-name="P977">Big int</text:p>
          </table:table-cell>
          <table:table-cell table:style-name="Table39.A2" office:value-type="string">
            <text:p text:style-name="P978">Not null , unsigned ,index ,</text:p>
            <text:p text:style-name="P978">unique , primary key ,</text:p>
            <text:p text:style-name="P978"><text:s/>auto increment</text:p>
          </table:table-cell>
          <table:table-cell table:style-name="Table39.D2" office:value-type="string">
            <text:p text:style-name="P416"/>
          </table:table-cell>
        </table:table-row>
        <table:table-row table:style-name="TableLine94026369617824">
          <table:table-cell table:style-name="Table39.A2" office:value-type="string">
            <text:p text:style-name="P1296">active</text:p>
          </table:table-cell>
          <table:table-cell table:style-name="Table39.A2" office:value-type="string">
            <text:p text:style-name="P1124">boolean</text:p>
          </table:table-cell>
          <table:table-cell table:style-name="Table39.A2" office:value-type="string">
            <text:p text:style-name="P979">Not null , defualt 1</text:p>
          </table:table-cell>
          <table:table-cell table:style-name="Table39.D2" office:value-type="string">
            <text:p text:style-name="P416"/>
          </table:table-cell>
        </table:table-row>
      </table:table>
      <text:p text:style-name="P364"/>
      <text:p text:style-name="P364"/>
      <text:list xml:id="list2710177669" text:style-name="L66">
        <text:list-item>
          <text:list>
            <text:list-item>
              <text:p text:style-name="P1905">ارتباطات :‌</text:p>
            </text:list-item>
          </text:list>
        </text:list-item>
      </text:list>
      <text:p text:style-name="P162"/>
      <text:list xml:id="list141514657334413" text:continue-numbering="true" text:style-name="L66">
        <text:list-item>
          <text:list>
            <text:list-item>
              <text:list>
                <text:list-item>
                  <text:p text:style-name="P1905">dates : </text:p>
                  <text:list>
                    <text:list-item>
                      <text:p text:style-name="P1906">نوع :‌<text:span text:style-name="T838">1 به n</text:span></text:p>
                    </text:list-item>
                    <text:list-item>
                      <text:p text:style-name="P1906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1513633844018" text:continue-numbering="true" text:style-name="L66">
        <text:list-item>
          <text:list>
            <text:list-item>
              <text:list>
                <text:list-item>
                  <text:p text:style-name="P1905">users : </text:p>
                  <text:list>
                    <text:list-item>
                      <text:p text:style-name="P1906">نوع :‌ <text:span text:style-name="T836">1 به n </text:span></text:p>
                    </text:list-item>
                    <text:list-item>
                      <text:p text:style-name="P1906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1513481720036" text:continue-numbering="true" text:style-name="L66">
        <text:list-item>
          <text:list>
            <text:list-item>
              <text:list>
                <text:list-item>
                  <text:p text:style-name="P1905">socialables : </text:p>
                  <text:list>
                    <text:list-item>
                      <text:p text:style-name="P1906">نوع :‌<text:span text:style-name="T841">1 به n</text:span></text:p>
                    </text:list-item>
                    <text:list-item>
                      <text:p text:style-name="P1906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1514301275259" text:continue-numbering="true" text:style-name="L66">
        <text:list-item>
          <text:list>
            <text:list-item>
              <text:list>
                <text:list-item>
                  <text:p text:style-name="P1909">team_translations : </text:p>
                  <text:list>
                    <text:list-item>
                      <text:p text:style-name="P1906">نوع :‌ <text:span text:style-name="T834">1 به n</text:span></text:p>
                    </text:list-item>
                    <text:list-item>
                      <text:p text:style-name="P1906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1514557587070" text:continue-numbering="true" text:style-name="L66">
        <text:list-item>
          <text:list>
            <text:list-item>
              <text:list>
                <text:list-item>
                  <text:p text:style-name="P1537"><text:span text:style-name="T975">iconables</text:span><text:span text:style-name="T976"> : </text:span></text:p>
                  <text:list>
                    <text:list-item>
                      <text:p text:style-name="P1906">نوع :‌<text:span text:style-name="T832">1 به 1 </text:span></text:p>
                    </text:list-item>
                    <text:list-item>
                      <text:p text:style-name="P1907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1514912372102" text:continue-numbering="true" text:style-name="L66">
        <text:list-item>
          <text:list>
            <text:list-item>
              <text:list>
                <text:list-item>
                  <text:p text:style-name="P2315"><text:span text:style-name="T971">portfolios</text:span><text:span text:style-name="T968"> : </text:span></text:p>
                  <text:list>
                    <text:list-item>
                      <text:p text:style-name="P1910">نوع :‌1 به n </text:p>
                    </text:list-item>
                    <text:list-item>
                      <text:p text:style-name="P1910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2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41513734213526" text:continue-numbering="true" text:style-name="L66">
        <text:list-item>
          <text:list>
            <text:list-item>
              <text:p text:style-name="P1914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026369688176">
          <table:table-cell table:style-name="Table40.A1" office:value-type="string">
            <text:p text:style-name="P471">Name</text:p>
          </table:table-cell>
          <table:table-cell table:style-name="Table40.A1" office:value-type="string">
            <text:p text:style-name="P471">Data Type</text:p>
          </table:table-cell>
          <table:table-cell table:style-name="Table40.A1" office:value-type="string">
            <text:p text:style-name="P471">Attributes</text:p>
          </table:table-cell>
          <table:table-cell table:style-name="Table40.D1" office:value-type="string">
            <text:p text:style-name="P471">Comment</text:p>
          </table:table-cell>
        </table:table-row>
        <table:table-row table:style-name="TableLine94026369715584">
          <table:table-cell table:style-name="Table40.A2" office:value-type="string">
            <text:p text:style-name="P980">id</text:p>
          </table:table-cell>
          <table:table-cell table:style-name="Table40.A2" office:value-type="string">
            <text:p text:style-name="P982">Big int</text:p>
          </table:table-cell>
          <table:table-cell table:style-name="Table40.A2" office:value-type="string">
            <text:p text:style-name="P986">Not null , unsigned , unique ,</text:p>
            <text:p text:style-name="P986">index , primary key , </text:p>
            <text:p text:style-name="P986">auto increment ,</text:p>
          </table:table-cell>
          <table:table-cell table:style-name="Table40.D2" office:value-type="string">
            <text:p text:style-name="P416"/>
          </table:table-cell>
        </table:table-row>
        <table:table-row table:style-name="TableLine94026369717760">
          <table:table-cell table:style-name="Table40.A2" office:value-type="string">
            <text:p text:style-name="P980">title</text:p>
          </table:table-cell>
          <table:table-cell table:style-name="Table40.A2" office:value-type="string">
            <text:p text:style-name="P445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87">Not null </text:p>
          </table:table-cell>
          <table:table-cell table:style-name="Table40.D2" office:value-type="string">
            <text:p text:style-name="P416"/>
          </table:table-cell>
        </table:table-row>
        <table:table-row table:style-name="TableLine94026369718672">
          <table:table-cell table:style-name="Table40.A2" office:value-type="string">
            <text:p text:style-name="P983">describe</text:p>
          </table:table-cell>
          <table:table-cell table:style-name="Table40.A2" office:value-type="string">
            <text:p text:style-name="P985">varchar(800)</text:p>
          </table:table-cell>
          <table:table-cell table:style-name="Table40.A2" office:value-type="string">
            <text:p text:style-name="P987">Not null </text:p>
          </table:table-cell>
          <table:table-cell table:style-name="Table40.D2" office:value-type="string">
            <text:p text:style-name="P416"/>
          </table:table-cell>
        </table:table-row>
        <table:table-row table:style-name="TableLine94026369719632">
          <table:table-cell table:style-name="Table40.A2" office:value-type="string">
            <text:p text:style-name="P981">language_id</text:p>
          </table:table-cell>
          <table:table-cell table:style-name="Table40.A2" office:value-type="string">
            <text:p text:style-name="P984">Big int</text:p>
          </table:table-cell>
          <table:table-cell table:style-name="Table40.A2" office:value-type="string">
            <text:p text:style-name="P899">Not null , <text:span text:style-name="T787">unsigned ,</text:span> </text:p>
            <text:p text:style-name="P899">foreign key → languages(id)</text:p>
            <text:p text:style-name="P899"/>
            <text:p text:style-name="P887">On Delete → (cascade) ,</text:p>
            <text:p text:style-name="P887">On Update → (cascade) ,</text:p>
          </table:table-cell>
          <table:table-cell table:style-name="Table40.D2" office:value-type="string">
            <text:p text:style-name="P416"/>
          </table:table-cell>
        </table:table-row>
        <table:table-row table:style-name="TableLine94026369720816">
          <table:table-cell table:style-name="Table40.A2" office:value-type="string">
            <text:p text:style-name="P981">team_id</text:p>
          </table:table-cell>
          <table:table-cell table:style-name="Table40.A2" office:value-type="string">
            <text:p text:style-name="P984">Big int</text:p>
          </table:table-cell>
          <table:table-cell table:style-name="Table40.A2" office:value-type="string">
            <text:p text:style-name="P988">Not null , unsigned ,</text:p>
            <text:p text:style-name="P988">foreign key → teams(id)</text:p>
            <text:p text:style-name="P988"/>
            <text:p text:style-name="P988">On Delete → (cascade) ,</text:p>
            <text:p text:style-name="P988">On <text:span text:style-name="T846">Update</text:span> → (cascade) ,</text:p>
          </table:table-cell>
          <table:table-cell table:style-name="Table40.D2" office:value-type="string">
            <text:p text:style-name="P416"/>
          </table:table-cell>
        </table:table-row>
      </table:table>
      <text:p text:style-name="P365"/>
      <text:p text:style-name="P365"/>
      <text:list xml:id="list1462241014" text:style-name="L67">
        <text:list-item>
          <text:list>
            <text:list-item>
              <text:p text:style-name="P1915">ارتباطات :‌</text:p>
              <text:list>
                <text:list-item>
                  <text:p text:style-name="P1915">teams : </text:p>
                  <text:list>
                    <text:list-item>
                      <text:p text:style-name="P1908">نوع :‌ <text:span text:style-name="T834">1 به n</text:span></text:p>
                    </text:list-item>
                    <text:list-item>
                      <text:p text:style-name="P1908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41514053946887" text:continue-numbering="true" text:style-name="L67">
        <text:list-item>
          <text:list>
            <text:list-item>
              <text:list>
                <text:list-item>
                  <text:p text:style-name="P1915">languages : </text:p>
                  <text:list>
                    <text:list-item>
                      <text:p text:style-name="P1916">نوع : <text:span text:style-name="T847">1 به n </text:span></text:p>
                    </text:list-item>
                    <text:list-item>
                      <text:p text:style-name="P1916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41514603380257" text:continue-numbering="true" text:style-name="L67">
        <text:list-item>
          <text:p text:style-name="P2316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41514539323235" text:continue-numbering="true" text:style-name="L67">
        <text:list-item>
          <text:list>
            <text:list-item>
              <text:p text:style-name="P1917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026367709424">
          <table:table-cell table:style-name="Table42.A1" office:value-type="string">
            <text:p text:style-name="P471">Name</text:p>
          </table:table-cell>
          <table:table-cell table:style-name="Table42.A1" office:value-type="string">
            <text:p text:style-name="P471">Data Type</text:p>
          </table:table-cell>
          <table:table-cell table:style-name="Table42.A1" office:value-type="string">
            <text:p text:style-name="P471">Attributes</text:p>
          </table:table-cell>
          <table:table-cell table:style-name="Table42.D1" office:value-type="string">
            <text:p text:style-name="P471">Comment</text:p>
          </table:table-cell>
        </table:table-row>
        <table:table-row table:style-name="TableLine94026369787792">
          <table:table-cell table:style-name="Table42.A2" office:value-type="string">
            <text:p text:style-name="P996">id</text:p>
          </table:table-cell>
          <table:table-cell table:style-name="Table42.A2" office:value-type="string">
            <text:p text:style-name="P996">Big int</text:p>
          </table:table-cell>
          <table:table-cell table:style-name="Table42.A2" office:value-type="string">
            <text:p text:style-name="P998">Not null , unsigned , index , </text:p>
            <text:p text:style-name="P998">unique , primary key , </text:p>
            <text:p text:style-name="P998">auto increment</text:p>
          </table:table-cell>
          <table:table-cell table:style-name="Table42.D2" office:value-type="string">
            <text:p text:style-name="P416"/>
          </table:table-cell>
        </table:table-row>
        <table:table-row table:style-name="TableLine94026369790224">
          <table:table-cell table:style-name="Table42.A2" office:value-type="string">
            <text:p text:style-name="P996">object_class</text:p>
          </table:table-cell>
          <table:table-cell table:style-name="Table42.A2" office:value-type="string">
            <text:p text:style-name="P998">varchar(255)</text:p>
          </table:table-cell>
          <table:table-cell table:style-name="Table42.A2" office:value-type="string">
            <text:p text:style-name="P998">Not null</text:p>
          </table:table-cell>
          <table:table-cell table:style-name="Table42.D2" office:value-type="string">
            <text:p text:style-name="P416"/>
          </table:table-cell>
        </table:table-row>
        <table:table-row table:style-name="TableLine94026369791136">
          <table:table-cell table:style-name="Table42.A2" office:value-type="string">
            <text:p text:style-name="P996">object_id</text:p>
          </table:table-cell>
          <table:table-cell table:style-name="Table42.A2" office:value-type="string">
            <text:p text:style-name="P997">Big int</text:p>
          </table:table-cell>
          <table:table-cell table:style-name="Table42.A2" office:value-type="string">
            <text:p text:style-name="P998">Not null , <text:span text:style-name="T865">unsigned</text:span></text:p>
          </table:table-cell>
          <table:table-cell table:style-name="Table42.D2" office:value-type="string">
            <text:p text:style-name="P416"/>
          </table:table-cell>
        </table:table-row>
        <table:table-row table:style-name="TableLine94026369792096">
          <table:table-cell table:style-name="Table42.A2" office:value-type="string">
            <text:p text:style-name="P996">star</text:p>
          </table:table-cell>
          <table:table-cell table:style-name="Table42.A2" office:value-type="string">
            <text:p text:style-name="P1000">Float(4,2)</text:p>
          </table:table-cell>
          <table:table-cell table:style-name="Table42.A2" office:value-type="string">
            <text:p text:style-name="P999">Not null , <text:span text:style-name="T866">unsigned</text:span></text:p>
          </table:table-cell>
          <table:table-cell table:style-name="Table42.D2" office:value-type="string">
            <text:p text:style-name="P416"/>
          </table:table-cell>
        </table:table-row>
        <table:table-row table:style-name="TableLine94026369793280">
          <table:table-cell table:style-name="Table42.A2" office:value-type="string">
            <text:p text:style-name="P1426">summable</text:p>
          </table:table-cell>
          <table:table-cell table:style-name="Table42.A2" office:value-type="string">
            <text:p text:style-name="P1426">boolean</text:p>
          </table:table-cell>
          <table:table-cell table:style-name="Table42.A2" office:value-type="string">
            <text:p text:style-name="P1427">Not null , default <text:span text:style-name="T1335">true</text:span></text:p>
          </table:table-cell>
          <table:table-cell table:style-name="Table42.D2" office:value-type="string">
            <text:p text:style-name="P416"/>
          </table:table-cell>
        </table:table-row>
      </table:table>
      <text:p text:style-name="P367"/>
      <text:list xml:id="list655184476" text:style-name="L68">
        <text:list-item>
          <text:list>
            <text:list-item>
              <text:p text:style-name="P1918">ارتباط ها : </text:p>
              <text:list>
                <text:list-item>
                  <text:p text:style-name="P1918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1"/>
      <text:list xml:id="list141513751597390" text:continue-numbering="true" text:style-name="L68">
        <text:list-item>
          <text:list>
            <text:list-item>
              <text:list>
                <text:list-item>
                  <text:p text:style-name="P1919">dates : </text:p>
                  <text:list>
                    <text:list-item>
                      <text:p text:style-name="P1919">نوع :‌ <text:span text:style-name="T1330">1 به n </text:span></text:p>
                    </text:list-item>
                    <text:list-item>
                      <text:p text:style-name="P1919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20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41514861595626" text:continue-numbering="true" text:style-name="L68">
        <text:list-item>
          <text:list>
            <text:list-item>
              <text:list>
                <text:list-item>
                  <text:p text:style-name="P1919">users : </text:p>
                  <text:list>
                    <text:list-item>
                      <text:p text:style-name="P1919">نوع :‌ <text:span text:style-name="T1333">1 به n </text:span></text:p>
                    </text:list-item>
                    <text:list-item>
                      <text:p text:style-name="P1919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3">likeables : در این جدول تعداد لایک های هر <text:s/>یک رکورد از جداول را ذخیره میکنیم </text:p>
        </text:list-item>
      </text:list>
      <text:p text:style-name="P177"/>
      <text:list xml:id="list141512898395472" text:continue-numbering="true" text:style-name="L68">
        <text:list-item>
          <text:list>
            <text:list-item>
              <text:p text:style-name="P1921">ستون ها : </text:p>
            </text:list-item>
          </text:list>
        </text:list-item>
      </text:list>
      <text:p text:style-name="P178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026369819312">
          <table:table-cell table:style-name="Table44.A1" office:value-type="string">
            <text:p text:style-name="P471">Name</text:p>
          </table:table-cell>
          <table:table-cell table:style-name="Table44.A1" office:value-type="string">
            <text:p text:style-name="P471">Data Type</text:p>
          </table:table-cell>
          <table:table-cell table:style-name="Table44.A1" office:value-type="string">
            <text:p text:style-name="P471">Attributes</text:p>
          </table:table-cell>
          <table:table-cell table:style-name="Table44.D1" office:value-type="string">
            <text:p text:style-name="P471">Comment</text:p>
          </table:table-cell>
        </table:table-row>
        <table:table-row table:style-name="TableLine94026369866032">
          <table:table-cell table:style-name="Table44.A2" office:value-type="string">
            <text:p text:style-name="P1011">id</text:p>
          </table:table-cell>
          <table:table-cell table:style-name="Table44.A2" office:value-type="string">
            <text:p text:style-name="P1011">Big int</text:p>
          </table:table-cell>
          <table:table-cell table:style-name="Table44.A2" office:value-type="string">
            <text:p text:style-name="P1013">Unsigned , not null , unique ,</text:p>
            <text:p text:style-name="P1013">primary key ,auto increment , </text:p>
            <text:p text:style-name="P1013">index</text:p>
          </table:table-cell>
          <table:table-cell table:style-name="Table44.D2" office:value-type="string">
            <text:p text:style-name="P416"/>
          </table:table-cell>
        </table:table-row>
        <table:table-row table:style-name="TableLine94026369868480">
          <table:table-cell table:style-name="Table44.A2" office:value-type="string">
            <text:p text:style-name="P1011">object_class</text:p>
          </table:table-cell>
          <table:table-cell table:style-name="Table44.A2" office:value-type="string">
            <text:p text:style-name="P1011">varchar(255)</text:p>
          </table:table-cell>
          <table:table-cell table:style-name="Table44.A2" office:value-type="string">
            <text:p text:style-name="P1013">Not null </text:p>
          </table:table-cell>
          <table:table-cell table:style-name="Table44.D2" office:value-type="string">
            <text:p text:style-name="P416"/>
          </table:table-cell>
        </table:table-row>
        <table:table-row table:style-name="TableLine94026369869392">
          <table:table-cell table:style-name="Table44.A2" office:value-type="string">
            <text:p text:style-name="P1011">object_id</text:p>
          </table:table-cell>
          <table:table-cell table:style-name="Table44.A2" office:value-type="string">
            <text:p text:style-name="P1011">Big int</text:p>
          </table:table-cell>
          <table:table-cell table:style-name="Table44.A2" office:value-type="string">
            <text:p text:style-name="P1013">Not null , unsigned </text:p>
          </table:table-cell>
          <table:table-cell table:style-name="Table44.D2" office:value-type="string">
            <text:p text:style-name="P416"/>
          </table:table-cell>
        </table:table-row>
        <table:table-row table:style-name="TableLine94026369870352">
          <table:table-cell table:style-name="Table44.A2" office:value-type="string">
            <text:p text:style-name="P1011">like</text:p>
          </table:table-cell>
          <table:table-cell table:style-name="Table44.A2" office:value-type="string">
            <text:p text:style-name="P1012">Big int</text:p>
          </table:table-cell>
          <table:table-cell table:style-name="Table44.A2" office:value-type="string">
            <text:p text:style-name="P1013">Not null , unsigned</text:p>
            <text:p text:style-name="P1142">defualt 0 </text:p>
          </table:table-cell>
          <table:table-cell table:style-name="Table44.D2" office:value-type="string">
            <text:p text:style-name="P416"/>
          </table:table-cell>
        </table:table-row>
        <table:table-row table:style-name="TableLine94026369871776">
          <table:table-cell table:style-name="Table44.A2" office:value-type="string">
            <text:p text:style-name="P1139">disliked</text:p>
          </table:table-cell>
          <table:table-cell table:style-name="Table44.A2" office:value-type="string">
            <text:p text:style-name="P1140">Big int</text:p>
          </table:table-cell>
          <table:table-cell table:style-name="Table44.A2" office:value-type="string">
            <text:p text:style-name="P1141">Not null , unsigned , </text:p>
            <text:p text:style-name="P1141">defualt 0 </text:p>
          </table:table-cell>
          <table:table-cell table:style-name="Table44.D2" office:value-type="string">
            <text:p text:style-name="P416"/>
          </table:table-cell>
        </table:table-row>
      </table:table>
      <text:p text:style-name="P369"/>
      <text:p text:style-name="P369"/>
      <text:list xml:id="list1006006849" text:style-name="L69">
        <text:list-item>
          <text:list>
            <text:list-item>
              <text:p text:style-name="P1922">ارتباطات :‌</text:p>
              <text:list>
                <text:list-item>
                  <text:p text:style-name="P1922">dates : </text:p>
                  <text:list>
                    <text:list-item>
                      <text:p text:style-name="P1922">نوع : <text:span text:style-name="T1070">1 به n </text:span></text:p>
                    </text:list-item>
                    <text:list-item>
                      <text:p text:style-name="P1538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41514935351926" text:continue-numbering="true" text:style-name="L69">
        <text:list-item>
          <text:list>
            <text:list-item>
              <text:list>
                <text:list-item>
                  <text:p text:style-name="P1922">users </text:p>
                  <text:list>
                    <text:list-item>
                      <text:p text:style-name="P1922">نوع :<text:span text:style-name="T887">n به n </text:span></text:p>
                    </text:list-item>
                    <text:list-item>
                      <text:p text:style-name="P1539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39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39"/>
                      <text:p text:style-name="P1539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41514132124141" text:continue-numbering="true" text:style-name="L69">
        <text:list-item>
          <text:p text:style-name="P2344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23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24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7"/>
      <text:list xml:id="list141514296206709" text:continue-numbering="true" text:style-name="L69">
        <text:list-item>
          <text:list>
            <text:list-item>
              <text:p text:style-name="P1925">ستون ها :‌</text:p>
            </text:list-item>
          </text:list>
        </text:list-item>
      </text:list>
      <text:p text:style-name="P228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026369899040">
          <table:table-cell table:style-name="Table56.A1" office:value-type="string">
            <text:p text:style-name="P471">Name</text:p>
          </table:table-cell>
          <table:table-cell table:style-name="Table56.A1" office:value-type="string">
            <text:p text:style-name="P471">Data Type</text:p>
          </table:table-cell>
          <table:table-cell table:style-name="Table56.A1" office:value-type="string">
            <text:p text:style-name="P471">Attributes</text:p>
          </table:table-cell>
          <table:table-cell table:style-name="Table56.D1" office:value-type="string">
            <text:p text:style-name="P471">Comment</text:p>
          </table:table-cell>
        </table:table-row>
        <table:table-row table:style-name="TableLine94026369991280">
          <table:table-cell table:style-name="Table56.A2" office:value-type="string">
            <text:p text:style-name="P1132">id</text:p>
          </table:table-cell>
          <table:table-cell table:style-name="Table56.A2" office:value-type="string">
            <text:p text:style-name="P1133">Big int</text:p>
          </table:table-cell>
          <table:table-cell table:style-name="Table56.A2" office:value-type="string">
            <text:p text:style-name="P1135">Not null , unsigned , index ,</text:p>
            <text:p text:style-name="P1135">priamry key , unique ,</text:p>
            <text:p text:style-name="P1135">auto increment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026369993840">
          <table:table-cell table:style-name="Table56.A2" office:value-type="string">
            <text:p text:style-name="P1132">name</text:p>
          </table:table-cell>
          <table:table-cell table:style-name="Table56.A2" office:value-type="string">
            <text:p text:style-name="P1134">varchar(<text:span text:style-name="T1038">50</text:span>)</text:p>
          </table:table-cell>
          <table:table-cell table:style-name="Table56.A2" office:value-type="string">
            <text:p text:style-name="P1136">nullable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026369994752">
          <table:table-cell table:style-name="Table56.A2" office:value-type="string">
            <text:p text:style-name="P1132">email</text:p>
          </table:table-cell>
          <table:table-cell table:style-name="Table56.A2" office:value-type="string">
            <text:p text:style-name="P1134">varchar(<text:span text:style-name="T1038">64</text:span>)</text:p>
          </table:table-cell>
          <table:table-cell table:style-name="Table56.A2" office:value-type="string">
            <text:p text:style-name="P1136">Nullable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026369995712">
          <table:table-cell table:style-name="Table56.A2" office:value-type="string">
            <text:p text:style-name="P1132">url</text:p>
          </table:table-cell>
          <table:table-cell table:style-name="Table56.A2" office:value-type="string">
            <text:p text:style-name="P1134">varchar(<text:span text:style-name="T1039">32</text:span>)</text:p>
          </table:table-cell>
          <table:table-cell table:style-name="Table56.A2" office:value-type="string">
            <text:p text:style-name="P1136">nullable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026369997136">
          <table:table-cell table:style-name="Table56.A2" office:value-type="string">
            <text:p text:style-name="P1132">body</text:p>
          </table:table-cell>
          <table:table-cell table:style-name="Table56.A2" office:value-type="string">
            <text:p text:style-name="P1134">varchar(<text:span text:style-name="T1040">4000</text:span>)</text:p>
          </table:table-cell>
          <table:table-cell table:style-name="Table56.A2" office:value-type="string">
            <text:p text:style-name="P1136">Not null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026369998160">
          <table:table-cell table:style-name="Table56.A2" office:value-type="string">
            <text:p text:style-name="P1132">object_class</text:p>
          </table:table-cell>
          <table:table-cell table:style-name="Table56.A2" office:value-type="string">
            <text:p text:style-name="P1134">varchar(255)</text:p>
          </table:table-cell>
          <table:table-cell table:style-name="Table56.A2" office:value-type="string">
            <text:p text:style-name="P1136">Not null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026369999232">
          <table:table-cell table:style-name="Table56.A2" office:value-type="string">
            <text:p text:style-name="P1132">object_id</text:p>
          </table:table-cell>
          <table:table-cell table:style-name="Table56.A2" office:value-type="string">
            <text:p text:style-name="P1134">Big int</text:p>
          </table:table-cell>
          <table:table-cell table:style-name="Table56.A2" office:value-type="string">
            <text:p text:style-name="P1136">Not null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026370000304">
          <table:table-cell table:style-name="Table56.A2" office:value-type="string">
            <text:p text:style-name="P1132">comment_id</text:p>
          </table:table-cell>
          <table:table-cell table:style-name="Table56.A2" office:value-type="string">
            <text:p text:style-name="P1134">Big int</text:p>
          </table:table-cell>
          <table:table-cell table:style-name="Table56.A2" office:value-type="string">
            <text:p text:style-name="P1136">nullable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026370001296">
          <table:table-cell table:style-name="Table56.A2" office:value-type="string">
            <text:p text:style-name="P1132">ip</text:p>
          </table:table-cell>
          <table:table-cell table:style-name="Table56.A2" office:value-type="string">
            <text:p text:style-name="P1134">int</text:p>
          </table:table-cell>
          <table:table-cell table:style-name="Table56.A2" office:value-type="string">
            <text:p text:style-name="P1136">Not null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026370002368">
          <table:table-cell table:style-name="Table56.A2" office:value-type="string">
            <text:p text:style-name="P1132">language_id</text:p>
          </table:table-cell>
          <table:table-cell table:style-name="Table56.A2" office:value-type="string">
            <text:p text:style-name="P1134">Big int</text:p>
          </table:table-cell>
          <table:table-cell table:style-name="Table56.A2" office:value-type="string">
            <text:p text:style-name="P1136">Not null</text:p>
          </table:table-cell>
          <table:table-cell table:style-name="Table56.D2" office:value-type="string">
            <text:p text:style-name="P416"/>
          </table:table-cell>
        </table:table-row>
      </table:table>
      <text:p text:style-name="P382"/>
      <text:p text:style-name="P382"/>
      <text:list xml:id="list2904465615" text:style-name="L70">
        <text:list-item>
          <text:list>
            <text:list-item>
              <text:p text:style-name="P1926">ارتباط ها : </text:p>
              <text:list>
                <text:list-item>
                  <text:p text:style-name="P1926">dates : </text:p>
                  <text:list>
                    <text:list-item>
                      <text:p text:style-name="P1926">نوع : <text:span text:style-name="T1045">1 به n </text:span></text:p>
                    </text:list-item>
                    <text:list-item>
                      <text:p text:style-name="P1926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41513664463890" text:continue-numbering="true" text:style-name="L70">
        <text:list-item>
          <text:list>
            <text:list-item>
              <text:list>
                <text:list-item>
                  <text:p text:style-name="P1540"><text:span text:style-name="T1042">languages</text:span><text:span text:style-name="T1041"> : </text:span></text:p>
                  <text:list>
                    <text:list-item>
                      <text:p text:style-name="P1926">نوع :<text:span text:style-name="T1046">1 به n </text:span></text:p>
                    </text:list-item>
                    <text:list-item>
                      <text:p text:style-name="P1926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1493"/>
      <text:list xml:id="list141512983443629" text:continue-numbering="true" text:style-name="L70">
        <text:list-item>
          <text:list>
            <text:list-item>
              <text:list>
                <text:list-item>
                  <text:p text:style-name="P1541"><text:span text:style-name="T1044">users</text:span><text:span text:style-name="T1041"> : </text:span></text:p>
                  <text:list>
                    <text:list-item>
                      <text:p text:style-name="P1927">نوع :<text:span text:style-name="T1050">1 به n </text:span></text:p>
                    </text:list-item>
                    <text:list-item>
                      <text:p text:style-name="P1927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41513678584481" text:continue-numbering="true" text:style-name="L70">
        <text:list-item>
          <text:list>
            <text:list-item>
              <text:list>
                <text:list-item>
                  <text:p text:style-name="P1929">comments : </text:p>
                  <text:list>
                    <text:list-item>
                      <text:p text:style-name="P1929">نوع :‌ <text:span text:style-name="T1054">1 به n </text:span></text:p>
                    </text:list-item>
                    <text:list-item>
                      <text:p text:style-name="P1929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30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41514634856316" text:continue-numbering="true" text:style-name="L70">
        <text:list-item>
          <text:list>
            <text:list-item>
              <text:list>
                <text:list-item>
                  <text:p text:style-name="P1542"><text:span text:style-name="T1043">likeables</text:span><text:span text:style-name="T1041"> : </text:span></text:p>
                  <text:list>
                    <text:list-item>
                      <text:p text:style-name="P1928">نوع : <text:span text:style-name="T1060">1 به 1</text:span></text:p>
                    </text:list-item>
                    <text:list-item>
                      <text:p text:style-name="P1928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41514831533344" text:continue-numbering="true" text:style-name="L70">
        <text:list-item>
          <text:list>
            <text:list-item>
              <text:list>
                <text:list-item>
                  <text:p text:style-name="P1931">starables : </text:p>
                  <text:list>
                    <text:list-item>
                      <text:p text:style-name="P1931">نوع : 1 به n </text:p>
                    </text:list-item>
                    <text:list-item>
                      <text:p text:style-name="P1931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513039634328" text:continue-list="list141514296206709" text:style-name="L69">
        <text:list-item>
          <text:p text:style-name="P2317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3"/>
      <text:list xml:id="list141514192828643" text:continue-numbering="true" text:style-name="L69">
        <text:list-item>
          <text:list>
            <text:list-item>
              <text:p text:style-name="P1932">ستون ها :‌</text:p>
            </text:list-item>
          </text:list>
        </text:list-item>
      </text:list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026370061760">
          <table:table-cell table:style-name="Table45.A1" office:value-type="string">
            <text:p text:style-name="P471">Name</text:p>
          </table:table-cell>
          <table:table-cell table:style-name="Table45.A1" office:value-type="string">
            <text:p text:style-name="P471">Data Type</text:p>
          </table:table-cell>
          <table:table-cell table:style-name="Table45.A1" office:value-type="string">
            <text:p text:style-name="P471">Attributes</text:p>
          </table:table-cell>
          <table:table-cell table:style-name="Table45.D1" office:value-type="string">
            <text:p text:style-name="P471">Comment</text:p>
          </table:table-cell>
        </table:table-row>
        <table:table-row table:style-name="TableLine94026370095120">
          <table:table-cell table:style-name="Table45.A2" office:value-type="string">
            <text:p text:style-name="P1015">id</text:p>
          </table:table-cell>
          <table:table-cell table:style-name="Table45.A2" office:value-type="string">
            <text:p text:style-name="P1016">Big int</text:p>
          </table:table-cell>
          <table:table-cell table:style-name="Table45.A2" office:value-type="string">
            <text:p text:style-name="P1019">Not null ,unsigned ,index ,</text:p>
            <text:p text:style-name="P1019">unique , primary key , </text:p>
            <text:p text:style-name="P1019">auto increment</text:p>
          </table:table-cell>
          <table:table-cell table:style-name="Table45.D2" office:value-type="string">
            <text:p text:style-name="P416"/>
          </table:table-cell>
        </table:table-row>
        <table:table-row table:style-name="TableLine94026370097424">
          <table:table-cell table:style-name="Table45.A2" office:value-type="string">
            <text:p text:style-name="P1016">url</text:p>
          </table:table-cell>
          <table:table-cell table:style-name="Table45.A2" office:value-type="string">
            <text:p text:style-name="P1017">varchar(<text:span text:style-name="T898">32</text:span>)</text:p>
          </table:table-cell>
          <table:table-cell table:style-name="Table45.A2" office:value-type="string">
            <text:p text:style-name="P1022">nullable</text:p>
          </table:table-cell>
          <table:table-cell table:style-name="Table45.D2" office:value-type="string">
            <text:p text:style-name="P416"/>
          </table:table-cell>
        </table:table-row>
        <table:table-row table:style-name="TableLine94026370098336">
          <table:table-cell table:style-name="Table45.A2" office:value-type="string">
            <text:p text:style-name="P1069">show_brand</text:p>
          </table:table-cell>
          <table:table-cell table:style-name="Table45.A2" office:value-type="string">
            <text:p text:style-name="P1125">boolean</text:p>
          </table:table-cell>
          <table:table-cell table:style-name="Table45.A2" office:value-type="string">
            <text:p text:style-name="P1023">Not null , <text:span text:style-name="T897">defualt 1 </text:span></text:p>
          </table:table-cell>
          <table:table-cell table:style-name="Table45.D2" office:value-type="string">
            <text:p text:style-name="P1068">نمایش ان در لیست برند ها</text:p>
          </table:table-cell>
        </table:table-row>
        <table:table-row table:style-name="TableLine94026370099296">
          <table:table-cell table:style-name="Table45.A2" office:value-type="string">
            <text:p text:style-name="P1016">sort</text:p>
          </table:table-cell>
          <table:table-cell table:style-name="Table45.A2" office:value-type="string">
            <text:p text:style-name="P1018">Tiny int</text:p>
          </table:table-cell>
          <table:table-cell table:style-name="Table45.A2" office:value-type="string">
            <text:p text:style-name="P1018">Nullable , unsigned</text:p>
          </table:table-cell>
          <table:table-cell table:style-name="Table45.D2" office:value-type="string">
            <text:p text:style-name="P416"/>
          </table:table-cell>
        </table:table-row>
      </table:table>
      <text:p text:style-name="P370"/>
      <text:p text:style-name="P370"/>
      <text:list xml:id="list466227019" text:style-name="L71">
        <text:list-item>
          <text:list>
            <text:list-item>
              <text:p text:style-name="P1933">ارتباط ها :‌</text:p>
              <text:list>
                <text:list-item>
                  <text:p text:style-name="P1933">dates : </text:p>
                  <text:list>
                    <text:list-item>
                      <text:p text:style-name="P1934">نوع : <text:span text:style-name="T900">1 به n</text:span></text:p>
                    </text:list-item>
                    <text:list-item>
                      <text:p text:style-name="P1935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41514933147742" text:continue-numbering="true" text:style-name="L71">
        <text:list-item>
          <text:list>
            <text:list-item>
              <text:list>
                <text:list-item>
                  <text:p text:style-name="P1933">users : </text:p>
                  <text:list>
                    <text:list-item>
                      <text:p text:style-name="P1934">نوع : <text:span text:style-name="T902">1 به n </text:span></text:p>
                    </text:list-item>
                    <text:list-item>
                      <text:p text:style-name="P1935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5"/>
      <text:list xml:id="list141514097386372" text:continue-numbering="true" text:style-name="L71">
        <text:list-item>
          <text:list>
            <text:list-item>
              <text:list>
                <text:list-item>
                  <text:p text:style-name="P1543"><text:span text:style-name="T916">iconables</text:span><text:span text:style-name="T917"> : </text:span></text:p>
                  <text:list>
                    <text:list-item>
                      <text:p text:style-name="P1934">نوع : <text:span text:style-name="T903">1 به 1</text:span></text:p>
                    </text:list-item>
                    <text:list-item>
                      <text:p text:style-name="P1935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41514565280397" text:continue-numbering="true" text:style-name="L71">
        <text:list-item>
          <text:list>
            <text:list-item>
              <text:list>
                <text:list-item>
                  <text:p text:style-name="P1544"><text:span text:style-name="T965">client</text:span><text:span text:style-name="T966">_translations : </text:span></text:p>
                  <text:list>
                    <text:list-item>
                      <text:p text:style-name="P1934">نوع : <text:span text:style-name="T907">1 به n </text:span></text:p>
                    </text:list-item>
                    <text:list-item>
                      <text:p text:style-name="P1545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41515004229917" text:continue-numbering="true" text:style-name="L71">
        <text:list-item>
          <text:list>
            <text:list-item>
              <text:list>
                <text:list-item>
                  <text:p text:style-name="P1546"><text:span text:style-name="T973">portfolios</text:span><text:span text:style-name="T969"> : </text:span></text:p>
                  <text:list>
                    <text:list-item>
                      <text:p text:style-name="P1911">نوع :‌1 به n </text:p>
                    </text:list-item>
                    <text:list-item>
                      <text:p text:style-name="P1911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38"><text:soft-page-break/>media : </text:p>
                  <text:list>
                    <text:list-item>
                      <text:p text:style-name="P1938">نوع : <text:span text:style-name="T1020">1 به 1</text:span></text:p>
                    </text:list-item>
                    <text:list-item>
                      <text:p text:style-name="P1547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5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7"/>
      <text:list xml:id="list141514525819476" text:continue-numbering="true" text:style-name="L71">
        <text:list-item>
          <text:list>
            <text:list-item>
              <text:p text:style-name="P1939">ستون ها : </text:p>
            </text:list-item>
          </text:list>
        </text:list-item>
      </text:list>
      <text:p text:style-name="P188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026370125632">
          <table:table-cell table:style-name="Table46.A1" office:value-type="string">
            <text:p text:style-name="P471">Name</text:p>
          </table:table-cell>
          <table:table-cell table:style-name="Table46.A1" office:value-type="string">
            <text:p text:style-name="P471">Data Type</text:p>
          </table:table-cell>
          <table:table-cell table:style-name="Table46.A1" office:value-type="string">
            <text:p text:style-name="P471">Attributes</text:p>
          </table:table-cell>
          <table:table-cell table:style-name="Table46.D1" office:value-type="string">
            <text:p text:style-name="P471">Comment</text:p>
          </table:table-cell>
        </table:table-row>
        <table:table-row table:style-name="TableLine94026370199936">
          <table:table-cell table:style-name="Table46.A2" office:value-type="string">
            <text:p text:style-name="P1024">id</text:p>
          </table:table-cell>
          <table:table-cell table:style-name="Table46.A2" office:value-type="string">
            <text:p text:style-name="P1026">Big int</text:p>
          </table:table-cell>
          <table:table-cell table:style-name="Table46.A2" office:value-type="string">
            <text:p text:style-name="P1020">Not null , unsigned ,index ,</text:p>
            <text:p text:style-name="P1020">unique , primary key , </text:p>
            <text:p text:style-name="P1020">auto increment</text:p>
          </table:table-cell>
          <table:table-cell table:style-name="Table46.D2" office:value-type="string">
            <text:p text:style-name="P416"/>
          </table:table-cell>
        </table:table-row>
        <table:table-row table:style-name="TableLine94026370202496">
          <table:table-cell table:style-name="Table46.A2" office:value-type="string">
            <text:p text:style-name="P1024">name</text:p>
          </table:table-cell>
          <table:table-cell table:style-name="Table46.A2" office:value-type="string">
            <text:p text:style-name="P1026">varchar(<text:span text:style-name="T911">64</text:span>)</text:p>
          </table:table-cell>
          <table:table-cell table:style-name="Table46.A2" office:value-type="string">
            <text:p text:style-name="P1035">Not null </text:p>
          </table:table-cell>
          <table:table-cell table:style-name="Table46.D2" office:value-type="string">
            <text:p text:style-name="P416"/>
          </table:table-cell>
        </table:table-row>
        <table:table-row table:style-name="TableLine94026370203408">
          <table:table-cell table:style-name="Table46.A2" office:value-type="string">
            <text:p text:style-name="P1025"><text:span text:style-name="T965">client</text:span>_id</text:p>
          </table:table-cell>
          <table:table-cell table:style-name="Table46.A2" office:value-type="string">
            <text:p text:style-name="P1026">Big int</text:p>
          </table:table-cell>
          <table:table-cell table:style-name="Table46.A2" office:value-type="string">
            <text:p text:style-name="P1027">Not null , unsigned , </text:p>
            <text:p text:style-name="P1030">fo<text:span text:style-name="T909">reign</text:span> key → brands(id)</text:p>
            <text:p text:style-name="P1030"/>
            <text:p text:style-name="P1031">On Delete → (cascade) ,</text:p>
            <text:p text:style-name="P1031">On Update →<text:span text:style-name="T910"> </text:span>(cascade) ,</text:p>
          </table:table-cell>
          <table:table-cell table:style-name="Table46.D2" office:value-type="string">
            <text:p text:style-name="P416"/>
          </table:table-cell>
        </table:table-row>
        <table:table-row table:style-name="TableLine94026370204368">
          <table:table-cell table:style-name="Table46.A2" office:value-type="string">
            <text:p text:style-name="P1024">language_id</text:p>
          </table:table-cell>
          <table:table-cell table:style-name="Table46.A2" office:value-type="string">
            <text:p text:style-name="P1026">Big int</text:p>
          </table:table-cell>
          <table:table-cell table:style-name="Table46.A2" office:value-type="string">
            <text:p text:style-name="P1028">Not null , unsigned</text:p>
            <text:p text:style-name="P1028"/>
            <text:p text:style-name="P1032">foreign key → languages(id)</text:p>
            <text:p text:style-name="P1032"/>
            <text:p text:style-name="P889">On Delete → (cascade) ,</text:p>
            <text:p text:style-name="P889">On Update → (cascade) ,</text:p>
          </table:table-cell>
          <table:table-cell table:style-name="Table46.D2" office:value-type="string">
            <text:p text:style-name="P416"/>
          </table:table-cell>
        </table:table-row>
      </table:table>
      <text:p text:style-name="P371"/>
      <text:list xml:id="list1965479916" text:style-name="L72">
        <text:list-item>
          <text:list>
            <text:list-item>
              <text:p text:style-name="P1940">ارتباط ها : </text:p>
              <text:list>
                <text:list-item>
                  <text:p text:style-name="P1941"><text:span text:style-name="T965">clients</text:span> : </text:p>
                  <text:list>
                    <text:list-item>
                      <text:p text:style-name="P1936">نوع : <text:span text:style-name="T907">1 به n </text:span></text:p>
                    </text:list-item>
                    <text:list-item>
                      <text:p text:style-name="P1937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41513401364408" text:continue-numbering="true" text:style-name="L72">
        <text:list-item>
          <text:list>
            <text:list-item>
              <text:list>
                <text:list-item>
                  <text:p text:style-name="P1940">languages : </text:p>
                  <text:list>
                    <text:list-item>
                      <text:p text:style-name="P1942">نوع : 1 به n </text:p>
                    </text:list-item>
                    <text:list-item>
                      <text:p text:style-name="P1942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41514009793962" text:continue-numbering="true" text:style-name="L72">
        <text:list-item>
          <text:p text:style-name="P2318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41514829975640" text:continue-numbering="true" text:style-name="L72">
        <text:list-item>
          <text:list>
            <text:list-item>
              <text:p text:style-name="P1943">ستون ها : </text:p>
            </text:list-item>
          </text:list>
        </text:list-item>
      </text:list>
      <text:p text:style-name="P37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026370249456">
          <table:table-cell table:style-name="Table47.A1" office:value-type="string">
            <text:p text:style-name="P471">Name</text:p>
          </table:table-cell>
          <table:table-cell table:style-name="Table47.A1" office:value-type="string">
            <text:p text:style-name="P471">Data Type</text:p>
          </table:table-cell>
          <table:table-cell table:style-name="Table47.A1" office:value-type="string">
            <text:p text:style-name="P471">Attributes</text:p>
          </table:table-cell>
          <table:table-cell table:style-name="Table47.D1" office:value-type="string">
            <text:p text:style-name="P471">Comment</text:p>
          </table:table-cell>
        </table:table-row>
        <table:table-row table:style-name="TableLine94026370267408">
          <table:table-cell table:style-name="Table47.A2" office:value-type="string">
            <text:p text:style-name="P1036">id</text:p>
          </table:table-cell>
          <table:table-cell table:style-name="Table47.A2" office:value-type="string">
            <text:p text:style-name="P1037">Big int</text:p>
          </table:table-cell>
          <table:table-cell table:style-name="Table47.A2" office:value-type="string">
            <text:p text:style-name="P1021">Not null , unsigned ,index ,</text:p>
            <text:p text:style-name="P1021">unique , primary key , </text:p>
            <text:p text:style-name="P1021">auto increment</text:p>
          </table:table-cell>
          <table:table-cell table:style-name="Table47.D2" office:value-type="string">
            <text:p text:style-name="P416"/>
          </table:table-cell>
        </table:table-row>
        <table:table-row table:style-name="TableLine94026370269584">
          <table:table-cell table:style-name="Table47.A2" office:value-type="string">
            <text:p text:style-name="P1036">name</text:p>
          </table:table-cell>
          <table:table-cell table:style-name="Table47.A2" office:value-type="string">
            <text:p text:style-name="P447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38">Not null </text:p>
          </table:table-cell>
          <table:table-cell table:style-name="Table47.D2" office:value-type="string">
            <text:p text:style-name="P416"/>
          </table:table-cell>
        </table:table-row>
        <table:table-row table:style-name="TableLine94026370270496">
          <table:table-cell table:style-name="Table47.A2" office:value-type="string">
            <text:p text:style-name="P1073">url</text:p>
          </table:table-cell>
          <table:table-cell table:style-name="Table47.A2" office:value-type="string">
            <text:p text:style-name="P1073">varchar(64)</text:p>
          </table:table-cell>
          <table:table-cell table:style-name="Table47.A2" office:value-type="string">
            <text:p text:style-name="P1073">nullable</text:p>
          </table:table-cell>
          <table:table-cell table:style-name="Table47.D2" office:value-type="string">
            <text:p text:style-name="P416"/>
          </table:table-cell>
        </table:table-row>
      </table:table>
      <text:p text:style-name="P372"/>
      <text:list xml:id="list566684364" text:style-name="L73">
        <text:list-item>
          <text:list>
            <text:list-item>
              <text:p text:style-name="P1944">ارتباط ها : </text:p>
              <text:list>
                <text:list-item>
                  <text:p text:style-name="P1944">dates : </text:p>
                  <text:list>
                    <text:list-item>
                      <text:p text:style-name="P1945">نوع : <text:span text:style-name="T918">1 به n </text:span></text:p>
                    </text:list-item>
                    <text:list-item>
                      <text:p text:style-name="P1945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41513111341327" text:continue-numbering="true" text:style-name="L73">
        <text:list-item>
          <text:list>
            <text:list-item>
              <text:list>
                <text:list-item>
                  <text:p text:style-name="P1944">users : </text:p>
                  <text:list>
                    <text:list-item>
                      <text:p text:style-name="P1945">نوع : <text:span text:style-name="T919">1 به n </text:span></text:p>
                    </text:list-item>
                    <text:list-item>
                      <text:p text:style-name="P1945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41514921572816" text:continue-numbering="true" text:style-name="L73">
        <text:list-item>
          <text:list>
            <text:list-item>
              <text:list>
                <text:list-item>
                  <text:p text:style-name="P1944">technology_translations : </text:p>
                  <text:list>
                    <text:list-item>
                      <text:p text:style-name="P1945">نوع : <text:span text:style-name="T921">1 به n </text:span></text:p>
                    </text:list-item>
                    <text:list-item>
                      <text:p text:style-name="P1945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41514969976908" text:continue-numbering="true" text:style-name="L73">
        <text:list-item>
          <text:list>
            <text:list-item>
              <text:list>
                <text:list-item>
                  <text:p text:style-name="P1947">iconables : </text:p>
                  <text:list>
                    <text:list-item>
                      <text:p text:style-name="P1948">نوع : <text:span text:style-name="T924">1 به 1 </text:span></text:p>
                    </text:list-item>
                    <text:list-item>
                      <text:p text:style-name="P1948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41513701910184" text:continue-numbering="true" text:style-name="L73">
        <text:list-item>
          <text:list>
            <text:list-item>
              <text:list>
                <text:list-item>
                  <text:p text:style-name="P1548"><text:span text:style-name="T952">portfolio</text:span><text:span text:style-name="T950">: </text:span></text:p>
                  <text:list>
                    <text:list-item>
                      <text:p text:style-name="P1949">نوع :‌<text:span text:style-name="T951">m به n </text:span></text:p>
                    </text:list-item>
                    <text:list-item>
                      <text:p text:style-name="P1949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50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6">technology_translations : در این جدول ترجمه های هر یک از تکنولوژی ذخیره میشود که برای هر زبان ایجاد شده !!!. </text:p>
        </text:list-item>
      </text:list>
      <text:p text:style-name="P190"/>
      <text:list xml:id="list141513341512785" text:continue-numbering="true" text:style-name="L73">
        <text:list-item>
          <text:list>
            <text:list-item>
              <text:p text:style-name="P1952">ستون ها : </text:p>
            </text:list-item>
          </text:list>
        </text:list-item>
      </text:list>
      <text:p text:style-name="P19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026370340320">
          <table:table-cell table:style-name="Table48.A1" office:value-type="string">
            <text:p text:style-name="P471">Name</text:p>
          </table:table-cell>
          <table:table-cell table:style-name="Table48.A1" office:value-type="string">
            <text:p text:style-name="P471">Data Type</text:p>
          </table:table-cell>
          <table:table-cell table:style-name="Table48.A1" office:value-type="string">
            <text:p text:style-name="P471">Attributes</text:p>
          </table:table-cell>
          <table:table-cell table:style-name="Table48.D1" office:value-type="string">
            <text:p text:style-name="P471">Comment</text:p>
          </table:table-cell>
        </table:table-row>
        <table:table-row table:style-name="TableLine94026370360592">
          <table:table-cell table:style-name="Table48.A2" office:value-type="string">
            <text:p text:style-name="P1040">id</text:p>
          </table:table-cell>
          <table:table-cell table:style-name="Table48.A2" office:value-type="string">
            <text:p text:style-name="P1041">Big int</text:p>
          </table:table-cell>
          <table:table-cell table:style-name="Table48.A2" office:value-type="string">
            <text:p text:style-name="P1041">Unsigned , index ,unique , <text:span text:style-name="T927">primary key , auto increment,</text:span></text:p>
            <text:p text:style-name="P1042">not null </text:p>
          </table:table-cell>
          <table:table-cell table:style-name="Table48.D2" office:value-type="string">
            <text:p text:style-name="P416"/>
          </table:table-cell>
        </table:table-row>
        <table:table-row table:style-name="TableLine94026370363152">
          <table:table-cell table:style-name="Table48.A2" office:value-type="string">
            <text:p text:style-name="P1040">describe</text:p>
          </table:table-cell>
          <table:table-cell table:style-name="Table48.A2" office:value-type="string">
            <text:p text:style-name="P1041">varchar(<text:span text:style-name="T928">164</text:span>)</text:p>
          </table:table-cell>
          <table:table-cell table:style-name="Table48.A2" office:value-type="string">
            <text:p text:style-name="P1043">Not null </text:p>
          </table:table-cell>
          <table:table-cell table:style-name="Table48.D2" office:value-type="string">
            <text:p text:style-name="P416"/>
          </table:table-cell>
        </table:table-row>
        <table:table-row table:style-name="TableLine94026370364064">
          <table:table-cell table:style-name="Table48.A2" office:value-type="string">
            <text:p text:style-name="P1040">technology_id</text:p>
          </table:table-cell>
          <table:table-cell table:style-name="Table48.A2" office:value-type="string">
            <text:p text:style-name="P1044">Big int</text:p>
          </table:table-cell>
          <table:table-cell table:style-name="Table48.A2" office:value-type="string">
            <text:p text:style-name="P1045">Not null , unsigned ,</text:p>
            <text:p text:style-name="P1045">foreign key → technologies(id)</text:p>
            <text:p text:style-name="P1045"/>
            <text:p text:style-name="P1046">on Delete → (cascade) ,</text:p>
            <text:p text:style-name="P1046">on update → (cascade) ,</text:p>
          </table:table-cell>
          <table:table-cell table:style-name="Table48.D2" office:value-type="string">
            <text:p text:style-name="P416"/>
          </table:table-cell>
        </table:table-row>
        <table:table-row table:style-name="TableLine94026370365024">
          <table:table-cell table:style-name="Table48.A2" office:value-type="string">
            <text:p text:style-name="P1040">language_id</text:p>
          </table:table-cell>
          <table:table-cell table:style-name="Table48.A2" office:value-type="string">
            <text:p text:style-name="P1044">Big int</text:p>
          </table:table-cell>
          <table:table-cell table:style-name="Table48.A2" office:value-type="string">
            <text:p text:style-name="P1029">Not null , unsigned</text:p>
            <text:p text:style-name="P1029"/>
            <text:p text:style-name="P1033">foreign key → languages(id)</text:p>
            <text:p text:style-name="P1033"/>
            <text:p text:style-name="P890">On Delete → (cascade) ,</text:p>
            <text:p text:style-name="P890">On Update → (cascade) ,</text:p>
          </table:table-cell>
          <table:table-cell table:style-name="Table48.D2" office:value-type="string">
            <text:p text:style-name="P416"/>
          </table:table-cell>
        </table:table-row>
      </table:table>
      <text:p text:style-name="P373"/>
      <text:p text:style-name="P373"/>
      <text:list xml:id="list3751821089" text:style-name="L74">
        <text:list-item>
          <text:list>
            <text:list-item>
              <text:p text:style-name="P1953">ارتباط ها :‌</text:p>
              <text:list>
                <text:list-item>
                  <text:p text:style-name="P1954">technologies :</text:p>
                  <text:list>
                    <text:list-item>
                      <text:p text:style-name="P1946">نوع : <text:span text:style-name="T921">1 به n </text:span></text:p>
                    </text:list-item>
                    <text:list-item>
                      <text:p text:style-name="P1954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1513279592942" text:continue-numbering="true" text:style-name="L74">
        <text:list-item>
          <text:list>
            <text:list-item>
              <text:list>
                <text:list-item>
                  <text:p text:style-name="P1953">languages : </text:p>
                  <text:list>
                    <text:list-item>
                      <text:p text:style-name="P1955">نوع : 1 به n </text:p>
                    </text:list-item>
                    <text:list-item>
                      <text:p text:style-name="P1549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514992930492" text:continue-list="list141514539323235" text:style-name="L67">
        <text:list-item>
          <text:p text:style-name="P2347">portfolios : در این جدول نمونه کار ها ذخیره میشود !!</text:p>
        </text:list-item>
      </text:list>
      <text:p text:style-name="P167"/>
      <text:list xml:id="list141513154411519" text:continue-numbering="true" text:style-name="L67">
        <text:list-item>
          <text:list>
            <text:list-item>
              <text:p text:style-name="P1956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026370408288">
          <table:table-cell table:style-name="Table41.A1" office:value-type="string">
            <text:p text:style-name="P471">Name</text:p>
          </table:table-cell>
          <table:table-cell table:style-name="Table41.A1" office:value-type="string">
            <text:p text:style-name="P471">Data Type</text:p>
          </table:table-cell>
          <table:table-cell table:style-name="Table41.A1" office:value-type="string">
            <text:p text:style-name="P471">Attributes</text:p>
          </table:table-cell>
          <table:table-cell table:style-name="Table41.D1" office:value-type="string">
            <text:p text:style-name="P471">Comment</text:p>
          </table:table-cell>
        </table:table-row>
        <table:table-row table:style-name="TableLine94026370444640">
          <table:table-cell table:style-name="Table41.A2" office:value-type="string">
            <text:p text:style-name="P989">id</text:p>
          </table:table-cell>
          <table:table-cell table:style-name="Table41.A2" office:value-type="string">
            <text:p text:style-name="P991">Big int</text:p>
          </table:table-cell>
          <table:table-cell table:style-name="Table41.A2" office:value-type="string">
            <text:p text:style-name="P993">Unsigned , not null , index , <text:span text:style-name="T860">unique ,primary key ,auto increment</text:span></text:p>
          </table:table-cell>
          <table:table-cell table:style-name="Table41.D2" office:value-type="string">
            <text:p text:style-name="P416"/>
          </table:table-cell>
        </table:table-row>
        <table:table-row table:style-name="TableLine94026370446944">
          <table:table-cell table:style-name="Table41.A2" office:value-type="string">
            <text:p text:style-name="P990">url</text:p>
          </table:table-cell>
          <table:table-cell table:style-name="Table41.A2" office:value-type="string">
            <text:p text:style-name="P992">varchar(<text:span text:style-name="T856">32</text:span>)</text:p>
          </table:table-cell>
          <table:table-cell table:style-name="Table41.A2" office:value-type="string">
            <text:p text:style-name="P995">Not null </text:p>
          </table:table-cell>
          <table:table-cell table:style-name="Table41.D2" office:value-type="string">
            <text:p text:style-name="P416"/>
          </table:table-cell>
        </table:table-row>
        <table:table-row table:style-name="TableLine94026370447856">
          <table:table-cell table:style-name="Table41.A2" office:value-type="string">
            <text:p text:style-name="P1034">role</text:p>
          </table:table-cell>
          <table:table-cell table:style-name="Table41.A2" office:value-type="string">
            <text:p text:style-name="P448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34">Nullable </text:p>
          </table:table-cell>
          <table:table-cell table:style-name="Table41.D2" office:value-type="string">
            <text:p text:style-name="P1039">نقش من در این پروژه مثلا front , android developer </text:p>
          </table:table-cell>
        </table:table-row>
        <table:table-row table:style-name="TableLine94026370448816">
          <table:table-cell table:style-name="Table41.A2" office:value-type="string">
            <text:p text:style-name="P1297">active</text:p>
          </table:table-cell>
          <table:table-cell table:style-name="Table41.A2" office:value-type="string">
            <text:p text:style-name="P1126">boolean</text:p>
          </table:table-cell>
          <table:table-cell table:style-name="Table41.A2" office:value-type="string">
            <text:p text:style-name="P405">Not null , defualt 1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026370450240">
          <table:table-cell table:style-name="Table41.A2" office:value-type="string">
            <text:p text:style-name="P1053">completed</text:p>
          </table:table-cell>
          <table:table-cell table:style-name="Table41.A2" office:value-type="string">
            <text:p text:style-name="P1126">boolean</text:p>
          </table:table-cell>
          <table:table-cell table:style-name="Table41.A2" office:value-type="string">
            <text:p text:style-name="P406">Not null , defualt 0 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026370451264">
          <table:table-cell table:style-name="Table41.A2" office:value-type="string">
            <text:p text:style-name="P1103">commentable</text:p>
          </table:table-cell>
          <table:table-cell table:style-name="Table41.A2" office:value-type="string">
            <text:p text:style-name="P1126">boolean</text:p>
          </table:table-cell>
          <table:table-cell table:style-name="Table41.A2" office:value-type="string">
            <text:p text:style-name="P410">Not null , default 1</text:p>
          </table:table-cell>
          <table:table-cell table:style-name="Table41.D2" office:value-type="string">
            <text:p text:style-name="P1104">نمونه کار کامنت پذیر است یا خیر‌ !!!</text:p>
          </table:table-cell>
        </table:table-row>
        <table:table-row table:style-name="TableLine94026370452336">
          <table:table-cell table:style-name="Table41.A2" office:value-type="string">
            <text:p text:style-name="P1070">team_id</text:p>
          </table:table-cell>
          <table:table-cell table:style-name="Table41.A2" office:value-type="string">
            <text:p text:style-name="P1070">Big int</text:p>
          </table:table-cell>
          <table:table-cell table:style-name="Table41.A2" office:value-type="string">
            <text:p text:style-name="P407">Nullable , unsigned , </text:p>
            <text:p text:style-name="P408">foreign key → <text:span text:style-name="T974">teams(id)</text:span></text:p>
            <text:p text:style-name="P408"/>
            <text:p text:style-name="P409">On Delete → (set null)</text:p>
            <text:p text:style-name="P409">On Delete → (cascade) 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026370453408">
          <table:table-cell table:style-name="Table41.A2" office:value-type="string">
            <text:p text:style-name="P1071">Client_id</text:p>
          </table:table-cell>
          <table:table-cell table:style-name="Table41.A2" office:value-type="string">
            <text:p text:style-name="P1072">Big int</text:p>
          </table:table-cell>
          <table:table-cell table:style-name="Table41.A2" office:value-type="string">
            <text:p text:style-name="P407">Nullable , unsigned , </text:p>
            <text:p text:style-name="P407"/>
            <text:p text:style-name="P409">On Delete → (set null)</text:p>
            <text:p text:style-name="P409">On Delete → (cascade) </text:p>
          </table:table-cell>
          <table:table-cell table:style-name="Table41.D2" office:value-type="string">
            <text:p text:style-name="P446"/>
          </table:table-cell>
        </table:table-row>
      </table:table>
      <text:p text:style-name="P366"/>
      <text:list xml:id="list500330372" text:style-name="L75">
        <text:list-item>
          <text:list>
            <text:list-item>
              <text:p text:style-name="P1957">ارتباطات : </text:p>
              <text:list>
                <text:list-item>
                  <text:p text:style-name="P1957">dates : </text:p>
                  <text:list>
                    <text:list-item>
                      <text:p text:style-name="P1958">نوع :‌ <text:span text:style-name="T850">1 به n </text:span></text:p>
                    </text:list-item>
                    <text:list-item>
                      <text:p text:style-name="P1959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60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41513633333776" text:continue-numbering="true" text:style-name="L75">
        <text:list-item>
          <text:list>
            <text:list-item>
              <text:list>
                <text:list-item>
                  <text:p text:style-name="P1961">users : </text:p>
                  <text:list>
                    <text:list-item>
                      <text:p text:style-name="P1962">نوع : 1 به n </text:p>
                    </text:list-item>
                    <text:list-item>
                      <text:p text:style-name="P1962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41514297629365" text:continue-numbering="true" text:style-name="L75">
        <text:list-item>
          <text:list>
            <text:list-item>
              <text:list>
                <text:list-item>
                  <text:p text:style-name="P1963"><text:soft-page-break/>portfolio_translations : </text:p>
                  <text:list>
                    <text:list-item>
                      <text:p text:style-name="P1963">نوع : <text:span text:style-name="T853">1 به n </text:span></text:p>
                    </text:list-item>
                    <text:list-item>
                      <text:p text:style-name="P1963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41514581256458" text:continue-numbering="true" text:style-name="L75">
        <text:list-item>
          <text:list>
            <text:list-item>
              <text:list>
                <text:list-item>
                  <text:p text:style-name="P1965">socialables : </text:p>
                  <text:list>
                    <text:list-item>
                      <text:p text:style-name="P1966">نوع : <text:span text:style-name="T857">1 به n </text:span></text:p>
                    </text:list-item>
                    <text:list-item>
                      <text:p text:style-name="P1966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41514119909198" text:continue-numbering="true" text:style-name="L75">
        <text:list-item>
          <text:list>
            <text:list-item>
              <text:list>
                <text:list-item>
                  <text:p text:style-name="P1968">starables : </text:p>
                  <text:list>
                    <text:list-item>
                      <text:p text:style-name="P1968">نوع : <text:span text:style-name="T867">1 به 1 </text:span></text:p>
                    </text:list-item>
                    <text:list-item>
                      <text:p text:style-name="P1968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41513423682105" text:continue-numbering="true" text:style-name="L75">
        <text:list-item>
          <text:list>
            <text:list-item>
              <text:list>
                <text:list-item>
                  <text:p text:style-name="P1969">likeables : </text:p>
                  <text:list>
                    <text:list-item>
                      <text:p text:style-name="P1969">نوع :‌<text:span text:style-name="T1027">1 به 1</text:span></text:p>
                    </text:list-item>
                    <text:list-item>
                      <text:p text:style-name="P1969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6"/>
      <text:list xml:id="list141513694527079" text:continue-numbering="true" text:style-name="L75">
        <text:list-item>
          <text:list>
            <text:list-item>
              <text:list>
                <text:list-item>
                  <text:p text:style-name="P1970">media : </text:p>
                  <text:list>
                    <text:list-item>
                      <text:p text:style-name="P1966">نوع : <text:span text:style-name="T870">1 به n </text:span></text:p>
                    </text:list-item>
                    <text:list-item>
                      <text:p text:style-name="P1967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71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41514206830925" text:continue-numbering="true" text:style-name="L75">
        <text:list-item>
          <text:list>
            <text:list-item>
              <text:list>
                <text:list-item>
                  <text:p text:style-name="P1972">technologies : </text:p>
                  <text:list>
                    <text:list-item>
                      <text:p text:style-name="P1972">نوع : n به n </text:p>
                    </text:list-item>
                    <text:list-item>
                      <text:p text:style-name="P1973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51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41514568627781" text:continue-numbering="true" text:style-name="L75">
        <text:list-item>
          <text:list>
            <text:list-item>
              <text:list>
                <text:list-item>
                  <text:p text:style-name="P1912">teams : </text:p>
                  <text:list>
                    <text:list-item>
                      <text:p text:style-name="P1912">نوع :‌1 به n </text:p>
                    </text:list-item>
                    <text:list-item>
                      <text:p text:style-name="P1912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><text:soft-page-break/></text:p>
      <text:list xml:id="list141513052380776" text:continue-numbering="true" text:style-name="L75">
        <text:list-item>
          <text:list>
            <text:list-item>
              <text:list>
                <text:list-item>
                  <text:p text:style-name="P1974">clients : </text:p>
                  <text:list>
                    <text:list-item>
                      <text:p text:style-name="P1913">نوع :‌1 به n </text:p>
                    </text:list-item>
                    <text:list-item>
                      <text:p text:style-name="P1913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75"/>
                </text:list-item>
                <text:list-item>
                  <text:p text:style-name="P1975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76">نوع :‌ <text:s/>n به n </text:p>
                    </text:list-item>
                    <text:list-item>
                      <text:p text:style-name="P1978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8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9"/>
      <text:list xml:id="list141514857811112" text:continue-numbering="true" text:style-name="L75">
        <text:list-item>
          <text:list>
            <text:list-item>
              <text:p text:style-name="P1980">ستون ها : </text:p>
            </text:list-item>
          </text:list>
        </text:list-item>
      </text:list>
      <text:p text:style-name="P18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026370581120">
          <table:table-cell table:style-name="Table43.A1" office:value-type="string">
            <text:p text:style-name="P471">Name</text:p>
          </table:table-cell>
          <table:table-cell table:style-name="Table43.A1" office:value-type="string">
            <text:p text:style-name="P471">Data Type</text:p>
          </table:table-cell>
          <table:table-cell table:style-name="Table43.A1" office:value-type="string">
            <text:p text:style-name="P471">Attributes</text:p>
          </table:table-cell>
          <table:table-cell table:style-name="Table43.D1" office:value-type="string">
            <text:p text:style-name="P471">Comment</text:p>
          </table:table-cell>
        </table:table-row>
        <table:table-row table:style-name="TableLine94026370627008">
          <table:table-cell table:style-name="Table43.A2" office:value-type="string">
            <text:p text:style-name="P1001">id</text:p>
          </table:table-cell>
          <table:table-cell table:style-name="Table43.A2" office:value-type="string">
            <text:p text:style-name="P1002">Big int</text:p>
          </table:table-cell>
          <table:table-cell table:style-name="Table43.A2" office:value-type="string">
            <text:p text:style-name="P994">Unsigned , not null , index , <text:span text:style-name="T860">unique ,primary key ,auto increment</text:span>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026370629568">
          <table:table-cell table:style-name="Table43.A2" office:value-type="string">
            <text:p text:style-name="P1002">title</text:p>
          </table:table-cell>
          <table:table-cell table:style-name="Table43.A2" office:value-type="string">
            <text:p text:style-name="P1004">varchar(<text:span text:style-name="T873">60</text:span>)</text:p>
          </table:table-cell>
          <table:table-cell table:style-name="Table43.A2" office:value-type="string">
            <text:p text:style-name="P1007">Not null ,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026370630480">
          <table:table-cell table:style-name="Table43.A2" office:value-type="string">
            <text:p text:style-name="P1002">content</text:p>
          </table:table-cell>
          <table:table-cell table:style-name="Table43.A2" office:value-type="string">
            <text:p text:style-name="P1006">text</text:p>
          </table:table-cell>
          <table:table-cell table:style-name="Table43.A2" office:value-type="string">
            <text:p text:style-name="P1007">Not null ,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026370631520">
          <table:table-cell table:style-name="Table43.A2" office:value-type="string">
            <text:p text:style-name="P1054">Client_</text:p>
            <text:p text:style-name="P1054">review</text:p>
          </table:table-cell>
          <table:table-cell table:style-name="Table43.A2" office:value-type="string">
            <text:p text:style-name="P1055">varchar(4000)</text:p>
          </table:table-cell>
          <table:table-cell table:style-name="Table43.A2" office:value-type="string">
            <text:p text:style-name="P1056">Nullable , 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026370632944">
          <table:table-cell table:style-name="Table43.A2" office:value-type="string">
            <text:p text:style-name="P1057">location</text:p>
          </table:table-cell>
          <table:table-cell table:style-name="Table43.A2" office:value-type="string">
            <text:p text:style-name="P1058">varchar(30)</text:p>
          </table:table-cell>
          <table:table-cell table:style-name="Table43.A2" office:value-type="string">
            <text:p text:style-name="P1059">Nullable ,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026370633968">
          <table:table-cell table:style-name="Table43.A2" office:value-type="string">
            <text:p text:style-name="P1002">description</text:p>
          </table:table-cell>
          <table:table-cell table:style-name="Table43.A2" office:value-type="string">
            <text:p text:style-name="P1005">varchar(<text:span text:style-name="T874">160</text:span>)</text:p>
          </table:table-cell>
          <table:table-cell table:style-name="Table43.A2" office:value-type="string">
            <text:p text:style-name="P1007">Not null ,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026370635040">
          <table:table-cell table:style-name="Table43.A2" office:value-type="string">
            <text:p text:style-name="P1002">keywords</text:p>
          </table:table-cell>
          <table:table-cell table:style-name="Table43.A2" office:value-type="string">
            <text:p text:style-name="P1005">varchar(<text:span text:style-name="T874">255</text:span>)</text:p>
          </table:table-cell>
          <table:table-cell table:style-name="Table43.A2" office:value-type="string">
            <text:p text:style-name="P1007">Not null ,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026370636112">
          <table:table-cell table:style-name="Table43.A2" office:value-type="string">
            <text:p text:style-name="P1002">portfolio_id</text:p>
          </table:table-cell>
          <table:table-cell table:style-name="Table43.A2" office:value-type="string">
            <text:p text:style-name="P1003">Big int</text:p>
          </table:table-cell>
          <table:table-cell table:style-name="Table43.A2" office:value-type="string">
            <text:p text:style-name="P1008">Unsigned , not null ,</text:p>
            <text:p text:style-name="P1008">foreign key → portfolios(id)</text:p>
            <text:p text:style-name="P1008"/>
            <text:p text:style-name="P1009">On Delete → (<text:span text:style-name="T875">cascade</text:span>)</text:p>
            <text:p text:style-name="P1010">On Update → (cascade)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026370637104">
          <table:table-cell table:style-name="Table43.A2" office:value-type="string">
            <text:p text:style-name="P1002">language_id</text:p>
          </table:table-cell>
          <table:table-cell table:style-name="Table43.A2" office:value-type="string">
            <text:p text:style-name="P1003">Big int</text:p>
          </table:table-cell>
          <table:table-cell table:style-name="Table43.A2" office:value-type="string">
            <text:p text:style-name="P900">Not null , <text:span text:style-name="T787">unsigned ,</text:span> </text:p>
            <text:p text:style-name="P900">foreign key → languages(id)</text:p>
            <text:p text:style-name="P900"/>
            <text:p text:style-name="P888">On Delete → (cascade) ,</text:p>
            <text:p text:style-name="P888">On Update → (cascade) ,</text:p>
          </table:table-cell>
          <table:table-cell table:style-name="Table43.D2" office:value-type="string">
            <text:p text:style-name="P416"/>
          </table:table-cell>
        </table:table-row>
      </table:table>
      <text:p text:style-name="P368"/>
      <text:p text:style-name="P368"/>
      <text:list xml:id="list1089419246" text:style-name="L76">
        <text:list-item>
          <text:list>
            <text:list-item>
              <text:p text:style-name="P1981">ارتباط ها :‌</text:p>
              <text:list>
                <text:list-item>
                  <text:p text:style-name="P1982">languages : </text:p>
                  <text:list>
                    <text:list-item>
                      <text:p text:style-name="P1983">نوع <text:s/>: <text:span text:style-name="T880">1 به N </text:span></text:p>
                    </text:list-item>
                    <text:list-item>
                      <text:p text:style-name="P1550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41513278016954" text:continue-numbering="true" text:style-name="L76">
        <text:list-item>
          <text:list>
            <text:list-item>
              <text:list>
                <text:list-item>
                  <text:p text:style-name="P1984">portfolios : </text:p>
                  <text:list>
                    <text:list-item>
                      <text:p text:style-name="P1964">نوع : <text:span text:style-name="T853">1 به n </text:span></text:p>
                    </text:list-item>
                    <text:list-item>
                      <text:p text:style-name="P1964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41514867123075" text:continue-numbering="true" text:style-name="L76">
        <text:list-item>
          <text:p text:style-name="P2319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6"/>
      <text:list xml:id="list141513603174572" text:continue-numbering="true" text:style-name="L76">
        <text:list-item>
          <text:list>
            <text:list-item>
              <text:p text:style-name="P1985">ستون ها : </text:p>
            </text:list-item>
          </text:list>
        </text:list-item>
      </text:list>
      <text:p text:style-name="P197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026370673696">
          <table:table-cell table:style-name="Table49.A1" office:value-type="string">
            <text:p text:style-name="P471">Name</text:p>
          </table:table-cell>
          <table:table-cell table:style-name="Table49.A1" office:value-type="string">
            <text:p text:style-name="P471">Data Type</text:p>
          </table:table-cell>
          <table:table-cell table:style-name="Table49.A1" office:value-type="string">
            <text:p text:style-name="P471">Attributes</text:p>
          </table:table-cell>
          <table:table-cell table:style-name="Table49.D1" office:value-type="string">
            <text:p text:style-name="P471">Comment</text:p>
          </table:table-cell>
        </table:table-row>
        <table:table-row table:style-name="TableLine94026370706800">
          <table:table-cell table:style-name="Table49.A2" office:value-type="string">
            <text:p text:style-name="P1047">id</text:p>
          </table:table-cell>
          <table:table-cell table:style-name="Table49.A2" office:value-type="string">
            <text:p text:style-name="P1048">Big int</text:p>
          </table:table-cell>
          <table:table-cell table:style-name="Table49.A2" office:value-type="string">
            <text:p text:style-name="P1049">Not null , unsigned , unique ,</text:p>
            <text:p text:style-name="P1049">primary key , auto increment ,</text:p>
            <text:p text:style-name="P1049">index</text:p>
          </table:table-cell>
          <table:table-cell table:style-name="Table49.D2" office:value-type="string">
            <text:p text:style-name="P416"/>
          </table:table-cell>
        </table:table-row>
        <table:table-row table:style-name="TableLine94026370709072">
          <table:table-cell table:style-name="Table49.A2" office:value-type="string">
            <text:p text:style-name="P1047">portfolio_id</text:p>
          </table:table-cell>
          <table:table-cell table:style-name="Table49.A2" office:value-type="string">
            <text:p text:style-name="P1048">Big int</text:p>
          </table:table-cell>
          <table:table-cell table:style-name="Table49.A2" office:value-type="string">
            <text:p text:style-name="P1050">Not null , unsigned , </text:p>
            <text:p text:style-name="P1051">foreign key → portfolios(id)</text:p>
            <text:p text:style-name="P1051"/>
            <text:p text:style-name="P1051">On Delete → (cascade) ,</text:p>
            <text:p text:style-name="P1051">On Update → (cascade) ,</text:p>
          </table:table-cell>
          <table:table-cell table:style-name="Table49.D2" office:value-type="string">
            <text:p text:style-name="P416"/>
          </table:table-cell>
        </table:table-row>
        <table:table-row table:style-name="TableLine94026370709984">
          <table:table-cell table:style-name="Table49.A2" office:value-type="string">
            <text:p text:style-name="P1047">technology_id</text:p>
          </table:table-cell>
          <table:table-cell table:style-name="Table49.A2" office:value-type="string">
            <text:p text:style-name="P1048">Big int</text:p>
          </table:table-cell>
          <table:table-cell table:style-name="Table49.A2" office:value-type="string">
            <text:p text:style-name="P449"><text:span text:style-name="T938">foreign key → </text:span><text:span text:style-name="T939">technology</text:span><text:span text:style-name="T938">(id)</text:span></text:p>
            <text:p text:style-name="P1051"/>
            <text:p text:style-name="P1051">On Delete → (cascade) ,</text:p>
            <text:p text:style-name="P1051">On Update → (cascade) ,</text:p>
          </table:table-cell>
          <table:table-cell table:style-name="Table49.D2" office:value-type="string">
            <text:p text:style-name="P416"/>
          </table:table-cell>
        </table:table-row>
        <table:table-row table:style-name="TableLine94026370710944">
          <table:table-cell table:style-name="Table49.A2" office:value-type="string">
            <text:p text:style-name="P1048">sort</text:p>
          </table:table-cell>
          <table:table-cell table:style-name="Table49.A2" office:value-type="string">
            <text:p text:style-name="P1048">Tiny int</text:p>
          </table:table-cell>
          <table:table-cell table:style-name="Table49.A2" office:value-type="string">
            <text:p text:style-name="P1052">Unsigned , nullable</text:p>
          </table:table-cell>
          <table:table-cell table:style-name="Table49.D2" office:value-type="string">
            <text:p text:style-name="P1127">ترتیب نمایش تکنولوژی ها </text:p>
          </table:table-cell>
        </table:table-row>
      </table:table>
      <text:p text:style-name="P374"/>
      <text:p text:style-name="P374"/>
      <text:list xml:id="list2617026367" text:style-name="L77">
        <text:list-item>
          <text:list>
            <text:list-item>
              <text:p text:style-name="P1986">ارتباط ها :‌</text:p>
              <text:list>
                <text:list-item>
                  <text:p text:style-name="P1986">portfolios : </text:p>
                  <text:list>
                    <text:list-item>
                      <text:p text:style-name="P1987">نوع : <text:span text:style-name="T940">1 به n </text:span></text:p>
                    </text:list-item>
                    <text:list-item>
                      <text:p text:style-name="P1988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41514974577196" text:continue-numbering="true" text:style-name="L77">
        <text:list-item>
          <text:list>
            <text:list-item>
              <text:list>
                <text:list-item>
                  <text:p text:style-name="P1986">technologies : </text:p>
                  <text:list>
                    <text:list-item>
                      <text:p text:style-name="P1989">نوع : <text:span text:style-name="T944">1 به n </text:span></text:p>
                    </text:list-item>
                    <text:list-item>
                      <text:p text:style-name="P1989">توضیحات : <text:span text:style-name="T944">هر یک </text:span><text:span text:style-name="T945">technology دارای چندین رکورد در جدول </text:span></text:p>
                      <text:p text:style-name="P1990"><text:span text:style-name="T942">portfolio_technology </text:span><text:span text:style-name="T946">است و هر یک رکورد از جدول </text:span></text:p>
                      <text:p text:style-name="P1990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41514883720640" text:continue-numbering="true" text:style-name="L77">
        <text:list-item>
          <text:p text:style-name="P2349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0"/>
      <text:list xml:id="list141514724605108" text:continue-numbering="true" text:style-name="L77">
        <text:list-item>
          <text:list>
            <text:list-item>
              <text:p text:style-name="P1991">ستون ها :‌</text:p>
            </text:list-item>
          </text:list>
        </text:list-item>
      </text:list>
      <text:p text:style-name="P201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026370673200">
          <table:table-cell table:style-name="Table50.A1" office:value-type="string">
            <text:p text:style-name="P471">Name</text:p>
          </table:table-cell>
          <table:table-cell table:style-name="Table50.A1" office:value-type="string">
            <text:p text:style-name="P471">Data Type</text:p>
          </table:table-cell>
          <table:table-cell table:style-name="Table50.A1" office:value-type="string">
            <text:p text:style-name="P471">Attributes</text:p>
          </table:table-cell>
          <table:table-cell table:style-name="Table50.D1" office:value-type="string">
            <text:p text:style-name="P471">Comment</text:p>
          </table:table-cell>
        </table:table-row>
        <table:table-row table:style-name="TableLine94026370786048">
          <table:table-cell table:style-name="Table50.A2" office:value-type="string">
            <text:p text:style-name="P1060">id</text:p>
          </table:table-cell>
          <table:table-cell table:style-name="Table50.A2" office:value-type="string">
            <text:p text:style-name="P1060">Big int</text:p>
          </table:table-cell>
          <table:table-cell table:style-name="Table50.A2" office:value-type="string">
            <text:p text:style-name="P1060">Unsigned , not null , index ,</text:p>
            <text:p text:style-name="P1060">unique , primary key , </text:p>
            <text:p text:style-name="P1060">auto increment</text:p>
          </table:table-cell>
          <table:table-cell table:style-name="Table50.D2" office:value-type="string">
            <text:p text:style-name="P416"/>
          </table:table-cell>
        </table:table-row>
        <table:table-row table:style-name="TableLine94026370788480">
          <table:table-cell table:style-name="Table50.A2" office:value-type="string">
            <text:p text:style-name="P1298">active</text:p>
          </table:table-cell>
          <table:table-cell table:style-name="Table50.A2" office:value-type="string">
            <text:p text:style-name="P1128">boolean</text:p>
          </table:table-cell>
          <table:table-cell table:style-name="Table50.A2" office:value-type="string">
            <text:p text:style-name="P1061">Not null , <text:span text:style-name="T956">defualt 1</text:span></text:p>
          </table:table-cell>
          <table:table-cell table:style-name="Table50.D2" office:value-type="string">
            <text:p text:style-name="P416"/>
          </table:table-cell>
        </table:table-row>
        <table:table-row table:style-name="TableLine94026370789392">
          <table:table-cell table:style-name="Table50.A2" office:value-type="string">
            <text:p text:style-name="P1060">sort</text:p>
          </table:table-cell>
          <table:table-cell table:style-name="Table50.A2" office:value-type="string">
            <text:p text:style-name="P1060">Tiny int</text:p>
          </table:table-cell>
          <table:table-cell table:style-name="Table50.A2" office:value-type="string">
            <text:p text:style-name="P1062">Nullable , unsigned </text:p>
          </table:table-cell>
          <table:table-cell table:style-name="Table50.D2" office:value-type="string">
            <text:p text:style-name="P416"/>
          </table:table-cell>
        </table:table-row>
        <table:table-row table:style-name="TableLine94026370790352">
          <table:table-cell table:style-name="Table50.A2" office:value-type="string">
            <text:p text:style-name="P1060">portfolio_id</text:p>
          </table:table-cell>
          <table:table-cell table:style-name="Table50.A2" office:value-type="string">
            <text:p text:style-name="P1060">Big int</text:p>
          </table:table-cell>
          <table:table-cell table:style-name="Table50.A2" office:value-type="string">
            <text:p text:style-name="P1063">Unsigned , not null , </text:p>
            <text:p text:style-name="P1063">foreign key → portfolios(id) ,</text:p>
            <text:p text:style-name="P1063"/>
            <text:p text:style-name="P1064">On Delete → (cascade) ,</text:p>
            <text:p text:style-name="P1064">On <text:span text:style-name="T957">Update</text:span> → (cascade) ,</text:p>
          </table:table-cell>
          <table:table-cell table:style-name="Table50.D2" office:value-type="string">
            <text:p text:style-name="P416"/>
          </table:table-cell>
        </table:table-row>
      </table:table>
      <text:p text:style-name="P375"/>
      <text:list xml:id="list1023003221" text:style-name="L78">
        <text:list-item>
          <text:list>
            <text:list-item>
              <text:p text:style-name="P1992">ارتباطات : </text:p>
              <text:list>
                <text:list-item>
                  <text:p text:style-name="P1992">portfolios : </text:p>
                  <text:list>
                    <text:list-item>
                      <text:p text:style-name="P1993">نوع : <text:span text:style-name="T958">1 به N</text:span></text:p>
                    </text:list-item>
                    <text:list-item>
                      <text:p text:style-name="P1993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41514963690657" text:continue-numbering="true" text:style-name="L78">
        <text:list-item>
          <text:list>
            <text:list-item>
              <text:list>
                <text:list-item>
                  <text:p text:style-name="P1992">portfolio_challenge_translations : </text:p>
                  <text:list>
                    <text:list-item>
                      <text:p text:style-name="P1994">نوع :‌ 1 به n </text:p>
                    </text:list-item>
                    <text:list-item>
                      <text:p text:style-name="P1994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41513380821414" text:continue-numbering="true" text:style-name="L78">
        <text:list-item>
          <text:p text:style-name="P2350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4"/>
      <text:list xml:id="list141514302082811" text:continue-numbering="true" text:style-name="L78">
        <text:list-item>
          <text:list>
            <text:list-item>
              <text:p text:style-name="P1996">ستون ها :‌</text:p>
            </text:list-item>
          </text:list>
        </text:list-item>
      </text:list>
      <text:p text:style-name="P20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026370823632">
          <table:table-cell table:style-name="Table51.A1" office:value-type="string">
            <text:p text:style-name="P471">Name</text:p>
          </table:table-cell>
          <table:table-cell table:style-name="Table51.A1" office:value-type="string">
            <text:p text:style-name="P471">Data Type</text:p>
          </table:table-cell>
          <table:table-cell table:style-name="Table51.A1" office:value-type="string">
            <text:p text:style-name="P471">Attributes</text:p>
          </table:table-cell>
          <table:table-cell table:style-name="Table51.D1" office:value-type="string">
            <text:p text:style-name="P471">Comment</text:p>
          </table:table-cell>
        </table:table-row>
        <table:table-row table:style-name="TableLine94026370857184">
          <table:table-cell table:style-name="Table51.A2" office:value-type="string">
            <text:p text:style-name="P1065">id</text:p>
          </table:table-cell>
          <table:table-cell table:style-name="Table51.A2" office:value-type="string">
            <text:p text:style-name="P1065">Big int</text:p>
          </table:table-cell>
          <table:table-cell table:style-name="Table51.A2" office:value-type="string">
            <text:p text:style-name="P1060">Unsigned , not null , index ,</text:p>
            <text:p text:style-name="P1060">unique , primary key , </text:p>
            <text:p text:style-name="P1060">auto increment</text:p>
          </table:table-cell>
          <table:table-cell table:style-name="Table51.D2" office:value-type="string">
            <text:p text:style-name="P416"/>
          </table:table-cell>
        </table:table-row>
        <table:table-row table:style-name="TableLine94026370859472">
          <table:table-cell table:style-name="Table51.A2" office:value-type="string">
            <text:p text:style-name="P1065">content</text:p>
          </table:table-cell>
          <table:table-cell table:style-name="Table51.A2" office:value-type="string">
            <text:p text:style-name="P1066">varchar(<text:span text:style-name="T962">4000</text:span>)</text:p>
          </table:table-cell>
          <table:table-cell table:style-name="Table51.A2" office:value-type="string">
            <text:p text:style-name="P1067">Not null</text:p>
          </table:table-cell>
          <table:table-cell table:style-name="Table51.D2" office:value-type="string">
            <text:p text:style-name="P416"/>
          </table:table-cell>
        </table:table-row>
        <table:table-row table:style-name="TableLine94026370860384">
          <table:table-cell table:style-name="Table51.A2" office:value-type="string">
            <text:p text:style-name="P1065">Portfolio</text:p>
            <text:p text:style-name="P1065">_challenge</text:p>
            <text:p text:style-name="P1065">_id</text:p>
          </table:table-cell>
          <table:table-cell table:style-name="Table51.A2" office:value-type="string">
            <text:p text:style-name="P1066">Big int</text:p>
          </table:table-cell>
          <table:table-cell table:style-name="Table51.A2" office:value-type="string">
            <text:p text:style-name="P1067">Not null , unsigned , </text:p>
            <text:p text:style-name="P1067">foreign key → portfolio_challenges_id(id)</text:p>
            <text:p text:style-name="P1067"/>
            <text:p text:style-name="P1067">On Delete → (cascade) , </text:p>
            <text:p text:style-name="P1067">On Update → (cascade) , </text:p>
          </table:table-cell>
          <table:table-cell table:style-name="Table51.D2" office:value-type="string">
            <text:p text:style-name="P416"/>
          </table:table-cell>
        </table:table-row>
        <table:table-row table:style-name="TableLine94026370861344">
          <table:table-cell table:style-name="Table51.A2" office:value-type="string">
            <text:p text:style-name="P1065">language_id</text:p>
          </table:table-cell>
          <table:table-cell table:style-name="Table51.A2" office:value-type="string">
            <text:p text:style-name="P1066">Big int</text:p>
          </table:table-cell>
          <table:table-cell table:style-name="Table51.A2" office:value-type="string">
            <text:p text:style-name="P901">Not null , <text:span text:style-name="T787">unsigned ,</text:span> </text:p>
            <text:p text:style-name="P901">foreign key → languages(id)</text:p>
            <text:p text:style-name="P901"/>
            <text:p text:style-name="P891">On Delete → (cascade) ,</text:p>
            <text:p text:style-name="P891">On Update → (cascade) ,</text:p>
          </table:table-cell>
          <table:table-cell table:style-name="Table51.D2" office:value-type="string">
            <text:p text:style-name="P416"/>
          </table:table-cell>
        </table:table-row>
      </table:table>
      <text:p text:style-name="P376"/>
      <text:list xml:id="list1507908549" text:style-name="L79">
        <text:list-item>
          <text:list>
            <text:list-item>
              <text:p text:style-name="P1997">ارتباط ها :‌</text:p>
              <text:list>
                <text:list-item>
                  <text:p text:style-name="P1997">portfolio_challenges : </text:p>
                  <text:list>
                    <text:list-item>
                      <text:p text:style-name="P1995">نوع :‌ 1 به n </text:p>
                    </text:list-item>
                    <text:list-item>
                      <text:p text:style-name="P1995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41514369302463" text:continue-numbering="true" text:style-name="L79">
        <text:list-item>
          <text:list>
            <text:list-item>
              <text:list>
                <text:list-item>
                  <text:p text:style-name="P1997">languages : </text:p>
                  <text:list>
                    <text:list-item>
                      <text:p text:style-name="P1998">نوع : 1 به n </text:p>
                    </text:list-item>
                    <text:list-item>
                      <text:p text:style-name="P1998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p text:style-name="P209"/>
      <text:list xml:id="list141513864789376" text:continue-numbering="true" text:style-name="L79">
        <text:list-item>
          <text:p text:style-name="P2351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0"/>
      <text:list xml:id="list141514108588244" text:continue-numbering="true" text:style-name="L79">
        <text:list-item>
          <text:list>
            <text:list-item>
              <text:p text:style-name="P1999">ستون ها :‌</text:p>
            </text:list-item>
          </text:list>
        </text:list-item>
      </text:list>
      <text:p text:style-name="P21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026370884992">
          <table:table-cell table:style-name="Table52.A1" office:value-type="string">
            <text:p text:style-name="P471">Name</text:p>
          </table:table-cell>
          <table:table-cell table:style-name="Table52.A1" office:value-type="string">
            <text:p text:style-name="P471">Data Type</text:p>
          </table:table-cell>
          <table:table-cell table:style-name="Table52.A1" office:value-type="string">
            <text:p text:style-name="P471">Attributes</text:p>
          </table:table-cell>
          <table:table-cell table:style-name="Table52.D1" office:value-type="string">
            <text:p text:style-name="P471">Comment</text:p>
          </table:table-cell>
        </table:table-row>
        <table:table-row table:style-name="TableLine94026370933952">
          <table:table-cell table:style-name="Table52.A2" office:value-type="string">
            <text:p text:style-name="P1074">id</text:p>
          </table:table-cell>
          <table:table-cell table:style-name="Table52.A2" office:value-type="string">
            <text:p text:style-name="P1075">Big int</text:p>
          </table:table-cell>
          <table:table-cell table:style-name="Table52.A2" office:value-type="string">
            <text:p text:style-name="P1078">Not null , unsigned , unique ,</text:p>
            <text:p text:style-name="P1078">primary key , auto increment ,</text:p>
            <text:p text:style-name="P1078">index </text:p>
          </table:table-cell>
          <table:table-cell table:style-name="Table52.D2" office:value-type="string">
            <text:p text:style-name="P416"/>
          </table:table-cell>
        </table:table-row>
        <table:table-row table:style-name="TableLine94026370936256">
          <table:table-cell table:style-name="Table52.A2" office:value-type="string">
            <text:p text:style-name="P1074">sort</text:p>
          </table:table-cell>
          <table:table-cell table:style-name="Table52.A2" office:value-type="string">
            <text:p text:style-name="P1076">Tiny int</text:p>
          </table:table-cell>
          <table:table-cell table:style-name="Table52.A2" office:value-type="string">
            <text:p text:style-name="P1076">Nullable , unsigned</text:p>
          </table:table-cell>
          <table:table-cell table:style-name="Table52.D2" office:value-type="string">
            <text:p text:style-name="P416"/>
          </table:table-cell>
        </table:table-row>
        <table:table-row table:style-name="TableLine94026370937168">
          <table:table-cell table:style-name="Table52.A2" office:value-type="string">
            <text:p text:style-name="P1299">active</text:p>
          </table:table-cell>
          <table:table-cell table:style-name="Table52.A2" office:value-type="string">
            <text:p text:style-name="P1129">boolean</text:p>
          </table:table-cell>
          <table:table-cell table:style-name="Table52.A2" office:value-type="string">
            <text:p text:style-name="P1081">Not null , default 1</text:p>
          </table:table-cell>
          <table:table-cell table:style-name="Table52.D2" office:value-type="string">
            <text:p text:style-name="P1080">این گروه در فیلتر ها نمایش داده شود یا خیر</text:p>
          </table:table-cell>
        </table:table-row>
        <table:table-row table:style-name="TableLine94026370938128">
          <table:table-cell table:style-name="Table52.A2" office:value-type="string">
            <text:p text:style-name="P1074">type</text:p>
          </table:table-cell>
          <table:table-cell table:style-name="Table52.A2" office:value-type="string">
            <text:p text:style-name="P1077">Tiny int </text:p>
          </table:table-cell>
          <table:table-cell table:style-name="Table52.A2" office:value-type="string">
            <text:p text:style-name="P1077">Not null , unsigned</text:p>
          </table:table-cell>
          <table:table-cell table:style-name="Table52.D2" office:value-type="string">
            <text:p text:style-name="P1082">نوع هر یک از گروه :</text:p>
            <text:p text:style-name="P1082">checkbox , radio ,</text:p>
            <text:p text:style-name="P1082">color , </text:p>
          </table:table-cell>
        </table:table-row>
      </table:table>
      <text:p text:style-name="P377"/>
      <text:p text:style-name="P377"/>
      <text:list xml:id="list1728040889" text:style-name="L80">
        <text:list-item>
          <text:list>
            <text:list-item>
              <text:p text:style-name="P2000">ارتباط ها : </text:p>
              <text:list>
                <text:list-item>
                  <text:p text:style-name="P2001">dates : </text:p>
                  <text:list>
                    <text:list-item>
                      <text:p text:style-name="P2002">نوع : <text:span text:style-name="T986">1 به n </text:span></text:p>
                    </text:list-item>
                    <text:list-item>
                      <text:p text:style-name="P2002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41514959574534" text:continue-numbering="true" text:style-name="L80">
        <text:list-item>
          <text:list>
            <text:list-item>
              <text:list>
                <text:list-item>
                  <text:p text:style-name="P2001">users : </text:p>
                  <text:list>
                    <text:list-item>
                      <text:p text:style-name="P2002">نوع : <text:span text:style-name="T990">1 به n</text:span></text:p>
                    </text:list-item>
                    <text:list-item>
                      <text:p text:style-name="P2002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41513624587280" text:continue-numbering="true" text:style-name="L80">
        <text:list-item>
          <text:list>
            <text:list-item>
              <text:list>
                <text:list-item>
                  <text:p text:style-name="P2001">iconables : </text:p>
                  <text:list>
                    <text:list-item>
                      <text:p text:style-name="P2002">نوع : <text:span text:style-name="T992">1 به 1</text:span></text:p>
                    </text:list-item>
                    <text:list-item>
                      <text:p text:style-name="P2002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p text:style-name="P215"/>
      <text:list xml:id="list141514669689972" text:continue-numbering="true" text:style-name="L80">
        <text:list-item>
          <text:list>
            <text:list-item>
              <text:list>
                <text:list-item>
                  <text:p text:style-name="P2004"><text:soft-page-break/>portfolio_attribute_items : </text:p>
                  <text:list>
                    <text:list-item>
                      <text:p text:style-name="P2002">نوع : <text:span text:style-name="T987">1 به n </text:span></text:p>
                    </text:list-item>
                    <text:list-item>
                      <text:p text:style-name="P2002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41514039312171" text:continue-numbering="true" text:style-name="L80">
        <text:list-item>
          <text:list>
            <text:list-item>
              <text:list>
                <text:list-item>
                  <text:p text:style-name="P2005">portfolio_attribute_translations : </text:p>
                </text:list-item>
              </text:list>
            </text:list-item>
          </text:list>
        </text:list-item>
      </text:list>
      <text:list xml:id="list89941849" text:style-name="L81">
        <text:list-item>
          <text:list>
            <text:list-item>
              <text:list>
                <text:list-item>
                  <text:list>
                    <text:list-item>
                      <text:p text:style-name="P2008">نوع :‌1 به n </text:p>
                    </text:list-item>
                    <text:list-item>
                      <text:p text:style-name="P2008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41513013845610" text:continue-list="list141514039312171" text:style-name="L80">
        <text:list-item>
          <text:p text:style-name="P2352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2"/>
      <text:list xml:id="list141513323111605" text:continue-numbering="true" text:style-name="L80">
        <text:list-item>
          <text:list>
            <text:list-item>
              <text:p text:style-name="P2014">ستون ها : </text:p>
            </text:list-item>
          </text:list>
        </text:list-item>
      </text:list>
      <text:p text:style-name="P21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026370957344">
          <table:table-cell table:style-name="Table53.A1" office:value-type="string">
            <text:p text:style-name="P471">Name</text:p>
          </table:table-cell>
          <table:table-cell table:style-name="Table53.A1" office:value-type="string">
            <text:p text:style-name="P471">Data Type</text:p>
          </table:table-cell>
          <table:table-cell table:style-name="Table53.A1" office:value-type="string">
            <text:p text:style-name="P471">Attributes</text:p>
          </table:table-cell>
          <table:table-cell table:style-name="Table53.D1" office:value-type="string">
            <text:p text:style-name="P471">Comment</text:p>
          </table:table-cell>
        </table:table-row>
        <table:table-row table:style-name="TableLine94026371025904">
          <table:table-cell table:style-name="Table53.A2" office:value-type="string">
            <text:p text:style-name="P1083">id</text:p>
          </table:table-cell>
          <table:table-cell table:style-name="Table53.A2" office:value-type="string">
            <text:p text:style-name="P1083">Big int</text:p>
          </table:table-cell>
          <table:table-cell table:style-name="Table53.A2" office:value-type="string">
            <text:p text:style-name="P1079">Not null , unsigned , unique ,</text:p>
            <text:p text:style-name="P1079">primary key , auto increment ,</text:p>
            <text:p text:style-name="P1079">index </text:p>
          </table:table-cell>
          <table:table-cell table:style-name="Table53.D2" office:value-type="string">
            <text:p text:style-name="P416"/>
          </table:table-cell>
        </table:table-row>
        <table:table-row table:style-name="TableLine94026371028464">
          <table:table-cell table:style-name="Table53.A2" office:value-type="string">
            <text:p text:style-name="P1083">sort</text:p>
          </table:table-cell>
          <table:table-cell table:style-name="Table53.A2" office:value-type="string">
            <text:p text:style-name="P1083">Tiny int</text:p>
          </table:table-cell>
          <table:table-cell table:style-name="Table53.A2" office:value-type="string">
            <text:p text:style-name="P1085">Nullable , unsigned</text:p>
          </table:table-cell>
          <table:table-cell table:style-name="Table53.D2" office:value-type="string">
            <text:p text:style-name="P416"/>
          </table:table-cell>
        </table:table-row>
        <table:table-row table:style-name="TableLine94026371029376">
          <table:table-cell table:style-name="Table53.A2" office:value-type="string">
            <text:p text:style-name="P1083">portfolio_attribute_group_id</text:p>
          </table:table-cell>
          <table:table-cell table:style-name="Table53.A2" office:value-type="string">
            <text:p text:style-name="P1084">Big int</text:p>
          </table:table-cell>
          <table:table-cell table:style-name="Table53.A2" office:value-type="string">
            <text:p text:style-name="P1086">Not null , unsigned , </text:p>
            <text:p text:style-name="P1086">foreign key → portfolio_attribute_groups(id)</text:p>
            <text:p text:style-name="P1086"/>
            <text:p text:style-name="P1087">On Delete → (cascade) ,</text:p>
            <text:p text:style-name="P1087">On Update → (cascade) ,</text:p>
          </table:table-cell>
          <table:table-cell table:style-name="Table53.D2" office:value-type="string">
            <text:p text:style-name="P416"/>
          </table:table-cell>
        </table:table-row>
      </table:table>
      <text:p text:style-name="P378"/>
      <text:list xml:id="list141513020813240" text:continue-list="list89941849" text:style-name="L81">
        <text:list-item>
          <text:list>
            <text:list-item>
              <text:p text:style-name="P2015">ارتباط ها : </text:p>
              <text:list>
                <text:list-item>
                  <text:p text:style-name="P2016">portfolio_attribute_grou<text:span text:style-name="T985">ps : </text:span><text:span text:style-name="T989"><text:s/></text:span></text:p>
                  <text:list>
                    <text:list-item>
                      <text:p text:style-name="P2003">نوع : <text:span text:style-name="T987">1 به n </text:span></text:p>
                    </text:list-item>
                    <text:list-item>
                      <text:p text:style-name="P2003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41514498850669" text:continue-numbering="true" text:style-name="L81">
        <text:list-item>
          <text:list>
            <text:list-item>
              <text:list>
                <text:list-item>
                  <text:p text:style-name="P2017">iconables : </text:p>
                </text:list-item>
                <text:list-item>
                  <text:p text:style-name="P2018">نوع :‌<text:span text:style-name="T996">1 به 1</text:span></text:p>
                </text:list-item>
                <text:list-item>
                  <text:p text:style-name="P2018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4"/>
      <text:list xml:id="list141513398867567" text:continue-numbering="true" text:style-name="L81">
        <text:list-item>
          <text:list>
            <text:list-item>
              <text:list>
                <text:list-item>
                  <text:p text:style-name="P2019">dates : </text:p>
                  <text:list>
                    <text:list-item>
                      <text:p text:style-name="P2020">نوع :‌<text:span text:style-name="T993">1 به n </text:span></text:p>
                    </text:list-item>
                    <text:list-item>
                      <text:p text:style-name="P2020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41514789114166" text:continue-numbering="true" text:style-name="L81">
        <text:list-item>
          <text:list>
            <text:list-item>
              <text:list>
                <text:list-item>
                  <text:p text:style-name="P2019">users : </text:p>
                  <text:list>
                    <text:list-item>
                      <text:p text:style-name="P2021">نوع :‌<text:span text:style-name="T993">1 به n </text:span></text:p>
                    </text:list-item>
                    <text:list-item>
                      <text:p text:style-name="P2020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41514018369530" text:continue-numbering="true" text:style-name="L81">
        <text:list-item>
          <text:list>
            <text:list-item>
              <text:list>
                <text:list-item>
                  <text:p text:style-name="P2353">portfolio_attribute_translations : </text:p>
                  <text:list>
                    <text:list-item>
                      <text:p text:style-name="P2006">نوع :‌ <text:span text:style-name="T999">1 به n </text:span></text:p>
                    </text:list-item>
                    <text:list-item>
                      <text:p text:style-name="P2006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41513594693823" text:continue-numbering="true" text:style-name="L81">
        <text:list-item>
          <text:list>
            <text:list-item>
              <text:list>
                <text:list-item>
                  <text:p text:style-name="P1977">portfolios : </text:p>
                  <text:list>
                    <text:list-item>
                      <text:p text:style-name="P1977">نوع :‌ <text:s/>n به n </text:p>
                    </text:list-item>
                    <text:list-item>
                      <text:p text:style-name="P1979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4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8"/>
      <text:list xml:id="list141513966832575" text:continue-numbering="true" text:style-name="L81">
        <text:list-item>
          <text:list>
            <text:list-item>
              <text:p text:style-name="P2022">ستون ها : </text:p>
            </text:list-item>
          </text:list>
        </text:list-item>
      </text:list>
      <text:p text:style-name="P219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026371059968">
          <table:table-cell table:style-name="Table54.A1" office:value-type="string">
            <text:p text:style-name="P471">Name</text:p>
          </table:table-cell>
          <table:table-cell table:style-name="Table54.A1" office:value-type="string">
            <text:p text:style-name="P471">Data Type</text:p>
          </table:table-cell>
          <table:table-cell table:style-name="Table54.A1" office:value-type="string">
            <text:p text:style-name="P471">Attributes</text:p>
          </table:table-cell>
          <table:table-cell table:style-name="Table54.D1" office:value-type="string">
            <text:p text:style-name="P471">Comment</text:p>
          </table:table-cell>
        </table:table-row>
        <table:table-row table:style-name="TableLine94026371116864">
          <table:table-cell table:style-name="Table54.A2" office:value-type="string">
            <text:p text:style-name="P1088">id</text:p>
          </table:table-cell>
          <table:table-cell table:style-name="Table54.A2" office:value-type="string">
            <text:p text:style-name="P1088">Big int</text:p>
          </table:table-cell>
          <table:table-cell table:style-name="Table54.A2" office:value-type="string">
            <text:p text:style-name="P1088">Unsigned , not null , index , unique , primary key , </text:p>
            <text:p text:style-name="P1088">auto increment</text:p>
          </table:table-cell>
          <table:table-cell table:style-name="Table54.D2" office:value-type="string">
            <text:p text:style-name="P416"/>
          </table:table-cell>
        </table:table-row>
        <table:table-row table:style-name="TableLine94026371118944">
          <table:table-cell table:style-name="Table54.A2" office:value-type="string">
            <text:p text:style-name="P1088">object_class</text:p>
          </table:table-cell>
          <table:table-cell table:style-name="Table54.A2" office:value-type="string">
            <text:p text:style-name="P1088">varchar(255)</text:p>
          </table:table-cell>
          <table:table-cell table:style-name="Table54.A2" office:value-type="string">
            <text:p text:style-name="P1093">Not null ,</text:p>
          </table:table-cell>
          <table:table-cell table:style-name="Table54.D2" office:value-type="string">
            <text:p text:style-name="P416"/>
          </table:table-cell>
        </table:table-row>
        <table:table-row table:style-name="TableLine94026371119856">
          <table:table-cell table:style-name="Table54.A2" office:value-type="string">
            <text:p text:style-name="P1088">name</text:p>
          </table:table-cell>
          <table:table-cell table:style-name="Table54.A2" office:value-type="string">
            <text:p text:style-name="P1088">varchar(30)</text:p>
          </table:table-cell>
          <table:table-cell table:style-name="Table54.A2" office:value-type="string">
            <text:p text:style-name="P1093">Not null ,</text:p>
          </table:table-cell>
          <table:table-cell table:style-name="Table54.D2" office:value-type="string">
            <text:p text:style-name="P416"/>
          </table:table-cell>
        </table:table-row>
        <table:table-row table:style-name="TableLine94026371120816">
          <table:table-cell table:style-name="Table54.A2" office:value-type="string">
            <text:p text:style-name="P1088">object_id</text:p>
          </table:table-cell>
          <table:table-cell table:style-name="Table54.A2" office:value-type="string">
            <text:p text:style-name="P1092">Big int</text:p>
          </table:table-cell>
          <table:table-cell table:style-name="Table54.A2" office:value-type="string">
            <text:p text:style-name="P1092">Unsigned , not null </text:p>
          </table:table-cell>
          <table:table-cell table:style-name="Table54.D2" office:value-type="string">
            <text:p text:style-name="P416"/>
          </table:table-cell>
        </table:table-row>
        <table:table-row table:style-name="TableLine94026371122240">
          <table:table-cell table:style-name="Table54.A2" office:value-type="string">
            <text:p text:style-name="P1088">language_id</text:p>
          </table:table-cell>
          <table:table-cell table:style-name="Table54.A2" office:value-type="string">
            <text:p text:style-name="P1092">Big int</text:p>
          </table:table-cell>
          <table:table-cell table:style-name="Table54.A2" office:value-type="string">
            <text:p text:style-name="P902">Not null , <text:span text:style-name="T787">unsigned ,</text:span> </text:p>
            <text:p text:style-name="P902">foreign key → languages(id)</text:p>
            <text:p text:style-name="P902"/>
            <text:p text:style-name="P892">On Delete → (cascade) ,</text:p>
            <text:p text:style-name="P892">On Update → (cascade) ,</text:p>
          </table:table-cell>
          <table:table-cell table:style-name="Table54.D2" office:value-type="string">
            <text:p text:style-name="P416"/>
          </table:table-cell>
        </table:table-row>
      </table:table>
      <text:p text:style-name="P379"/>
      <text:p text:style-name="P64">این جدول بین دو موجودیت portfolio_attribute_groups و portfolio_attribute_items به اشتراک گذاشته میشود !!!</text:p>
      <text:p text:style-name="P64"/>
      <text:list xml:id="list114671715" text:style-name="L82">
        <text:list-item>
          <text:list>
            <text:list-item>
              <text:p text:style-name="P2010">ارتباط ها :‌</text:p>
              <text:list>
                <text:list-item>
                  <text:p text:style-name="P2011">portfolio_attribute_groups : </text:p>
                  <text:list>
                    <text:list-item>
                      <text:p text:style-name="P2009">نوع :‌1 به n </text:p>
                    </text:list-item>
                    <text:list-item>
                      <text:p text:style-name="P2009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41514694547835" text:continue-numbering="true" text:style-name="L82">
        <text:list-item>
          <text:list>
            <text:list-item>
              <text:list>
                <text:list-item>
                  <text:p text:style-name="P2011">portfolio_attribute_items : </text:p>
                  <text:list>
                    <text:list-item>
                      <text:p text:style-name="P2007">نوع :‌ <text:span text:style-name="T999">1 به n </text:span></text:p>
                    </text:list-item>
                    <text:list-item>
                      <text:p text:style-name="P2012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41514612793602" text:continue-numbering="true" text:style-name="L82">
        <text:list-item>
          <text:list>
            <text:list-item>
              <text:list>
                <text:list-item>
                  <text:p text:style-name="P2011">languages : </text:p>
                  <text:list>
                    <text:list-item>
                      <text:p text:style-name="P2013">نوع <text:s/>: <text:span text:style-name="T1000">1 به n </text:span></text:p>
                    </text:list-item>
                    <text:list-item>
                      <text:p text:style-name="P2013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41514063023147" text:continue-numbering="true" text:style-name="L82">
        <text:list-item>
          <text:p text:style-name="P2320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41513085351635" text:continue-numbering="true" text:style-name="L82">
        <text:list-item>
          <text:list>
            <text:list-item>
              <text:p text:style-name="P2023">ستون ها : </text:p>
            </text:list-item>
          </text:list>
        </text:list-item>
      </text:list>
      <text:p text:style-name="P22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026371165200">
          <table:table-cell table:style-name="Table55.A1" office:value-type="string">
            <text:p text:style-name="P471">Name</text:p>
          </table:table-cell>
          <table:table-cell table:style-name="Table55.A1" office:value-type="string">
            <text:p text:style-name="P471">Data Type</text:p>
          </table:table-cell>
          <table:table-cell table:style-name="Table55.A1" office:value-type="string">
            <text:p text:style-name="P471">Attributes</text:p>
          </table:table-cell>
          <table:table-cell table:style-name="Table55.D1" office:value-type="string">
            <text:p text:style-name="P471">Comment</text:p>
          </table:table-cell>
        </table:table-row>
        <table:table-row table:style-name="TableLine94026371197184">
          <table:table-cell table:style-name="Table55.A2" office:value-type="string">
            <text:p text:style-name="P1094">id</text:p>
          </table:table-cell>
          <table:table-cell table:style-name="Table55.A2" office:value-type="string">
            <text:p text:style-name="P1097">Big int</text:p>
          </table:table-cell>
          <table:table-cell table:style-name="Table55.A2" office:value-type="string">
            <text:p text:style-name="P1089">Unsigned , not null , index , unique , primary key , </text:p>
            <text:p text:style-name="P1089">auto increment</text:p>
          </table:table-cell>
          <table:table-cell table:style-name="Table55.D2" office:value-type="string">
            <text:p text:style-name="P416"/>
          </table:table-cell>
        </table:table-row>
        <table:table-row table:style-name="TableLine94026371199200">
          <table:table-cell table:style-name="Table55.A2" office:value-type="string">
            <text:p text:style-name="P1096">sort</text:p>
          </table:table-cell>
          <table:table-cell table:style-name="Table55.A2" office:value-type="string">
            <text:p text:style-name="P1097">Tiny int</text:p>
          </table:table-cell>
          <table:table-cell table:style-name="Table55.A2" office:value-type="string">
            <text:p text:style-name="P1098">Nullable , unsigned </text:p>
          </table:table-cell>
          <table:table-cell table:style-name="Table55.D2" office:value-type="string">
            <text:p text:style-name="P416"/>
          </table:table-cell>
        </table:table-row>
        <table:table-row table:style-name="TableLine94026371200112">
          <table:table-cell table:style-name="Table55.A2" office:value-type="string">
            <text:p text:style-name="P1095">portfolio_id</text:p>
          </table:table-cell>
          <table:table-cell table:style-name="Table55.A2" office:value-type="string">
            <text:p text:style-name="P1097">Big int</text:p>
          </table:table-cell>
          <table:table-cell table:style-name="Table55.A2" office:value-type="string">
            <text:p text:style-name="P1099">Not null , unsigned ,</text:p>
            <text:p text:style-name="P1099">foreign key → portfolios(id)</text:p>
            <text:p text:style-name="P1099"/>
            <text:p text:style-name="P1101">On Delete → (cascade) ,</text:p>
            <text:p text:style-name="P1101">On Update → (cascade) ,</text:p>
          </table:table-cell>
          <table:table-cell table:style-name="Table55.D2" office:value-type="string">
            <text:p text:style-name="P416"/>
          </table:table-cell>
        </table:table-row>
        <table:table-row table:style-name="TableLine94026371201072">
          <table:table-cell table:style-name="Table55.A2" office:value-type="string">
            <text:p text:style-name="P1095">Portfolio_</text:p>
            <text:p text:style-name="P1095">attribute_</text:p>
            <text:p text:style-name="P1095">item_id</text:p>
          </table:table-cell>
          <table:table-cell table:style-name="Table55.A2" office:value-type="string">
            <text:p text:style-name="P1097">Big int</text:p>
          </table:table-cell>
          <table:table-cell table:style-name="Table55.A2" office:value-type="string">
            <text:p text:style-name="P1100">Not null , unsigned ,</text:p>
            <text:p text:style-name="P450"><text:span text:style-name="T1010">foreign key → </text:span><text:span text:style-name="T1011">portfolio_attribute_items</text:span><text:span text:style-name="T1010">(id)</text:span></text:p>
            <text:p text:style-name="P1100"/>
            <text:p text:style-name="P1102">On Delete → (cascade) ,</text:p>
            <text:p text:style-name="P1102">On Update → (cascade) ,</text:p>
          </table:table-cell>
          <table:table-cell table:style-name="Table55.D2" office:value-type="string">
            <text:p text:style-name="P416"/>
          </table:table-cell>
        </table:table-row>
      </table:table>
      <text:p text:style-name="P380"/>
      <text:p text:style-name="P380"/>
      <text:list xml:id="list3004242616" text:style-name="L83">
        <text:list-item>
          <text:list>
            <text:list-item>
              <text:p text:style-name="P2024">ارتباط ها :‌</text:p>
              <text:list>
                <text:list-item>
                  <text:p text:style-name="P2025">portfolios : </text:p>
                  <text:list>
                    <text:list-item>
                      <text:p text:style-name="P2026">نوع : <text:span text:style-name="T1012">1 به n </text:span></text:p>
                    </text:list-item>
                    <text:list-item>
                      <text:p text:style-name="P2026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41514890784619" text:continue-numbering="true" text:style-name="L83">
        <text:list-item>
          <text:list>
            <text:list-item>
              <text:list>
                <text:list-item>
                  <text:p text:style-name="P2025">portfolio_attribute_items : </text:p>
                  <text:list>
                    <text:list-item>
                      <text:p text:style-name="P2026">نوع : <text:span text:style-name="T1014">1 به n </text:span></text:p>
                    </text:list-item>
                    <text:list-item>
                      <text:p text:style-name="P2026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41514562084715" text:continue-numbering="true" text:style-name="L83">
        <text:list-item>
          <text:p text:style-name="P2355">todo_items : در این جدول todo ها را که در داشبورد ادمین است را ذخیره میکنیم !!!</text:p>
          <text:list>
            <text:list-item>
              <text:p text:style-name="P2027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026371238672">
          <table:table-cell table:style-name="Table74.A1" office:value-type="string">
            <text:p text:style-name="P471">Name</text:p>
          </table:table-cell>
          <table:table-cell table:style-name="Table74.A1" office:value-type="string">
            <text:p text:style-name="P471">Data Type</text:p>
          </table:table-cell>
          <table:table-cell table:style-name="Table74.A1" office:value-type="string">
            <text:p text:style-name="P471">Attributes</text:p>
          </table:table-cell>
          <table:table-cell table:style-name="Table74.D1" office:value-type="string">
            <text:p text:style-name="P471">Comment</text:p>
          </table:table-cell>
        </table:table-row>
        <table:table-row table:style-name="TableLine94026371263648">
          <table:table-cell table:style-name="Table74.A2" office:value-type="string">
            <text:p text:style-name="P1264">id</text:p>
          </table:table-cell>
          <table:table-cell table:style-name="Table74.A2" office:value-type="string">
            <text:p text:style-name="P1265">Big int</text:p>
          </table:table-cell>
          <table:table-cell table:style-name="Table74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4.D2" office:value-type="string">
            <text:p text:style-name="P416"/>
          </table:table-cell>
        </table:table-row>
        <table:table-row table:style-name="TableLine94026371266208">
          <table:table-cell table:style-name="Table74.A2" office:value-type="string">
            <text:p text:style-name="P1264">title</text:p>
          </table:table-cell>
          <table:table-cell table:style-name="Table74.A2" office:value-type="string">
            <text:p text:style-name="P1266">varchar(<text:span text:style-name="T1195">255</text:span>)</text:p>
          </table:table-cell>
          <table:table-cell table:style-name="Table74.A2" office:value-type="string">
            <text:p text:style-name="P1268">Not null</text:p>
          </table:table-cell>
          <table:table-cell table:style-name="Table74.D2" office:value-type="string">
            <text:p text:style-name="P416"/>
          </table:table-cell>
        </table:table-row>
        <table:table-row table:style-name="TableLine94026371267120">
          <table:table-cell table:style-name="Table74.A2" office:value-type="string">
            <text:p text:style-name="P1264">describe</text:p>
          </table:table-cell>
          <table:table-cell table:style-name="Table74.A2" office:value-type="string">
            <text:p text:style-name="P1267">text</text:p>
          </table:table-cell>
          <table:table-cell table:style-name="Table74.A2" office:value-type="string">
            <text:p text:style-name="P1268">nullable</text:p>
          </table:table-cell>
          <table:table-cell table:style-name="Table74.D2" office:value-type="string">
            <text:p text:style-name="P416"/>
          </table:table-cell>
        </table:table-row>
        <table:table-row table:style-name="TableLine94026371268080">
          <table:table-cell table:style-name="Table74.A2" office:value-type="string">
            <text:p text:style-name="P1264">done</text:p>
          </table:table-cell>
          <table:table-cell table:style-name="Table74.A2" office:value-type="string">
            <text:p text:style-name="P1266">boolean</text:p>
          </table:table-cell>
          <table:table-cell table:style-name="Table74.A2" office:value-type="string">
            <text:p text:style-name="P1268">Not null , default 0</text:p>
          </table:table-cell>
          <table:table-cell table:style-name="Table74.D2" office:value-type="string">
            <text:p text:style-name="P416"/>
          </table:table-cell>
        </table:table-row>
        <table:table-row table:style-name="TableLine94026371269264">
          <table:table-cell table:style-name="Table74.A2" office:value-type="string">
            <text:p text:style-name="P1264">sort</text:p>
          </table:table-cell>
          <table:table-cell table:style-name="Table74.A2" office:value-type="string">
            <text:p text:style-name="P1272">Tiny int</text:p>
          </table:table-cell>
          <table:table-cell table:style-name="Table74.A2" office:value-type="string">
            <text:p text:style-name="P1268">Nullable , <text:span text:style-name="T1198">unsigned</text:span></text:p>
          </table:table-cell>
          <table:table-cell table:style-name="Table74.D2" office:value-type="string">
            <text:p text:style-name="P416"/>
          </table:table-cell>
        </table:table-row>
      </table:table>
      <text:p text:style-name="P232"/>
      <text:list xml:id="list934832530" text:style-name="L84">
        <text:list-item>
          <text:list>
            <text:list-item>
              <text:p text:style-name="P2028">ارتباط ها :‌</text:p>
              <text:list>
                <text:list-item>
                  <text:p text:style-name="P2028">dates : </text:p>
                  <text:list>
                    <text:list-item>
                      <text:p text:style-name="P2029">نوع : <text:span text:style-name="T1199">1 به n </text:span></text:p>
                    </text:list-item>
                    <text:list-item>
                      <text:p text:style-name="P2029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41514265283714" text:continue-numbering="true" text:style-name="L84">
        <text:list-item>
          <text:list>
            <text:list-item>
              <text:list>
                <text:list-item>
                  <text:p text:style-name="P2028">users : </text:p>
                  <text:list>
                    <text:list-item>
                      <text:p text:style-name="P2030">نوع :‌<text:span text:style-name="T1201">1 به n </text:span></text:p>
                    </text:list-item>
                    <text:list-item>
                      <text:p text:style-name="P2031">توضیحات :‌ <text:span text:style-name="T1201">هر یک todo item <text:s/>متعلق به یک user است و هر یک user میتواند چندین todo item ایجاد کند</text:span></text:p>
                      <text:p text:style-name="P2032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41513115873392" text:continue-numbering="true" text:style-name="L84">
        <text:list-item>
          <text:list>
            <text:list-item>
              <text:list>
                <text:list-item>
                  <text:p text:style-name="P1551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33">نوع :‌<text:span text:style-name="T1207">m به n </text:span></text:p>
                    </text:list-item>
                    <text:list-item>
                      <text:p text:style-name="P2033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35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6">todo_labels : در این جدول label هایی که برای هر یک از todo ها ایجاد میشود ذخیره میکنیم !!! </text:p>
          <text:list>
            <text:list-item>
              <text:p text:style-name="P2037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026371328992">
          <table:table-cell table:style-name="Table75.A1" office:value-type="string">
            <text:p text:style-name="P471">Name</text:p>
          </table:table-cell>
          <table:table-cell table:style-name="Table75.A1" office:value-type="string">
            <text:p text:style-name="P471">Data Type</text:p>
          </table:table-cell>
          <table:table-cell table:style-name="Table75.A1" office:value-type="string">
            <text:p text:style-name="P471">Attributes</text:p>
          </table:table-cell>
          <table:table-cell table:style-name="Table75.D1" office:value-type="string">
            <text:p text:style-name="P471">Comment</text:p>
          </table:table-cell>
        </table:table-row>
        <table:table-row table:style-name="TableLine94026371345440">
          <table:table-cell table:style-name="Table75.A2" office:value-type="string">
            <text:p text:style-name="P1264">id</text:p>
          </table:table-cell>
          <table:table-cell table:style-name="Table75.A2" office:value-type="string">
            <text:p text:style-name="P1265">Big int</text:p>
          </table:table-cell>
          <table:table-cell table:style-name="Table75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5.D2" office:value-type="string">
            <text:p text:style-name="P416"/>
          </table:table-cell>
        </table:table-row>
        <table:table-row table:style-name="TableLine94026371348000">
          <table:table-cell table:style-name="Table75.A2" office:value-type="string">
            <text:p text:style-name="P1269">name</text:p>
          </table:table-cell>
          <table:table-cell table:style-name="Table75.A2" office:value-type="string">
            <text:p text:style-name="P1269">varchar(<text:span text:style-name="T1196">64</text:span>)</text:p>
          </table:table-cell>
          <table:table-cell table:style-name="Table75.A2" office:value-type="string">
            <text:p text:style-name="P1270">Not null </text:p>
          </table:table-cell>
          <table:table-cell table:style-name="Table75.D2" office:value-type="string">
            <text:p text:style-name="P416"/>
          </table:table-cell>
        </table:table-row>
        <table:table-row table:style-name="TableLine94026371348912">
          <table:table-cell table:style-name="Table75.A2" office:value-type="string">
            <text:p text:style-name="P1269">color</text:p>
          </table:table-cell>
          <table:table-cell table:style-name="Table75.A2" office:value-type="string">
            <text:p text:style-name="P1269">varchar(<text:span text:style-name="T1197">7</text:span>)</text:p>
          </table:table-cell>
          <table:table-cell table:style-name="Table75.A2" office:value-type="string">
            <text:p text:style-name="P1271">Nullable , default ‘#512DA8’</text:p>
          </table:table-cell>
          <table:table-cell table:style-name="Table75.D2" office:value-type="string">
            <text:p text:style-name="P416"/>
          </table:table-cell>
        </table:table-row>
      </table:table>
      <text:p text:style-name="P383"/>
      <text:list xml:id="list2771013971" text:style-name="L85">
        <text:list-item>
          <text:list>
            <text:list-item>
              <text:p text:style-name="P2038">رابطه ها :‌</text:p>
              <text:list>
                <text:list-item>
                  <text:p text:style-name="P2038">dates : </text:p>
                  <text:list>
                    <text:list-item>
                      <text:p text:style-name="P2039">نوع :‌<text:span text:style-name="T1202">1 به n </text:span></text:p>
                    </text:list-item>
                    <text:list-item>
                      <text:p text:style-name="P2039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1514593216523" text:continue-numbering="true" text:style-name="L85">
        <text:list-item>
          <text:list>
            <text:list-item>
              <text:list>
                <text:list-item>
                  <text:p text:style-name="P2038">users : </text:p>
                  <text:list>
                    <text:list-item>
                      <text:p text:style-name="P2039">نوع :‌<text:span text:style-name="T1204">1 به n </text:span></text:p>
                    </text:list-item>
                    <text:list-item>
                      <text:p text:style-name="P2039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1514347762773" text:continue-numbering="true" text:style-name="L85">
        <text:list-item>
          <text:list>
            <text:list-item>
              <text:list>
                <text:list-item>
                  <text:p text:style-name="P2038">iconables : </text:p>
                  <text:list>
                    <text:list-item>
                      <text:p text:style-name="P2039">نوع :‌<text:span text:style-name="T1205">1 به 1</text:span></text:p>
                    </text:list-item>
                    <text:list-item>
                      <text:p text:style-name="P2039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1514929587405" text:continue-numbering="true" text:style-name="L85">
        <text:list-item>
          <text:list>
            <text:list-item>
              <text:list>
                <text:list-item>
                  <text:p text:style-name="P2034">todo_items : </text:p>
                  <text:list>
                    <text:list-item>
                      <text:p text:style-name="P2034">نوع :‌<text:span text:style-name="T1207">m به n </text:span></text:p>
                    </text:list-item>
                    <text:list-item>
                      <text:p text:style-name="P2034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36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1513606955394" text:continue-numbering="true" text:style-name="L85">
        <text:list-item>
          <text:p text:style-name="P2357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40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026371381616">
          <table:table-cell table:style-name="Table76.A1" office:value-type="string">
            <text:p text:style-name="P471">Name</text:p>
          </table:table-cell>
          <table:table-cell table:style-name="Table76.A1" office:value-type="string">
            <text:p text:style-name="P471">Data Type</text:p>
          </table:table-cell>
          <table:table-cell table:style-name="Table76.A1" office:value-type="string">
            <text:p text:style-name="P471">Attributes</text:p>
          </table:table-cell>
          <table:table-cell table:style-name="Table76.D1" office:value-type="string">
            <text:p text:style-name="P471">Comment</text:p>
          </table:table-cell>
        </table:table-row>
        <table:table-row table:style-name="TableLine94026371430800">
          <table:table-cell table:style-name="Table76.A2" office:value-type="string">
            <text:p text:style-name="P1264">id</text:p>
          </table:table-cell>
          <table:table-cell table:style-name="Table76.A2" office:value-type="string">
            <text:p text:style-name="P1265">Big int</text:p>
          </table:table-cell>
          <table:table-cell table:style-name="Table76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6.D2" office:value-type="string">
            <text:p text:style-name="P416"/>
          </table:table-cell>
        </table:table-row>
        <table:table-row table:style-name="TableLine94026371433360">
          <table:table-cell table:style-name="Table76.A2" office:value-type="string">
            <text:p text:style-name="P1273">todo_item_id</text:p>
          </table:table-cell>
          <table:table-cell table:style-name="Table76.A2" office:value-type="string">
            <text:p text:style-name="P1273">Big int</text:p>
          </table:table-cell>
          <table:table-cell table:style-name="Table76.A2" office:value-type="string">
            <text:p text:style-name="P1275">Unsigned , <text:span text:style-name="T1212">not null </text:span><text:s/>,</text:p>
            <text:p text:style-name="P1276">foreign key → todo_items(id)</text:p>
            <text:p text:style-name="P1276"/>
            <text:p text:style-name="P1278">On Delete → (cascade) ,</text:p>
            <text:p text:style-name="P1278"><text:s/>On Update → (cascade) ,</text:p>
          </table:table-cell>
          <table:table-cell table:style-name="Table76.D2" office:value-type="string">
            <text:p text:style-name="P416"/>
          </table:table-cell>
        </table:table-row>
        <table:table-row table:style-name="TableLine94026371434272">
          <table:table-cell table:style-name="Table76.A2" office:value-type="string">
            <text:p text:style-name="P1273">todo_label_id</text:p>
          </table:table-cell>
          <table:table-cell table:style-name="Table76.A2" office:value-type="string">
            <text:p text:style-name="P1273">Big int</text:p>
          </table:table-cell>
          <table:table-cell table:style-name="Table76.A2" office:value-type="string">
            <text:p text:style-name="P1275">Unsigned , <text:span text:style-name="T1212">not null</text:span> ,</text:p>
            <text:p text:style-name="P1277">foreign key → todo_<text:span text:style-name="T1213">labels</text:span>(id)</text:p>
            <text:p text:style-name="P1277"/>
            <text:p text:style-name="P1279">On Delete → (cascade) ,</text:p>
            <text:p text:style-name="P1279"><text:s/>On Update → (cascade) ,</text:p>
          </table:table-cell>
          <table:table-cell table:style-name="Table76.D2" office:value-type="string">
            <text:p text:style-name="P416"/>
          </table:table-cell>
        </table:table-row>
        <table:table-row table:style-name="TableLine94026371435232">
          <table:table-cell table:style-name="Table76.A2" office:value-type="string">
            <text:p text:style-name="P1273">sort</text:p>
          </table:table-cell>
          <table:table-cell table:style-name="Table76.A2" office:value-type="string">
            <text:p text:style-name="P1274">Tiny int</text:p>
          </table:table-cell>
          <table:table-cell table:style-name="Table76.A2" office:value-type="string">
            <text:p text:style-name="P1275">Unsigned , <text:span text:style-name="T1214">nullable</text:span></text:p>
          </table:table-cell>
          <table:table-cell table:style-name="Table76.D2" office:value-type="string">
            <text:p text:style-name="P416"/>
          </table:table-cell>
        </table:table-row>
      </table:table>
      <text:p text:style-name="P237"/>
      <text:list xml:id="list10477678" text:style-name="L86">
        <text:list-item>
          <text:list>
            <text:list-item>
              <text:p text:style-name="P2041">رابطه ها :‌</text:p>
              <text:list>
                <text:list-item>
                  <text:p text:style-name="P2041">todo_labels : </text:p>
                  <text:list>
                    <text:list-item>
                      <text:p text:style-name="P2042">نوع : <text:span text:style-name="T1215">1 به n </text:span></text:p>
                    </text:list-item>
                    <text:list-item>
                      <text:p text:style-name="P2043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41514848733377" text:continue-numbering="true" text:style-name="L86">
        <text:list-item>
          <text:list>
            <text:list-item>
              <text:list>
                <text:list-item>
                  <text:p text:style-name="P2041">todo_items : </text:p>
                  <text:list>
                    <text:list-item>
                      <text:p text:style-name="P2042">نوع : <text:span text:style-name="T1216">1 به n </text:span></text:p>
                    </text:list-item>
                    <text:list-item>
                      <text:p text:style-name="P2044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41513681018237" text:continue-numbering="true" text:style-name="L86">
        <text:list-item>
          <text:p text:style-name="P2358">tags : در این جدول tag ها نگه داری میشود !!! </text:p>
        </text:list-item>
      </text:list>
      <text:p text:style-name="P240"/>
      <text:list xml:id="list141514864022686" text:continue-numbering="true" text:style-name="L86">
        <text:list-item>
          <text:list>
            <text:list-item>
              <text:p text:style-name="P2045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026371406048">
          <table:table-cell table:style-name="Table77.A1" office:value-type="string">
            <text:p text:style-name="P471">Name</text:p>
          </table:table-cell>
          <table:table-cell table:style-name="Table77.A1" office:value-type="string">
            <text:p text:style-name="P471">Data Type</text:p>
          </table:table-cell>
          <table:table-cell table:style-name="Table77.A1" office:value-type="string">
            <text:p text:style-name="P471">Attributes</text:p>
          </table:table-cell>
          <table:table-cell table:style-name="Table77.D1" office:value-type="string">
            <text:p text:style-name="P471">Comment</text:p>
          </table:table-cell>
        </table:table-row>
        <table:table-row table:style-name="TableLine94026371491856">
          <table:table-cell table:style-name="Table77.A2" office:value-type="string">
            <text:p text:style-name="P1264">id</text:p>
          </table:table-cell>
          <table:table-cell table:style-name="Table77.A2" office:value-type="string">
            <text:p text:style-name="P1265">Big int</text:p>
          </table:table-cell>
          <table:table-cell table:style-name="Table77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7.D2" office:value-type="string">
            <text:p text:style-name="P416"/>
          </table:table-cell>
        </table:table-row>
        <table:table-row table:style-name="TableLine94026371494416">
          <table:table-cell table:style-name="Table77.A2" office:value-type="string">
            <text:p text:style-name="P1300">name</text:p>
          </table:table-cell>
          <table:table-cell table:style-name="Table77.A2" office:value-type="string">
            <text:p text:style-name="P1300">varchar(<text:span text:style-name="T1228">64</text:span>)</text:p>
          </table:table-cell>
          <table:table-cell table:style-name="Table77.A2" office:value-type="string">
            <text:p text:style-name="P1301">Not null , <text:span text:style-name="T1236">unique</text:span></text:p>
          </table:table-cell>
          <table:table-cell table:style-name="Table77.D2" office:value-type="string">
            <text:p text:style-name="P416"/>
          </table:table-cell>
        </table:table-row>
      </table:table>
      <text:p text:style-name="P384"/>
      <text:list xml:id="list3779316277" text:style-name="L87">
        <text:list-item>
          <text:list>
            <text:list-item>
              <text:p text:style-name="P2046">ارتباط ها :‌</text:p>
              <text:list>
                <text:list-item>
                  <text:p text:style-name="P2046">dates : </text:p>
                  <text:list>
                    <text:list-item>
                      <text:p text:style-name="P2047">نوع :‌<text:span text:style-name="T1222">1 به n </text:span></text:p>
                    </text:list-item>
                    <text:list-item>
                      <text:p text:style-name="P2047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41514961040797" text:continue-numbering="true" text:style-name="L87">
        <text:list-item>
          <text:list>
            <text:list-item>
              <text:list>
                <text:list-item>
                  <text:p text:style-name="P2046">users : </text:p>
                  <text:list>
                    <text:list-item>
                      <text:p text:style-name="P2047">نوع :‌ <text:span text:style-name="T1223">1 به n </text:span></text:p>
                    </text:list-item>
                    <text:list-item>
                      <text:p text:style-name="P2047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41513838287914" text:continue-numbering="true" text:style-name="L87">
        <text:list-item>
          <text:list>
            <text:list-item>
              <text:list>
                <text:list-item>
                  <text:p text:style-name="P2048">tagables : </text:p>
                  <text:list>
                    <text:list-item>
                      <text:p text:style-name="P2048">نوع : <text:s/><text:span text:style-name="T1223">1 به n </text:span></text:p>
                    </text:list-item>
                    <text:list-item>
                      <text:p text:style-name="P2048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p text:style-name="P241"/>
      <text:list xml:id="list141514593694569" text:continue-numbering="true" text:style-name="L87">
        <text:list-item>
          <text:p text:style-name="P2359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5"/>
      <text:list xml:id="list141515175601490" text:continue-numbering="true" text:style-name="L87">
        <text:list-item>
          <text:list>
            <text:list-item>
              <text:p text:style-name="P2050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026371542176">
          <table:table-cell table:style-name="Table83.A1" office:value-type="string">
            <text:p text:style-name="P471">Name</text:p>
          </table:table-cell>
          <table:table-cell table:style-name="Table83.A1" office:value-type="string">
            <text:p text:style-name="P471">Data Type</text:p>
          </table:table-cell>
          <table:table-cell table:style-name="Table83.A1" office:value-type="string">
            <text:p text:style-name="P471">Attributes</text:p>
          </table:table-cell>
          <table:table-cell table:style-name="Table83.D1" office:value-type="string">
            <text:p text:style-name="P471">Comment</text:p>
          </table:table-cell>
        </table:table-row>
        <table:table-row table:style-name="TableLine94026371571264">
          <table:table-cell table:style-name="Table83.A2" office:value-type="string">
            <text:p text:style-name="P1264">id</text:p>
          </table:table-cell>
          <table:table-cell table:style-name="Table83.A2" office:value-type="string">
            <text:p text:style-name="P1265">Big int</text:p>
          </table:table-cell>
          <table:table-cell table:style-name="Table83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3.D2" office:value-type="string">
            <text:p text:style-name="P416"/>
          </table:table-cell>
        </table:table-row>
        <table:table-row table:style-name="TableLine94026371573712">
          <table:table-cell table:style-name="Table83.A2" office:value-type="string">
            <text:p text:style-name="P1345">keywords</text:p>
          </table:table-cell>
          <table:table-cell table:style-name="Table83.A2" office:value-type="string">
            <text:p text:style-name="P1346">varchar(255)</text:p>
          </table:table-cell>
          <table:table-cell table:style-name="Table83.A2" office:value-type="string">
            <text:p text:style-name="P1349">nullable</text:p>
          </table:table-cell>
          <table:table-cell table:style-name="Table83.D2" office:value-type="string">
            <text:p text:style-name="P416"/>
          </table:table-cell>
        </table:table-row>
        <table:table-row table:style-name="TableLine94026371574624">
          <table:table-cell table:style-name="Table83.A2" office:value-type="string">
            <text:p text:style-name="P1345">description</text:p>
          </table:table-cell>
          <table:table-cell table:style-name="Table83.A2" office:value-type="string">
            <text:p text:style-name="P1346">varchar(164)</text:p>
          </table:table-cell>
          <table:table-cell table:style-name="Table83.A2" office:value-type="string">
            <text:p text:style-name="P1349">nullable</text:p>
          </table:table-cell>
          <table:table-cell table:style-name="Table83.D2" office:value-type="string">
            <text:p text:style-name="P416"/>
          </table:table-cell>
        </table:table-row>
        <table:table-row table:style-name="TableLine94026371575584">
          <table:table-cell table:style-name="Table83.A2" office:value-type="string">
            <text:p text:style-name="P1345">subject</text:p>
          </table:table-cell>
          <table:table-cell table:style-name="Table83.A2" office:value-type="string">
            <text:p text:style-name="P1346">varchar(60)</text:p>
          </table:table-cell>
          <table:table-cell table:style-name="Table83.A2" office:value-type="string">
            <text:p text:style-name="P1349">nullable</text:p>
          </table:table-cell>
          <table:table-cell table:style-name="Table83.D2" office:value-type="string">
            <text:p text:style-name="P416"/>
          </table:table-cell>
        </table:table-row>
        <table:table-row table:style-name="TableLine94026371577008">
          <table:table-cell table:style-name="Table83.A2" office:value-type="string">
            <text:p text:style-name="P1345">tag_id</text:p>
          </table:table-cell>
          <table:table-cell table:style-name="Table83.A2" office:value-type="string">
            <text:p text:style-name="P1347">Big int</text:p>
          </table:table-cell>
          <table:table-cell table:style-name="Table83.A2" office:value-type="string">
            <text:p text:style-name="P1349">Not null , unsigned</text:p>
            <text:p text:style-name="P1350">foreign key → tags(id)</text:p>
            <text:p text:style-name="P1350"/>
            <text:p text:style-name="P1351">On Delete → (cascade) ,</text:p>
            <text:p text:style-name="P1351">On Update → (cascade) ,</text:p>
          </table:table-cell>
          <table:table-cell table:style-name="Table83.D2" office:value-type="string">
            <text:p text:style-name="P416"/>
          </table:table-cell>
        </table:table-row>
        <table:table-row table:style-name="TableLine94026371578032">
          <table:table-cell table:style-name="Table83.A2" office:value-type="string">
            <text:p text:style-name="P1345">language_id</text:p>
          </table:table-cell>
          <table:table-cell table:style-name="Table83.A2" office:value-type="string">
            <text:p text:style-name="P1348">Big int</text:p>
          </table:table-cell>
          <table:table-cell table:style-name="Table83.A2" office:value-type="string">
            <text:p text:style-name="P1353">Not null , unsigned ,</text:p>
            <text:p text:style-name="P1353">foreign key → languages(id)</text:p>
            <text:p text:style-name="P1353"/>
            <text:p text:style-name="P1352">On Delete → (cascade) ,</text:p>
            <text:p text:style-name="P1352">On Update → (cascade) ,</text:p>
          </table:table-cell>
          <table:table-cell table:style-name="Table83.D2" office:value-type="string">
            <text:p text:style-name="P416"/>
          </table:table-cell>
        </table:table-row>
      </table:table>
      <text:p text:style-name="P389"/>
      <text:list xml:id="list682026895" text:style-name="L88">
        <text:list-item>
          <text:list>
            <text:list-item>
              <text:p text:style-name="P2051">ارتباط ها :‌</text:p>
              <text:list>
                <text:list-item>
                  <text:p text:style-name="P2051">tags : </text:p>
                  <text:list>
                    <text:list-item>
                      <text:p text:style-name="P2052">نوع :‌<text:span text:style-name="T1264">1 به n </text:span></text:p>
                    </text:list-item>
                    <text:list-item>
                      <text:p text:style-name="P2052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41513898196345" text:continue-numbering="true" text:style-name="L88">
        <text:list-item>
          <text:list>
            <text:list-item>
              <text:list>
                <text:list-item>
                  <text:p text:style-name="P2051">languages : </text:p>
                  <text:list>
                    <text:list-item>
                      <text:p text:style-name="P2052">نوع :‌<text:span text:style-name="T1265">1 به n </text:span></text:p>
                    </text:list-item>
                    <text:list-item>
                      <text:p text:style-name="P2052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513994646368" text:continue-list="list141515175601490" text:style-name="L87">
        <text:list-item>
          <text:p text:style-name="P2360">tagables : دراین جدول <text:span text:style-name="T1219">tag هایی که به هر یک از ابجکت ها attach <text:s/>میشود ذخیره میکنیم !! </text:span></text:p>
          <text:p text:style-name="P2053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2"/>
      <text:list xml:id="list141514707021234" text:continue-numbering="true" text:style-name="L87">
        <text:list-item>
          <text:list>
            <text:list-item>
              <text:p text:style-name="P2054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026371618448">
          <table:table-cell table:style-name="Table78.A1" office:value-type="string">
            <text:p text:style-name="P471">Name</text:p>
          </table:table-cell>
          <table:table-cell table:style-name="Table78.A1" office:value-type="string">
            <text:p text:style-name="P471">Data Type</text:p>
          </table:table-cell>
          <table:table-cell table:style-name="Table78.A1" office:value-type="string">
            <text:p text:style-name="P471">Attributes</text:p>
          </table:table-cell>
          <table:table-cell table:style-name="Table78.D1" office:value-type="string">
            <text:p text:style-name="P471">Comment</text:p>
          </table:table-cell>
        </table:table-row>
        <table:table-row table:style-name="TableLine94026371652016">
          <table:table-cell table:style-name="Table78.A2" office:value-type="string">
            <text:p text:style-name="P1264">id</text:p>
          </table:table-cell>
          <table:table-cell table:style-name="Table78.A2" office:value-type="string">
            <text:p text:style-name="P1265">Big int</text:p>
          </table:table-cell>
          <table:table-cell table:style-name="Table78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8.D2" office:value-type="string">
            <text:p text:style-name="P416"/>
          </table:table-cell>
        </table:table-row>
        <table:table-row table:style-name="TableLine94026371654192">
          <table:table-cell table:style-name="Table78.A2" office:value-type="string">
            <text:p text:style-name="P1302">object_class</text:p>
          </table:table-cell>
          <table:table-cell table:style-name="Table78.A2" office:value-type="string">
            <text:p text:style-name="P1302">varchar(255)</text:p>
          </table:table-cell>
          <table:table-cell table:style-name="Table78.A2" office:value-type="string">
            <text:p text:style-name="P1303">Not null</text:p>
          </table:table-cell>
          <table:table-cell table:style-name="Table78.D2" office:value-type="string">
            <text:p text:style-name="P416"/>
          </table:table-cell>
        </table:table-row>
        <table:table-row table:style-name="TableLine94026371655104">
          <table:table-cell table:style-name="Table78.A2" office:value-type="string">
            <text:p text:style-name="P1302">object_id</text:p>
          </table:table-cell>
          <table:table-cell table:style-name="Table78.A2" office:value-type="string">
            <text:p text:style-name="P1302">Big int</text:p>
          </table:table-cell>
          <table:table-cell table:style-name="Table78.A2" office:value-type="string">
            <text:p text:style-name="P462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16"/>
          </table:table-cell>
        </table:table-row>
        <table:table-row table:style-name="TableLine94026371656064">
          <table:table-cell table:style-name="Table78.A2" office:value-type="string">
            <text:p text:style-name="P1302">tag_id</text:p>
          </table:table-cell>
          <table:table-cell table:style-name="Table78.A2" office:value-type="string">
            <text:p text:style-name="P1302">Big int</text:p>
          </table:table-cell>
          <table:table-cell table:style-name="Table78.A2" office:value-type="string">
            <text:p text:style-name="P1304">Unsigned , not null</text:p>
            <text:p text:style-name="P1305">foreign key → tags(id)</text:p>
            <text:p text:style-name="P1305"/>
            <text:p text:style-name="P1306">On Delete → (<text:span text:style-name="T1235">cascade</text:span>) ,</text:p>
            <text:p text:style-name="P463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16"/>
          </table:table-cell>
        </table:table-row>
        <table:table-row table:style-name="TableLine94026371657488">
          <table:table-cell table:style-name="Table78.A2" office:value-type="string">
            <text:p text:style-name="P1302">language_id</text:p>
          </table:table-cell>
          <table:table-cell table:style-name="Table78.A2" office:value-type="string">
            <text:p text:style-name="P1302">Big int</text:p>
          </table:table-cell>
          <table:table-cell table:style-name="Table78.A2" office:value-type="string">
            <text:p text:style-name="P1304">Unsigned , not null</text:p>
            <text:p text:style-name="P1307">foreign key → languages(id)</text:p>
            <text:p text:style-name="P1307"/>
            <text:p text:style-name="P1308">On Delete → (cascade) ,</text:p>
            <text:p text:style-name="P1308">On Delete → (cascade) ,</text:p>
          </table:table-cell>
          <table:table-cell table:style-name="Table78.D2" office:value-type="string">
            <text:p text:style-name="P416"/>
          </table:table-cell>
        </table:table-row>
        <table:table-row table:style-name="TableLine94026371658512">
          <table:table-cell table:style-name="Table78.A2" office:value-type="string">
            <text:p text:style-name="P1302">sort</text:p>
          </table:table-cell>
          <table:table-cell table:style-name="Table78.A2" office:value-type="string">
            <text:p text:style-name="P1302">Tiny int</text:p>
          </table:table-cell>
          <table:table-cell table:style-name="Table78.A2" office:value-type="string">
            <text:p text:style-name="P1304">Unsigned , nullable</text:p>
          </table:table-cell>
          <table:table-cell table:style-name="Table78.D2" office:value-type="string">
            <text:p text:style-name="P416"/>
          </table:table-cell>
        </table:table-row>
      </table:table>
      <text:p text:style-name="P385"/>
      <text:list xml:id="list3987141614" text:style-name="L89">
        <text:list-item>
          <text:list>
            <text:list-item>
              <text:p text:style-name="P2055">ارتباط ها :‌</text:p>
              <text:list>
                <text:list-item>
                  <text:p text:style-name="P2056">tags : </text:p>
                  <text:list>
                    <text:list-item>
                      <text:p text:style-name="P2049">نوع : <text:s/><text:span text:style-name="T1223">1 به n </text:span></text:p>
                    </text:list-item>
                    <text:list-item>
                      <text:p text:style-name="P2049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41513544510386" text:continue-numbering="true" text:style-name="L89">
        <text:list-item>
          <text:list>
            <text:list-item>
              <text:list>
                <text:list-item>
                  <text:p text:style-name="P2056">languages : </text:p>
                  <text:list>
                    <text:list-item>
                      <text:p text:style-name="P2057">نوع :‌<text:span text:style-name="T1230">1 به n </text:span></text:p>
                    </text:list-item>
                    <text:list-item>
                      <text:p text:style-name="P1552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41514295950178" text:continue-numbering="true" text:style-name="L89">
        <text:list-item>
          <text:p text:style-name="P2361">Categories <text:s/>: در این جدول دسته بندی ها را ذخیره میکنیم !!! </text:p>
        </text:list-item>
      </text:list>
      <text:p text:style-name="P244"/>
      <text:list xml:id="list141514013156378" text:continue-numbering="true" text:style-name="L89">
        <text:list-item>
          <text:list>
            <text:list-item>
              <text:p text:style-name="P2058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026371696304">
          <table:table-cell table:style-name="Table79.A1" office:value-type="string">
            <text:p text:style-name="P471">Name</text:p>
          </table:table-cell>
          <table:table-cell table:style-name="Table79.A1" office:value-type="string">
            <text:p text:style-name="P471">Data Type</text:p>
          </table:table-cell>
          <table:table-cell table:style-name="Table79.A1" office:value-type="string">
            <text:p text:style-name="P471">Attributes</text:p>
          </table:table-cell>
          <table:table-cell table:style-name="Table79.D1" office:value-type="string">
            <text:p text:style-name="P471">Comment</text:p>
          </table:table-cell>
        </table:table-row>
        <table:table-row table:style-name="TableLine94026371722848">
          <table:table-cell table:style-name="Table79.A2" office:value-type="string">
            <text:p text:style-name="P1264">id</text:p>
          </table:table-cell>
          <table:table-cell table:style-name="Table79.A2" office:value-type="string">
            <text:p text:style-name="P1265">Big int</text:p>
          </table:table-cell>
          <table:table-cell table:style-name="Table79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9.D2" office:value-type="string">
            <text:p text:style-name="P416"/>
          </table:table-cell>
        </table:table-row>
        <table:table-row table:style-name="TableLine94026371725408">
          <table:table-cell table:style-name="Table79.A2" office:value-type="string">
            <text:p text:style-name="P1309">active</text:p>
          </table:table-cell>
          <table:table-cell table:style-name="Table79.A2" office:value-type="string">
            <text:p text:style-name="P1310">boolean</text:p>
          </table:table-cell>
          <table:table-cell table:style-name="Table79.A2" office:value-type="string">
            <text:p text:style-name="P1312">Not null , default true </text:p>
          </table:table-cell>
          <table:table-cell table:style-name="Table79.D2" office:value-type="string">
            <text:p text:style-name="P416"/>
          </table:table-cell>
        </table:table-row>
        <table:table-row table:style-name="TableLine94026371726320">
          <table:table-cell table:style-name="Table79.A2" office:value-type="string">
            <text:p text:style-name="P1309">sort</text:p>
          </table:table-cell>
          <table:table-cell table:style-name="Table79.A2" office:value-type="string">
            <text:p text:style-name="P1330">Big int</text:p>
          </table:table-cell>
          <table:table-cell table:style-name="Table79.A2" office:value-type="string">
            <text:p text:style-name="P1331">Unsigned , nullable</text:p>
          </table:table-cell>
          <table:table-cell table:style-name="Table79.D2" office:value-type="string">
            <text:p text:style-name="P416"/>
          </table:table-cell>
        </table:table-row>
        <table:table-row table:style-name="TableLine94026371727280">
          <table:table-cell table:style-name="Table79.A2" office:value-type="string">
            <text:p text:style-name="P1309">category_id</text:p>
          </table:table-cell>
          <table:table-cell table:style-name="Table79.A2" office:value-type="string">
            <text:p text:style-name="P1311">Big int</text:p>
          </table:table-cell>
          <table:table-cell table:style-name="Table79.A2" office:value-type="string">
            <text:p text:style-name="P1332">Unsigned , <text:span text:style-name="T1247">nullable , </text:span></text:p>
            <text:p text:style-name="P1333">foreign key → categories(id)</text:p>
            <text:p text:style-name="P1333"/>
            <text:p text:style-name="P1334">On Delete →(<text:span text:style-name="T1249">set null</text:span>) </text:p>
            <text:p text:style-name="P1334">On Update →(<text:span text:style-name="T1248">cascade</text:span>) </text:p>
          </table:table-cell>
          <table:table-cell table:style-name="Table79.D2" office:value-type="string">
            <text:p text:style-name="P416"/>
          </table:table-cell>
        </table:table-row>
      </table:table>
      <text:p text:style-name="P386"/>
      <text:list xml:id="list2071274212" text:style-name="L90">
        <text:list-item>
          <text:list>
            <text:list-item>
              <text:p text:style-name="P2059">ارتباط ها :‌</text:p>
              <text:list>
                <text:list-item>
                  <text:p text:style-name="P2060">categories : </text:p>
                  <text:list>
                    <text:list-item>
                      <text:p text:style-name="P2061">نوع :‌<text:span text:style-name="T1250">1 به n </text:span></text:p>
                    </text:list-item>
                    <text:list-item>
                      <text:p text:style-name="P2061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515124772757" text:continue-numbering="true" text:style-name="L90">
        <text:list-item>
          <text:list>
            <text:list-item>
              <text:list>
                <text:list-item>
                  <text:p text:style-name="P2064">dates : </text:p>
                  <text:list>
                    <text:list-item>
                      <text:p text:style-name="P2061">نوع :‌<text:span text:style-name="T1252">1 به n </text:span></text:p>
                    </text:list-item>
                    <text:list-item>
                      <text:p text:style-name="P2061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61"/>
                </text:list-item>
                <text:list-item>
                  <text:p text:style-name="P2064">users : </text:p>
                  <text:list>
                    <text:list-item>
                      <text:p text:style-name="P2061">نوع :‌<text:span text:style-name="T1254">1 به n </text:span></text:p>
                    </text:list-item>
                    <text:list-item>
                      <text:p text:style-name="P2061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514500890700" text:continue-numbering="true" text:style-name="L90">
        <text:list-item>
          <text:list>
            <text:list-item>
              <text:list>
                <text:list-item>
                  <text:p text:style-name="P2064">iconables : </text:p>
                  <text:list>
                    <text:list-item>
                      <text:p text:style-name="P2061">نوع :‌ <text:span text:style-name="T1255">1 به n</text:span></text:p>
                    </text:list-item>
                    <text:list-item>
                      <text:p text:style-name="P2061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513965391642" text:continue-numbering="true" text:style-name="L90">
        <text:list-item>
          <text:list>
            <text:list-item>
              <text:list>
                <text:list-item>
                  <text:p text:style-name="P2362">category_translations : </text:p>
                  <text:list>
                    <text:list-item>
                      <text:p text:style-name="P2061">نوع :‌<text:span text:style-name="T1256">1 به N </text:span></text:p>
                    </text:list-item>
                    <text:list-item>
                      <text:p text:style-name="P2061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514842640424" text:continue-numbering="true" text:style-name="L90">
        <text:list-item>
          <text:list>
            <text:list-item>
              <text:list>
                <text:list-item>
                  <text:p text:style-name="P2065">category_seo_attributes : </text:p>
                  <text:list>
                    <text:list-item>
                      <text:p text:style-name="P2061">نوع :‌<text:span text:style-name="T1257">1 به n ( به صورت together با جدول category_translations)</text:span></text:p>
                    </text:list-item>
                    <text:list-item>
                      <text:p text:style-name="P2061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514233243970" text:continue-numbering="true" text:style-name="L90">
        <text:list-item>
          <text:list>
            <text:list-item>
              <text:list>
                <text:list-item>
                  <text:p text:style-name="P2067">category_translation_descriptions : </text:p>
                  <text:list>
                    <text:list-item>
                      <text:p text:style-name="P2068">نوع :‌<text:span text:style-name="T1260">1به n (به صورت together با جدول category_translations)</text:span></text:p>
                    </text:list-item>
                    <text:list-item>
                      <text:p text:style-name="P2068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514493916572" text:continue-numbering="true" text:style-name="L90">
        <text:list-item>
          <text:list>
            <text:list-item>
              <text:list>
                <text:list-item>
                  <text:p text:style-name="P1553"><text:span text:style-name="T1270">category_attachments</text:span><text:span text:style-name="T1268"> : </text:span></text:p>
                  <text:list>
                    <text:list-item>
                      <text:p text:style-name="P2070">نوع :‌1 به n</text:p>
                    </text:list-item>
                    <text:list-item>
                      <text:p text:style-name="P2066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3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5"/>
      <text:list xml:id="list141514084777325" text:continue-numbering="true" text:style-name="L90">
        <text:list-item>
          <text:list>
            <text:list-item>
              <text:p text:style-name="P2072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026371809392">
          <table:table-cell table:style-name="Table80.A1" office:value-type="string">
            <text:p text:style-name="P471">Name</text:p>
          </table:table-cell>
          <table:table-cell table:style-name="Table80.A1" office:value-type="string">
            <text:p text:style-name="P471">Data Type</text:p>
          </table:table-cell>
          <table:table-cell table:style-name="Table80.A1" office:value-type="string">
            <text:p text:style-name="P471">Attributes</text:p>
          </table:table-cell>
          <table:table-cell table:style-name="Table80.D1" office:value-type="string">
            <text:p text:style-name="P471">Comment</text:p>
          </table:table-cell>
        </table:table-row>
        <table:table-row table:style-name="TableLine94026371847520">
          <table:table-cell table:style-name="Table80.A2" office:value-type="string">
            <text:p text:style-name="P1264">id</text:p>
          </table:table-cell>
          <table:table-cell table:style-name="Table80.A2" office:value-type="string">
            <text:p text:style-name="P1265">Big int</text:p>
          </table:table-cell>
          <table:table-cell table:style-name="Table80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0.D2" office:value-type="string">
            <text:p text:style-name="P416"/>
          </table:table-cell>
        </table:table-row>
        <table:table-row table:style-name="TableLine94026371849824">
          <table:table-cell table:style-name="Table80.A2" office:value-type="string">
            <text:p text:style-name="P1313">slug</text:p>
          </table:table-cell>
          <table:table-cell table:style-name="Table80.A2" office:value-type="string">
            <text:p text:style-name="P464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14">Not null , unique </text:p>
          </table:table-cell>
          <table:table-cell table:style-name="Table80.D2" office:value-type="string">
            <text:p text:style-name="P416"/>
          </table:table-cell>
        </table:table-row>
        <table:table-row table:style-name="TableLine94026371850736">
          <table:table-cell table:style-name="Table80.A2" office:value-type="string">
            <text:p text:style-name="P1313">name</text:p>
          </table:table-cell>
          <table:table-cell table:style-name="Table80.A2" office:value-type="string">
            <text:p text:style-name="P1315">varchar(64)</text:p>
          </table:table-cell>
          <table:table-cell table:style-name="Table80.A2" office:value-type="string">
            <text:p text:style-name="P1317">Not null</text:p>
          </table:table-cell>
          <table:table-cell table:style-name="Table80.D2" office:value-type="string">
            <text:p text:style-name="P416"/>
          </table:table-cell>
        </table:table-row>
        <table:table-row table:style-name="TableLine94026371851696">
          <table:table-cell table:style-name="Table80.A2" office:value-type="string">
            <text:p text:style-name="P1313">category_id</text:p>
          </table:table-cell>
          <table:table-cell table:style-name="Table80.A2" office:value-type="string">
            <text:p text:style-name="P1316">Big int</text:p>
          </table:table-cell>
          <table:table-cell table:style-name="Table80.A2" office:value-type="string">
            <text:p text:style-name="P1318"><text:span text:style-name="T1242">Unsigned </text:span>, Not null </text:p>
            <text:p text:style-name="P1320">foreign key → categories(id)</text:p>
            <text:p text:style-name="P1320"/>
            <text:p text:style-name="P1322">On Delete → (cascade)</text:p>
            <text:p text:style-name="P1322">On Update → (cascade)</text:p>
          </table:table-cell>
          <table:table-cell table:style-name="Table80.D2" office:value-type="string">
            <text:p text:style-name="P416"/>
          </table:table-cell>
        </table:table-row>
        <table:table-row table:style-name="TableLine94026371853120">
          <table:table-cell table:style-name="Table80.A2" office:value-type="string">
            <text:p text:style-name="P1313">language_id</text:p>
          </table:table-cell>
          <table:table-cell table:style-name="Table80.A2" office:value-type="string">
            <text:p text:style-name="P1316">Big int</text:p>
          </table:table-cell>
          <table:table-cell table:style-name="Table80.A2" office:value-type="string">
            <text:p text:style-name="P1319"><text:span text:style-name="T1242">Unsigned </text:span>, Not null </text:p>
            <text:p text:style-name="P1321">foreign key → <text:span text:style-name="T1243">languages</text:span>(id)</text:p>
            <text:p text:style-name="P1321"/>
            <text:p text:style-name="P1323">On Delete → (cascade)</text:p>
            <text:p text:style-name="P1323">On Update → (cascade)</text:p>
          </table:table-cell>
          <table:table-cell table:style-name="Table80.D2" office:value-type="string">
            <text:p text:style-name="P416"/>
          </table:table-cell>
        </table:table-row>
      </table:table>
      <text:p text:style-name="P387"/>
      <text:list xml:id="list2581843100" text:style-name="L91">
        <text:list-item>
          <text:list>
            <text:list-item>
              <text:p text:style-name="P2073">ارتباط ها <text:s/>:‌</text:p>
              <text:list>
                <text:list-item>
                  <text:p text:style-name="P2073">categories : </text:p>
                  <text:list>
                    <text:list-item>
                      <text:p text:style-name="P2062">نوع :‌<text:span text:style-name="T1256">1 به N </text:span></text:p>
                    </text:list-item>
                    <text:list-item>
                      <text:p text:style-name="P2062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62"/>
                </text:list-item>
                <text:list-item>
                  <text:p text:style-name="P2073">languages : </text:p>
                  <text:list>
                    <text:list-item>
                      <text:p text:style-name="P2074">نوع :‌1 به n </text:p>
                    </text:list-item>
                    <text:list-item>
                      <text:p text:style-name="P2074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1514050286238" text:continue-numbering="true" text:style-name="L91">
        <text:list-item>
          <text:list>
            <text:list-item>
              <text:list>
                <text:list-item>
                  <text:p text:style-name="P2073">category_seo_attributes : </text:p>
                  <text:list>
                    <text:list-item>
                      <text:p text:style-name="P2075">نوع : 1 به 1</text:p>
                    </text:list-item>
                    <text:list-item>
                      <text:p text:style-name="P2075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1514309519995" text:continue-numbering="true" text:style-name="L91">
        <text:list-item>
          <text:list>
            <text:list-item>
              <text:list>
                <text:list-item>
                  <text:p text:style-name="P2077">category_translation_descriptions : </text:p>
                  <text:list>
                    <text:list-item>
                      <text:p text:style-name="P2078">نوع : <text:span text:style-name="T1262">1 به 1</text:span></text:p>
                    </text:list-item>
                    <text:list-item>
                      <text:p text:style-name="P2078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4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6"/>
      <text:list xml:id="list141514739315853" text:continue-numbering="true" text:style-name="L91">
        <text:list-item>
          <text:list>
            <text:list-item>
              <text:p text:style-name="P2080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026371810384">
          <table:table-cell table:style-name="Table81.A1" office:value-type="string">
            <text:p text:style-name="P471">Name</text:p>
          </table:table-cell>
          <table:table-cell table:style-name="Table81.A1" office:value-type="string">
            <text:p text:style-name="P471">Data Type</text:p>
          </table:table-cell>
          <table:table-cell table:style-name="Table81.A1" office:value-type="string">
            <text:p text:style-name="P471">Attributes</text:p>
          </table:table-cell>
          <table:table-cell table:style-name="Table81.D1" office:value-type="string">
            <text:p text:style-name="P471">Comment</text:p>
          </table:table-cell>
        </table:table-row>
        <table:table-row table:style-name="TableLine94026371936080">
          <table:table-cell table:style-name="Table81.A2" office:value-type="string">
            <text:p text:style-name="P1264">id</text:p>
          </table:table-cell>
          <table:table-cell table:style-name="Table81.A2" office:value-type="string">
            <text:p text:style-name="P1265">Big int</text:p>
          </table:table-cell>
          <table:table-cell table:style-name="Table81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1.D2" office:value-type="string">
            <text:p text:style-name="P416"/>
          </table:table-cell>
        </table:table-row>
        <table:table-row table:style-name="TableLine94026371938640">
          <table:table-cell table:style-name="Table81.A2" office:value-type="string">
            <text:p text:style-name="P1324">description</text:p>
          </table:table-cell>
          <table:table-cell table:style-name="Table81.A2" office:value-type="string">
            <text:p text:style-name="P1335">varchar(164)</text:p>
          </table:table-cell>
          <table:table-cell table:style-name="Table81.A2" office:value-type="string">
            <text:p text:style-name="P1337">nullable</text:p>
          </table:table-cell>
          <table:table-cell table:style-name="Table81.D2" office:value-type="string">
            <text:p text:style-name="P416"/>
          </table:table-cell>
        </table:table-row>
        <table:table-row table:style-name="TableLine94026371939552">
          <table:table-cell table:style-name="Table81.A2" office:value-type="string">
            <text:p text:style-name="P1324">keywords</text:p>
          </table:table-cell>
          <table:table-cell table:style-name="Table81.A2" office:value-type="string">
            <text:p text:style-name="P1335">varchar(255)</text:p>
          </table:table-cell>
          <table:table-cell table:style-name="Table81.A2" office:value-type="string">
            <text:p text:style-name="P1337">nullable</text:p>
          </table:table-cell>
          <table:table-cell table:style-name="Table81.D2" office:value-type="string">
            <text:p text:style-name="P416"/>
          </table:table-cell>
        </table:table-row>
        <table:table-row table:style-name="TableLine94026371940512">
          <table:table-cell table:style-name="Table81.A2" office:value-type="string">
            <text:p text:style-name="P1324">subject</text:p>
          </table:table-cell>
          <table:table-cell table:style-name="Table81.A2" office:value-type="string">
            <text:p text:style-name="P1335">varchar(60)</text:p>
          </table:table-cell>
          <table:table-cell table:style-name="Table81.A2" office:value-type="string">
            <text:p text:style-name="P1337">nullable</text:p>
          </table:table-cell>
          <table:table-cell table:style-name="Table81.D2" office:value-type="string">
            <text:p text:style-name="P416"/>
          </table:table-cell>
        </table:table-row>
        <table:table-row table:style-name="TableLine94026371941936">
          <table:table-cell table:style-name="Table81.A2" office:value-type="string">
            <text:p text:style-name="P1324">Category_</text:p>
            <text:p text:style-name="P1324">translation_id</text:p>
          </table:table-cell>
          <table:table-cell table:style-name="Table81.A2" office:value-type="string">
            <text:p text:style-name="P1336">Big int</text:p>
          </table:table-cell>
          <table:table-cell table:style-name="Table81.A2" office:value-type="string">
            <text:p text:style-name="P1338">Not null , unsigned </text:p>
            <text:p text:style-name="P1338">foreign key → category_translations(id)</text:p>
            <text:p text:style-name="P1338"/>
            <text:p text:style-name="P1341">On Delete → (cascade)</text:p>
            <text:p text:style-name="P1341">On Update → (cascade)</text:p>
          </table:table-cell>
          <table:table-cell table:style-name="Table81.D2" office:value-type="string">
            <text:p text:style-name="P416"/>
          </table:table-cell>
        </table:table-row>
      </table:table>
      <text:p text:style-name="P388"/>
      <text:list xml:id="list372357115" text:style-name="L92">
        <text:list-item>
          <text:list>
            <text:list-item>
              <text:p text:style-name="P2081">روابط :‌</text:p>
              <text:list>
                <text:list-item>
                  <text:p text:style-name="P2081">category_translations : </text:p>
                  <text:list>
                    <text:list-item>
                      <text:p text:style-name="P2076">نوع : 1 به 1</text:p>
                    </text:list-item>
                    <text:list-item>
                      <text:p text:style-name="P2076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41514208731790" text:continue-numbering="true" text:style-name="L92">
        <text:list-item>
          <text:list>
            <text:list-item>
              <text:list>
                <text:list-item>
                  <text:p text:style-name="P2081">category : </text:p>
                  <text:list>
                    <text:list-item>
                      <text:p text:style-name="P2063">نوع :‌<text:span text:style-name="T1257">1 به n ( به صورت together با جدول category_translations)</text:span></text:p>
                    </text:list-item>
                    <text:list-item>
                      <text:p text:style-name="P2063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xml:id="list141514835229960" text:continue-numbering="true" text:style-name="L92">
        <text:list-item>
          <text:p text:style-name="P2365">category_translation_descriptions : در این جدول <text:span text:style-name="T1246">description هر یک از category translation را ذخیره میکنیم . </text:span></text:p>
        </text:list-item>
      </text:list>
      <text:p text:style-name="P248"/>
      <text:list xml:id="list141513808248828" text:continue-numbering="true" text:style-name="L92">
        <text:list-item>
          <text:list>
            <text:list-item>
              <text:p text:style-name="P2082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026371981856">
          <table:table-cell table:style-name="Table82.A1" office:value-type="string">
            <text:p text:style-name="P471">Name</text:p>
          </table:table-cell>
          <table:table-cell table:style-name="Table82.A1" office:value-type="string">
            <text:p text:style-name="P471">Data Type</text:p>
          </table:table-cell>
          <table:table-cell table:style-name="Table82.A1" office:value-type="string">
            <text:p text:style-name="P471">Attributes</text:p>
          </table:table-cell>
          <table:table-cell table:style-name="Table82.D1" office:value-type="string">
            <text:p text:style-name="P471">Comment</text:p>
          </table:table-cell>
        </table:table-row>
        <table:table-row table:style-name="TableLine94026371999760">
          <table:table-cell table:style-name="Table82.A2" office:value-type="string">
            <text:p text:style-name="P1264">id</text:p>
          </table:table-cell>
          <table:table-cell table:style-name="Table82.A2" office:value-type="string">
            <text:p text:style-name="P1265">Big int</text:p>
          </table:table-cell>
          <table:table-cell table:style-name="Table82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2.D2" office:value-type="string">
            <text:p text:style-name="P416"/>
          </table:table-cell>
        </table:table-row>
        <table:table-row table:style-name="TableLine94026372002320">
          <table:table-cell table:style-name="Table82.A2" office:value-type="string">
            <text:p text:style-name="P1326">description</text:p>
          </table:table-cell>
          <table:table-cell table:style-name="Table82.A2" office:value-type="string">
            <text:p text:style-name="P1327">text</text:p>
          </table:table-cell>
          <table:table-cell table:style-name="Table82.A2" office:value-type="string">
            <text:p text:style-name="P1328">Not null</text:p>
          </table:table-cell>
          <table:table-cell table:style-name="Table82.D2" office:value-type="string">
            <text:p text:style-name="P416"/>
          </table:table-cell>
        </table:table-row>
        <table:table-row table:style-name="TableLine94026372003232">
          <table:table-cell table:style-name="Table82.A2" office:value-type="string">
            <text:p text:style-name="P1325">Category_</text:p>
            <text:p text:style-name="P1325">translation_id</text:p>
          </table:table-cell>
          <table:table-cell table:style-name="Table82.A2" office:value-type="string">
            <text:p text:style-name="P1329">Big int</text:p>
          </table:table-cell>
          <table:table-cell table:style-name="Table82.A2" office:value-type="string">
            <text:p text:style-name="P1339">Not null , unsigned </text:p>
            <text:p text:style-name="P1339">foreign key → category_translations(id)</text:p>
            <text:p text:style-name="P1339"/>
            <text:p text:style-name="P1342">On Delete → (cascade)</text:p>
            <text:p text:style-name="P1342">On Update → (cascade)</text:p>
          </table:table-cell>
          <table:table-cell table:style-name="Table82.D2" office:value-type="string">
            <text:p text:style-name="P416"/>
          </table:table-cell>
        </table:table-row>
      </table:table>
      <text:p text:style-name="P249"/>
      <text:list xml:id="list2930914527" text:style-name="L93">
        <text:list-item>
          <text:list>
            <text:list-item>
              <text:p text:style-name="P2083">روابط :‌</text:p>
              <text:list>
                <text:list-item>
                  <text:p text:style-name="P2083">category_translations : </text:p>
                  <text:list>
                    <text:list-item>
                      <text:p text:style-name="P2079">نوع : <text:span text:style-name="T1262">1 به 1</text:span></text:p>
                    </text:list-item>
                    <text:list-item>
                      <text:p text:style-name="P2079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41514434304466" text:continue-numbering="true" text:style-name="L93">
        <text:list-item>
          <text:list>
            <text:list-item>
              <text:list>
                <text:list-item>
                  <text:p text:style-name="P2083">categories : </text:p>
                  <text:list>
                    <text:list-item>
                      <text:p text:style-name="P2069">نوع :‌<text:span text:style-name="T1260">1به n (به صورت together با جدول category_translations)</text:span></text:p>
                    </text:list-item>
                    <text:list-item>
                      <text:p text:style-name="P2069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41514624555079" text:continue-numbering="true" text:style-name="L93">
        <text:list-item>
          <text:p text:style-name="P2366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8"/>
      <text:list xml:id="list141514703380453" text:continue-numbering="true" text:style-name="L93">
        <text:list-item>
          <text:list>
            <text:list-item>
              <text:p text:style-name="P2084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026372030640">
          <table:table-cell table:style-name="Table84.A1" office:value-type="string">
            <text:p text:style-name="P471">Name</text:p>
          </table:table-cell>
          <table:table-cell table:style-name="Table84.A1" office:value-type="string">
            <text:p text:style-name="P471">Data Type</text:p>
          </table:table-cell>
          <table:table-cell table:style-name="Table84.A1" office:value-type="string">
            <text:p text:style-name="P471">Attributes</text:p>
          </table:table-cell>
          <table:table-cell table:style-name="Table84.D1" office:value-type="string">
            <text:p text:style-name="P471">Comment</text:p>
          </table:table-cell>
        </table:table-row>
        <table:table-row table:style-name="TableLine94026372066288">
          <table:table-cell table:style-name="Table84.A2" office:value-type="string">
            <text:p text:style-name="P1264">id</text:p>
          </table:table-cell>
          <table:table-cell table:style-name="Table84.A2" office:value-type="string">
            <text:p text:style-name="P1265">Big int</text:p>
          </table:table-cell>
          <table:table-cell table:style-name="Table84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4.D2" office:value-type="string">
            <text:p text:style-name="P416"/>
          </table:table-cell>
        </table:table-row>
        <table:table-row table:style-name="TableLine94026372068848">
          <table:table-cell table:style-name="Table84.A2" office:value-type="string">
            <text:p text:style-name="P1354">object_class</text:p>
          </table:table-cell>
          <table:table-cell table:style-name="Table84.A2" office:value-type="string">
            <text:p text:style-name="P1354">varchar(255)</text:p>
          </table:table-cell>
          <table:table-cell table:style-name="Table84.A2" office:value-type="string">
            <text:p text:style-name="P1354">Not null</text:p>
          </table:table-cell>
          <table:table-cell table:style-name="Table84.D2" office:value-type="string">
            <text:p text:style-name="P416"/>
          </table:table-cell>
        </table:table-row>
        <table:table-row table:style-name="TableLine94026372069760">
          <table:table-cell table:style-name="Table84.A2" office:value-type="string">
            <text:p text:style-name="P1354">object_id</text:p>
          </table:table-cell>
          <table:table-cell table:style-name="Table84.A2" office:value-type="string">
            <text:p text:style-name="P1354">Big int</text:p>
          </table:table-cell>
          <table:table-cell table:style-name="Table84.A2" office:value-type="string">
            <text:p text:style-name="P1354">Not null , <text:span text:style-name="T1271">unsigned</text:span></text:p>
          </table:table-cell>
          <table:table-cell table:style-name="Table84.D2" office:value-type="string">
            <text:p text:style-name="P416"/>
          </table:table-cell>
        </table:table-row>
        <table:table-row table:style-name="TableLine94026372070720">
          <table:table-cell table:style-name="Table84.A2" office:value-type="string">
            <text:p text:style-name="P1356">category_id</text:p>
          </table:table-cell>
          <table:table-cell table:style-name="Table84.A2" office:value-type="string">
            <text:p text:style-name="P1354">Big int</text:p>
          </table:table-cell>
          <table:table-cell table:style-name="Table84.A2" office:value-type="string">
            <text:p text:style-name="P1355">Not null , unsigned , </text:p>
            <text:p text:style-name="P1355">foreign key → tags(id)</text:p>
            <text:p text:style-name="P1340"/>
            <text:p text:style-name="P1343">On Delete → (cascade)</text:p>
            <text:p text:style-name="P1343">On Update → (cascade)</text:p>
          </table:table-cell>
          <table:table-cell table:style-name="Table84.D2" office:value-type="string">
            <text:p text:style-name="P416"/>
          </table:table-cell>
        </table:table-row>
      </table:table>
      <text:p text:style-name="P390"/>
      <text:list xml:id="list1321076300" text:style-name="L94">
        <text:list-item>
          <text:list>
            <text:list-item>
              <text:p text:style-name="P2071">روابط ‌: </text:p>
              <text:list>
                <text:list-item>
                  <text:p text:style-name="P1554"><text:span text:style-name="T1269">categories</text:span><text:span text:style-name="T1268"> : </text:span></text:p>
                  <text:list>
                    <text:list-item>
                      <text:p text:style-name="P2071">نوع :‌1 به n</text:p>
                    </text:list-item>
                    <text:list-item>
                      <text:p text:style-name="P1554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41514467098056" text:continue-numbering="true" text:style-name="L94">
        <text:list-item>
          <text:p text:style-name="P2367">articles : در این جدول مقاله ها را ذخیره میکنیم !!!</text:p>
        </text:list-item>
      </text:list>
      <text:p text:style-name="P259"/>
      <text:list xml:id="list141513914570376" text:continue-numbering="true" text:style-name="L94">
        <text:list-item>
          <text:list>
            <text:list-item>
              <text:p text:style-name="P2085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026372102128">
          <table:table-cell table:style-name="Table85.A1" office:value-type="string">
            <text:p text:style-name="P471">Name</text:p>
          </table:table-cell>
          <table:table-cell table:style-name="Table85.A1" office:value-type="string">
            <text:p text:style-name="P471">Data Type</text:p>
          </table:table-cell>
          <table:table-cell table:style-name="Table85.A1" office:value-type="string">
            <text:p text:style-name="P471">Attributes</text:p>
          </table:table-cell>
          <table:table-cell table:style-name="Table85.D1" office:value-type="string">
            <text:p text:style-name="P471">Comment</text:p>
          </table:table-cell>
        </table:table-row>
        <table:table-row table:style-name="TableLine94026372133776">
          <table:table-cell table:style-name="Table85.A2" office:value-type="string">
            <text:p text:style-name="P1264">id</text:p>
          </table:table-cell>
          <table:table-cell table:style-name="Table85.A2" office:value-type="string">
            <text:p text:style-name="P1265">Big int</text:p>
          </table:table-cell>
          <table:table-cell table:style-name="Table85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5.D2" office:value-type="string">
            <text:p text:style-name="P416"/>
          </table:table-cell>
        </table:table-row>
        <table:table-row table:style-name="TableLine94026372136336">
          <table:table-cell table:style-name="Table85.A2" office:value-type="string">
            <text:p text:style-name="P1357">active</text:p>
          </table:table-cell>
          <table:table-cell table:style-name="Table85.A2" office:value-type="string">
            <text:p text:style-name="P1358">boolean</text:p>
          </table:table-cell>
          <table:table-cell table:style-name="Table85.A2" office:value-type="string">
            <text:p text:style-name="P1359">Not null , default <text:span text:style-name="T1277">false</text:span></text:p>
          </table:table-cell>
          <table:table-cell table:style-name="Table85.D2" office:value-type="string">
            <text:p text:style-name="P416"/>
          </table:table-cell>
        </table:table-row>
        <table:table-row table:style-name="TableLine94026372137248">
          <table:table-cell table:style-name="Table85.A2" office:value-type="string">
            <text:p text:style-name="P1357">read_time</text:p>
          </table:table-cell>
          <table:table-cell table:style-name="Table85.A2" office:value-type="string">
            <text:p text:style-name="P1360">time</text:p>
          </table:table-cell>
          <table:table-cell table:style-name="Table85.A2" office:value-type="string">
            <text:p text:style-name="P1365">nullable</text:p>
          </table:table-cell>
          <table:table-cell table:style-name="Table85.D2" office:value-type="string">
            <text:p text:style-name="P416"/>
          </table:table-cell>
        </table:table-row>
        <table:table-row table:style-name="TableLine94026372138208">
          <table:table-cell table:style-name="Table85.A2" office:value-type="string">
            <text:p text:style-name="P1357">comment_count</text:p>
          </table:table-cell>
          <table:table-cell table:style-name="Table85.A2" office:value-type="string">
            <text:p text:style-name="P1364">Big int</text:p>
          </table:table-cell>
          <table:table-cell table:style-name="Table85.A2" office:value-type="string">
            <text:p text:style-name="P1366">Unsigned , null<text:span text:style-name="T1278">able</text:span> ,</text:p>
          </table:table-cell>
          <table:table-cell table:style-name="Table85.D2" office:value-type="string">
            <text:p text:style-name="P416"/>
          </table:table-cell>
        </table:table-row>
        <table:table-row table:style-name="TableLine94026372139632">
          <table:table-cell table:style-name="Table85.A2" office:value-type="string">
            <text:p text:style-name="P1357">view_count</text:p>
          </table:table-cell>
          <table:table-cell table:style-name="Table85.A2" office:value-type="string">
            <text:p text:style-name="P1363">Big int</text:p>
          </table:table-cell>
          <table:table-cell table:style-name="Table85.A2" office:value-type="string">
            <text:p text:style-name="P1367">Unsigned , null<text:span text:style-name="T1278">able</text:span> ,</text:p>
          </table:table-cell>
          <table:table-cell table:style-name="Table85.D2" office:value-type="string">
            <text:p text:style-name="P416"/>
          </table:table-cell>
        </table:table-row>
        <table:table-row table:style-name="TableLine94026372140656">
          <table:table-cell table:style-name="Table85.A2" office:value-type="string">
            <text:p text:style-name="P1357">commentable</text:p>
          </table:table-cell>
          <table:table-cell table:style-name="Table85.A2" office:value-type="string">
            <text:p text:style-name="P1361">boolean</text:p>
          </table:table-cell>
          <table:table-cell table:style-name="Table85.A2" office:value-type="string">
            <text:p text:style-name="P1362">Not null , default true</text:p>
          </table:table-cell>
          <table:table-cell table:style-name="Table85.D2" office:value-type="string">
            <text:p text:style-name="P416"/>
          </table:table-cell>
        </table:table-row>
      </table:table>
      <text:p text:style-name="P391"/>
      <text:list xml:id="list141514853990055" text:continue-numbering="true" text:style-name="L94">
        <text:list-item>
          <text:list>
            <text:list-item>
              <text:p text:style-name="P2086">روابط : </text:p>
            </text:list-item>
          </text:list>
        </text:list-item>
      </text:list>
      <text:p text:style-name="P260"/>
      <text:list xml:id="list141514719110058" text:continue-numbering="true" text:style-name="L94">
        <text:list-item>
          <text:list>
            <text:list-item>
              <text:list>
                <text:list-item>
                  <text:p text:style-name="P2087">articles : </text:p>
                  <text:list>
                    <text:list-item>
                      <text:p text:style-name="P2087">نوع : n به n (جدول pivot ، جدول article_recommends است <text:s/>)</text:p>
                    </text:list-item>
                    <text:list-item>
                      <text:p text:style-name="P2087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41513249760724" text:continue-numbering="true" text:style-name="L94">
        <text:list-item>
          <text:list>
            <text:list-item>
              <text:list>
                <text:list-item>
                  <text:p text:style-name="P2086">tagables : </text:p>
                  <text:list>
                    <text:list-item>
                      <text:p text:style-name="P2086">نوع :‌<text:span text:style-name="T1272">1 به n</text:span></text:p>
                    </text:list-item>
                    <text:list-item>
                      <text:p text:style-name="P2086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41514922071513" text:continue-numbering="true" text:style-name="L94">
        <text:list-item>
          <text:list>
            <text:list-item>
              <text:list>
                <text:list-item>
                  <text:p text:style-name="P2088">category_attachment : </text:p>
                  <text:list>
                    <text:list-item>
                      <text:p text:style-name="P2088">نوع : <text:span text:style-name="T1273">1 به n </text:span></text:p>
                    </text:list-item>
                    <text:list-item>
                      <text:p text:style-name="P2088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41514479330420" text:continue-numbering="true" text:style-name="L94">
        <text:list-item>
          <text:list>
            <text:list-item>
              <text:list>
                <text:list-item>
                  <text:p text:style-name="P2089">dates : </text:p>
                  <text:list>
                    <text:list-item>
                      <text:p text:style-name="P2089">نوع : 1 به n </text:p>
                    </text:list-item>
                    <text:list-item>
                      <text:p text:style-name="P2089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41513695393797" text:continue-numbering="true" text:style-name="L94">
        <text:list-item>
          <text:list>
            <text:list-item>
              <text:list>
                <text:list-item>
                  <text:p text:style-name="P2368">users : </text:p>
                  <text:list>
                    <text:list-item>
                      <text:p text:style-name="P2090">نوع :‌1 به n </text:p>
                    </text:list-item>
                    <text:list-item>
                      <text:p text:style-name="P2090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41514339529591" text:continue-numbering="true" text:style-name="L94">
        <text:list-item>
          <text:list>
            <text:list-item>
              <text:list>
                <text:list-item>
                  <text:p text:style-name="P2091">comments : </text:p>
                  <text:list>
                    <text:list-item>
                      <text:p text:style-name="P2091">نوع : <text:s/>1 به n </text:p>
                    </text:list-item>
                    <text:list-item>
                      <text:p text:style-name="P2091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41513874891314" text:continue-numbering="true" text:style-name="L94">
        <text:list-item>
          <text:list>
            <text:list-item>
              <text:list>
                <text:list-item>
                  <text:p text:style-name="P2092">media : </text:p>
                  <text:list>
                    <text:list-item>
                      <text:p text:style-name="P2092">نوع : 1 به n </text:p>
                    </text:list-item>
                    <text:list-item>
                      <text:p text:style-name="P2092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41513728990717" text:continue-numbering="true" text:style-name="L94">
        <text:list-item>
          <text:list>
            <text:list-item>
              <text:list>
                <text:list-item>
                  <text:p text:style-name="P2093">likeables : </text:p>
                  <text:list>
                    <text:list-item>
                      <text:p text:style-name="P2093">نوع : 1 به 1</text:p>
                    </text:list-item>
                    <text:list-item>
                      <text:p text:style-name="P2093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41513835779202" text:continue-numbering="true" text:style-name="L94">
        <text:list-item>
          <text:list>
            <text:list-item>
              <text:list>
                <text:list-item>
                  <text:p text:style-name="P2094">starables : </text:p>
                  <text:list>
                    <text:list-item>
                      <text:p text:style-name="P1555">نوع : <text:span text:style-name="T1275">1به </text:span><text:span text:style-name="T1341">n</text:span></text:p>
                    </text:list-item>
                    <text:list-item>
                      <text:p text:style-name="P1555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41513937409082" text:continue-numbering="true" text:style-name="L94">
        <text:list-item>
          <text:list>
            <text:list-item>
              <text:list>
                <text:list-item>
                  <text:p text:style-name="P2095">article_translations : </text:p>
                  <text:list>
                    <text:list-item>
                      <text:p text:style-name="P2095">نوع :‌<text:span text:style-name="T1279">1 به n </text:span></text:p>
                    </text:list-item>
                    <text:list-item>
                      <text:p text:style-name="P2095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41514258166623" text:continue-numbering="true" text:style-name="L94">
        <text:list-item>
          <text:list>
            <text:list-item>
              <text:list>
                <text:list-item>
                  <text:p text:style-name="P2097">article_<text:span text:style-name="T1293">seo_attributes</text:span> : </text:p>
                  <text:list>
                    <text:list-item>
                      <text:p text:style-name="P2099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99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340032357" text:style-name="L95">
        <text:list-item>
          <text:list>
            <text:list-item>
              <text:list>
                <text:list-item>
                  <text:p text:style-name="P2321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101">نوع : <text:span text:style-name="T1302">1 به 1</text:span></text:p>
                    </text:list-item>
                    <text:list-item>
                      <text:p text:style-name="P2102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07">(زیرا هر article میتواند متعلق به یک serie باشد !!)</text:p>
                      <text:p text:style-name="P2108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41513166491459" text:continue-numbering="true" text:style-name="L95">
        <text:list-item>
          <text:p text:style-name="P2369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6"/>
      <text:list xml:id="list141514192847279" text:continue-numbering="true" text:style-name="L95">
        <text:list-item>
          <text:list>
            <text:list-item>
              <text:p text:style-name="P2111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026372274896">
          <table:table-cell table:style-name="Table91.A1" office:value-type="string">
            <text:p text:style-name="P471">Name</text:p>
          </table:table-cell>
          <table:table-cell table:style-name="Table91.A1" office:value-type="string">
            <text:p text:style-name="P471">Data Type</text:p>
          </table:table-cell>
          <table:table-cell table:style-name="Table91.A1" office:value-type="string">
            <text:p text:style-name="P471">Attributes</text:p>
          </table:table-cell>
          <table:table-cell table:style-name="Table91.D1" office:value-type="string">
            <text:p text:style-name="P471">Comment</text:p>
          </table:table-cell>
        </table:table-row>
        <table:table-row table:style-name="TableLine94026372064320">
          <table:table-cell table:style-name="Table91.A2" office:value-type="string">
            <text:p text:style-name="P1264">id</text:p>
          </table:table-cell>
          <table:table-cell table:style-name="Table91.A2" office:value-type="string">
            <text:p text:style-name="P1265">Big int</text:p>
          </table:table-cell>
          <table:table-cell table:style-name="Table91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91.D2" office:value-type="string">
            <text:p text:style-name="P416"/>
          </table:table-cell>
        </table:table-row>
        <table:table-row table:style-name="TableLine94026372180224">
          <table:table-cell table:style-name="Table91.A2" office:value-type="string">
            <text:p text:style-name="P1400">article_id</text:p>
          </table:table-cell>
          <table:table-cell table:style-name="Table91.A2" office:value-type="string">
            <text:p text:style-name="P1400">Big int</text:p>
          </table:table-cell>
          <table:table-cell table:style-name="Table91.A2" office:value-type="string">
            <text:p text:style-name="P1402">Unsigned , not null</text:p>
            <text:p text:style-name="P1404">foreign key → articles(id)</text:p>
            <text:p text:style-name="P1404"/>
            <text:p text:style-name="P1404">On Delete → (cascade)</text:p>
            <text:p text:style-name="P1404">On Update → (cascade)</text:p>
          </table:table-cell>
          <table:table-cell table:style-name="Table91.D2" office:value-type="string">
            <text:p text:style-name="P416"/>
          </table:table-cell>
        </table:table-row>
        <table:table-row table:style-name="TableLine94026372179504">
          <table:table-cell table:style-name="Table91.A2" office:value-type="string">
            <text:p text:style-name="P1401">Article_</text:p>
            <text:p text:style-name="P1401">recommended_id</text:p>
          </table:table-cell>
          <table:table-cell table:style-name="Table91.A2" office:value-type="string">
            <text:p text:style-name="P1400">Big int</text:p>
          </table:table-cell>
          <table:table-cell table:style-name="Table91.A2" office:value-type="string">
            <text:p text:style-name="P1403">Unsigned , not null</text:p>
            <text:p text:style-name="P1405">foreign key → articles(id)</text:p>
            <text:p text:style-name="P1405"/>
            <text:p text:style-name="P1405">On Delete → (cascade)</text:p>
            <text:p text:style-name="P1405">On Update → (cascade)</text:p>
          </table:table-cell>
          <table:table-cell table:style-name="Table91.D2" office:value-type="string">
            <text:p text:style-name="P416"/>
          </table:table-cell>
        </table:table-row>
        <table:table-row table:style-name="TableLine94026372295264">
          <table:table-cell table:style-name="Table91.A2" office:value-type="string">
            <text:p text:style-name="P1400">sort</text:p>
          </table:table-cell>
          <table:table-cell table:style-name="Table91.A2" office:value-type="string">
            <text:p text:style-name="P1406">Big int</text:p>
          </table:table-cell>
          <table:table-cell table:style-name="Table91.A2" office:value-type="string">
            <text:p text:style-name="P1407">Unsigned , nullable</text:p>
          </table:table-cell>
          <table:table-cell table:style-name="Table91.D2" office:value-type="string">
            <text:p text:style-name="P416"/>
          </table:table-cell>
        </table:table-row>
      </table:table>
      <text:p text:style-name="P397"/>
      <text:list xml:id="list543316582" text:style-name="L96">
        <text:list-item>
          <text:list>
            <text:list-item>
              <text:p text:style-name="P2112">روابط :‌</text:p>
              <text:list>
                <text:list-item>
                  <text:p text:style-name="P2112">articles : </text:p>
                  <text:list>
                    <text:list-item>
                      <text:p text:style-name="P2112">نوع : <text:span text:style-name="T1312">n به n </text:span></text:p>
                    </text:list-item>
                    <text:list-item>
                      <text:p text:style-name="P2112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513445040510" text:continue-list="list141514258166623" text:style-name="L94">
        <text:list-item>
          <text:p text:style-name="P2370">article_translations : در این جدول ترجمه های یک article که برای زبان های مختلف ایجاد میشود را ذخیره میکنیم !!! </text:p>
        </text:list-item>
      </text:list>
      <text:p text:style-name="P267"/>
      <text:list xml:id="list141515175458996" text:continue-numbering="true" text:style-name="L94">
        <text:list-item>
          <text:list>
            <text:list-item>
              <text:p text:style-name="P2113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026372322224">
          <table:table-cell table:style-name="Table86.A1" office:value-type="string">
            <text:p text:style-name="P471">Name</text:p>
          </table:table-cell>
          <table:table-cell table:style-name="Table86.A1" office:value-type="string">
            <text:p text:style-name="P471">Data Type</text:p>
          </table:table-cell>
          <table:table-cell table:style-name="Table86.A1" office:value-type="string">
            <text:p text:style-name="P471">Attributes</text:p>
          </table:table-cell>
          <table:table-cell table:style-name="Table86.D1" office:value-type="string">
            <text:p text:style-name="P471">Comment</text:p>
          </table:table-cell>
        </table:table-row>
        <table:table-row table:style-name="TableLine94026372359760">
          <table:table-cell table:style-name="Table86.A2" office:value-type="string">
            <text:p text:style-name="P1264">id</text:p>
          </table:table-cell>
          <table:table-cell table:style-name="Table86.A2" office:value-type="string">
            <text:p text:style-name="P1265">Big int</text:p>
          </table:table-cell>
          <table:table-cell table:style-name="Table86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026372361264">
          <table:table-cell table:style-name="Table86.A2" office:value-type="string">
            <text:p text:style-name="P1368">title</text:p>
          </table:table-cell>
          <table:table-cell table:style-name="Table86.A2" office:value-type="string">
            <text:p text:style-name="P1369">varchar(<text:span text:style-name="T1280">168</text:span>)</text:p>
          </table:table-cell>
          <table:table-cell table:style-name="Table86.A2" office:value-type="string">
            <text:p text:style-name="P1374">Not null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026372362176">
          <table:table-cell table:style-name="Table86.A2" office:value-type="string">
            <text:p text:style-name="P1368">slug</text:p>
          </table:table-cell>
          <table:table-cell table:style-name="Table86.A2" office:value-type="string">
            <text:p text:style-name="P1370">varchar(168)</text:p>
          </table:table-cell>
          <table:table-cell table:style-name="Table86.A2" office:value-type="string">
            <text:p text:style-name="P1375">Not null , <text:span text:style-name="T1284">unique</text:span>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026372363136">
          <table:table-cell table:style-name="Table86.A2" office:value-type="string">
            <text:p text:style-name="P1368">summary</text:p>
          </table:table-cell>
          <table:table-cell table:style-name="Table86.A2" office:value-type="string">
            <text:p text:style-name="P1371">varchar(255)</text:p>
          </table:table-cell>
          <table:table-cell table:style-name="Table86.A2" office:value-type="string">
            <text:p text:style-name="P1376">nullable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026372364400">
          <table:table-cell table:style-name="Table86.A2" office:value-type="string">
            <text:p text:style-name="P1368">body</text:p>
          </table:table-cell>
          <table:table-cell table:style-name="Table86.A2" office:value-type="string">
            <text:p text:style-name="P1372">Medium text</text:p>
          </table:table-cell>
          <table:table-cell table:style-name="Table86.A2" office:value-type="string">
            <text:p text:style-name="P1376">nullable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026372365424">
          <table:table-cell table:style-name="Table86.A2" office:value-type="string">
            <text:p text:style-name="P1368">article_id</text:p>
          </table:table-cell>
          <table:table-cell table:style-name="Table86.A2" office:value-type="string">
            <text:p text:style-name="P1373">Big int</text:p>
          </table:table-cell>
          <table:table-cell table:style-name="Table86.A2" office:value-type="string">
            <text:p text:style-name="P1376">Unsigned , not null , </text:p>
            <text:p text:style-name="P1376">foreign key → articles(id)</text:p>
            <text:p text:style-name="P1376"/>
            <text:p text:style-name="P1376">On Delete → (cascade) ,</text:p>
            <text:p text:style-name="P1376">On Update → (cascade) ,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026372366496">
          <table:table-cell table:style-name="Table86.A2" office:value-type="string">
            <text:p text:style-name="P1368">language_id</text:p>
          </table:table-cell>
          <table:table-cell table:style-name="Table86.A2" office:value-type="string">
            <text:p text:style-name="P1373">Big <text:span text:style-name="T1281">int</text:span></text:p>
          </table:table-cell>
          <table:table-cell table:style-name="Table86.A2" office:value-type="string">
            <text:p text:style-name="P1377">Unsigned , not null , </text:p>
            <text:p text:style-name="P465"><text:span text:style-name="T1282">foreign key → </text:span><text:span text:style-name="T1283">languages</text:span><text:span text:style-name="T1282">(id)</text:span></text:p>
            <text:p text:style-name="P1377"/>
            <text:p text:style-name="P1377">On Delete → (cascade) ,</text:p>
            <text:p text:style-name="P1377">On Update → (cascade) ,</text:p>
          </table:table-cell>
          <table:table-cell table:style-name="Table86.D2" office:value-type="string">
            <text:p text:style-name="P416"/>
          </table:table-cell>
        </table:table-row>
      </table:table>
      <text:p text:style-name="P392"/>
      <text:list xml:id="list1966561433" text:style-name="L97">
        <text:list-item>
          <text:list>
            <text:list-item>
              <text:p text:style-name="P2114">ارتباط ها :‌</text:p>
            </text:list-item>
          </text:list>
        </text:list-item>
      </text:list>
      <text:p text:style-name="P268"/>
      <text:list xml:id="list141514380699546" text:continue-numbering="true" text:style-name="L97">
        <text:list-item>
          <text:list>
            <text:list-item>
              <text:list>
                <text:list-item>
                  <text:p text:style-name="P2114">articles : </text:p>
                  <text:list>
                    <text:list-item>
                      <text:p text:style-name="P2096">نوع :‌<text:span text:style-name="T1279">1 به n </text:span></text:p>
                    </text:list-item>
                    <text:list-item>
                      <text:p text:style-name="P2096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41513520503100" text:continue-numbering="true" text:style-name="L97">
        <text:list-item>
          <text:list>
            <text:list-item>
              <text:list>
                <text:list-item>
                  <text:p text:style-name="P2115">languages : </text:p>
                  <text:list>
                    <text:list-item>
                      <text:p text:style-name="P2115">نوع :‌<text:span text:style-name="T1285">1 به n </text:span></text:p>
                    </text:list-item>
                    <text:list-item>
                      <text:p text:style-name="P2115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41513459919922" text:continue-numbering="true" text:style-name="L97">
        <text:list-item>
          <text:list>
            <text:list-item>
              <text:list>
                <text:list-item>
                  <text:p text:style-name="P2116">article_seo_attributes : </text:p>
                  <text:list>
                    <text:list-item>
                      <text:p text:style-name="P2116">نوع : 1 به 1</text:p>
                    </text:list-item>
                    <text:list-item>
                      <text:p text:style-name="P2116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2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41514345916397" text:continue-numbering="true" text:style-name="L97">
        <text:list-item>
          <text:list>
            <text:list-item>
              <text:p text:style-name="P2118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026372419296">
          <table:table-cell table:style-name="Table87.A1" office:value-type="string">
            <text:p text:style-name="P471">Name</text:p>
          </table:table-cell>
          <table:table-cell table:style-name="Table87.A1" office:value-type="string">
            <text:p text:style-name="P471">Data Type</text:p>
          </table:table-cell>
          <table:table-cell table:style-name="Table87.A1" office:value-type="string">
            <text:p text:style-name="P471">Attributes</text:p>
          </table:table-cell>
          <table:table-cell table:style-name="Table87.D1" office:value-type="string">
            <text:p text:style-name="P471">Comment</text:p>
          </table:table-cell>
        </table:table-row>
        <table:table-row table:style-name="TableLine94026372438640">
          <table:table-cell table:style-name="Table87.A2" office:value-type="string">
            <text:p text:style-name="P1264">id</text:p>
          </table:table-cell>
          <table:table-cell table:style-name="Table87.A2" office:value-type="string">
            <text:p text:style-name="P1265">Big int</text:p>
          </table:table-cell>
          <table:table-cell table:style-name="Table87.A2" office:value-type="string">
            <text:p text:style-name="P1091">Unsigned , not null , index , unique , primary key , </text:p>
            <text:p text:style-name="P1091">auto increment</text:p>
          </table:table-cell>
          <table:table-cell table:style-name="Table87.D2" office:value-type="string">
            <text:p text:style-name="P416"/>
          </table:table-cell>
        </table:table-row>
        <table:table-row table:style-name="TableLine94026372440336">
          <table:table-cell table:style-name="Table87.A2" office:value-type="string">
            <text:p text:style-name="P1378">description</text:p>
          </table:table-cell>
          <table:table-cell table:style-name="Table87.A2" office:value-type="string">
            <text:p text:style-name="P1380">varchar(164)</text:p>
          </table:table-cell>
          <table:table-cell table:style-name="Table87.A2" office:value-type="string">
            <text:p text:style-name="P1381">nullable</text:p>
          </table:table-cell>
          <table:table-cell table:style-name="Table87.D2" office:value-type="string">
            <text:p text:style-name="P416"/>
          </table:table-cell>
        </table:table-row>
        <table:table-row table:style-name="TableLine94026372441248">
          <table:table-cell table:style-name="Table87.A2" office:value-type="string">
            <text:p text:style-name="P1378">subject</text:p>
          </table:table-cell>
          <table:table-cell table:style-name="Table87.A2" office:value-type="string">
            <text:p text:style-name="P1380">varchar(60)</text:p>
          </table:table-cell>
          <table:table-cell table:style-name="Table87.A2" office:value-type="string">
            <text:p text:style-name="P1381">nullable</text:p>
          </table:table-cell>
          <table:table-cell table:style-name="Table87.D2" office:value-type="string">
            <text:p text:style-name="P416"/>
          </table:table-cell>
        </table:table-row>
        <table:table-row table:style-name="TableLine94026372442208">
          <table:table-cell table:style-name="Table87.A2" office:value-type="string">
            <text:p text:style-name="P1378">keywords</text:p>
          </table:table-cell>
          <table:table-cell table:style-name="Table87.A2" office:value-type="string">
            <text:p text:style-name="P1380">varchar(255)</text:p>
          </table:table-cell>
          <table:table-cell table:style-name="Table87.A2" office:value-type="string">
            <text:p text:style-name="P1381">nullable</text:p>
          </table:table-cell>
          <table:table-cell table:style-name="Table87.D2" office:value-type="string">
            <text:p text:style-name="P416"/>
          </table:table-cell>
        </table:table-row>
        <table:table-row table:style-name="TableLine94026372443632">
          <table:table-cell table:style-name="Table87.A2" office:value-type="string">
            <text:p text:style-name="P1378">Article_</text:p>
            <text:p text:style-name="P1379">translation_id</text:p>
          </table:table-cell>
          <table:table-cell table:style-name="Table87.A2" office:value-type="string">
            <text:p text:style-name="P1380">Big int</text:p>
          </table:table-cell>
          <table:table-cell table:style-name="Table87.A2" office:value-type="string">
            <text:p text:style-name="P1381">Not null , unsigned , unique</text:p>
            <text:p text:style-name="P1381"/>
            <text:p text:style-name="P1381">foreign key → article_translations(id)</text:p>
            <text:p text:style-name="P466"/>
            <text:p text:style-name="P1382">On Delete → (cascade)</text:p>
            <text:p text:style-name="P1382">On Update → (cascade)</text:p>
          </table:table-cell>
          <table:table-cell table:style-name="Table87.D2" office:value-type="string">
            <text:p text:style-name="P416"/>
          </table:table-cell>
        </table:table-row>
      </table:table>
      <text:p text:style-name="P393"/>
      <text:list xml:id="list1685036947" text:style-name="L98">
        <text:list-item>
          <text:list>
            <text:list-item>
              <text:p text:style-name="P2098">ارتباط ها :‌</text:p>
              <text:list>
                <text:list-item>
                  <text:p text:style-name="P2098">article_translations : </text:p>
                  <text:list>
                    <text:list-item>
                      <text:p text:style-name="P2117">نوع : 1 به 1</text:p>
                    </text:list-item>
                    <text:list-item>
                      <text:p text:style-name="P2117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41513198953325" text:continue-numbering="true" text:style-name="L98">
        <text:list-item>
          <text:list>
            <text:list-item>
              <text:list>
                <text:list-item>
                  <text:p text:style-name="P2098">articles : </text:p>
                  <text:list>
                    <text:list-item>
                      <text:p text:style-name="P2100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00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41514765487888" text:continue-numbering="true" text:style-name="L98">
        <text:list-item>
          <text:p text:style-name="P2371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3"/>
      <text:list xml:id="list141514531801779" text:continue-numbering="true" text:style-name="L98">
        <text:list-item>
          <text:list>
            <text:list-item>
              <text:p text:style-name="P2119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026372461856">
          <table:table-cell table:style-name="Table88.A1" office:value-type="string">
            <text:p text:style-name="P471">Name</text:p>
          </table:table-cell>
          <table:table-cell table:style-name="Table88.A1" office:value-type="string">
            <text:p text:style-name="P471">Data Type</text:p>
          </table:table-cell>
          <table:table-cell table:style-name="Table88.A1" office:value-type="string">
            <text:p text:style-name="P471">Attributes</text:p>
          </table:table-cell>
          <table:table-cell table:style-name="Table88.D1" office:value-type="string">
            <text:p text:style-name="P471">Comment</text:p>
          </table:table-cell>
        </table:table-row>
        <table:table-row table:style-name="TableLine94026372510448">
          <table:table-cell table:style-name="Table88.A2" office:value-type="string">
            <text:p text:style-name="P1264">id</text:p>
          </table:table-cell>
          <table:table-cell table:style-name="Table88.A2" office:value-type="string">
            <text:p text:style-name="P1265">Big int</text:p>
          </table:table-cell>
          <table:table-cell table:style-name="Table88.A2" office:value-type="string">
            <text:p text:style-name="P1091">Unsigned , not null , index , unique , primary key , auto increment</text:p>
          </table:table-cell>
          <table:table-cell table:style-name="Table88.D2" office:value-type="string">
            <text:p text:style-name="P416"/>
          </table:table-cell>
        </table:table-row>
        <table:table-row table:style-name="TableLine94026372512896">
          <table:table-cell table:style-name="Table88.A2" office:value-type="string">
            <text:p text:style-name="P1430">commentable</text:p>
          </table:table-cell>
          <table:table-cell table:style-name="Table88.A2" office:value-type="string">
            <text:p text:style-name="P1430">boolean</text:p>
          </table:table-cell>
          <table:table-cell table:style-name="Table88.A2" office:value-type="string">
            <text:p text:style-name="P1431">Not null , default true</text:p>
          </table:table-cell>
          <table:table-cell table:style-name="Table88.D2" office:value-type="string">
            <text:p text:style-name="P416"/>
          </table:table-cell>
        </table:table-row>
        <table:table-row table:style-name="TableLine94026372513808">
          <table:table-cell table:style-name="Table88.A2" office:value-type="string">
            <text:p text:style-name="P1383">sort</text:p>
          </table:table-cell>
          <table:table-cell table:style-name="Table88.A2" office:value-type="string">
            <text:p text:style-name="P1392">Tiny int</text:p>
          </table:table-cell>
          <table:table-cell table:style-name="Table88.A2" office:value-type="string">
            <text:p text:style-name="P1384">Nullable , unsigned</text:p>
          </table:table-cell>
          <table:table-cell table:style-name="Table88.D2" office:value-type="string">
            <text:p text:style-name="P416"/>
          </table:table-cell>
        </table:table-row>
        <table:table-row table:style-name="Table88.5">
          <table:table-cell table:style-name="Table88.A2" office:value-type="string">
            <text:p text:style-name="P1428">topic_count</text:p>
          </table:table-cell>
          <table:table-cell table:style-name="Table88.A2" office:value-type="string">
            <text:p text:style-name="P1428">Big int</text:p>
          </table:table-cell>
          <table:table-cell table:style-name="Table88.A2" office:value-type="string">
            <text:p text:style-name="P1385">Nullable , unsigned</text:p>
          </table:table-cell>
          <table:table-cell table:style-name="Table88.D2" office:value-type="string">
            <text:p text:style-name="P416"/>
          </table:table-cell>
        </table:table-row>
        <table:table-row table:style-name="Table88.5">
          <table:table-cell table:style-name="Table88.A2" office:value-type="string">
            <text:p text:style-name="P1430">article_count</text:p>
          </table:table-cell>
          <table:table-cell table:style-name="Table88.A2" office:value-type="string">
            <text:p text:style-name="P1433">Big int</text:p>
          </table:table-cell>
          <table:table-cell table:style-name="Table88.A2" office:value-type="string">
            <text:p text:style-name="P1386">Nullable , unsigned</text:p>
          </table:table-cell>
          <table:table-cell table:style-name="Table88.D2" office:value-type="string">
            <text:p text:style-name="P416"/>
          </table:table-cell>
        </table:table-row>
        <table:table-row table:style-name="Table88.5">
          <table:table-cell table:style-name="Table88.A2" office:value-type="string">
            <text:p text:style-name="P1430">view_count</text:p>
          </table:table-cell>
          <table:table-cell table:style-name="Table88.A2" office:value-type="string">
            <text:p text:style-name="P1433">Big int</text:p>
          </table:table-cell>
          <table:table-cell table:style-name="Table88.A2" office:value-type="string">
            <text:p text:style-name="P1387">Nullable , unsigned</text:p>
          </table:table-cell>
          <table:table-cell table:style-name="Table88.D2" office:value-type="string">
            <text:p text:style-name="P416"/>
          </table:table-cell>
        </table:table-row>
        <table:table-row table:style-name="Table88.5">
          <table:table-cell table:style-name="Table88.A2" office:value-type="string">
            <text:p text:style-name="P1432">comment_count</text:p>
          </table:table-cell>
          <table:table-cell table:style-name="Table88.A2" office:value-type="string">
            <text:p text:style-name="P1434">Big int</text:p>
          </table:table-cell>
          <table:table-cell table:style-name="Table88.A2" office:value-type="string">
            <text:p text:style-name="P1387">Nullable , unsigned</text:p>
          </table:table-cell>
          <table:table-cell table:style-name="Table88.D2" office:value-type="string">
            <text:p text:style-name="P416"/>
          </table:table-cell>
        </table:table-row>
      </table:table>
      <text:p text:style-name="P394"/>
      <text:list xml:id="list51632708" text:style-name="L99">
        <text:list-item>
          <text:list>
            <text:list-item>
              <text:p text:style-name="P2120">رابطه ها :‌</text:p>
              <text:list>
                <text:list-item>
                  <text:p text:style-name="P2120">dates : </text:p>
                  <text:list>
                    <text:list-item>
                      <text:p text:style-name="P2121">نوع : <text:span text:style-name="T1296">1 به n </text:span></text:p>
                    </text:list-item>
                    <text:list-item>
                      <text:p text:style-name="P2121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41514843734794" text:continue-numbering="true" text:style-name="L99">
        <text:list-item>
          <text:list>
            <text:list-item>
              <text:list>
                <text:list-item>
                  <text:p text:style-name="P2120">users : </text:p>
                  <text:list>
                    <text:list-item>
                      <text:p text:style-name="P2121">نوع : <text:span text:style-name="T1297">1 به n </text:span></text:p>
                    </text:list-item>
                    <text:list-item>
                      <text:p text:style-name="P2121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41514760909216" text:continue-numbering="true" text:style-name="L99">
        <text:list-item>
          <text:list>
            <text:list-item>
              <text:list>
                <text:list-item>
                  <text:p text:style-name="P2122"><text:span text:style-name="T1318">article_related_classify_translations</text:span> : </text:p>
                  <text:list>
                    <text:list-item>
                      <text:p text:style-name="P2123">نوع :‌1 به n </text:p>
                    </text:list-item>
                    <text:list-item>
                      <text:p text:style-name="P2123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41514661339447" text:continue-numbering="true" text:style-name="L99">
        <text:list-item>
          <text:list>
            <text:list-item>
              <text:list>
                <text:list-item>
                  <text:p text:style-name="P1556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105">نوع : <text:span text:style-name="T1306">1 به n </text:span></text:p>
                    </text:list-item>
                    <text:list-item>
                      <text:p text:style-name="P2106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41514602483024" text:continue-numbering="true" text:style-name="L99">
        <text:list-item>
          <text:list>
            <text:list-item>
              <text:list>
                <text:list-item>
                  <text:p text:style-name="P2372">article_serie_<text:span text:style-name="T1313">topics</text:span> :</text:p>
                  <text:list>
                    <text:list-item>
                      <text:p text:style-name="P2125">نوع : 1 به n </text:p>
                    </text:list-item>
                    <text:list-item>
                      <text:p text:style-name="P2125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41514913981098" text:continue-numbering="true" text:style-name="L99">
        <text:list-item>
          <text:list>
            <text:list-item>
              <text:list>
                <text:list-item>
                  <text:p text:style-name="P2127">comments : </text:p>
                  <text:list>
                    <text:list-item>
                      <text:p text:style-name="P2127">نوع :‌<text:span text:style-name="T1345">1 به n </text:span></text:p>
                    </text:list-item>
                    <text:list-item>
                      <text:p text:style-name="P2127">توضیحات : <text:s/><text:span text:style-name="T1345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41513947802110" text:continue-numbering="true" text:style-name="L99">
        <text:list-item>
          <text:list>
            <text:list-item>
              <text:list>
                <text:list-item>
                  <text:p text:style-name="P2128">likeables : </text:p>
                  <text:list>
                    <text:list-item>
                      <text:p text:style-name="P2128">نوع : <text:span text:style-name="T1346">1 به 1 </text:span></text:p>
                    </text:list-item>
                    <text:list-item>
                      <text:p text:style-name="P2128">توضیحات :‌ <text:span text:style-name="T1346">هر یک serie دارای یک رکورد در جدول likeables است </text:span><text:span text:style-name="T1347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41513823174494" text:continue-numbering="true" text:style-name="L99">
        <text:list-item>
          <text:list>
            <text:list-item>
              <text:list>
                <text:list-item>
                  <text:p text:style-name="P2129">starables : </text:p>
                  <text:list>
                    <text:list-item>
                      <text:p text:style-name="P2129">نوع :‌<text:span text:style-name="T1348">1 به n </text:span></text:p>
                    </text:list-item>
                    <text:list-item>
                      <text:p text:style-name="P2129">توضیحات : <text:s/><text:span text:style-name="T1348">هر یک serie دارای چندین رکورد در جدول starable است </text:span></text:p>
                    </text:list-item>
                  </text:list>
                  <text:p text:style-name="P2131">(شامل summable و غیر summable ) و هر یک رکورد <text:span text:style-name="T1349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41513566209830" text:continue-numbering="true" text:style-name="L99">
        <text:list-item>
          <text:list>
            <text:list-item>
              <text:list>
                <text:list-item>
                  <text:p text:style-name="P2129">media : </text:p>
                  <text:list>
                    <text:list-item>
                      <text:p text:style-name="P2129">نوع :‌<text:span text:style-name="T1350">1 به n </text:span></text:p>
                    </text:list-item>
                    <text:list-item>
                      <text:p text:style-name="P2130">توضیحات :‌ <text:span text:style-name="T1350">هر یک serie دارای چندین رکورد در جدول </text:span><text:span text:style-name="T1351">media</text:span></text:p>
                      <text:p text:style-name="P1557"><text:span text:style-name="T1351"><text:s/>(برای avatar و thumbnails ) </text:span><text:span text:style-name="T1352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3">article_serie_topics : در این جدول سرفصل های یک serie را ذخیره میکنیم !!!</text:p>
        </text:list-item>
      </text:list>
      <text:p text:style-name="P288"/>
      <text:list xml:id="list141514975153765" text:continue-numbering="true" text:style-name="L99">
        <text:list-item>
          <text:list>
            <text:list-item>
              <text:p text:style-name="P2132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026372626608">
          <table:table-cell table:style-name="Table92.A1" office:value-type="string">
            <text:p text:style-name="P471">Name</text:p>
          </table:table-cell>
          <table:table-cell table:style-name="Table92.A1" office:value-type="string">
            <text:p text:style-name="P471">Data Type</text:p>
          </table:table-cell>
          <table:table-cell table:style-name="Table92.A1" office:value-type="string">
            <text:p text:style-name="P471">Attributes</text:p>
          </table:table-cell>
          <table:table-cell table:style-name="Table92.D1" office:value-type="string">
            <text:p text:style-name="P471">Comment</text:p>
          </table:table-cell>
        </table:table-row>
        <table:table-row table:style-name="TableLine94026372668208">
          <table:table-cell table:style-name="Table92.A2" office:value-type="string">
            <text:p text:style-name="P1264">id</text:p>
          </table:table-cell>
          <table:table-cell table:style-name="Table92.A2" office:value-type="string">
            <text:p text:style-name="P1265">Big int</text:p>
          </table:table-cell>
          <table:table-cell table:style-name="Table92.A2" office:value-type="string">
            <text:p text:style-name="P1091">Unsigned , not null , index , unique , primary key , auto increment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026372670768">
          <table:table-cell table:style-name="Table92.A2" office:value-type="string">
            <text:p text:style-name="P1435">commentable</text:p>
          </table:table-cell>
          <table:table-cell table:style-name="Table92.A2" office:value-type="string">
            <text:p text:style-name="P1435">boolean</text:p>
          </table:table-cell>
          <table:table-cell table:style-name="Table92.A2" office:value-type="string">
            <text:p text:style-name="P1435">Not null , default true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026372671680">
          <table:table-cell table:style-name="Table92.A2" office:value-type="string">
            <text:p text:style-name="P1408">article_</text:p>
            <text:p text:style-name="P1408">serie_id</text:p>
          </table:table-cell>
          <table:table-cell table:style-name="Table92.A2" office:value-type="string">
            <text:p text:style-name="P1409">Big int</text:p>
          </table:table-cell>
          <table:table-cell table:style-name="Table92.A2" office:value-type="string">
            <text:p text:style-name="P1410">Unsigned , not null ,</text:p>
            <text:p text:style-name="P1413">foreign key → article_series(id)</text:p>
            <text:p text:style-name="P1413"/>
            <text:p text:style-name="P1415">On Delete → (cascade)</text:p>
            <text:p text:style-name="P1415">On Update → (cascade)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026372672640">
          <table:table-cell table:style-name="Table92.A2" office:value-type="string">
            <text:p text:style-name="P1411">Article_</text:p>
            <text:p text:style-name="P1411">serie_topic_</text:p>
            <text:p text:style-name="P1411">id</text:p>
          </table:table-cell>
          <table:table-cell table:style-name="Table92.A2" office:value-type="string">
            <text:p text:style-name="P1411">Big int</text:p>
          </table:table-cell>
          <table:table-cell table:style-name="Table92.A2" office:value-type="string">
            <text:p text:style-name="P1411">Unsigned , nullable ,</text:p>
            <text:p text:style-name="P1417">foreign key → article_serie_topics(id)</text:p>
            <text:p text:style-name="P1417"/>
            <text:p text:style-name="P1416">On Delete → (cascade)</text:p>
            <text:p text:style-name="P1416">On Update → (cascade)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026372674064">
          <table:table-cell table:style-name="Table92.A2" office:value-type="string">
            <text:p text:style-name="P1412">sort</text:p>
          </table:table-cell>
          <table:table-cell table:style-name="Table92.A2" office:value-type="string">
            <text:p text:style-name="P1418">Big int</text:p>
          </table:table-cell>
          <table:table-cell table:style-name="Table92.A2" office:value-type="string">
            <text:p text:style-name="P1414">Unsigned , nullable ,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026372675088">
          <table:table-cell table:style-name="Table92.A2" office:value-type="string">
            <text:p text:style-name="P1429"><text:span text:style-name="T1353">sub_</text:span>topic</text:p>
            <text:p text:style-name="P1429">_count</text:p>
          </table:table-cell>
          <table:table-cell table:style-name="Table92.A2" office:value-type="string">
            <text:p text:style-name="P1428">Big int</text:p>
          </table:table-cell>
          <table:table-cell table:style-name="Table92.A2" office:value-type="string">
            <text:p text:style-name="P1385">Nullable , unsigned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026372676160">
          <table:table-cell table:style-name="Table92.A2" office:value-type="string">
            <text:p text:style-name="P1430">article_count</text:p>
          </table:table-cell>
          <table:table-cell table:style-name="Table92.A2" office:value-type="string">
            <text:p text:style-name="P1433">Big int</text:p>
          </table:table-cell>
          <table:table-cell table:style-name="Table92.A2" office:value-type="string">
            <text:p text:style-name="P1386">Nullable , unsigned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026372677232">
          <table:table-cell table:style-name="Table92.A2" office:value-type="string">
            <text:p text:style-name="P1430">view_count</text:p>
          </table:table-cell>
          <table:table-cell table:style-name="Table92.A2" office:value-type="string">
            <text:p text:style-name="P1433">Big int</text:p>
          </table:table-cell>
          <table:table-cell table:style-name="Table92.A2" office:value-type="string">
            <text:p text:style-name="P1387">Nullable , unsigned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026372678224">
          <table:table-cell table:style-name="Table92.A2" office:value-type="string">
            <text:p text:style-name="P1432">comment_count</text:p>
          </table:table-cell>
          <table:table-cell table:style-name="Table92.A2" office:value-type="string">
            <text:p text:style-name="P1434">Big int</text:p>
          </table:table-cell>
          <table:table-cell table:style-name="Table92.A2" office:value-type="string">
            <text:p text:style-name="P1387">Nullable , unsigned</text:p>
          </table:table-cell>
          <table:table-cell table:style-name="Table92.D2" office:value-type="string">
            <text:p text:style-name="P416"/>
          </table:table-cell>
        </table:table-row>
      </table:table>
      <text:p text:style-name="P398"/>
      <text:list xml:id="list2416629617" text:style-name="L100">
        <text:list-item>
          <text:list>
            <text:list-item>
              <text:p text:style-name="P2133">روابط : </text:p>
              <text:list>
                <text:list-item>
                  <text:p text:style-name="P2134">dates : </text:p>
                  <text:list>
                    <text:list-item>
                      <text:p text:style-name="P2135">نوع : <text:span text:style-name="T1320">1 به n </text:span></text:p>
                    </text:list-item>
                    <text:list-item>
                      <text:p text:style-name="P2135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41514809098625" text:continue-numbering="true" text:style-name="L100">
        <text:list-item>
          <text:list>
            <text:list-item>
              <text:list>
                <text:list-item>
                  <text:p text:style-name="P2134">users : </text:p>
                  <text:list>
                    <text:list-item>
                      <text:p text:style-name="P2135">نوع :‌ <text:span text:style-name="T1320">1 به n </text:span></text:p>
                    </text:list-item>
                    <text:list-item>
                      <text:p text:style-name="P2135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41514711226654" text:continue-numbering="true" text:style-name="L100">
        <text:list-item>
          <text:list>
            <text:list-item>
              <text:list>
                <text:list-item>
                  <text:p text:style-name="P2374">article_serie_topics : </text:p>
                  <text:list>
                    <text:list-item>
                      <text:p text:style-name="P2136">نوع :‌<text:span text:style-name="T1314">1 به n (رابطه پدر فرزندی با خود جدول)</text:span></text:p>
                    </text:list-item>
                    <text:list-item>
                      <text:p text:style-name="P2136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41513874497284" text:continue-numbering="true" text:style-name="L100">
        <text:list-item>
          <text:list>
            <text:list-item>
              <text:list>
                <text:list-item>
                  <text:p text:style-name="P2137">article_series :</text:p>
                  <text:list>
                    <text:list-item>
                      <text:p text:style-name="P2126">نوع : 1 به n </text:p>
                    </text:list-item>
                    <text:list-item>
                      <text:p text:style-name="P2126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41515168539870" text:continue-numbering="true" text:style-name="L100">
        <text:list-item>
          <text:list>
            <text:list-item>
              <text:list>
                <text:list-item>
                  <text:p text:style-name="P2138"><text:span text:style-name="T1318">article_related_classify_translations</text:span> : </text:p>
                  <text:list>
                    <text:list-item>
                      <text:p text:style-name="P2139">نوع :‌<text:span text:style-name="T1319">1 به n </text:span></text:p>
                    </text:list-item>
                    <text:list-item>
                      <text:p text:style-name="P2139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41514888866267" text:continue-numbering="true" text:style-name="L100">
        <text:list-item>
          <text:list>
            <text:list-item>
              <text:list>
                <text:list-item>
                  <text:p text:style-name="P1558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41">نوع :‌<text:span text:style-name="T1322">1 به n </text:span></text:p>
                    </text:list-item>
                    <text:list-item>
                      <text:p text:style-name="P2142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41514992989398" text:continue-numbering="true" text:style-name="L100">
        <text:list-item>
          <text:list>
            <text:list-item>
              <text:list>
                <text:list-item>
                  <text:p text:style-name="P2144">comments : </text:p>
                  <text:list>
                    <text:list-item>
                      <text:p text:style-name="P2144">نوع :‌<text:span text:style-name="T1354">1 به n </text:span></text:p>
                    </text:list-item>
                    <text:list-item>
                      <text:p text:style-name="P2144">توضیحات :‌ <text:span text:style-name="T1354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41514462946477" text:continue-numbering="true" text:style-name="L100">
        <text:list-item>
          <text:list>
            <text:list-item>
              <text:list>
                <text:list-item>
                  <text:p text:style-name="P2144">likeables : </text:p>
                  <text:list>
                    <text:list-item>
                      <text:p text:style-name="P2144">نوع :‌<text:span text:style-name="T1354">1 به 1 </text:span></text:p>
                    </text:list-item>
                    <text:list-item>
                      <text:p text:style-name="P2144">توضیحات :‌ <text:span text:style-name="T1355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44"/>
                </text:list-item>
                <text:list-item>
                  <text:p text:style-name="P2144">starables : </text:p>
                  <text:list>
                    <text:list-item>
                      <text:p text:style-name="P2144">نوع :‌ <text:span text:style-name="T1355">1 به n </text:span></text:p>
                    </text:list-item>
                    <text:list-item>
                      <text:p text:style-name="P2145">توضیحات :‌ <text:span text:style-name="T1356">هر یک topic دارای چندین رکورد در جدول starables دارد</text:span></text:p>
                      <text:p text:style-name="P2145"><text:span text:style-name="T1357">(هم summable و هم غیر summable )</text:span><text:span text:style-name="T1356"> و هر یک رکورد از جدول </text:span><text:span text:style-name="T1357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41514318597081" text:continue-numbering="true" text:style-name="L100">
        <text:list-item>
          <text:list>
            <text:list-item>
              <text:list>
                <text:list-item>
                  <text:p text:style-name="P2375">media : </text:p>
                  <text:list>
                    <text:list-item>
                      <text:p text:style-name="P2144">نوع :‌<text:span text:style-name="T1358">1 به n </text:span></text:p>
                    </text:list-item>
                    <text:list-item>
                      <text:p text:style-name="P2144">توضیحات :‌ <text:span text:style-name="T1358">هر یک topic دارای چندین رکورد در جدول media (برای ذخیره </text:span><text:span text:style-name="T1359">thumbnails , avatar </text:span><text:span text:style-name="T1358">) </text:span><text:span text:style-name="T1359">است و هر یک رکورد از جدول </text:span><text:span text:style-name="T1360">media میتواند متعلق به topic باشد !!!</text:span></text:p>
                    </text:list-item>
                  </text:list>
                  <text:p text:style-name="P2144"/>
                </text:list-item>
              </text:list>
            </text:list-item>
          </text:list>
        </text:list-item>
      </text:list>
      <text:list xml:id="list141513355513390" text:continue-list="list141514975153765" text:style-name="L99">
        <text:list-item>
          <text:p text:style-name="P2376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5"/>
      <text:list xml:id="list141513781607972" text:continue-numbering="true" text:style-name="L99">
        <text:list-item>
          <text:list>
            <text:list-item>
              <text:p text:style-name="P2146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026372744960">
          <table:table-cell table:style-name="Table89.A1" office:value-type="string">
            <text:p text:style-name="P471">Name</text:p>
          </table:table-cell>
          <table:table-cell table:style-name="Table89.A1" office:value-type="string">
            <text:p text:style-name="P471">Data Type</text:p>
          </table:table-cell>
          <table:table-cell table:style-name="Table89.A1" office:value-type="string">
            <text:p text:style-name="P471">Attributes</text:p>
          </table:table-cell>
          <table:table-cell table:style-name="Table89.D1" office:value-type="string">
            <text:p text:style-name="P471">Comment</text:p>
          </table:table-cell>
        </table:table-row>
        <table:table-row table:style-name="TableLine94026372807632">
          <table:table-cell table:style-name="Table89.A2" office:value-type="string">
            <text:p text:style-name="P1264">id</text:p>
          </table:table-cell>
          <table:table-cell table:style-name="Table89.A2" office:value-type="string">
            <text:p text:style-name="P1265">Big int</text:p>
          </table:table-cell>
          <table:table-cell table:style-name="Table89.A2" office:value-type="string">
            <text:p text:style-name="P1091">Unsigned , not null , index , unique , primary key , auto increment</text:p>
          </table:table-cell>
          <table:table-cell table:style-name="Table89.D2" office:value-type="string">
            <text:p text:style-name="P416"/>
          </table:table-cell>
        </table:table-row>
        <table:table-row table:style-name="TableLine94026372809856">
          <table:table-cell table:style-name="Table89.A2" office:value-type="string">
            <text:p text:style-name="P1388">name</text:p>
          </table:table-cell>
          <table:table-cell table:style-name="Table89.A2" office:value-type="string">
            <text:p text:style-name="P468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20">Not null</text:p>
          </table:table-cell>
          <table:table-cell table:style-name="Table89.D2" office:value-type="string">
            <text:p text:style-name="P416"/>
          </table:table-cell>
        </table:table-row>
        <table:table-row table:style-name="TableLine94026372809856">
          <table:table-cell table:style-name="Table89.A2" office:value-type="string">
            <text:p text:style-name="P2379">summary</text:p>
          </table:table-cell>
          <table:table-cell table:style-name="Table89.A2" office:value-type="string">
            <text:p text:style-name="P2379">varchar(255)</text:p>
          </table:table-cell>
          <table:table-cell table:style-name="Table89.A2" office:value-type="string">
            <text:p text:style-name="P2379">nullable</text:p>
          </table:table-cell>
          <table:table-cell table:style-name="Table89.D2" office:value-type="string">
            <text:p text:style-name="P416"/>
          </table:table-cell>
        </table:table-row>
        <table:table-row table:style-name="TableLine94026372810768">
          <table:table-cell table:style-name="Table89.A2" office:value-type="string">
            <text:p text:style-name="P1419">object_class</text:p>
          </table:table-cell>
          <table:table-cell table:style-name="Table89.A2" office:value-type="string">
            <text:p text:style-name="P1419">varchar(255)</text:p>
          </table:table-cell>
          <table:table-cell table:style-name="Table89.A2" office:value-type="string">
            <text:p text:style-name="P1421">Not null</text:p>
          </table:table-cell>
          <table:table-cell table:style-name="Table89.D2" office:value-type="string">
            <text:p text:style-name="P416"/>
          </table:table-cell>
        </table:table-row>
        <table:table-row table:style-name="TableLine94026372811728">
          <table:table-cell table:style-name="Table89.A2" office:value-type="string">
            <text:p text:style-name="P1419">object_id</text:p>
          </table:table-cell>
          <table:table-cell table:style-name="Table89.A2" office:value-type="string">
            <text:p text:style-name="P1419">Big int</text:p>
          </table:table-cell>
          <table:table-cell table:style-name="Table89.A2" office:value-type="string">
            <text:p text:style-name="P1422">Unsigned , not null</text:p>
          </table:table-cell>
          <table:table-cell table:style-name="Table89.D2" office:value-type="string">
            <text:p text:style-name="P416"/>
          </table:table-cell>
        </table:table-row>
        <table:table-row table:style-name="TableLine94026372812640">
          <table:table-cell table:style-name="Table89.A2" office:value-type="string">
            <text:p text:style-name="P1388">language_id</text:p>
          </table:table-cell>
          <table:table-cell table:style-name="Table89.A2" office:value-type="string">
            <text:p text:style-name="P1389">Big int</text:p>
          </table:table-cell>
          <table:table-cell table:style-name="Table89.A2" office:value-type="string">
            <text:p text:style-name="P1389">Not null , unsigned</text:p>
            <text:p text:style-name="P1389"/>
            <text:p text:style-name="P467"><text:span text:style-name="T1300">foreign key → </text:span><text:span text:style-name="T1301">languages</text:span><text:span text:style-name="T1300">(id)</text:span></text:p>
            <text:p text:style-name="P1393"/>
            <text:p text:style-name="P1394">On Delete → (cascade)</text:p>
            <text:p text:style-name="P1394">On Update → (cascade)</text:p>
          </table:table-cell>
          <table:table-cell table:style-name="Table89.D2" office:value-type="string">
            <text:p text:style-name="P416"/>
          </table:table-cell>
        </table:table-row>
      </table:table>
      <text:p text:style-name="P395"/>
      <text:list xml:id="list640291168" text:style-name="L101">
        <text:list-item>
          <text:list>
            <text:list-item>
              <text:p text:style-name="P2147">ارتباط ها :‌</text:p>
            </text:list-item>
          </text:list>
        </text:list-item>
      </text:list>
      <text:p text:style-name="P277"/>
      <text:list xml:id="list141514789106873" text:continue-numbering="true" text:style-name="L101">
        <text:list-item>
          <text:list>
            <text:list-item>
              <text:list>
                <text:list-item>
                  <text:p text:style-name="P2124">article_series : </text:p>
                  <text:list>
                    <text:list-item>
                      <text:p text:style-name="P2124">نوع :‌1 به n </text:p>
                    </text:list-item>
                    <text:list-item>
                      <text:p text:style-name="P2124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41514745532166" text:continue-numbering="true" text:style-name="L101">
        <text:list-item>
          <text:list>
            <text:list-item>
              <text:list>
                <text:list-item>
                  <text:p text:style-name="P2148">languages : </text:p>
                  <text:list>
                    <text:list-item>
                      <text:p text:style-name="P2148">نوع :‌<text:span text:style-name="T1299">1 به n </text:span></text:p>
                    </text:list-item>
                    <text:list-item>
                      <text:p text:style-name="P2149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41513502188839" text:continue-numbering="true" text:style-name="L101">
        <text:list-item>
          <text:list>
            <text:list-item>
              <text:list>
                <text:list-item>
                  <text:p text:style-name="P2140">article_serie_topics : </text:p>
                  <text:list>
                    <text:list-item>
                      <text:p text:style-name="P2140">نوع :‌<text:span text:style-name="T1319">1 به n </text:span></text:p>
                    </text:list-item>
                    <text:list-item>
                      <text:p text:style-name="P2140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7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8"/>
      <text:list xml:id="list141514991286729" text:continue-numbering="true" text:style-name="L101">
        <text:list-item>
          <text:list>
            <text:list-item>
              <text:p text:style-name="P2150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026372829696">
          <table:table-cell table:style-name="Table90.A1" office:value-type="string">
            <text:p text:style-name="P471">Name</text:p>
          </table:table-cell>
          <table:table-cell table:style-name="Table90.A1" office:value-type="string">
            <text:p text:style-name="P471">Data Type</text:p>
          </table:table-cell>
          <table:table-cell table:style-name="Table90.A1" office:value-type="string">
            <text:p text:style-name="P471">Attributes</text:p>
          </table:table-cell>
          <table:table-cell table:style-name="Table90.D1" office:value-type="string">
            <text:p text:style-name="P471">Comment</text:p>
          </table:table-cell>
        </table:table-row>
        <table:table-row table:style-name="TableLine94026372890960">
          <table:table-cell table:style-name="Table90.A2" office:value-type="string">
            <text:p text:style-name="P1264">id</text:p>
          </table:table-cell>
          <table:table-cell table:style-name="Table90.A2" office:value-type="string">
            <text:p text:style-name="P1265">Big int</text:p>
          </table:table-cell>
          <table:table-cell table:style-name="Table90.A2" office:value-type="string">
            <text:p text:style-name="P1091">Unsigned , not null , index , unique , primary key , auto increment</text:p>
          </table:table-cell>
          <table:table-cell table:style-name="Table90.D2" office:value-type="string">
            <text:p text:style-name="P416"/>
          </table:table-cell>
        </table:table-row>
        <table:table-row table:style-name="TableLine94026372893264">
          <table:table-cell table:style-name="Table90.A2" office:value-type="string">
            <text:p text:style-name="P1390">article_serie_id</text:p>
          </table:table-cell>
          <table:table-cell table:style-name="Table90.A2" office:value-type="string">
            <text:p text:style-name="P1391">Big int</text:p>
          </table:table-cell>
          <table:table-cell table:style-name="Table90.A2" office:value-type="string">
            <text:p text:style-name="P1398">Unsigned , <text:span text:style-name="T1307">not null </text:span></text:p>
            <text:p text:style-name="P1399">foreign key → article_series(id)</text:p>
            <text:p text:style-name="P1399"/>
            <text:p text:style-name="P1399">On Delete → (cascade)</text:p>
            <text:p text:style-name="P1399">On Update → (cascade)</text:p>
          </table:table-cell>
          <table:table-cell table:style-name="Table90.D2" office:value-type="string">
            <text:p text:style-name="P416"/>
          </table:table-cell>
        </table:table-row>
        <table:table-row table:style-name="TableLine94026372894176">
          <table:table-cell table:style-name="Table90.A2" office:value-type="string">
            <text:p text:style-name="P1423">article_serie_</text:p>
            <text:p text:style-name="P1423">topic_id</text:p>
          </table:table-cell>
          <table:table-cell table:style-name="Table90.A2" office:value-type="string">
            <text:p text:style-name="P1424">Big int</text:p>
          </table:table-cell>
          <table:table-cell table:style-name="Table90.A2" office:value-type="string">
            <text:p text:style-name="P1424">Unsigned , nullable , </text:p>
            <text:p text:style-name="P1424">foreign key → </text:p>
            <text:p text:style-name="P1424">article_serie_topics(id)</text:p>
            <text:p text:style-name="P1424"/>
            <text:p text:style-name="P1425">On Delete → (set null)</text:p>
            <text:p text:style-name="P1425">On Update → (cascade)</text:p>
          </table:table-cell>
          <table:table-cell table:style-name="Table90.D2" office:value-type="string">
            <text:p text:style-name="P416"/>
          </table:table-cell>
        </table:table-row>
        <table:table-row table:style-name="TableLine94026372895136">
          <table:table-cell table:style-name="Table90.A2" office:value-type="string">
            <text:p text:style-name="P1390">article_id</text:p>
          </table:table-cell>
          <table:table-cell table:style-name="Table90.A2" office:value-type="string">
            <text:p text:style-name="P1391">Big int</text:p>
          </table:table-cell>
          <table:table-cell table:style-name="Table90.A2" office:value-type="string">
            <text:p text:style-name="P1396">Unsigned , <text:span text:style-name="T1305">not null , unique</text:span></text:p>
            <text:p text:style-name="P1397">foreign key → articles(id)</text:p>
            <text:p text:style-name="P1397"/>
            <text:p text:style-name="P1397">On Delete → (cascade)</text:p>
            <text:p text:style-name="P1397">On Update → (cascade)</text:p>
          </table:table-cell>
          <table:table-cell table:style-name="Table90.D2" office:value-type="string">
            <text:p text:style-name="P416"/>
          </table:table-cell>
        </table:table-row>
        <table:table-row table:style-name="TableLine94026372896560">
          <table:table-cell table:style-name="Table90.A2" office:value-type="string">
            <text:p text:style-name="P1390">sort</text:p>
          </table:table-cell>
          <table:table-cell table:style-name="Table90.A2" office:value-type="string">
            <text:p text:style-name="P1395">Big int</text:p>
          </table:table-cell>
          <table:table-cell table:style-name="Table90.A2" office:value-type="string">
            <text:p text:style-name="P1395">Unsigned , nullable</text:p>
          </table:table-cell>
          <table:table-cell table:style-name="Table90.D2" office:value-type="string">
            <text:p text:style-name="P416"/>
          </table:table-cell>
        </table:table-row>
      </table:table>
      <text:p text:style-name="P396"/>
      <text:list xml:id="list141514680244150" text:continue-list="list141514192847279" text:style-name="L95">
        <text:list-item>
          <text:list>
            <text:list-item>
              <text:p text:style-name="P2151">ارتباط ها : </text:p>
              <text:list>
                <text:list-item>
                  <text:p text:style-name="P2151">article_series : </text:p>
                  <text:list>
                    <text:list-item>
                      <text:p text:style-name="P2103">نوع : <text:span text:style-name="T1306">1 به n </text:span></text:p>
                    </text:list-item>
                    <text:list-item>
                      <text:p text:style-name="P2103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41515302298178" text:continue-numbering="true" text:style-name="L95">
        <text:list-item>
          <text:list>
            <text:list-item>
              <text:list>
                <text:list-item>
                  <text:p text:style-name="P2151">articles : </text:p>
                  <text:list>
                    <text:list-item>
                      <text:p text:style-name="P2104">نوع : <text:span text:style-name="T1302">1 به 1</text:span></text:p>
                    </text:list-item>
                    <text:list-item>
                      <text:p text:style-name="P1559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09">(زیرا هر article میتواند متعلق به یک serie باشد !!)</text:p>
                      <text:p text:style-name="P2110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><text:soft-page-break/></text:p>
      <text:list xml:id="list141515051693666" text:continue-numbering="true" text:style-name="L95">
        <text:list-item>
          <text:list>
            <text:list-item>
              <text:list>
                <text:list-item>
                  <text:p text:style-name="P1560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43">نوع :‌<text:span text:style-name="T1322">1 به n </text:span></text:p>
                    </text:list-item>
                    <text:list-item>
                      <text:p text:style-name="P2143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2" meta:image-count="0" meta:object-count="0" meta:page-count="139" meta:paragraph-count="3676" meta:word-count="21075" meta:character-count="101725" meta:non-whitespace-character-count="84067"/>
  </office:meta>
</office:document-meta>
</file>